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9.75pt" style:use-optimal-row-height="false" fo:break-before="auto"/>
    </style:style>
    <style:style style:name="ro7" style:family="table-row">
      <style:table-row-properties style:row-height="100.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900.0000953674316" table:style-name="ce9">
            <text:p>4.900</text:p>
          </table:table-cell>
          <table:table-cell office:value-type="float" office:value="4476.6400871276855" table:style-name="ce9">
            <text:p>4.477</text:p>
          </table:table-cell>
          <table:table-cell office:value-type="float" office:value="3686.7600717544556" table:style-name="ce9">
            <text:p>3.687</text:p>
          </table:table-cell>
          <table:table-cell office:value-type="float" office:value="2108.9600410461426" table:style-name="ce9">
            <text:p>2.109</text:p>
          </table:table-cell>
          <table:table-cell office:value-type="float" office:value="680.12001323699951" table:style-name="ce9">
            <text:p>68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927.08001804351807" table:style-name="ce9">
            <text:p>927</text:p>
          </table:table-cell>
          <table:table-cell office:value-type="float" office:value="791.84001541137695" table:style-name="ce9">
            <text:p>792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215.60000419616699" table:style-name="ce9">
            <text:p>21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27.20001220703125" table:style-name="ce9">
            <text:p>627</text:p>
          </table:table-cell>
          <table:table-cell office:value-type="float" office:value="658.56001281738281" table:style-name="ce9">
            <text:p>659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145.04000282287598" table:style-name="ce9">
            <text:p>1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87.2000503540039" table:style-name="ce9">
            <text:p>2.587</text:p>
          </table:table-cell>
          <table:table-cell office:value-type="float" office:value="2477.4400482177734" table:style-name="ce9">
            <text:p>2.477</text:p>
          </table:table-cell>
          <table:table-cell office:value-type="float" office:value="1681.6800327301025" table:style-name="ce9">
            <text:p>1.682</text:p>
          </table:table-cell>
          <table:table-cell office:value-type="float" office:value="789.88001537322998" table:style-name="ce9">
            <text:p>790</text:p>
          </table:table-cell>
          <table:table-cell office:value-type="float" office:value="501.760009765625" table:style-name="ce9">
            <text:p>50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73.0400714874268" table:style-name="ce9">
            <text:p>3.673</text:p>
          </table:table-cell>
          <table:table-cell office:value-type="float" office:value="3359.4400653839111" table:style-name="ce9">
            <text:p>3.359</text:p>
          </table:table-cell>
          <table:table-cell office:value-type="float" office:value="2957.6400575637817" table:style-name="ce9">
            <text:p>2.958</text:p>
          </table:table-cell>
          <table:table-cell office:value-type="float" office:value="1803.2000350952148" table:style-name="ce9">
            <text:p>1.803</text:p>
          </table:table-cell>
          <table:table-cell office:value-type="float" office:value="339.08000659942627" table:style-name="ce9">
            <text:p>3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03.2000350952148" table:style-name="ce9">
            <text:p>1.803</text:p>
          </table:table-cell>
          <table:table-cell office:value-type="float" office:value="1146.600022315979" table:style-name="ce9">
            <text:p>1.147</text:p>
          </table:table-cell>
          <table:table-cell office:value-type="float" office:value="1095.6400213241577" table:style-name="ce9">
            <text:p>1.096</text:p>
          </table:table-cell>
          <table:table-cell office:value-type="float" office:value="682.08001327514648" table:style-name="ce9">
            <text:p>682</text:p>
          </table:table-cell>
          <table:table-cell office:value-type="float" office:value="166.60000324249268" table:style-name="ce9">
            <text:p>16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65.720046043396" table:style-name="ce9">
            <text:p>2.366</text:p>
          </table:table-cell>
          <table:table-cell office:value-type="float" office:value="3618.1600704193115" table:style-name="ce9">
            <text:p>3.618</text:p>
          </table:table-cell>
          <table:table-cell office:value-type="float" office:value="2749.8800535202026" table:style-name="ce9">
            <text:p>2.750</text:p>
          </table:table-cell>
          <table:table-cell office:value-type="float" office:value="1179.9200229644775" table:style-name="ce9">
            <text:p>1.180</text:p>
          </table:table-cell>
          <table:table-cell office:value-type="float" office:value="196.00000381469727" table:style-name="ce9">
            <text:p>1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99.2800350189209" table:style-name="ce9">
            <text:p>1.799</text:p>
          </table:table-cell>
          <table:table-cell office:value-type="float" office:value="1564.0800304412842" table:style-name="ce9">
            <text:p>1.564</text:p>
          </table:table-cell>
          <table:table-cell office:value-type="float" office:value="2346.1200456619263" table:style-name="ce9">
            <text:p>2.346</text:p>
          </table:table-cell>
          <table:table-cell office:value-type="float" office:value="1176.0000228881836" table:style-name="ce9">
            <text:p>1.176</text:p>
          </table:table-cell>
          <table:table-cell office:value-type="float" office:value="580.16001129150391" table:style-name="ce9">
            <text:p>5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904.7200565338135" table:style-name="ce9">
            <text:p>2.905</text:p>
          </table:table-cell>
          <table:table-cell office:value-type="float" office:value="3835.7200746536255" table:style-name="ce9">
            <text:p>3.836</text:p>
          </table:table-cell>
          <table:table-cell office:value-type="float" office:value="3465.2800674438477" table:style-name="ce9">
            <text:p>3.465</text:p>
          </table:table-cell>
          <table:table-cell office:value-type="float" office:value="1632.6800317764282" table:style-name="ce9">
            <text:p>1.633</text:p>
          </table:table-cell>
          <table:table-cell office:value-type="float" office:value="613.48001194000244" table:style-name="ce9">
            <text:p>61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094.4400796890259" table:style-name="ce9">
            <text:p>4.094</text:p>
          </table:table-cell>
          <table:table-cell office:value-type="float" office:value="2506.840048789978" table:style-name="ce9">
            <text:p>2.507</text:p>
          </table:table-cell>
          <table:table-cell office:value-type="float" office:value="1581.7200307846069" table:style-name="ce9">
            <text:p>1.582</text:p>
          </table:table-cell>
          <table:table-cell office:value-type="float" office:value="1401.4000272750854" table:style-name="ce9">
            <text:p>1.401</text:p>
          </table:table-cell>
          <table:table-cell office:value-type="float" office:value="299.88000583648682" table:style-name="ce9">
            <text:p>3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O TOTAL D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952.9200963973999" table:style-name="ce9">
            <text:p>4.953</text:p>
          </table:table-cell>
          <table:table-cell office:value-type="float" office:value="4719.6800918579102" table:style-name="ce9">
            <text:p>4.720</text:p>
          </table:table-cell>
          <table:table-cell office:value-type="float" office:value="2712.6400527954102" table:style-name="ce9">
            <text:p>2.713</text:p>
          </table:table-cell>
          <table:table-cell office:value-type="float" office:value="2836.1200551986694" table:style-name="ce9">
            <text:p>2.83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7.08001804351807" table:style-name="ce9">
            <text:p>927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93.88001155853271" table:style-name="ce9">
            <text:p>594</text:p>
          </table:table-cell>
          <table:table-cell office:value-type="float" office:value="397.88000774383545" table:style-name="ce9">
            <text:p>39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15.44001197814941" table:style-name="ce9">
            <text:p>615</text:p>
          </table:table-cell>
          <table:table-cell office:value-type="float" office:value="670.32001304626465" table:style-name="ce9">
            <text:p>670</text:p>
          </table:table-cell>
          <table:table-cell office:value-type="float" office:value="358.680006980896" table:style-name="ce9">
            <text:p>359</text:p>
          </table:table-cell>
          <table:table-cell office:value-type="float" office:value="284.20000553131104" table:style-name="ce9">
            <text:p>28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28.2800550460815" table:style-name="ce9">
            <text:p>2.828</text:p>
          </table:table-cell>
          <table:table-cell office:value-type="float" office:value="2348.0800457000732" table:style-name="ce9">
            <text:p>2.348</text:p>
          </table:table-cell>
          <table:table-cell office:value-type="float" office:value="1260.2800245285034" table:style-name="ce9">
            <text:p>1.260</text:p>
          </table:table-cell>
          <table:table-cell office:value-type="float" office:value="1066.2400207519531" table:style-name="ce9">
            <text:p>1.06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16.2000703811646" table:style-name="ce9">
            <text:p>3.616</text:p>
          </table:table-cell>
          <table:table-cell office:value-type="float" office:value="3765.1600732803345" table:style-name="ce9">
            <text:p>3.765</text:p>
          </table:table-cell>
          <table:table-cell office:value-type="float" office:value="1912.9600372314453" table:style-name="ce9">
            <text:p>1.913</text:p>
          </table:table-cell>
          <table:table-cell office:value-type="float" office:value="2446.0800476074219" table:style-name="ce9">
            <text:p>2.44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87.6400289535522" table:style-name="ce9">
            <text:p>1.488</text:p>
          </table:table-cell>
          <table:table-cell office:value-type="float" office:value="1321.0400257110596" table:style-name="ce9">
            <text:p>1.321</text:p>
          </table:table-cell>
          <table:table-cell office:value-type="float" office:value="1275.9600248336792" table:style-name="ce9">
            <text:p>1.276</text:p>
          </table:table-cell>
          <table:table-cell office:value-type="float" office:value="831.04001617431641" table:style-name="ce9">
            <text:p>831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91.0000562667847" table:style-name="ce9">
            <text:p>2.891</text:p>
          </table:table-cell>
          <table:table-cell office:value-type="float" office:value="3482.9200677871704" table:style-name="ce9">
            <text:p>3.483</text:p>
          </table:table-cell>
          <table:table-cell office:value-type="float" office:value="2007.0400390625" table:style-name="ce9">
            <text:p>2.007</text:p>
          </table:table-cell>
          <table:table-cell office:value-type="float" office:value="1844.3600358963013" table:style-name="ce9">
            <text:p>1.84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46.600022315979" table:style-name="ce9">
            <text:p>1.147</text:p>
          </table:table-cell>
          <table:table-cell office:value-type="float" office:value="2408.8400468826294" table:style-name="ce9">
            <text:p>2.409</text:p>
          </table:table-cell>
          <table:table-cell office:value-type="float" office:value="1744.4000339508057" table:style-name="ce9">
            <text:p>1.744</text:p>
          </table:table-cell>
          <table:table-cell office:value-type="float" office:value="1636.6000318527222" table:style-name="ce9">
            <text:p>1.63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061.5200595855713" table:style-name="ce9">
            <text:p>3.062</text:p>
          </table:table-cell>
          <table:table-cell office:value-type="float" office:value="4074.8400793075562" table:style-name="ce9">
            <text:p>4.075</text:p>
          </table:table-cell>
          <table:table-cell office:value-type="float" office:value="2571.5200500488281" table:style-name="ce9">
            <text:p>2.572</text:p>
          </table:table-cell>
          <table:table-cell office:value-type="float" office:value="2379.4400463104248" table:style-name="ce9">
            <text:p>2.379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014.080078125" table:style-name="ce9">
            <text:p>4.014</text:p>
          </table:table-cell>
          <table:table-cell office:value-type="float" office:value="2714.6000528335571" table:style-name="ce9">
            <text:p>2.715</text:p>
          </table:table-cell>
          <table:table-cell office:value-type="float" office:value="1079.9600210189819" table:style-name="ce9">
            <text:p>1.080</text:p>
          </table:table-cell>
          <table:table-cell office:value-type="float" office:value="1728.7200336456299" table:style-name="ce9">
            <text:p>1.729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O TOTAL D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721.2401113510132" table:style-name="ce9">
            <text:p>5.721</text:p>
          </table:table-cell>
          <table:table-cell office:value-type="float" office:value="3669.1200714111328" table:style-name="ce9">
            <text:p>3.6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887.88001728057861" table:style-name="ce9">
            <text:p>8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60.48001480102539" table:style-name="ce9">
            <text:p>760</text:p>
          </table:table-cell>
          <table:table-cell office:value-type="float" office:value="295.96000576019287" table:style-name="ce9">
            <text:p>2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06.6000604629517" table:style-name="ce9">
            <text:p>3.107</text:p>
          </table:table-cell>
          <table:table-cell office:value-type="float" office:value="1256.3600244522095" table:style-name="ce9">
            <text:p>1.2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306.1200838088989" table:style-name="ce9">
            <text:p>4.306</text:p>
          </table:table-cell>
          <table:table-cell office:value-type="float" office:value="3096.8000602722168" table:style-name="ce9">
            <text:p>3.0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22.8000354766846" table:style-name="ce9">
            <text:p>1.823</text:p>
          </table:table-cell>
          <table:table-cell office:value-type="float" office:value="1191.6800231933594" table:style-name="ce9">
            <text:p>1.1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31.440092086792" table:style-name="ce9">
            <text:p>4.731</text:p>
          </table:table-cell>
          <table:table-cell office:value-type="float" office:value="1426.8800277709961" table:style-name="ce9">
            <text:p>1.4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34.0800590515137" table:style-name="ce9">
            <text:p>3.034</text:p>
          </table:table-cell>
          <table:table-cell office:value-type="float" office:value="1473.9200286865234" table:style-name="ce9">
            <text:p>1.4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25.4400978088379" table:style-name="ce9">
            <text:p>5.025</text:p>
          </table:table-cell>
          <table:table-cell office:value-type="float" office:value="2024.6800394058228" table:style-name="ce9">
            <text:p>2.0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092.4800796508789" table:style-name="ce9">
            <text:p>4.092</text:p>
          </table:table-cell>
          <table:table-cell office:value-type="float" office:value="3128.1600608825684" table:style-name="ce9">
            <text:p>3.1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0">
            <text:p>MARGEM DE ERRO PARA O TOTAL D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2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6" table:number-rows-spanned="1" table:style-name="ce13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868.6400947570801" table:style-name="ce9">
            <text:p>4.869</text:p>
          </table:table-cell>
          <table:table-cell office:value-type="float" office:value="2532.3200492858887" table:style-name="ce9">
            <text:p>2.532</text:p>
          </table:table-cell>
          <table:table-cell office:value-type="float" office:value="1095.6400213241577" table:style-name="ce9">
            <text:p>1.096</text:p>
          </table:table-cell>
          <table:table-cell office:value-type="float" office:value="329.28000640869141" table:style-name="ce9">
            <text:p>329</text:p>
          </table:table-cell>
          <table:table-cell office:value-type="float" office:value="1056.4400205612183" table:style-name="ce9">
            <text:p>1.056</text:p>
          </table:table-cell>
          <table:table-cell office:value-type="float" office:value="4839.2400941848755" table:style-name="ce9">
            <text:p>4.839</text:p>
          </table:table-cell>
          <table:table-cell office:value-type="float" office:value="4715.7600917816162" table:style-name="ce9">
            <text:p>4.716</text:p>
          </table:table-cell>
          <table:table-cell office:value-type="float" office:value="3559.3600692749023" table:style-name="ce9">
            <text:p>3.559</text:p>
          </table:table-cell>
          <table:table-cell office:value-type="float" office:value="3500.5600681304932" table:style-name="ce9">
            <text:p>3.501</text:p>
          </table:table-cell>
          <table:table-cell office:value-type="float" office:value="2732.2400531768799" table:style-name="ce9">
            <text:p>2.732</text:p>
          </table:table-cell>
          <table:table-cell office:value-type="float" office:value="1583.6800308227539" table:style-name="ce9">
            <text:p>1.584</text:p>
          </table:table-cell>
          <table:table-cell office:value-type="float" office:value="2857.6800556182861" table:style-name="ce9">
            <text:p>2.858</text:p>
          </table:table-cell>
          <table:table-cell office:value-type="float" office:value="2861.6000556945801" table:style-name="ce9">
            <text:p>2.862</text:p>
          </table:table-cell>
          <table:table-cell office:value-type="float" office:value="2614.6400508880615" table:style-name="ce9">
            <text:p>2.615</text:p>
          </table:table-cell>
          <table:table-cell office:value-type="float" office:value="2546.0400495529175" table:style-name="ce9">
            <text:p>2.546</text:p>
          </table:table-cell>
          <table:table-cell office:value-type="float" office:value="1781.6400346755981" table:style-name="ce9">
            <text:p>1.782</text:p>
          </table:table-cell>
          <table:table-cell office:value-type="float" office:value="1140.7200222015381" table:style-name="ce9">
            <text:p>1.141</text:p>
          </table:table-cell>
          <table:table-cell office:value-type="float" office:value="6076.0001182556152" table:style-name="ce9">
            <text:p>6.076</text:p>
          </table:table-cell>
          <table:table-cell office:value-type="float" office:value="2430.4000473022461" table:style-name="ce9">
            <text:p>2.430</text:p>
          </table:table-cell>
          <table:table-cell office:value-type="float" office:value="1873.7600364685059" table:style-name="ce9">
            <text:p>1.874</text:p>
          </table:table-cell>
          <table:table-cell office:value-type="float" office:value="1287.720025062561" table:style-name="ce9">
            <text:p>1.288</text:p>
          </table:table-cell>
          <table:table-cell office:value-type="float" office:value="1187.7600231170654" table:style-name="ce9">
            <text:p>1.188</text:p>
          </table:table-cell>
          <table:table-cell office:value-type="float" office:value="1003.52001953125" table:style-name="ce9">
            <text:p>1.004</text:p>
          </table:table-cell>
          <table:table-cell office:value-type="float" office:value="6530.7201271057129" table:style-name="ce9">
            <text:p>6.53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2.76001834869385" table:style-name="ce9">
            <text:p>943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529.20001029968262" table:style-name="ce9">
            <text:p>529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707.56001377105713" table:style-name="ce9">
            <text:p>708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893.76001739501953" table:style-name="ce9">
            <text:p>894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250.8800048828125" table:style-name="ce9">
            <text:p>251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478.24000930786133" table:style-name="ce9">
            <text:p>478</text:p>
          </table:table-cell>
          <table:table-cell office:value-type="float" office:value="335.16000652313232" table:style-name="ce9">
            <text:p>335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1007.4400196075439" table:style-name="ce9">
            <text:p>1.007</text:p>
          </table:table-cell>
          <table:table-cell office:value-type="float" office:value="201.88000392913818" table:style-name="ce9">
            <text:p>202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245.00000476837158" table:style-name="ce9">
            <text:p>24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1189.7200231552124" table:style-name="ce9">
            <text:p>1.19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4.68001079559326" table:style-name="ce9">
            <text:p>555</text:p>
          </table:table-cell>
          <table:table-cell office:value-type="float" office:value="395.92000770568848" table:style-name="ce9">
            <text:p>396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529.20001029968262" table:style-name="ce9">
            <text:p>529</text:p>
          </table:table-cell>
          <table:table-cell office:value-type="float" office:value="507.64000988006592" table:style-name="ce9">
            <text:p>508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556.64001083374023" table:style-name="ce9">
            <text:p>557</text:p>
          </table:table-cell>
          <table:table-cell office:value-type="float" office:value="331.24000644683838" table:style-name="ce9">
            <text:p>331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460.60000896453857" table:style-name="ce9">
            <text:p>461</text:p>
          </table:table-cell>
          <table:table-cell office:value-type="float" office:value="478.24000930786133" table:style-name="ce9">
            <text:p>478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186.2000036239624" table:style-name="ce9">
            <text:p>186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740.88001441955566" table:style-name="ce9">
            <text:p>741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887.88001728057861" table:style-name="ce9">
            <text:p>888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34.2800493240356" table:style-name="ce9">
            <text:p>2.534</text:p>
          </table:table-cell>
          <table:table-cell office:value-type="float" office:value="1601.3200311660767" table:style-name="ce9">
            <text:p>1.601</text:p>
          </table:table-cell>
          <table:table-cell office:value-type="float" office:value="648.76001262664795" table:style-name="ce9">
            <text:p>649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2352.0000457763672" table:style-name="ce9">
            <text:p>2.352</text:p>
          </table:table-cell>
          <table:table-cell office:value-type="float" office:value="2442.1600475311279" table:style-name="ce9">
            <text:p>2.442</text:p>
          </table:table-cell>
          <table:table-cell office:value-type="float" office:value="2273.6000442504883" table:style-name="ce9">
            <text:p>2.274</text:p>
          </table:table-cell>
          <table:table-cell office:value-type="float" office:value="1236.7600240707397" table:style-name="ce9">
            <text:p>1.237</text:p>
          </table:table-cell>
          <table:table-cell office:value-type="float" office:value="1362.200026512146" table:style-name="ce9">
            <text:p>1.362</text:p>
          </table:table-cell>
          <table:table-cell office:value-type="float" office:value="452.76000881195068" table:style-name="ce9">
            <text:p>453</text:p>
          </table:table-cell>
          <table:table-cell office:value-type="float" office:value="1654.2400321960449" table:style-name="ce9">
            <text:p>1.654</text:p>
          </table:table-cell>
          <table:table-cell office:value-type="float" office:value="1634.6400318145752" table:style-name="ce9">
            <text:p>1.635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1207.3600234985352" table:style-name="ce9">
            <text:p>1.207</text:p>
          </table:table-cell>
          <table:table-cell office:value-type="float" office:value="650.72001266479492" table:style-name="ce9">
            <text:p>651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3120.3200607299805" table:style-name="ce9">
            <text:p>3.120</text:p>
          </table:table-cell>
          <table:table-cell office:value-type="float" office:value="1123.0800218582153" table:style-name="ce9">
            <text:p>1.123</text:p>
          </table:table-cell>
          <table:table-cell office:value-type="float" office:value="627.20001220703125" table:style-name="ce9">
            <text:p>627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486.08000946044922" table:style-name="ce9">
            <text:p>486</text:p>
          </table:table-cell>
          <table:table-cell office:value-type="float" office:value="742.84001445770264" table:style-name="ce9">
            <text:p>743</text:p>
          </table:table-cell>
          <table:table-cell office:value-type="float" office:value="3284.9600639343262" table:style-name="ce9">
            <text:p>3.28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31.9200687408447" table:style-name="ce9">
            <text:p>3.532</text:p>
          </table:table-cell>
          <table:table-cell office:value-type="float" office:value="1748.3200340270996" table:style-name="ce9">
            <text:p>1.748</text:p>
          </table:table-cell>
          <table:table-cell office:value-type="float" office:value="482.16000938415527" table:style-name="ce9">
            <text:p>482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942.76001834869385" table:style-name="ce9">
            <text:p>943</text:p>
          </table:table-cell>
          <table:table-cell office:value-type="float" office:value="3937.6400766372681" table:style-name="ce9">
            <text:p>3.938</text:p>
          </table:table-cell>
          <table:table-cell office:value-type="float" office:value="3665.2000713348389" table:style-name="ce9">
            <text:p>3.665</text:p>
          </table:table-cell>
          <table:table-cell office:value-type="float" office:value="2401.0000467300415" table:style-name="ce9">
            <text:p>2.401</text:p>
          </table:table-cell>
          <table:table-cell office:value-type="float" office:value="3030.1600589752197" table:style-name="ce9">
            <text:p>3.030</text:p>
          </table:table-cell>
          <table:table-cell office:value-type="float" office:value="2185.4000425338745" table:style-name="ce9">
            <text:p>2.185</text:p>
          </table:table-cell>
          <table:table-cell office:value-type="float" office:value="1174.0400228500366" table:style-name="ce9">
            <text:p>1.174</text:p>
          </table:table-cell>
          <table:table-cell office:value-type="float" office:value="1967.8400382995605" table:style-name="ce9">
            <text:p>1.968</text:p>
          </table:table-cell>
          <table:table-cell office:value-type="float" office:value="2042.3200397491455" table:style-name="ce9">
            <text:p>2.042</text:p>
          </table:table-cell>
          <table:table-cell office:value-type="float" office:value="1493.5200290679932" table:style-name="ce9">
            <text:p>1.494</text:p>
          </table:table-cell>
          <table:table-cell office:value-type="float" office:value="2140.3200416564941" table:style-name="ce9">
            <text:p>2.140</text:p>
          </table:table-cell>
          <table:table-cell office:value-type="float" office:value="1581.7200307846069" table:style-name="ce9">
            <text:p>1.582</text:p>
          </table:table-cell>
          <table:table-cell office:value-type="float" office:value="878.08001708984375" table:style-name="ce9">
            <text:p>878</text:p>
          </table:table-cell>
          <table:table-cell office:value-type="float" office:value="4778.4800930023193" table:style-name="ce9">
            <text:p>4.778</text:p>
          </table:table-cell>
          <table:table-cell office:value-type="float" office:value="1850.2400360107422" table:style-name="ce9">
            <text:p>1.850</text:p>
          </table:table-cell>
          <table:table-cell office:value-type="float" office:value="1683.6400327682495" table:style-name="ce9">
            <text:p>1.684</text:p>
          </table:table-cell>
          <table:table-cell office:value-type="float" office:value="1162.2800226211548" table:style-name="ce9">
            <text:p>1.162</text:p>
          </table:table-cell>
          <table:table-cell office:value-type="float" office:value="968.24001884460449" table:style-name="ce9">
            <text:p>968</text:p>
          </table:table-cell>
          <table:table-cell office:value-type="float" office:value="552.72001075744629" table:style-name="ce9">
            <text:p>553</text:p>
          </table:table-cell>
          <table:table-cell office:value-type="float" office:value="5047.0000982284546" table:style-name="ce9">
            <text:p>5.04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99.2400369644165" table:style-name="ce9">
            <text:p>1.899</text:p>
          </table:table-cell>
          <table:table-cell office:value-type="float" office:value="772.24001502990723" table:style-name="ce9">
            <text:p>772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1262.2400245666504" table:style-name="ce9">
            <text:p>1.262</text:p>
          </table:table-cell>
          <table:table-cell office:value-type="float" office:value="1546.4400300979614" table:style-name="ce9">
            <text:p>1.546</text:p>
          </table:table-cell>
          <table:table-cell office:value-type="float" office:value="883.96001720428467" table:style-name="ce9">
            <text:p>884</text:p>
          </table:table-cell>
          <table:table-cell office:value-type="float" office:value="1027.0400199890137" table:style-name="ce9">
            <text:p>1.027</text:p>
          </table:table-cell>
          <table:table-cell office:value-type="float" office:value="811.44001579284668" table:style-name="ce9">
            <text:p>811</text:p>
          </table:table-cell>
          <table:table-cell office:value-type="float" office:value="652.68001270294189" table:style-name="ce9">
            <text:p>653</text:p>
          </table:table-cell>
          <table:table-cell office:value-type="float" office:value="1036.8400201797485" table:style-name="ce9">
            <text:p>1.037</text:p>
          </table:table-cell>
          <table:table-cell office:value-type="float" office:value="1007.4400196075439" table:style-name="ce9">
            <text:p>1.007</text:p>
          </table:table-cell>
          <table:table-cell office:value-type="float" office:value="1419.0400276184082" table:style-name="ce9">
            <text:p>1.419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1667.9600324630737" table:style-name="ce9">
            <text:p>1.668</text:p>
          </table:table-cell>
          <table:table-cell office:value-type="float" office:value="1042.7200202941895" table:style-name="ce9">
            <text:p>1.043</text:p>
          </table:table-cell>
          <table:table-cell office:value-type="float" office:value="472.36000919342041" table:style-name="ce9">
            <text:p>472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286.16000556945801" table:style-name="ce9">
            <text:p>286</text:p>
          </table:table-cell>
          <table:table-cell office:value-type="float" office:value="2040.3600397109985" table:style-name="ce9">
            <text:p>2.040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63.6800498962402" table:style-name="ce9">
            <text:p>2.564</text:p>
          </table:table-cell>
          <table:table-cell office:value-type="float" office:value="1777.7200345993042" table:style-name="ce9">
            <text:p>1.778</text:p>
          </table:table-cell>
          <table:table-cell office:value-type="float" office:value="752.6400146484375" table:style-name="ce9">
            <text:p>753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3994.4800777435303" table:style-name="ce9">
            <text:p>3.994</text:p>
          </table:table-cell>
          <table:table-cell office:value-type="float" office:value="1867.8800363540649" table:style-name="ce9">
            <text:p>1.868</text:p>
          </table:table-cell>
          <table:table-cell office:value-type="float" office:value="2838.0800552368164" table:style-name="ce9">
            <text:p>2.838</text:p>
          </table:table-cell>
          <table:table-cell office:value-type="float" office:value="3143.8400611877441" table:style-name="ce9">
            <text:p>3.144</text:p>
          </table:table-cell>
          <table:table-cell office:value-type="float" office:value="2079.560040473938" table:style-name="ce9">
            <text:p>2.080</text:p>
          </table:table-cell>
          <table:table-cell office:value-type="float" office:value="1097.6000213623047" table:style-name="ce9">
            <text:p>1.098</text:p>
          </table:table-cell>
          <table:table-cell office:value-type="float" office:value="1225.0000238418579" table:style-name="ce9">
            <text:p>1.225</text:p>
          </table:table-cell>
          <table:table-cell office:value-type="float" office:value="1201.4800233840942" table:style-name="ce9">
            <text:p>1.201</text:p>
          </table:table-cell>
          <table:table-cell office:value-type="float" office:value="1811.0400352478027" table:style-name="ce9">
            <text:p>1.811</text:p>
          </table:table-cell>
          <table:table-cell office:value-type="float" office:value="1542.5200300216675" table:style-name="ce9">
            <text:p>1.543</text:p>
          </table:table-cell>
          <table:table-cell office:value-type="float" office:value="1279.8800249099731" table:style-name="ce9">
            <text:p>1.280</text:p>
          </table:table-cell>
          <table:table-cell office:value-type="float" office:value="968.24001884460449" table:style-name="ce9">
            <text:p>968</text:p>
          </table:table-cell>
          <table:table-cell office:value-type="float" office:value="4264.9600830078125" table:style-name="ce9">
            <text:p>4.265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4872.560094833374" table:style-name="ce9">
            <text:p>4.87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297.92000579833984" table:style-name="ce9">
            <text:p>298</text:p>
          </table:table-cell>
          <table:table-cell office:value-type="float" office:value="390.04000759124756" table:style-name="ce9">
            <text:p>390</text:p>
          </table:table-cell>
          <table:table-cell office:value-type="float" office:value="3214.4000625610352" table:style-name="ce9">
            <text:p>3.214</text:p>
          </table:table-cell>
          <table:table-cell office:value-type="float" office:value="776.16001510620117" table:style-name="ce9">
            <text:p>776</text:p>
          </table:table-cell>
          <table:table-cell office:value-type="float" office:value="1146.600022315979" table:style-name="ce9">
            <text:p>1.147</text:p>
          </table:table-cell>
          <table:table-cell office:value-type="float" office:value="1066.2400207519531" table:style-name="ce9">
            <text:p>1.066</text:p>
          </table:table-cell>
          <table:table-cell office:value-type="float" office:value="1517.0400295257568" table:style-name="ce9">
            <text:p>1.517</text:p>
          </table:table-cell>
          <table:table-cell office:value-type="float" office:value="474.32000923156738" table:style-name="ce9">
            <text:p>474</text:p>
          </table:table-cell>
          <table:table-cell office:value-type="float" office:value="2561.7200498580933" table:style-name="ce9">
            <text:p>2.562</text:p>
          </table:table-cell>
          <table:table-cell office:value-type="float" office:value="1121.1200218200684" table:style-name="ce9">
            <text:p>1.121</text:p>
          </table:table-cell>
          <table:table-cell office:value-type="float" office:value="1603.2800312042236" table:style-name="ce9">
            <text:p>1.603</text:p>
          </table:table-cell>
          <table:table-cell office:value-type="float" office:value="1628.7600317001343" table:style-name="ce9">
            <text:p>1.629</text:p>
          </table:table-cell>
          <table:table-cell office:value-type="float" office:value="862.40001678466797" table:style-name="ce9">
            <text:p>862</text:p>
          </table:table-cell>
          <table:table-cell office:value-type="float" office:value="603.68001174926758" table:style-name="ce9">
            <text:p>604</text:p>
          </table:table-cell>
          <table:table-cell office:value-type="float" office:value="2273.6000442504883" table:style-name="ce9">
            <text:p>2.274</text:p>
          </table:table-cell>
          <table:table-cell office:value-type="float" office:value="1540.5600299835205" table:style-name="ce9">
            <text:p>1.541</text:p>
          </table:table-cell>
          <table:table-cell office:value-type="float" office:value="1401.4000272750854" table:style-name="ce9">
            <text:p>1.401</text:p>
          </table:table-cell>
          <table:table-cell office:value-type="float" office:value="1260.2800245285034" table:style-name="ce9">
            <text:p>1.260</text:p>
          </table:table-cell>
          <table:table-cell office:value-type="float" office:value="1085.8400211334229" table:style-name="ce9">
            <text:p>1.086</text:p>
          </table:table-cell>
          <table:table-cell office:value-type="float" office:value="1003.52001953125" table:style-name="ce9">
            <text:p>1.004</text:p>
          </table:table-cell>
          <table:table-cell office:value-type="float" office:value="2187.3600425720215" table:style-name="ce9">
            <text:p>2.18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591.1200504302979" table:style-name="ce9">
            <text:p>2.591</text:p>
          </table:table-cell>
          <table:table-cell office:value-type="float" office:value="1777.7200345993042" table:style-name="ce9">
            <text:p>1.778</text:p>
          </table:table-cell>
          <table:table-cell office:value-type="float" office:value="782.04001522064209" table:style-name="ce9">
            <text:p>782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472.36000919342041" table:style-name="ce9">
            <text:p>472</text:p>
          </table:table-cell>
          <table:table-cell office:value-type="float" office:value="4633.4400901794434" table:style-name="ce9">
            <text:p>4.633</text:p>
          </table:table-cell>
          <table:table-cell office:value-type="float" office:value="2001.1600389480591" table:style-name="ce9">
            <text:p>2.001</text:p>
          </table:table-cell>
          <table:table-cell office:value-type="float" office:value="3039.9600591659546" table:style-name="ce9">
            <text:p>3.040</text:p>
          </table:table-cell>
          <table:table-cell office:value-type="float" office:value="3284.9600639343262" table:style-name="ce9">
            <text:p>3.285</text:p>
          </table:table-cell>
          <table:table-cell office:value-type="float" office:value="2565.6400499343872" table:style-name="ce9">
            <text:p>2.566</text:p>
          </table:table-cell>
          <table:table-cell office:value-type="float" office:value="1191.6800231933594" table:style-name="ce9">
            <text:p>1.192</text:p>
          </table:table-cell>
          <table:table-cell office:value-type="float" office:value="2751.8400535583496" table:style-name="ce9">
            <text:p>2.752</text:p>
          </table:table-cell>
          <table:table-cell office:value-type="float" office:value="1628.7600317001343" table:style-name="ce9">
            <text:p>1.629</text:p>
          </table:table-cell>
          <table:table-cell office:value-type="float" office:value="2369.6400461196899" table:style-name="ce9">
            <text:p>2.370</text:p>
          </table:table-cell>
          <table:table-cell office:value-type="float" office:value="2212.8400430679321" table:style-name="ce9">
            <text:p>2.213</text:p>
          </table:table-cell>
          <table:table-cell office:value-type="float" office:value="1520.9600296020508" table:style-name="ce9">
            <text:p>1.521</text:p>
          </table:table-cell>
          <table:table-cell office:value-type="float" office:value="1138.7600221633911" table:style-name="ce9">
            <text:p>1.139</text:p>
          </table:table-cell>
          <table:table-cell office:value-type="float" office:value="4680.4800910949707" table:style-name="ce9">
            <text:p>4.680</text:p>
          </table:table-cell>
          <table:table-cell office:value-type="float" office:value="1544.4800300598145" table:style-name="ce9">
            <text:p>1.544</text:p>
          </table:table-cell>
          <table:table-cell office:value-type="float" office:value="1401.4000272750854" table:style-name="ce9">
            <text:p>1.401</text:p>
          </table:table-cell>
          <table:table-cell office:value-type="float" office:value="1260.2800245285034" table:style-name="ce9">
            <text:p>1.260</text:p>
          </table:table-cell>
          <table:table-cell office:value-type="float" office:value="1087.8000211715698" table:style-name="ce9">
            <text:p>1.088</text:p>
          </table:table-cell>
          <table:table-cell office:value-type="float" office:value="1003.52001953125" table:style-name="ce9">
            <text:p>1.004</text:p>
          </table:table-cell>
          <table:table-cell office:value-type="float" office:value="5182.2401008605957" table:style-name="ce9">
            <text:p>5.182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312.0000839233398" table:style-name="ce9">
            <text:p>4.312</text:p>
          </table:table-cell>
          <table:table-cell office:value-type="float" office:value="1826.7200355529785" table:style-name="ce9">
            <text:p>1.827</text:p>
          </table:table-cell>
          <table:table-cell office:value-type="float" office:value="768.32001495361328" table:style-name="ce9">
            <text:p>768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946.68001842498779" table:style-name="ce9">
            <text:p>947</text:p>
          </table:table-cell>
          <table:table-cell office:value-type="float" office:value="1936.480037689209" table:style-name="ce9">
            <text:p>1.936</text:p>
          </table:table-cell>
          <table:table-cell office:value-type="float" office:value="4343.3600845336914" table:style-name="ce9">
            <text:p>4.343</text:p>
          </table:table-cell>
          <table:table-cell office:value-type="float" office:value="1969.8000383377075" table:style-name="ce9">
            <text:p>1.970</text:p>
          </table:table-cell>
          <table:table-cell office:value-type="float" office:value="1262.2400245666504" table:style-name="ce9">
            <text:p>1.262</text:p>
          </table:table-cell>
          <table:table-cell office:value-type="float" office:value="989.80001926422119" table:style-name="ce9">
            <text:p>990</text:p>
          </table:table-cell>
          <table:table-cell office:value-type="float" office:value="1054.4800205230713" table:style-name="ce9">
            <text:p>1.054</text:p>
          </table:table-cell>
          <table:table-cell office:value-type="float" office:value="907.48001766204834" table:style-name="ce9">
            <text:p>907</text:p>
          </table:table-cell>
          <table:table-cell office:value-type="float" office:value="2420.6000471115112" table:style-name="ce9">
            <text:p>2.421</text:p>
          </table:table-cell>
          <table:table-cell office:value-type="float" office:value="1295.5600252151489" table:style-name="ce9">
            <text:p>1.296</text:p>
          </table:table-cell>
          <table:table-cell office:value-type="float" office:value="1366.1200265884399" table:style-name="ce9">
            <text:p>1.366</text:p>
          </table:table-cell>
          <table:table-cell office:value-type="float" office:value="944.72001838684082" table:style-name="ce9">
            <text:p>945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4180.6800813674927" table:style-name="ce9">
            <text:p>4.181</text:p>
          </table:table-cell>
          <table:table-cell office:value-type="float" office:value="1924.7200374603271" table:style-name="ce9">
            <text:p>1.925</text:p>
          </table:table-cell>
          <table:table-cell office:value-type="float" office:value="1336.7200260162354" table:style-name="ce9">
            <text:p>1.337</text:p>
          </table:table-cell>
          <table:table-cell office:value-type="float" office:value="307.72000598907471" table:style-name="ce9">
            <text:p>308</text:p>
          </table:table-cell>
          <table:table-cell office:value-type="float" office:value="484.12000942230225" table:style-name="ce9">
            <text:p>484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4621.6800899505615" table:style-name="ce9">
            <text:p>4.622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MARGEM DE ERRO PARA O TOTAL D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188.1201009750366" table:style-name="ce9">
            <text:p>5.188</text:p>
          </table:table-cell>
          <table:table-cell office:value-type="float" office:value="1838.4800357818604" table:style-name="ce9">
            <text:p>1.838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999.60001945495605" table:style-name="ce9">
            <text:p>1.000</text:p>
          </table:table-cell>
          <table:table-cell office:value-type="float" office:value="4839.2400941848755" table:style-name="ce9">
            <text:p>4.839</text:p>
          </table:table-cell>
          <table:table-cell office:value-type="float" office:value="5827.0801134109497" table:style-name="ce9">
            <text:p>5.827</text:p>
          </table:table-cell>
          <table:table-cell office:value-type="float" office:value="3455.4800672531128" table:style-name="ce9">
            <text:p>3.455</text:p>
          </table:table-cell>
          <table:table-cell office:value-type="float" office:value="2406.8800468444824" table:style-name="ce9">
            <text:p>2.407</text:p>
          </table:table-cell>
          <table:table-cell office:value-type="float" office:value="619.36001205444336" table:style-name="ce9">
            <text:p>619</text:p>
          </table:table-cell>
          <table:table-cell office:value-type="float" office:value="2857.6800556182861" table:style-name="ce9">
            <text:p>2.858</text:p>
          </table:table-cell>
          <table:table-cell office:value-type="float" office:value="3036.0400590896606" table:style-name="ce9">
            <text:p>3.036</text:p>
          </table:table-cell>
          <table:table-cell office:value-type="float" office:value="2320.6400451660156" table:style-name="ce9">
            <text:p>2.321</text:p>
          </table:table-cell>
          <table:table-cell office:value-type="float" office:value="2885.1200561523438" table:style-name="ce9">
            <text:p>2.885</text:p>
          </table:table-cell>
          <table:table-cell office:value-type="float" office:value="1464.1200284957886" table:style-name="ce9">
            <text:p>1.464</text:p>
          </table:table-cell>
          <table:table-cell office:value-type="float" office:value="6076.0001182556152" table:style-name="ce9">
            <text:p>6.076</text:p>
          </table:table-cell>
          <table:table-cell office:value-type="float" office:value="1732.6400337219238" table:style-name="ce9">
            <text:p>1.733</text:p>
          </table:table-cell>
          <table:table-cell office:value-type="float" office:value="1507.240029335022" table:style-name="ce9">
            <text:p>1.507</text:p>
          </table:table-cell>
          <table:table-cell office:value-type="float" office:value="2118.7600412368774" table:style-name="ce9">
            <text:p>2.119</text:p>
          </table:table-cell>
          <table:table-cell office:value-type="float" office:value="1903.1600370407104" table:style-name="ce9">
            <text:p>1.903</text:p>
          </table:table-cell>
          <table:table-cell office:value-type="float" office:value="6530.7201271057129" table:style-name="ce9">
            <text:p>6.53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1.20001792907715" table:style-name="ce9">
            <text:p>921</text:p>
          </table:table-cell>
          <table:table-cell office:value-type="float" office:value="513.52000999450684" table:style-name="ce9">
            <text:p>514</text:p>
          </table:table-cell>
          <table:table-cell office:value-type="float" office:value="299.88000583648682" table:style-name="ce9">
            <text:p>300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707.56001377105713" table:style-name="ce9">
            <text:p>708</text:p>
          </table:table-cell>
          <table:table-cell office:value-type="float" office:value="925.12001800537109" table:style-name="ce9">
            <text:p>925</text:p>
          </table:table-cell>
          <table:table-cell office:value-type="float" office:value="672.28001308441162" table:style-name="ce9">
            <text:p>672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597.80001163482666" table:style-name="ce9">
            <text:p>598</text:p>
          </table:table-cell>
          <table:table-cell office:value-type="float" office:value="278.32000541687012" table:style-name="ce9">
            <text:p>278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442.96000862121582" table:style-name="ce9">
            <text:p>443</text:p>
          </table:table-cell>
          <table:table-cell office:value-type="float" office:value="1007.4400196075439" table:style-name="ce9">
            <text:p>1.007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1189.7200231552124" table:style-name="ce9">
            <text:p>1.19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5.7600154876709" table:style-name="ce9">
            <text:p>796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0" table:style-name="ce9">
            <text:p>0</text:p>
          </table:table-cell>
          <table:table-cell office:value-type="float" office:value="529.20001029968262" table:style-name="ce9">
            <text:p>529</text:p>
          </table:table-cell>
          <table:table-cell office:value-type="float" office:value="831.04001617431641" table:style-name="ce9">
            <text:p>831</text:p>
          </table:table-cell>
          <table:table-cell office:value-type="float" office:value="346.92000675201416" table:style-name="ce9">
            <text:p>347</text:p>
          </table:table-cell>
          <table:table-cell office:value-type="float" office:value="319.48000621795654" table:style-name="ce9">
            <text:p>319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472.36000919342041" table:style-name="ce9">
            <text:p>472</text:p>
          </table:table-cell>
          <table:table-cell office:value-type="float" office:value="401.80000782012939" table:style-name="ce9">
            <text:p>402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262.64000511169434" table:style-name="ce9">
            <text:p>263</text:p>
          </table:table-cell>
          <table:table-cell office:value-type="float" office:value="740.88001441955566" table:style-name="ce9">
            <text:p>741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201.88000392913818" table:style-name="ce9">
            <text:p>202</text:p>
          </table:table-cell>
          <table:table-cell office:value-type="float" office:value="887.88001728057861" table:style-name="ce9">
            <text:p>88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77.2800559997559" table:style-name="ce9">
            <text:p>2.877</text:p>
          </table:table-cell>
          <table:table-cell office:value-type="float" office:value="758.52001476287842" table:style-name="ce9">
            <text:p>759</text:p>
          </table:table-cell>
          <table:table-cell office:value-type="float" office:value="0" table:style-name="ce9">
            <text:p>0</text:p>
          </table:table-cell>
          <table:table-cell office:value-type="float" office:value="301.84000587463379" table:style-name="ce9">
            <text:p>302</text:p>
          </table:table-cell>
          <table:table-cell office:value-type="float" office:value="2352.0000457763672" table:style-name="ce9">
            <text:p>2.352</text:p>
          </table:table-cell>
          <table:table-cell office:value-type="float" office:value="2902.7600564956665" table:style-name="ce9">
            <text:p>2.903</text:p>
          </table:table-cell>
          <table:table-cell office:value-type="float" office:value="1699.3200330734253" table:style-name="ce9">
            <text:p>1.699</text:p>
          </table:table-cell>
          <table:table-cell office:value-type="float" office:value="1485.6800289154053" table:style-name="ce9">
            <text:p>1.486</text:p>
          </table:table-cell>
          <table:table-cell office:value-type="float" office:value="401.80000782012939" table:style-name="ce9">
            <text:p>402</text:p>
          </table:table-cell>
          <table:table-cell office:value-type="float" office:value="1654.2400321960449" table:style-name="ce9">
            <text:p>1.654</text:p>
          </table:table-cell>
          <table:table-cell office:value-type="float" office:value="1417.0800275802612" table:style-name="ce9">
            <text:p>1.417</text:p>
          </table:table-cell>
          <table:table-cell office:value-type="float" office:value="1056.4400205612183" table:style-name="ce9">
            <text:p>1.056</text:p>
          </table:table-cell>
          <table:table-cell office:value-type="float" office:value="1454.3200283050537" table:style-name="ce9">
            <text:p>1.454</text:p>
          </table:table-cell>
          <table:table-cell office:value-type="float" office:value="1132.8800220489502" table:style-name="ce9">
            <text:p>1.133</text:p>
          </table:table-cell>
          <table:table-cell office:value-type="float" office:value="3120.3200607299805" table:style-name="ce9">
            <text:p>3.120</text:p>
          </table:table-cell>
          <table:table-cell office:value-type="float" office:value="983.92001914978027" table:style-name="ce9">
            <text:p>984</text:p>
          </table:table-cell>
          <table:table-cell office:value-type="float" office:value="727.16001415252686" table:style-name="ce9">
            <text:p>727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952.56001853942871" table:style-name="ce9">
            <text:p>953</text:p>
          </table:table-cell>
          <table:table-cell office:value-type="float" office:value="3284.9600639343262" table:style-name="ce9">
            <text:p>3.28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10.2800722122192" table:style-name="ce9">
            <text:p>3.710</text:p>
          </table:table-cell>
          <table:table-cell office:value-type="float" office:value="1360.240026473999" table:style-name="ce9">
            <text:p>1.360</text:p>
          </table:table-cell>
          <table:table-cell office:value-type="float" office:value="0" table:style-name="ce9">
            <text:p>0</text:p>
          </table:table-cell>
          <table:table-cell office:value-type="float" office:value="934.92001819610596" table:style-name="ce9">
            <text:p>935</text:p>
          </table:table-cell>
          <table:table-cell office:value-type="float" office:value="3937.6400766372681" table:style-name="ce9">
            <text:p>3.938</text:p>
          </table:table-cell>
          <table:table-cell office:value-type="float" office:value="4606.0000896453857" table:style-name="ce9">
            <text:p>4.606</text:p>
          </table:table-cell>
          <table:table-cell office:value-type="float" office:value="2561.7200498580933" table:style-name="ce9">
            <text:p>2.562</text:p>
          </table:table-cell>
          <table:table-cell office:value-type="float" office:value="1844.3600358963013" table:style-name="ce9">
            <text:p>1.844</text:p>
          </table:table-cell>
          <table:table-cell office:value-type="float" office:value="323.40000629425049" table:style-name="ce9">
            <text:p>323</text:p>
          </table:table-cell>
          <table:table-cell office:value-type="float" office:value="1967.8400382995605" table:style-name="ce9">
            <text:p>1.968</text:p>
          </table:table-cell>
          <table:table-cell office:value-type="float" office:value="2052.1200399398804" table:style-name="ce9">
            <text:p>2.052</text:p>
          </table:table-cell>
          <table:table-cell office:value-type="float" office:value="1852.2000360488892" table:style-name="ce9">
            <text:p>1.852</text:p>
          </table:table-cell>
          <table:table-cell office:value-type="float" office:value="2393.1600465774536" table:style-name="ce9">
            <text:p>2.393</text:p>
          </table:table-cell>
          <table:table-cell office:value-type="float" office:value="762.44001483917236" table:style-name="ce9">
            <text:p>762</text:p>
          </table:table-cell>
          <table:table-cell office:value-type="float" office:value="4778.4800930023193" table:style-name="ce9">
            <text:p>4.778</text:p>
          </table:table-cell>
          <table:table-cell office:value-type="float" office:value="1299.4800252914429" table:style-name="ce9">
            <text:p>1.299</text:p>
          </table:table-cell>
          <table:table-cell office:value-type="float" office:value="1146.600022315979" table:style-name="ce9">
            <text:p>1.147</text:p>
          </table:table-cell>
          <table:table-cell office:value-type="float" office:value="1826.7200355529785" table:style-name="ce9">
            <text:p>1.827</text:p>
          </table:table-cell>
          <table:table-cell office:value-type="float" office:value="1569.9600305557251" table:style-name="ce9">
            <text:p>1.570</text:p>
          </table:table-cell>
          <table:table-cell office:value-type="float" office:value="5047.0000982284546" table:style-name="ce9">
            <text:p>5.04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40.4400358200073" table:style-name="ce9">
            <text:p>1.840</text:p>
          </table:table-cell>
          <table:table-cell office:value-type="float" office:value="825.16001605987549" table:style-name="ce9">
            <text:p>825</text:p>
          </table:table-cell>
          <table:table-cell office:value-type="float" office:value="0" table:style-name="ce9">
            <text:p>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1262.2400245666504" table:style-name="ce9">
            <text:p>1.262</text:p>
          </table:table-cell>
          <table:table-cell office:value-type="float" office:value="1660.1200323104858" table:style-name="ce9">
            <text:p>1.660</text:p>
          </table:table-cell>
          <table:table-cell office:value-type="float" office:value="1383.7600269317627" table:style-name="ce9">
            <text:p>1.384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036.8400201797485" table:style-name="ce9">
            <text:p>1.037</text:p>
          </table:table-cell>
          <table:table-cell office:value-type="float" office:value="1554.2800302505493" table:style-name="ce9">
            <text:p>1.554</text:p>
          </table:table-cell>
          <table:table-cell office:value-type="float" office:value="774.2000150680542" table:style-name="ce9">
            <text:p>774</text:p>
          </table:table-cell>
          <table:table-cell office:value-type="float" office:value="507.64000988006592" table:style-name="ce9">
            <text:p>508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1667.9600324630737" table:style-name="ce9">
            <text:p>1.668</text:p>
          </table:table-cell>
          <table:table-cell office:value-type="float" office:value="499.80000972747803" table:style-name="ce9">
            <text:p>500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299.88000583648682" table:style-name="ce9">
            <text:p>300</text:p>
          </table:table-cell>
          <table:table-cell office:value-type="float" office:value="2040.3600397109985" table:style-name="ce9">
            <text:p>2.04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67.5600519180298" table:style-name="ce9">
            <text:p>2.668</text:p>
          </table:table-cell>
          <table:table-cell office:value-type="float" office:value="1746.3600339889526" table:style-name="ce9">
            <text:p>1.746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3994.4800777435303" table:style-name="ce9">
            <text:p>3.994</text:p>
          </table:table-cell>
          <table:table-cell office:value-type="float" office:value="3565.2400693893433" table:style-name="ce9">
            <text:p>3.565</text:p>
          </table:table-cell>
          <table:table-cell office:value-type="float" office:value="3159.5200614929199" table:style-name="ce9">
            <text:p>3.160</text:p>
          </table:table-cell>
          <table:table-cell office:value-type="float" office:value="1679.7200326919556" table:style-name="ce9">
            <text:p>1.68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225.0000238418579" table:style-name="ce9">
            <text:p>1.225</text:p>
          </table:table-cell>
          <table:table-cell office:value-type="float" office:value="1460.2000284194946" table:style-name="ce9">
            <text:p>1.460</text:p>
          </table:table-cell>
          <table:table-cell office:value-type="float" office:value="1713.0400333404541" table:style-name="ce9">
            <text:p>1.713</text:p>
          </table:table-cell>
          <table:table-cell office:value-type="float" office:value="1791.440034866333" table:style-name="ce9">
            <text:p>1.791</text:p>
          </table:table-cell>
          <table:table-cell office:value-type="float" office:value="1170.1200227737427" table:style-name="ce9">
            <text:p>1.170</text:p>
          </table:table-cell>
          <table:table-cell office:value-type="float" office:value="4264.9600830078125" table:style-name="ce9">
            <text:p>4.265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872.560094833374" table:style-name="ce9">
            <text:p>4.87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01.72001171112061" table:style-name="ce9">
            <text:p>602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0" table:style-name="ce9">
            <text:p>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3214.4000625610352" table:style-name="ce9">
            <text:p>3.214</text:p>
          </table:table-cell>
          <table:table-cell office:value-type="float" office:value="1264.2000246047974" table:style-name="ce9">
            <text:p>1.264</text:p>
          </table:table-cell>
          <table:table-cell office:value-type="float" office:value="1321.0400257110596" table:style-name="ce9">
            <text:p>1.321</text:p>
          </table:table-cell>
          <table:table-cell office:value-type="float" office:value="1440.6000280380249" table:style-name="ce9">
            <text:p>1.441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2561.7200498580933" table:style-name="ce9">
            <text:p>2.562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1399.4400272369385" table:style-name="ce9">
            <text:p>1.399</text:p>
          </table:table-cell>
          <table:table-cell office:value-type="float" office:value="1581.7200307846069" table:style-name="ce9">
            <text:p>1.582</text:p>
          </table:table-cell>
          <table:table-cell office:value-type="float" office:value="654.64001274108887" table:style-name="ce9">
            <text:p>655</text:p>
          </table:table-cell>
          <table:table-cell office:value-type="float" office:value="2273.6000442504883" table:style-name="ce9">
            <text:p>2.274</text:p>
          </table:table-cell>
          <table:table-cell office:value-type="float" office:value="1244.6000242233276" table:style-name="ce9">
            <text:p>1.245</text:p>
          </table:table-cell>
          <table:table-cell office:value-type="float" office:value="1356.3200263977051" table:style-name="ce9">
            <text:p>1.356</text:p>
          </table:table-cell>
          <table:table-cell office:value-type="float" office:value="1456.2800283432007" table:style-name="ce9">
            <text:p>1.456</text:p>
          </table:table-cell>
          <table:table-cell office:value-type="float" office:value="1595.4400310516357" table:style-name="ce9">
            <text:p>1.595</text:p>
          </table:table-cell>
          <table:table-cell office:value-type="float" office:value="2187.3600425720215" table:style-name="ce9">
            <text:p>2.18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718.5200529098511" table:style-name="ce9">
            <text:p>2.719</text:p>
          </table:table-cell>
          <table:table-cell office:value-type="float" office:value="1771.8400344848633" table:style-name="ce9">
            <text:p>1.772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4633.4400901794434" table:style-name="ce9">
            <text:p>4.633</text:p>
          </table:table-cell>
          <table:table-cell office:value-type="float" office:value="3663.2400712966919" table:style-name="ce9">
            <text:p>3.663</text:p>
          </table:table-cell>
          <table:table-cell office:value-type="float" office:value="3379.0400657653809" table:style-name="ce9">
            <text:p>3.379</text:p>
          </table:table-cell>
          <table:table-cell office:value-type="float" office:value="2206.9600429534912" table:style-name="ce9">
            <text:p>2.207</text:p>
          </table:table-cell>
          <table:table-cell office:value-type="float" office:value="507.64000988006592" table:style-name="ce9">
            <text:p>508</text:p>
          </table:table-cell>
          <table:table-cell office:value-type="float" office:value="2751.8400535583496" table:style-name="ce9">
            <text:p>2.752</text:p>
          </table:table-cell>
          <table:table-cell office:value-type="float" office:value="2005.080039024353" table:style-name="ce9">
            <text:p>2.005</text:p>
          </table:table-cell>
          <table:table-cell office:value-type="float" office:value="2165.8000421524048" table:style-name="ce9">
            <text:p>2.166</text:p>
          </table:table-cell>
          <table:table-cell office:value-type="float" office:value="2342.2000455856323" table:style-name="ce9">
            <text:p>2.342</text:p>
          </table:table-cell>
          <table:table-cell office:value-type="float" office:value="1330.8400259017944" table:style-name="ce9">
            <text:p>1.331</text:p>
          </table:table-cell>
          <table:table-cell office:value-type="float" office:value="4680.4800910949707" table:style-name="ce9">
            <text:p>4.680</text:p>
          </table:table-cell>
          <table:table-cell office:value-type="float" office:value="1248.5200242996216" table:style-name="ce9">
            <text:p>1.249</text:p>
          </table:table-cell>
          <table:table-cell office:value-type="float" office:value="1358.2800264358521" table:style-name="ce9">
            <text:p>1.358</text:p>
          </table:table-cell>
          <table:table-cell office:value-type="float" office:value="1456.2800283432007" table:style-name="ce9">
            <text:p>1.456</text:p>
          </table:table-cell>
          <table:table-cell office:value-type="float" office:value="1595.4400310516357" table:style-name="ce9">
            <text:p>1.595</text:p>
          </table:table-cell>
          <table:table-cell office:value-type="float" office:value="5182.2401008605957" table:style-name="ce9">
            <text:p>5.182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668.7200908660889" table:style-name="ce9">
            <text:p>4.669</text:p>
          </table:table-cell>
          <table:table-cell office:value-type="float" office:value="505.68000984191895" table:style-name="ce9">
            <text:p>506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983.92001914978027" table:style-name="ce9">
            <text:p>984</text:p>
          </table:table-cell>
          <table:table-cell office:value-type="float" office:value="1936.480037689209" table:style-name="ce9">
            <text:p>1.936</text:p>
          </table:table-cell>
          <table:table-cell office:value-type="float" office:value="4892.1600952148438" table:style-name="ce9">
            <text:p>4.892</text:p>
          </table:table-cell>
          <table:table-cell office:value-type="float" office:value="842.80001640319824" table:style-name="ce9">
            <text:p>843</text:p>
          </table:table-cell>
          <table:table-cell office:value-type="float" office:value="991.76001930236816" table:style-name="ce9">
            <text:p>992</text:p>
          </table:table-cell>
          <table:table-cell office:value-type="float" office:value="358.680006980896" table:style-name="ce9">
            <text:p>359</text:p>
          </table:table-cell>
          <table:table-cell office:value-type="float" office:value="907.48001766204834" table:style-name="ce9">
            <text:p>907</text:p>
          </table:table-cell>
          <table:table-cell office:value-type="float" office:value="2422.5600471496582" table:style-name="ce9">
            <text:p>2.423</text:p>
          </table:table-cell>
          <table:table-cell office:value-type="float" office:value="897.68001747131348" table:style-name="ce9">
            <text:p>898</text:p>
          </table:table-cell>
          <table:table-cell office:value-type="float" office:value="1795.360034942627" table:style-name="ce9">
            <text:p>1.795</text:p>
          </table:table-cell>
          <table:table-cell office:value-type="float" office:value="633.08001232147217" table:style-name="ce9">
            <text:p>633</text:p>
          </table:table-cell>
          <table:table-cell office:value-type="float" office:value="4180.6800813674927" table:style-name="ce9">
            <text:p>4.181</text:p>
          </table:table-cell>
          <table:table-cell office:value-type="float" office:value="1252.4400243759155" table:style-name="ce9">
            <text:p>1.252</text:p>
          </table:table-cell>
          <table:table-cell office:value-type="float" office:value="686.00001335144043" table:style-name="ce9">
            <text:p>686</text:p>
          </table:table-cell>
          <table:table-cell office:value-type="float" office:value="1591.5200309753418" table:style-name="ce9">
            <text:p>1.592</text:p>
          </table:table-cell>
          <table:table-cell office:value-type="float" office:value="1144.640022277832" table:style-name="ce9">
            <text:p>1.145</text:p>
          </table:table-cell>
          <table:table-cell office:value-type="float" office:value="4621.6800899505615" table:style-name="ce9">
            <text:p>4.622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83.8001203536987" table:style-name="ce9">
            <text:p>6.184</text:p>
          </table:table-cell>
          <table:table-cell office:value-type="float" office:value="6238.680121421814" table:style-name="ce9">
            <text:p>6.239</text:p>
          </table:table-cell>
          <table:table-cell office:value-type="float" office:value="2808.6800546646118" table:style-name="ce9">
            <text:p>2.8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15.2400217056274" table:style-name="ce9">
            <text:p>1.115</text:p>
          </table:table-cell>
          <table:table-cell office:value-type="float" office:value="1125.0400218963623" table:style-name="ce9">
            <text:p>1.125</text:p>
          </table:table-cell>
          <table:table-cell office:value-type="float" office:value="542.92001056671143" table:style-name="ce9">
            <text:p>5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6.16001510620117" table:style-name="ce9">
            <text:p>776</text:p>
          </table:table-cell>
          <table:table-cell office:value-type="float" office:value="795.7600154876709" table:style-name="ce9">
            <text:p>796</text:p>
          </table:table-cell>
          <table:table-cell office:value-type="float" office:value="339.08000659942627" table:style-name="ce9">
            <text:p>3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89.0000581741333" table:style-name="ce9">
            <text:p>2.989</text:p>
          </table:table-cell>
          <table:table-cell office:value-type="float" office:value="3016.4400587081909" table:style-name="ce9">
            <text:p>3.016</text:p>
          </table:table-cell>
          <table:table-cell office:value-type="float" office:value="1652.2800321578979" table:style-name="ce9">
            <text:p>1.6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4884.3200950622559" table:style-name="ce9">
            <text:p>4.884</text:p>
          </table:table-cell>
          <table:table-cell office:value-type="float" office:value="2009.000039100647" table:style-name="ce9">
            <text:p>2.0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3.1200389862061" table:style-name="ce9">
            <text:p>2.003</text:p>
          </table:table-cell>
          <table:table-cell office:value-type="float" office:value="2016.8400392532349" table:style-name="ce9">
            <text:p>2.017</text:p>
          </table:table-cell>
          <table:table-cell office:value-type="float" office:value="844.76001644134521" table:style-name="ce9">
            <text:p>8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70.6000947952271" table:style-name="ce9">
            <text:p>4.871</text:p>
          </table:table-cell>
          <table:table-cell office:value-type="float" office:value="4878.4400949478149" table:style-name="ce9">
            <text:p>4.878</text:p>
          </table:table-cell>
          <table:table-cell office:value-type="float" office:value="2159.9200420379639" table:style-name="ce9">
            <text:p>2.1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08.5200624465942" table:style-name="ce9">
            <text:p>3.209</text:p>
          </table:table-cell>
          <table:table-cell office:value-type="float" office:value="3165.4000616073608" table:style-name="ce9">
            <text:p>3.165</text:p>
          </table:table-cell>
          <table:table-cell office:value-type="float" office:value="2203.0400428771973" table:style-name="ce9">
            <text:p>2.2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41.1200981140137" table:style-name="ce9">
            <text:p>5.041</text:p>
          </table:table-cell>
          <table:table-cell office:value-type="float" office:value="5052.8800983428955" table:style-name="ce9">
            <text:p>5.053</text:p>
          </table:table-cell>
          <table:table-cell office:value-type="float" office:value="2794.960054397583" table:style-name="ce9">
            <text:p>2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64.6400985717773" table:style-name="ce9">
            <text:p>5.065</text:p>
          </table:table-cell>
          <table:table-cell office:value-type="float" office:value="5060.7200984954834" table:style-name="ce9">
            <text:p>5.061</text:p>
          </table:table-cell>
          <table:table-cell office:value-type="float" office:value="366.52000713348389" table:style-name="ce9">
            <text:p>3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D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10">
            <text:p>MARGEM DE ERRO PARA O TOTAL D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2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52.4401197433472" table:style-name="ce9">
            <text:p>6.152</text:p>
          </table:table-cell>
          <table:table-cell office:value-type="float" office:value="515.48001003265381" table:style-name="ce9">
            <text:p>5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3.6800212860107" table:style-name="ce9">
            <text:p>1.094</text:p>
          </table:table-cell>
          <table:table-cell office:value-type="float" office:value="288.12000560760498" table:style-name="ce9">
            <text:p>28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0" table:style-name="ce9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79.2000579833984" table:style-name="ce9">
            <text:p>2.979</text:p>
          </table:table-cell>
          <table:table-cell office:value-type="float" office:value="425.32000827789307" table:style-name="ce9">
            <text:p>42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09.8400936126709" table:style-name="ce9">
            <text:p>4.810</text:p>
          </table:table-cell>
          <table:table-cell office:value-type="float" office:value="0" table:style-name="ce9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3.1200389862061" table:style-name="ce9">
            <text:p>2.003</text:p>
          </table:table-cell>
          <table:table-cell office:value-type="float" office:value="41.160000801086426" table:style-name="ce9">
            <text:p>4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64.7200946807861" table:style-name="ce9">
            <text:p>4.865</text:p>
          </table:table-cell>
          <table:table-cell office:value-type="float" office:value="288.12000560760498" table:style-name="ce9">
            <text:p>28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2.240062713623" table:style-name="ce9">
            <text:p>3.222</text:p>
          </table:table-cell>
          <table:table-cell office:value-type="float" office:value="56.840001106262207" table:style-name="ce9">
            <text:p>5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11.7200975418091" table:style-name="ce9">
            <text:p>5.012</text:p>
          </table:table-cell>
          <table:table-cell office:value-type="float" office:value="294.0000057220459" table:style-name="ce9">
            <text:p>294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68.5600986480713" table:style-name="ce9">
            <text:p>5.069</text:p>
          </table:table-cell>
          <table:table-cell office:value-type="float" office:value="423.36000823974609" table:style-name="ce9">
            <text:p>42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1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0">
            <text:p>MARGEM DE ERRO PARA O TOTAL D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2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062.2801179885864" table:style-name="ce9">
            <text:p>6.062</text:p>
          </table:table-cell>
          <table:table-cell office:value-type="float" office:value="1624.8400316238403" table:style-name="ce9">
            <text:p>1.6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97.5201206207275" table:style-name="ce9">
            <text:p>6.198</text:p>
          </table:table-cell>
          <table:table-cell office:value-type="float" office:value="2436.280047416687" table:style-name="ce9">
            <text:p>2.4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78.6400852203369" table:style-name="ce9">
            <text:p>4.379</text:p>
          </table:table-cell>
          <table:table-cell office:value-type="float" office:value="5789.8401126861572" table:style-name="ce9">
            <text:p>5.7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5.6400213241577" table:style-name="ce9">
            <text:p>1.096</text:p>
          </table:table-cell>
          <table:table-cell office:value-type="float" office:value="292.04000568389893" table:style-name="ce9">
            <text:p>2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8.9600219726563" table:style-name="ce9">
            <text:p>1.129</text:p>
          </table:table-cell>
          <table:table-cell office:value-type="float" office:value="542.92001056671143" table:style-name="ce9">
            <text:p>5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2.16000938415527" table:style-name="ce9">
            <text:p>482</text:p>
          </table:table-cell>
          <table:table-cell office:value-type="float" office:value="1140.7200222015381" table:style-name="ce9">
            <text:p>1.1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8.12001514434814" table:style-name="ce9">
            <text:p>778</text:p>
          </table:table-cell>
          <table:table-cell office:value-type="float" office:value="229.3200044631958" table:style-name="ce9">
            <text:p>2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1.84001541137695" table:style-name="ce9">
            <text:p>792</text:p>
          </table:table-cell>
          <table:table-cell office:value-type="float" office:value="343.00000667572021" table:style-name="ce9">
            <text:p>3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0.56001091003418" table:style-name="ce9">
            <text:p>561</text:p>
          </table:table-cell>
          <table:table-cell office:value-type="float" office:value="727.16001415252686" table:style-name="ce9">
            <text:p>7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00.8400545120239" table:style-name="ce9">
            <text:p>2.801</text:p>
          </table:table-cell>
          <table:table-cell office:value-type="float" office:value="1473.9200286865234" table:style-name="ce9">
            <text:p>1.4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77.2400579452515" table:style-name="ce9">
            <text:p>2.977</text:p>
          </table:table-cell>
          <table:table-cell office:value-type="float" office:value="1820.8400354385376" table:style-name="ce9">
            <text:p>1.8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67.9600324630737" table:style-name="ce9">
            <text:p>1.668</text:p>
          </table:table-cell>
          <table:table-cell office:value-type="float" office:value="3128.1600608825684" table:style-name="ce9">
            <text:p>3.1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02.000093460083" table:style-name="ce9">
            <text:p>4.802</text:p>
          </table:table-cell>
          <table:table-cell office:value-type="float" office:value="566.4400110244751" table:style-name="ce9">
            <text:p>5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82.3600950241089" table:style-name="ce9">
            <text:p>4.882</text:p>
          </table:table-cell>
          <table:table-cell office:value-type="float" office:value="1221.080023765564" table:style-name="ce9">
            <text:p>1.2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24.0400705337524" table:style-name="ce9">
            <text:p>3.624</text:p>
          </table:table-cell>
          <table:table-cell office:value-type="float" office:value="4368.8400850296021" table:style-name="ce9">
            <text:p>4.3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9.000039100647" table:style-name="ce9">
            <text:p>2.009</text:p>
          </table:table-cell>
          <table:table-cell office:value-type="float" office:value="98.000001907348633" table:style-name="ce9">
            <text:p>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48.2400379180908" table:style-name="ce9">
            <text:p>1.948</text:p>
          </table:table-cell>
          <table:table-cell office:value-type="float" office:value="850.64001655578613" table:style-name="ce9">
            <text:p>8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46.400032043457" table:style-name="ce9">
            <text:p>1.646</text:p>
          </table:table-cell>
          <table:table-cell office:value-type="float" office:value="1675.8000326156616" table:style-name="ce9">
            <text:p>1.6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31.4000940322876" table:style-name="ce9">
            <text:p>4.831</text:p>
          </table:table-cell>
          <table:table-cell office:value-type="float" office:value="762.44001483917236" table:style-name="ce9">
            <text:p>7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06.0000896453857" table:style-name="ce9">
            <text:p>4.606</text:p>
          </table:table-cell>
          <table:table-cell office:value-type="float" office:value="2101.1200408935547" table:style-name="ce9">
            <text:p>2.1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10.2800722122192" table:style-name="ce9">
            <text:p>3.710</text:p>
          </table:table-cell>
          <table:table-cell office:value-type="float" office:value="3467.2400674819946" table:style-name="ce9">
            <text:p>3.4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4.20006275177" table:style-name="ce9">
            <text:p>3.224</text:p>
          </table:table-cell>
          <table:table-cell office:value-type="float" office:value="113.68000221252441" table:style-name="ce9">
            <text:p>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65.4000616073608" table:style-name="ce9">
            <text:p>3.165</text:p>
          </table:table-cell>
          <table:table-cell office:value-type="float" office:value="811.44001579284668" table:style-name="ce9">
            <text:p>8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69.8000383377075" table:style-name="ce9">
            <text:p>1.970</text:p>
          </table:table-cell>
          <table:table-cell office:value-type="float" office:value="2842.0000553131104" table:style-name="ce9">
            <text:p>2.8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998.0000972747803" table:style-name="ce9">
            <text:p>4.998</text:p>
          </table:table-cell>
          <table:table-cell office:value-type="float" office:value="770.28001499176025" table:style-name="ce9">
            <text:p>7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09.8000955581665" table:style-name="ce9">
            <text:p>4.910</text:p>
          </table:table-cell>
          <table:table-cell office:value-type="float" office:value="2236.3600435256958" table:style-name="ce9">
            <text:p>2.2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02.3200778961182" table:style-name="ce9">
            <text:p>4.002</text:p>
          </table:table-cell>
          <table:table-cell office:value-type="float" office:value="4149.3200807571411" table:style-name="ce9">
            <text:p>4.1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05.8800954818726" table:style-name="ce9">
            <text:p>4.906</text:p>
          </table:table-cell>
          <table:table-cell office:value-type="float" office:value="1430.80002784729" table:style-name="ce9">
            <text:p>1.4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01.9200973510742" table:style-name="ce9">
            <text:p>5.002</text:p>
          </table:table-cell>
          <table:table-cell office:value-type="float" office:value="1095.6400213241577" table:style-name="ce9">
            <text:p>1.0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69.7200422286987" table:style-name="ce9">
            <text:p>2.170</text:p>
          </table:table-cell>
          <table:table-cell office:value-type="float" office:value="4713.8000917434692" table:style-name="ce9">
            <text:p>4.7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MARGEM DE ERRO PARA O TOTAL D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035.2400979995728" table:style-name="ce9">
            <text:p>5.035</text:p>
          </table:table-cell>
          <table:table-cell office:value-type="float" office:value="3906.2800760269165" table:style-name="ce9">
            <text:p>3.906</text:p>
          </table:table-cell>
          <table:table-cell office:value-type="float" office:value="2424.5200471878052" table:style-name="ce9">
            <text:p>2.425</text:p>
          </table:table-cell>
          <table:table-cell office:value-type="float" office:value="2426.4800472259521" table:style-name="ce9">
            <text:p>2.426</text:p>
          </table:table-cell>
          <table:table-cell office:value-type="float" office:value="1734.6000337600708" table:style-name="ce9">
            <text:p>1.735</text:p>
          </table:table-cell>
          <table:table-cell office:value-type="float" office:value="1963.9200382232666" table:style-name="ce9">
            <text:p>1.964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5903.5201148986816" table:style-name="ce9">
            <text:p>5.904</text:p>
          </table:table-cell>
          <table:table-cell office:value-type="float" office:value="1736.5600337982178" table:style-name="ce9">
            <text:p>1.737</text:p>
          </table:table-cell>
          <table:table-cell office:value-type="float" office:value="3083.080060005188" table:style-name="ce9">
            <text:p>3.083</text:p>
          </table:table-cell>
          <table:table-cell office:value-type="float" office:value="2436.280047416687" table:style-name="ce9">
            <text:p>2.436</text:p>
          </table:table-cell>
          <table:table-cell office:value-type="float" office:value="3418.2400665283203" table:style-name="ce9">
            <text:p>3.418</text:p>
          </table:table-cell>
          <table:table-cell office:value-type="float" office:value="1687.5600328445435" table:style-name="ce9">
            <text:p>1.688</text:p>
          </table:table-cell>
          <table:table-cell office:value-type="float" office:value="2779.2800540924072" table:style-name="ce9">
            <text:p>2.779</text:p>
          </table:table-cell>
          <table:table-cell office:value-type="float" office:value="5789.8401126861572" table:style-name="ce9">
            <text:p>5.79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66.2400207519531" table:style-name="ce9">
            <text:p>1.066</text:p>
          </table:table-cell>
          <table:table-cell office:value-type="float" office:value="593.88001155853271" table:style-name="ce9">
            <text:p>594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1025.0800199508667" table:style-name="ce9">
            <text:p>1.025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1140.7200222015381" table:style-name="ce9">
            <text:p>1.14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11.52001190185547" table:style-name="ce9">
            <text:p>612</text:p>
          </table:table-cell>
          <table:table-cell office:value-type="float" office:value="660.52001285552979" table:style-name="ce9">
            <text:p>661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305.76000595092773" table:style-name="ce9">
            <text:p>306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813.40001583099365" table:style-name="ce9">
            <text:p>813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343.00000667572021" table:style-name="ce9">
            <text:p>343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472.36000919342041" table:style-name="ce9">
            <text:p>472</text:p>
          </table:table-cell>
          <table:table-cell office:value-type="float" office:value="727.16001415252686" table:style-name="ce9">
            <text:p>72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08.6400566101074" table:style-name="ce9">
            <text:p>2.909</text:p>
          </table:table-cell>
          <table:table-cell office:value-type="float" office:value="1577.800030708313" table:style-name="ce9">
            <text:p>1.578</text:p>
          </table:table-cell>
          <table:table-cell office:value-type="float" office:value="940.80001831054688" table:style-name="ce9">
            <text:p>941</text:p>
          </table:table-cell>
          <table:table-cell office:value-type="float" office:value="474.32000923156738" table:style-name="ce9">
            <text:p>474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1473.9200286865234" table:style-name="ce9">
            <text:p>1.474</text:p>
          </table:table-cell>
          <table:table-cell office:value-type="float" office:value="3006.6400585174561" table:style-name="ce9">
            <text:p>3.007</text:p>
          </table:table-cell>
          <table:table-cell office:value-type="float" office:value="664.44001293182373" table:style-name="ce9">
            <text:p>664</text:p>
          </table:table-cell>
          <table:table-cell office:value-type="float" office:value="927.08001804351807" table:style-name="ce9">
            <text:p>927</text:p>
          </table:table-cell>
          <table:table-cell office:value-type="float" office:value="1820.8400354385376" table:style-name="ce9">
            <text:p>1.821</text:p>
          </table:table-cell>
          <table:table-cell office:value-type="float" office:value="1473.9200286865234" table:style-name="ce9">
            <text:p>1.474</text:p>
          </table:table-cell>
          <table:table-cell office:value-type="float" office:value="686.00001335144043" table:style-name="ce9">
            <text:p>686</text:p>
          </table:table-cell>
          <table:table-cell office:value-type="float" office:value="662.48001289367676" table:style-name="ce9">
            <text:p>662</text:p>
          </table:table-cell>
          <table:table-cell office:value-type="float" office:value="3128.1600608825684" table:style-name="ce9">
            <text:p>3.12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73.0000734329224" table:style-name="ce9">
            <text:p>3.773</text:p>
          </table:table-cell>
          <table:table-cell office:value-type="float" office:value="3118.3600606918335" table:style-name="ce9">
            <text:p>3.118</text:p>
          </table:table-cell>
          <table:table-cell office:value-type="float" office:value="2154.0400419235229" table:style-name="ce9">
            <text:p>2.154</text:p>
          </table:table-cell>
          <table:table-cell office:value-type="float" office:value="1989.4000387191772" table:style-name="ce9">
            <text:p>1.989</text:p>
          </table:table-cell>
          <table:table-cell office:value-type="float" office:value="1364.160026550293" table:style-name="ce9">
            <text:p>1.364</text:p>
          </table:table-cell>
          <table:table-cell office:value-type="float" office:value="1832.6000356674194" table:style-name="ce9">
            <text:p>1.833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4525.6400880813599" table:style-name="ce9">
            <text:p>4.526</text:p>
          </table:table-cell>
          <table:table-cell office:value-type="float" office:value="1279.8800249099731" table:style-name="ce9">
            <text:p>1.280</text:p>
          </table:table-cell>
          <table:table-cell office:value-type="float" office:value="2871.4000558853149" table:style-name="ce9">
            <text:p>2.871</text:p>
          </table:table-cell>
          <table:table-cell office:value-type="float" office:value="1221.080023765564" table:style-name="ce9">
            <text:p>1.221</text:p>
          </table:table-cell>
          <table:table-cell office:value-type="float" office:value="2691.0800523757935" table:style-name="ce9">
            <text:p>2.691</text:p>
          </table:table-cell>
          <table:table-cell office:value-type="float" office:value="1346.5200262069702" table:style-name="ce9">
            <text:p>1.347</text:p>
          </table:table-cell>
          <table:table-cell office:value-type="float" office:value="2553.8800497055054" table:style-name="ce9">
            <text:p>2.554</text:p>
          </table:table-cell>
          <table:table-cell office:value-type="float" office:value="4368.8400850296021" table:style-name="ce9">
            <text:p>4.36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72.120020866394" table:style-name="ce9">
            <text:p>1.072</text:p>
          </table:table-cell>
          <table:table-cell office:value-type="float" office:value="1501.3600292205811" table:style-name="ce9">
            <text:p>1.501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1242.6400241851807" table:style-name="ce9">
            <text:p>1.243</text:p>
          </table:table-cell>
          <table:table-cell office:value-type="float" office:value="1013.3200197219849" table:style-name="ce9">
            <text:p>1.013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905.1200370788574" table:style-name="ce9">
            <text:p>1.905</text:p>
          </table:table-cell>
          <table:table-cell office:value-type="float" office:value="929.04001808166504" table:style-name="ce9">
            <text:p>929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850.64001655578613" table:style-name="ce9">
            <text:p>851</text:p>
          </table:table-cell>
          <table:table-cell office:value-type="float" office:value="1405.3200273513794" table:style-name="ce9">
            <text:p>1.405</text:p>
          </table:table-cell>
          <table:table-cell office:value-type="float" office:value="693.84001350402832" table:style-name="ce9">
            <text:p>694</text:p>
          </table:table-cell>
          <table:table-cell office:value-type="float" office:value="709.5200138092041" table:style-name="ce9">
            <text:p>710</text:p>
          </table:table-cell>
          <table:table-cell office:value-type="float" office:value="1675.8000326156616" table:style-name="ce9">
            <text:p>1.67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43.9200572967529" table:style-name="ce9">
            <text:p>2.944</text:p>
          </table:table-cell>
          <table:table-cell office:value-type="float" office:value="3300.640064239502" table:style-name="ce9">
            <text:p>3.301</text:p>
          </table:table-cell>
          <table:table-cell office:value-type="float" office:value="1564.0800304412842" table:style-name="ce9">
            <text:p>1.564</text:p>
          </table:table-cell>
          <table:table-cell office:value-type="float" office:value="1599.3600311279297" table:style-name="ce9">
            <text:p>1.599</text:p>
          </table:table-cell>
          <table:table-cell office:value-type="float" office:value="1275.9600248336792" table:style-name="ce9">
            <text:p>1.276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762.44001483917236" table:style-name="ce9">
            <text:p>762</text:p>
          </table:table-cell>
          <table:table-cell office:value-type="float" office:value="3786.7200736999512" table:style-name="ce9">
            <text:p>3.787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2612.6800508499146" table:style-name="ce9">
            <text:p>2.613</text:p>
          </table:table-cell>
          <table:table-cell office:value-type="float" office:value="2101.1200408935547" table:style-name="ce9">
            <text:p>2.101</text:p>
          </table:table-cell>
          <table:table-cell office:value-type="float" office:value="2642.0800514221191" table:style-name="ce9">
            <text:p>2.642</text:p>
          </table:table-cell>
          <table:table-cell office:value-type="float" office:value="913.36001777648926" table:style-name="ce9">
            <text:p>913</text:p>
          </table:table-cell>
          <table:table-cell office:value-type="float" office:value="2491.1600484848022" table:style-name="ce9">
            <text:p>2.491</text:p>
          </table:table-cell>
          <table:table-cell office:value-type="float" office:value="3467.2400674819946" table:style-name="ce9">
            <text:p>3.46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42.5200300216675" table:style-name="ce9">
            <text:p>1.543</text:p>
          </table:table-cell>
          <table:table-cell office:value-type="float" office:value="1999.2000389099121" table:style-name="ce9">
            <text:p>1.999</text:p>
          </table:table-cell>
          <table:table-cell office:value-type="float" office:value="1850.2400360107422" table:style-name="ce9">
            <text:p>1.850</text:p>
          </table:table-cell>
          <table:table-cell office:value-type="float" office:value="1462.1600284576416" table:style-name="ce9">
            <text:p>1.462</text:p>
          </table:table-cell>
          <table:table-cell office:value-type="float" office:value="966.28001880645752" table:style-name="ce9">
            <text:p>966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3012.520058631897" table:style-name="ce9">
            <text:p>3.013</text:p>
          </table:table-cell>
          <table:table-cell office:value-type="float" office:value="999.60001945495605" table:style-name="ce9">
            <text:p>1.000</text:p>
          </table:table-cell>
          <table:table-cell office:value-type="float" office:value="797.72001552581787" table:style-name="ce9">
            <text:p>798</text:p>
          </table:table-cell>
          <table:table-cell office:value-type="float" office:value="811.44001579284668" table:style-name="ce9">
            <text:p>811</text:p>
          </table:table-cell>
          <table:table-cell office:value-type="float" office:value="1813.0000352859497" table:style-name="ce9">
            <text:p>1.813</text:p>
          </table:table-cell>
          <table:table-cell office:value-type="float" office:value="703.64001369476318" table:style-name="ce9">
            <text:p>704</text:p>
          </table:table-cell>
          <table:table-cell office:value-type="float" office:value="605.64001178741455" table:style-name="ce9">
            <text:p>606</text:p>
          </table:table-cell>
          <table:table-cell office:value-type="float" office:value="2842.0000553131104" table:style-name="ce9">
            <text:p>2.8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194.8000621795654" table:style-name="ce9">
            <text:p>3.195</text:p>
          </table:table-cell>
          <table:table-cell office:value-type="float" office:value="3753.4000730514526" table:style-name="ce9">
            <text:p>3.753</text:p>
          </table:table-cell>
          <table:table-cell office:value-type="float" office:value="2402.9600467681885" table:style-name="ce9">
            <text:p>2.403</text:p>
          </table:table-cell>
          <table:table-cell office:value-type="float" office:value="2050.1600399017334" table:style-name="ce9">
            <text:p>2.050</text:p>
          </table:table-cell>
          <table:table-cell office:value-type="float" office:value="1556.2400302886963" table:style-name="ce9">
            <text:p>1.556</text:p>
          </table:table-cell>
          <table:table-cell office:value-type="float" office:value="452.76000881195068" table:style-name="ce9">
            <text:p>453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4366.8800849914551" table:style-name="ce9">
            <text:p>4.367</text:p>
          </table:table-cell>
          <table:table-cell office:value-type="float" office:value="1399.4400272369385" table:style-name="ce9">
            <text:p>1.399</text:p>
          </table:table-cell>
          <table:table-cell office:value-type="float" office:value="2730.2800531387329" table:style-name="ce9">
            <text:p>2.730</text:p>
          </table:table-cell>
          <table:table-cell office:value-type="float" office:value="2236.3600435256958" table:style-name="ce9">
            <text:p>2.236</text:p>
          </table:table-cell>
          <table:table-cell office:value-type="float" office:value="3147.7600612640381" table:style-name="ce9">
            <text:p>3.148</text:p>
          </table:table-cell>
          <table:table-cell office:value-type="float" office:value="1142.6800222396851" table:style-name="ce9">
            <text:p>1.143</text:p>
          </table:table-cell>
          <table:table-cell office:value-type="float" office:value="2561.7200498580933" table:style-name="ce9">
            <text:p>2.562</text:p>
          </table:table-cell>
          <table:table-cell office:value-type="float" office:value="4149.3200807571411" table:style-name="ce9">
            <text:p>4.149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155.200080871582" table:style-name="ce9">
            <text:p>4.155</text:p>
          </table:table-cell>
          <table:table-cell office:value-type="float" office:value="1323.0000257492065" table:style-name="ce9">
            <text:p>1.323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1389.6400270462036" table:style-name="ce9">
            <text:p>1.390</text:p>
          </table:table-cell>
          <table:table-cell office:value-type="float" office:value="821.24001598358154" table:style-name="ce9">
            <text:p>821</text:p>
          </table:table-cell>
          <table:table-cell office:value-type="float" office:value="1918.8400373458862" table:style-name="ce9">
            <text:p>1.919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4721.6400918960571" table:style-name="ce9">
            <text:p>4.722</text:p>
          </table:table-cell>
          <table:table-cell office:value-type="float" office:value="1068.2000207901001" table:style-name="ce9">
            <text:p>1.068</text:p>
          </table:table-cell>
          <table:table-cell office:value-type="float" office:value="1526.8400297164917" table:style-name="ce9">
            <text:p>1.527</text:p>
          </table:table-cell>
          <table:table-cell office:value-type="float" office:value="1095.6400213241577" table:style-name="ce9">
            <text:p>1.096</text:p>
          </table:table-cell>
          <table:table-cell office:value-type="float" office:value="1424.9200277328491" table:style-name="ce9">
            <text:p>1.425</text:p>
          </table:table-cell>
          <table:table-cell office:value-type="float" office:value="1264.2000246047974" table:style-name="ce9">
            <text:p>1.264</text:p>
          </table:table-cell>
          <table:table-cell office:value-type="float" office:value="1099.5600214004517" table:style-name="ce9">
            <text:p>1.100</text:p>
          </table:table-cell>
          <table:table-cell office:value-type="float" office:value="4713.8000917434692" table:style-name="ce9">
            <text:p>4.71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3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MARGEM DE ERRO PARA O TOTAL D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072.4800987243652" table:style-name="ce9">
            <text:p>5.072</text:p>
          </table:table-cell>
          <table:table-cell office:value-type="float" office:value="3857.2800750732422" table:style-name="ce9">
            <text:p>3.857</text:p>
          </table:table-cell>
          <table:table-cell office:value-type="float" office:value="2252.0400438308716" table:style-name="ce9">
            <text:p>2.252</text:p>
          </table:table-cell>
          <table:table-cell office:value-type="float" office:value="2461.7600479125977" table:style-name="ce9">
            <text:p>2.462</text:p>
          </table:table-cell>
          <table:table-cell office:value-type="float" office:value="1607.2000312805176" table:style-name="ce9">
            <text:p>1.607</text:p>
          </table:table-cell>
          <table:table-cell office:value-type="float" office:value="1952.1600379943848" table:style-name="ce9">
            <text:p>1.952</text:p>
          </table:table-cell>
          <table:table-cell office:value-type="float" office:value="1707.1600332260132" table:style-name="ce9">
            <text:p>1.707</text:p>
          </table:table-cell>
          <table:table-cell office:value-type="float" office:value="5866.2801141738892" table:style-name="ce9">
            <text:p>5.866</text:p>
          </table:table-cell>
          <table:table-cell office:value-type="float" office:value="1726.7600336074829" table:style-name="ce9">
            <text:p>1.727</text:p>
          </table:table-cell>
          <table:table-cell office:value-type="float" office:value="2979.2000579833984" table:style-name="ce9">
            <text:p>2.979</text:p>
          </table:table-cell>
          <table:table-cell office:value-type="float" office:value="2514.6800489425659" table:style-name="ce9">
            <text:p>2.515</text:p>
          </table:table-cell>
          <table:table-cell office:value-type="float" office:value="3002.7200584411621" table:style-name="ce9">
            <text:p>3.003</text:p>
          </table:table-cell>
          <table:table-cell office:value-type="float" office:value="1683.6400327682495" table:style-name="ce9">
            <text:p>1.684</text:p>
          </table:table-cell>
          <table:table-cell office:value-type="float" office:value="2736.1600532531738" table:style-name="ce9">
            <text:p>2.736</text:p>
          </table:table-cell>
          <table:table-cell office:value-type="float" office:value="5842.7601137161255" table:style-name="ce9">
            <text:p>5.84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78.000020980835" table:style-name="ce9">
            <text:p>1.078</text:p>
          </table:table-cell>
          <table:table-cell office:value-type="float" office:value="552.72001075744629" table:style-name="ce9">
            <text:p>553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254.80000495910645" table:style-name="ce9">
            <text:p>255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327.32000637054443" table:style-name="ce9">
            <text:p>327</text:p>
          </table:table-cell>
          <table:table-cell office:value-type="float" office:value="1027.0400199890137" table:style-name="ce9">
            <text:p>1.027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544.8800106048584" table:style-name="ce9">
            <text:p>545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1128.9600219726563" table:style-name="ce9">
            <text:p>1.12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44.840012550354" table:style-name="ce9">
            <text:p>645</text:p>
          </table:table-cell>
          <table:table-cell office:value-type="float" office:value="627.20001220703125" table:style-name="ce9">
            <text:p>627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301.84000587463379" table:style-name="ce9">
            <text:p>302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809.48001575469971" table:style-name="ce9">
            <text:p>809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472.36000919342041" table:style-name="ce9">
            <text:p>472</text:p>
          </table:table-cell>
          <table:table-cell office:value-type="float" office:value="713.44001388549805" table:style-name="ce9">
            <text:p>71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49.8000574111938" table:style-name="ce9">
            <text:p>2.950</text:p>
          </table:table-cell>
          <table:table-cell office:value-type="float" office:value="1483.7200288772583" table:style-name="ce9">
            <text:p>1.484</text:p>
          </table:table-cell>
          <table:table-cell office:value-type="float" office:value="317.52000617980957" table:style-name="ce9">
            <text:p>318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1556.2400302886963" table:style-name="ce9">
            <text:p>1.556</text:p>
          </table:table-cell>
          <table:table-cell office:value-type="float" office:value="2949.8000574111938" table:style-name="ce9">
            <text:p>2.950</text:p>
          </table:table-cell>
          <table:table-cell office:value-type="float" office:value="650.72001266479492" table:style-name="ce9">
            <text:p>651</text:p>
          </table:table-cell>
          <table:table-cell office:value-type="float" office:value="548.80001068115234" table:style-name="ce9">
            <text:p>549</text:p>
          </table:table-cell>
          <table:table-cell office:value-type="float" office:value="1912.9600372314453" table:style-name="ce9">
            <text:p>1.913</text:p>
          </table:table-cell>
          <table:table-cell office:value-type="float" office:value="1375.9200267791748" table:style-name="ce9">
            <text:p>1.376</text:p>
          </table:table-cell>
          <table:table-cell office:value-type="float" office:value="684.04001331329346" table:style-name="ce9">
            <text:p>684</text:p>
          </table:table-cell>
          <table:table-cell office:value-type="float" office:value="466.48000907897949" table:style-name="ce9">
            <text:p>466</text:p>
          </table:table-cell>
          <table:table-cell office:value-type="float" office:value="3041.9200592041016" table:style-name="ce9">
            <text:p>3.0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80.8400735855103" table:style-name="ce9">
            <text:p>3.781</text:p>
          </table:table-cell>
          <table:table-cell office:value-type="float" office:value="3118.3600606918335" table:style-name="ce9">
            <text:p>3.118</text:p>
          </table:table-cell>
          <table:table-cell office:value-type="float" office:value="2152.080041885376" table:style-name="ce9">
            <text:p>2.152</text:p>
          </table:table-cell>
          <table:table-cell office:value-type="float" office:value="2052.1200399398804" table:style-name="ce9">
            <text:p>2.052</text:p>
          </table:table-cell>
          <table:table-cell office:value-type="float" office:value="1201.4800233840942" table:style-name="ce9">
            <text:p>1.201</text:p>
          </table:table-cell>
          <table:table-cell office:value-type="float" office:value="1826.7200355529785" table:style-name="ce9">
            <text:p>1.827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4513.880087852478" table:style-name="ce9">
            <text:p>4.514</text:p>
          </table:table-cell>
          <table:table-cell office:value-type="float" office:value="1279.8800249099731" table:style-name="ce9">
            <text:p>1.280</text:p>
          </table:table-cell>
          <table:table-cell office:value-type="float" office:value="2859.6400556564331" table:style-name="ce9">
            <text:p>2.860</text:p>
          </table:table-cell>
          <table:table-cell office:value-type="float" office:value="1230.8800239562988" table:style-name="ce9">
            <text:p>1.231</text:p>
          </table:table-cell>
          <table:table-cell office:value-type="float" office:value="2450.0000476837158" table:style-name="ce9">
            <text:p>2.450</text:p>
          </table:table-cell>
          <table:table-cell office:value-type="float" office:value="1346.5200262069702" table:style-name="ce9">
            <text:p>1.347</text:p>
          </table:table-cell>
          <table:table-cell office:value-type="float" office:value="2553.8800497055054" table:style-name="ce9">
            <text:p>2.554</text:p>
          </table:table-cell>
          <table:table-cell office:value-type="float" office:value="4408.0400857925415" table:style-name="ce9">
            <text:p>4.40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74.080020904541" table:style-name="ce9">
            <text:p>1.074</text:p>
          </table:table-cell>
          <table:table-cell office:value-type="float" office:value="1503.320029258728" table:style-name="ce9">
            <text:p>1.503</text:p>
          </table:table-cell>
          <table:table-cell office:value-type="float" office:value="454.72000885009766" table:style-name="ce9">
            <text:p>455</text:p>
          </table:table-cell>
          <table:table-cell office:value-type="float" office:value="1238.7200241088867" table:style-name="ce9">
            <text:p>1.239</text:p>
          </table:table-cell>
          <table:table-cell office:value-type="float" office:value="1013.3200197219849" table:style-name="ce9">
            <text:p>1.013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903.1600370407104" table:style-name="ce9">
            <text:p>1.903</text:p>
          </table:table-cell>
          <table:table-cell office:value-type="float" office:value="923.16001796722412" table:style-name="ce9">
            <text:p>923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850.64001655578613" table:style-name="ce9">
            <text:p>851</text:p>
          </table:table-cell>
          <table:table-cell office:value-type="float" office:value="936.88001823425293" table:style-name="ce9">
            <text:p>937</text:p>
          </table:table-cell>
          <table:table-cell office:value-type="float" office:value="691.88001346588135" table:style-name="ce9">
            <text:p>692</text:p>
          </table:table-cell>
          <table:table-cell office:value-type="float" office:value="701.68001365661621" table:style-name="ce9">
            <text:p>702</text:p>
          </table:table-cell>
          <table:table-cell office:value-type="float" office:value="1916.8800373077393" table:style-name="ce9">
            <text:p>1.91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26.2000608444214" table:style-name="ce9">
            <text:p>3.126</text:p>
          </table:table-cell>
          <table:table-cell office:value-type="float" office:value="3224.20006275177" table:style-name="ce9">
            <text:p>3.224</text:p>
          </table:table-cell>
          <table:table-cell office:value-type="float" office:value="1321.0400257110596" table:style-name="ce9">
            <text:p>1.321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1081.9200210571289" table:style-name="ce9">
            <text:p>1.082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909.44001770019531" table:style-name="ce9">
            <text:p>909</text:p>
          </table:table-cell>
          <table:table-cell office:value-type="float" office:value="3747.5200729370117" table:style-name="ce9">
            <text:p>3.748</text:p>
          </table:table-cell>
          <table:table-cell office:value-type="float" office:value="980.00001907348633" table:style-name="ce9">
            <text:p>980</text:p>
          </table:table-cell>
          <table:table-cell office:value-type="float" office:value="2598.9600505828857" table:style-name="ce9">
            <text:p>2.599</text:p>
          </table:table-cell>
          <table:table-cell office:value-type="float" office:value="2187.3600425720215" table:style-name="ce9">
            <text:p>2.187</text:p>
          </table:table-cell>
          <table:table-cell office:value-type="float" office:value="2442.1600475311279" table:style-name="ce9">
            <text:p>2.442</text:p>
          </table:table-cell>
          <table:table-cell office:value-type="float" office:value="909.44001770019531" table:style-name="ce9">
            <text:p>909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3598.5600700378418" table:style-name="ce9">
            <text:p>3.5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71.9200305938721" table:style-name="ce9">
            <text:p>1.572</text:p>
          </table:table-cell>
          <table:table-cell office:value-type="float" office:value="1999.2000389099121" table:style-name="ce9">
            <text:p>1.999</text:p>
          </table:table-cell>
          <table:table-cell office:value-type="float" office:value="1818.8800354003906" table:style-name="ce9">
            <text:p>1.819</text:p>
          </table:table-cell>
          <table:table-cell office:value-type="float" office:value="1454.3200283050537" table:style-name="ce9">
            <text:p>1.454</text:p>
          </table:table-cell>
          <table:table-cell office:value-type="float" office:value="960.4000186920166" table:style-name="ce9">
            <text:p>960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071.3200597763062" table:style-name="ce9">
            <text:p>3.071</text:p>
          </table:table-cell>
          <table:table-cell office:value-type="float" office:value="995.68001937866211" table:style-name="ce9">
            <text:p>996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836.92001628875732" table:style-name="ce9">
            <text:p>837</text:p>
          </table:table-cell>
          <table:table-cell office:value-type="float" office:value="1201.4800233840942" table:style-name="ce9">
            <text:p>1.201</text:p>
          </table:table-cell>
          <table:table-cell office:value-type="float" office:value="687.9600133895874" table:style-name="ce9">
            <text:p>688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3098.7600603103638" table:style-name="ce9">
            <text:p>3.0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320.2400646209717" table:style-name="ce9">
            <text:p>3.320</text:p>
          </table:table-cell>
          <table:table-cell office:value-type="float" office:value="3694.6000719070435" table:style-name="ce9">
            <text:p>3.695</text:p>
          </table:table-cell>
          <table:table-cell office:value-type="float" office:value="2226.5600433349609" table:style-name="ce9">
            <text:p>2.227</text:p>
          </table:table-cell>
          <table:table-cell office:value-type="float" office:value="2091.3200407028198" table:style-name="ce9">
            <text:p>2.091</text:p>
          </table:table-cell>
          <table:table-cell office:value-type="float" office:value="1403.3600273132324" table:style-name="ce9">
            <text:p>1.403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954.52001857757568" table:style-name="ce9">
            <text:p>955</text:p>
          </table:table-cell>
          <table:table-cell office:value-type="float" office:value="4319.8400840759277" table:style-name="ce9">
            <text:p>4.320</text:p>
          </table:table-cell>
          <table:table-cell office:value-type="float" office:value="1391.6000270843506" table:style-name="ce9">
            <text:p>1.392</text:p>
          </table:table-cell>
          <table:table-cell office:value-type="float" office:value="2612.6800508499146" table:style-name="ce9">
            <text:p>2.613</text:p>
          </table:table-cell>
          <table:table-cell office:value-type="float" office:value="2322.6000452041626" table:style-name="ce9">
            <text:p>2.323</text:p>
          </table:table-cell>
          <table:table-cell office:value-type="float" office:value="2691.0800523757935" table:style-name="ce9">
            <text:p>2.691</text:p>
          </table:table-cell>
          <table:table-cell office:value-type="float" office:value="1132.8800220489502" table:style-name="ce9">
            <text:p>1.133</text:p>
          </table:table-cell>
          <table:table-cell office:value-type="float" office:value="2514.6800489425659" table:style-name="ce9">
            <text:p>2.515</text:p>
          </table:table-cell>
          <table:table-cell office:value-type="float" office:value="4312.0000839233398" table:style-name="ce9">
            <text:p>4.312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153.2400808334351" table:style-name="ce9">
            <text:p>4.153</text:p>
          </table:table-cell>
          <table:table-cell office:value-type="float" office:value="1326.9200258255005" table:style-name="ce9">
            <text:p>1.327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1389.6400270462036" table:style-name="ce9">
            <text:p>1.390</text:p>
          </table:table-cell>
          <table:table-cell office:value-type="float" office:value="833.00001621246338" table:style-name="ce9">
            <text:p>833</text:p>
          </table:table-cell>
          <table:table-cell office:value-type="float" office:value="1905.1200370788574" table:style-name="ce9">
            <text:p>1.905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4721.6400918960571" table:style-name="ce9">
            <text:p>4.722</text:p>
          </table:table-cell>
          <table:table-cell office:value-type="float" office:value="1060.3600206375122" table:style-name="ce9">
            <text:p>1.060</text:p>
          </table:table-cell>
          <table:table-cell office:value-type="float" office:value="1526.8400297164917" table:style-name="ce9">
            <text:p>1.527</text:p>
          </table:table-cell>
          <table:table-cell office:value-type="float" office:value="1105.4400215148926" table:style-name="ce9">
            <text:p>1.105</text:p>
          </table:table-cell>
          <table:table-cell office:value-type="float" office:value="1413.1600275039673" table:style-name="ce9">
            <text:p>1.413</text:p>
          </table:table-cell>
          <table:table-cell office:value-type="float" office:value="1264.2000246047974" table:style-name="ce9">
            <text:p>1.264</text:p>
          </table:table-cell>
          <table:table-cell office:value-type="float" office:value="1099.5600214004517" table:style-name="ce9">
            <text:p>1.100</text:p>
          </table:table-cell>
          <table:table-cell office:value-type="float" office:value="4713.8000917434692" table:style-name="ce9">
            <text:p>4.71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MARGEM DE ERRO PARA O TOTAL D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570.3201084136963" table:style-name="ce9">
            <text:p>5.570</text:p>
          </table:table-cell>
          <table:table-cell office:value-type="float" office:value="3788.6800737380981" table:style-name="ce9">
            <text:p>3.789</text:p>
          </table:table-cell>
          <table:table-cell office:value-type="float" office:value="1940.4000377655029" table:style-name="ce9">
            <text:p>1.940</text:p>
          </table:table-cell>
          <table:table-cell office:value-type="float" office:value="2101.1200408935547" table:style-name="ce9">
            <text:p>2.101</text:p>
          </table:table-cell>
          <table:table-cell office:value-type="float" office:value="1113.2800216674805" table:style-name="ce9">
            <text:p>1.113</text:p>
          </table:table-cell>
          <table:table-cell office:value-type="float" office:value="1105.4400215148926" table:style-name="ce9">
            <text:p>1.105</text:p>
          </table:table-cell>
          <table:table-cell office:value-type="float" office:value="1707.1600332260132" table:style-name="ce9">
            <text:p>1.707</text:p>
          </table:table-cell>
          <table:table-cell office:value-type="float" office:value="6158.3201198577881" table:style-name="ce9">
            <text:p>6.158</text:p>
          </table:table-cell>
          <table:table-cell office:value-type="float" office:value="1158.3600225448608" table:style-name="ce9">
            <text:p>1.158</text:p>
          </table:table-cell>
          <table:table-cell office:value-type="float" office:value="1846.3200359344482" table:style-name="ce9">
            <text:p>1.846</text:p>
          </table:table-cell>
          <table:table-cell office:value-type="float" office:value="2514.6800489425659" table:style-name="ce9">
            <text:p>2.515</text:p>
          </table:table-cell>
          <table:table-cell office:value-type="float" office:value="3073.2800598144531" table:style-name="ce9">
            <text:p>3.073</text:p>
          </table:table-cell>
          <table:table-cell office:value-type="float" office:value="1468.0400285720825" table:style-name="ce9">
            <text:p>1.468</text:p>
          </table:table-cell>
          <table:table-cell office:value-type="float" office:value="2745.9600534439087" table:style-name="ce9">
            <text:p>2.746</text:p>
          </table:table-cell>
          <table:table-cell office:value-type="float" office:value="5842.7601137161255" table:style-name="ce9">
            <text:p>5.84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11.3200216293335" table:style-name="ce9">
            <text:p>1.111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337.1200065612793" table:style-name="ce9">
            <text:p>337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327.32000637054443" table:style-name="ce9">
            <text:p>327</text:p>
          </table:table-cell>
          <table:table-cell office:value-type="float" office:value="1027.0400199890137" table:style-name="ce9">
            <text:p>1.027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505.68000984191895" table:style-name="ce9">
            <text:p>506</text:p>
          </table:table-cell>
          <table:table-cell office:value-type="float" office:value="544.8800106048584" table:style-name="ce9">
            <text:p>545</text:p>
          </table:table-cell>
          <table:table-cell office:value-type="float" office:value="460.60000896453857" table:style-name="ce9">
            <text:p>461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128.9600219726563" table:style-name="ce9">
            <text:p>1.12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3.60001564025879" table:style-name="ce9">
            <text:p>804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243.04000473022461" table:style-name="ce9">
            <text:p>243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262.64000511169434" table:style-name="ce9">
            <text:p>263</text:p>
          </table:table-cell>
          <table:table-cell office:value-type="float" office:value="166.60000324249268" table:style-name="ce9">
            <text:p>167</text:p>
          </table:table-cell>
          <table:table-cell office:value-type="float" office:value="470.40000915527344" table:style-name="ce9">
            <text:p>470</text:p>
          </table:table-cell>
          <table:table-cell office:value-type="float" office:value="713.44001388549805" table:style-name="ce9">
            <text:p>71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38.0800552368164" table:style-name="ce9">
            <text:p>2.838</text:p>
          </table:table-cell>
          <table:table-cell office:value-type="float" office:value="1566.0400304794312" table:style-name="ce9">
            <text:p>1.566</text:p>
          </table:table-cell>
          <table:table-cell office:value-type="float" office:value="593.88001155853271" table:style-name="ce9">
            <text:p>594</text:p>
          </table:table-cell>
          <table:table-cell office:value-type="float" office:value="505.68000984191895" table:style-name="ce9">
            <text:p>506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315.5600061416626" table:style-name="ce9">
            <text:p>316</text:p>
          </table:table-cell>
          <table:table-cell office:value-type="float" office:value="1556.2400302886963" table:style-name="ce9">
            <text:p>1.556</text:p>
          </table:table-cell>
          <table:table-cell office:value-type="float" office:value="2949.8000574111938" table:style-name="ce9">
            <text:p>2.950</text:p>
          </table:table-cell>
          <table:table-cell office:value-type="float" office:value="591.92001152038574" table:style-name="ce9">
            <text:p>592</text:p>
          </table:table-cell>
          <table:table-cell office:value-type="float" office:value="548.80001068115234" table:style-name="ce9">
            <text:p>549</text:p>
          </table:table-cell>
          <table:table-cell office:value-type="float" office:value="1912.9600372314453" table:style-name="ce9">
            <text:p>1.913</text:p>
          </table:table-cell>
          <table:table-cell office:value-type="float" office:value="1328.8800258636475" table:style-name="ce9">
            <text:p>1.329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654.64001274108887" table:style-name="ce9">
            <text:p>655</text:p>
          </table:table-cell>
          <table:table-cell office:value-type="float" office:value="3041.9200592041016" table:style-name="ce9">
            <text:p>3.0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376.6800851821899" table:style-name="ce9">
            <text:p>4.377</text:p>
          </table:table-cell>
          <table:table-cell office:value-type="float" office:value="3128.1600608825684" table:style-name="ce9">
            <text:p>3.128</text:p>
          </table:table-cell>
          <table:table-cell office:value-type="float" office:value="1315.1600255966187" table:style-name="ce9">
            <text:p>1.315</text:p>
          </table:table-cell>
          <table:table-cell office:value-type="float" office:value="1775.7600345611572" table:style-name="ce9">
            <text:p>1.776</text:p>
          </table:table-cell>
          <table:table-cell office:value-type="float" office:value="1030.9600200653076" table:style-name="ce9">
            <text:p>1.031</text:p>
          </table:table-cell>
          <table:table-cell office:value-type="float" office:value="1030.9600200653076" table:style-name="ce9">
            <text:p>1.031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4884.3200950622559" table:style-name="ce9">
            <text:p>4.884</text:p>
          </table:table-cell>
          <table:table-cell office:value-type="float" office:value="637.00001239776611" table:style-name="ce9">
            <text:p>637</text:p>
          </table:table-cell>
          <table:table-cell office:value-type="float" office:value="1675.8000326156616" table:style-name="ce9">
            <text:p>1.676</text:p>
          </table:table-cell>
          <table:table-cell office:value-type="float" office:value="1230.8800239562988" table:style-name="ce9">
            <text:p>1.231</text:p>
          </table:table-cell>
          <table:table-cell office:value-type="float" office:value="2538.2000494003296" table:style-name="ce9">
            <text:p>2.538</text:p>
          </table:table-cell>
          <table:table-cell office:value-type="float" office:value="1150.5200223922729" table:style-name="ce9">
            <text:p>1.151</text:p>
          </table:table-cell>
          <table:table-cell office:value-type="float" office:value="2526.4400491714478" table:style-name="ce9">
            <text:p>2.526</text:p>
          </table:table-cell>
          <table:table-cell office:value-type="float" office:value="4408.0400857925415" table:style-name="ce9">
            <text:p>4.40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91.6000270843506" table:style-name="ce9">
            <text:p>1.392</text:p>
          </table:table-cell>
          <table:table-cell office:value-type="float" office:value="1346.5200262069702" table:style-name="ce9">
            <text:p>1.347</text:p>
          </table:table-cell>
          <table:table-cell office:value-type="float" office:value="1230.8800239562988" table:style-name="ce9">
            <text:p>1.231</text:p>
          </table:table-cell>
          <table:table-cell office:value-type="float" office:value="966.28001880645752" table:style-name="ce9">
            <text:p>966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205.80000400543213" table:style-name="ce9">
            <text:p>20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912.9600372314453" table:style-name="ce9">
            <text:p>1.913</text:p>
          </table:table-cell>
          <table:table-cell office:value-type="float" office:value="723.24001407623291" table:style-name="ce9">
            <text:p>723</text:p>
          </table:table-cell>
          <table:table-cell office:value-type="float" office:value="192.08000373840332" table:style-name="ce9">
            <text:p>192</text:p>
          </table:table-cell>
          <table:table-cell office:value-type="float" office:value="850.64001655578613" table:style-name="ce9">
            <text:p>851</text:p>
          </table:table-cell>
          <table:table-cell office:value-type="float" office:value="974.12001895904541" table:style-name="ce9">
            <text:p>974</text:p>
          </table:table-cell>
          <table:table-cell office:value-type="float" office:value="623.2800121307373" table:style-name="ce9">
            <text:p>623</text:p>
          </table:table-cell>
          <table:table-cell office:value-type="float" office:value="701.68001365661621" table:style-name="ce9">
            <text:p>702</text:p>
          </table:table-cell>
          <table:table-cell office:value-type="float" office:value="1916.8800373077393" table:style-name="ce9">
            <text:p>1.91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98.4400758743286" table:style-name="ce9">
            <text:p>3.898</text:p>
          </table:table-cell>
          <table:table-cell office:value-type="float" office:value="2595.0400505065918" table:style-name="ce9">
            <text:p>2.595</text:p>
          </table:table-cell>
          <table:table-cell office:value-type="float" office:value="1489.6000289916992" table:style-name="ce9">
            <text:p>1.490</text:p>
          </table:table-cell>
          <table:table-cell office:value-type="float" office:value="1260.2800245285034" table:style-name="ce9">
            <text:p>1.260</text:p>
          </table:table-cell>
          <table:table-cell office:value-type="float" office:value="352.80000686645508" table:style-name="ce9">
            <text:p>353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909.44001770019531" table:style-name="ce9">
            <text:p>909</text:p>
          </table:table-cell>
          <table:table-cell office:value-type="float" office:value="4396.2800855636597" table:style-name="ce9">
            <text:p>4.396</text:p>
          </table:table-cell>
          <table:table-cell office:value-type="float" office:value="682.08001327514648" table:style-name="ce9">
            <text:p>682</text:p>
          </table:table-cell>
          <table:table-cell office:value-type="float" office:value="1207.3600234985352" table:style-name="ce9">
            <text:p>1.207</text:p>
          </table:table-cell>
          <table:table-cell office:value-type="float" office:value="2187.3600425720215" table:style-name="ce9">
            <text:p>2.187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713.44001388549805" table:style-name="ce9">
            <text:p>713</text:p>
          </table:table-cell>
          <table:table-cell office:value-type="float" office:value="2491.1600484848022" table:style-name="ce9">
            <text:p>2.491</text:p>
          </table:table-cell>
          <table:table-cell office:value-type="float" office:value="3598.5600700378418" table:style-name="ce9">
            <text:p>3.5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09.0400371551514" table:style-name="ce9">
            <text:p>1.909</text:p>
          </table:table-cell>
          <table:table-cell office:value-type="float" office:value="2440.200047492981" table:style-name="ce9">
            <text:p>2.440</text:p>
          </table:table-cell>
          <table:table-cell office:value-type="float" office:value="1297.5200252532959" table:style-name="ce9">
            <text:p>1.298</text:p>
          </table:table-cell>
          <table:table-cell office:value-type="float" office:value="1172.0800228118896" table:style-name="ce9">
            <text:p>1.172</text:p>
          </table:table-cell>
          <table:table-cell office:value-type="float" office:value="278.32000541687012" table:style-name="ce9">
            <text:p>278</text:p>
          </table:table-cell>
          <table:table-cell office:value-type="float" office:value="201.88000392913818" table:style-name="ce9">
            <text:p>202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167.3600616455078" table:style-name="ce9">
            <text:p>3.167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836.92001628875732" table:style-name="ce9">
            <text:p>837</text:p>
          </table:table-cell>
          <table:table-cell office:value-type="float" office:value="1254.4000244140625" table:style-name="ce9">
            <text:p>1.254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546.84001064300537" table:style-name="ce9">
            <text:p>547</text:p>
          </table:table-cell>
          <table:table-cell office:value-type="float" office:value="3098.7600603103638" table:style-name="ce9">
            <text:p>3.0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092.4800796508789" table:style-name="ce9">
            <text:p>4.092</text:p>
          </table:table-cell>
          <table:table-cell office:value-type="float" office:value="3439.800066947937" table:style-name="ce9">
            <text:p>3.440</text:p>
          </table:table-cell>
          <table:table-cell office:value-type="float" office:value="1930.6000375747681" table:style-name="ce9">
            <text:p>1.931</text:p>
          </table:table-cell>
          <table:table-cell office:value-type="float" office:value="1681.6800327301025" table:style-name="ce9">
            <text:p>1.682</text:p>
          </table:table-cell>
          <table:table-cell office:value-type="float" office:value="448.84000873565674" table:style-name="ce9">
            <text:p>449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954.52001857757568" table:style-name="ce9">
            <text:p>955</text:p>
          </table:table-cell>
          <table:table-cell office:value-type="float" office:value="4794.1600933074951" table:style-name="ce9">
            <text:p>4.794</text:p>
          </table:table-cell>
          <table:table-cell office:value-type="float" office:value="709.5200138092041" table:style-name="ce9">
            <text:p>710</text:p>
          </table:table-cell>
          <table:table-cell office:value-type="float" office:value="1219.120023727417" table:style-name="ce9">
            <text:p>1.219</text:p>
          </table:table-cell>
          <table:table-cell office:value-type="float" office:value="2322.6000452041626" table:style-name="ce9">
            <text:p>2.323</text:p>
          </table:table-cell>
          <table:table-cell office:value-type="float" office:value="2747.9200534820557" table:style-name="ce9">
            <text:p>2.748</text:p>
          </table:table-cell>
          <table:table-cell office:value-type="float" office:value="768.32001495361328" table:style-name="ce9">
            <text:p>768</text:p>
          </table:table-cell>
          <table:table-cell office:value-type="float" office:value="2549.9600496292114" table:style-name="ce9">
            <text:p>2.550</text:p>
          </table:table-cell>
          <table:table-cell office:value-type="float" office:value="4312.0000839233398" table:style-name="ce9">
            <text:p>4.312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255.1600828170776" table:style-name="ce9">
            <text:p>4.255</text:p>
          </table:table-cell>
          <table:table-cell office:value-type="float" office:value="1760.0800342559814" table:style-name="ce9">
            <text:p>1.760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1338.6800260543823" table:style-name="ce9">
            <text:p>1.339</text:p>
          </table:table-cell>
          <table:table-cell office:value-type="float" office:value="1019.2000198364258" table:style-name="ce9">
            <text:p>1.019</text:p>
          </table:table-cell>
          <table:table-cell office:value-type="float" office:value="1087.8000211715698" table:style-name="ce9">
            <text:p>1.088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4770.6400928497314" table:style-name="ce9">
            <text:p>4.771</text:p>
          </table:table-cell>
          <table:table-cell office:value-type="float" office:value="925.12001800537109" table:style-name="ce9">
            <text:p>925</text:p>
          </table:table-cell>
          <table:table-cell office:value-type="float" office:value="1411.2000274658203" table:style-name="ce9">
            <text:p>1.411</text:p>
          </table:table-cell>
          <table:table-cell office:value-type="float" office:value="1105.4400215148926" table:style-name="ce9">
            <text:p>1.105</text:p>
          </table:table-cell>
          <table:table-cell office:value-type="float" office:value="1466.0800285339355" table:style-name="ce9">
            <text:p>1.466</text:p>
          </table:table-cell>
          <table:table-cell office:value-type="float" office:value="1254.4000244140625" table:style-name="ce9">
            <text:p>1.254</text:p>
          </table:table-cell>
          <table:table-cell office:value-type="float" office:value="1038.8000202178955" table:style-name="ce9">
            <text:p>1.039</text:p>
          </table:table-cell>
          <table:table-cell office:value-type="float" office:value="4713.8000917434692" table:style-name="ce9">
            <text:p>4.714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MARGEM DE ERRO PARA O TOTAL D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01.80000782012939" table:style-name="ce9">
            <text:p>402</text:p>
          </table:table-cell>
          <table:table-cell office:value-type="float" office:value="2500.9600486755371" table:style-name="ce9">
            <text:p>2.501</text:p>
          </table:table-cell>
          <table:table-cell office:value-type="float" office:value="1360.240026473999" table:style-name="ce9">
            <text:p>1.360</text:p>
          </table:table-cell>
          <table:table-cell office:value-type="float" office:value="3061.5200595855713" table:style-name="ce9">
            <text:p>3.062</text:p>
          </table:table-cell>
          <table:table-cell office:value-type="float" office:value="3032.1200590133667" table:style-name="ce9">
            <text:p>3.032</text:p>
          </table:table-cell>
          <table:table-cell office:value-type="float" office:value="2214.8000431060791" table:style-name="ce9">
            <text:p>2.215</text:p>
          </table:table-cell>
          <table:table-cell office:value-type="float" office:value="4308.0800838470459" table:style-name="ce9">
            <text:p>4.308</text:p>
          </table:table-cell>
          <table:table-cell office:value-type="float" office:value="3765.1600732803345" table:style-name="ce9">
            <text:p>3.76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546.84001064300537" table:style-name="ce9">
            <text:p>547</text:p>
          </table:table-cell>
          <table:table-cell office:value-type="float" office:value="476.28000926971436" table:style-name="ce9">
            <text:p>476</text:p>
          </table:table-cell>
          <table:table-cell office:value-type="float" office:value="1040.7600202560425" table:style-name="ce9">
            <text:p>1.0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519.40001010894775" table:style-name="ce9">
            <text:p>519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456.68000888824463" table:style-name="ce9">
            <text:p>457</text:p>
          </table:table-cell>
          <table:table-cell office:value-type="float" office:value="564.48001098632813" table:style-name="ce9">
            <text:p>56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1252.4400243759155" table:style-name="ce9">
            <text:p>1.252</text:p>
          </table:table-cell>
          <table:table-cell office:value-type="float" office:value="1699.3200330734253" table:style-name="ce9">
            <text:p>1.699</text:p>
          </table:table-cell>
          <table:table-cell office:value-type="float" office:value="970.20001888275146" table:style-name="ce9">
            <text:p>970</text:p>
          </table:table-cell>
          <table:table-cell office:value-type="float" office:value="2222.640043258667" table:style-name="ce9">
            <text:p>2.223</text:p>
          </table:table-cell>
          <table:table-cell office:value-type="float" office:value="2471.5600481033325" table:style-name="ce9">
            <text:p>2.47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01.80000782012939" table:style-name="ce9">
            <text:p>402</text:p>
          </table:table-cell>
          <table:table-cell office:value-type="float" office:value="2359.8400459289551" table:style-name="ce9">
            <text:p>2.360</text:p>
          </table:table-cell>
          <table:table-cell office:value-type="float" office:value="942.76001834869385" table:style-name="ce9">
            <text:p>943</text:p>
          </table:table-cell>
          <table:table-cell office:value-type="float" office:value="2438.240047454834" table:style-name="ce9">
            <text:p>2.438</text:p>
          </table:table-cell>
          <table:table-cell office:value-type="float" office:value="2154.0400419235229" table:style-name="ce9">
            <text:p>2.154</text:p>
          </table:table-cell>
          <table:table-cell office:value-type="float" office:value="1836.5200357437134" table:style-name="ce9">
            <text:p>1.837</text:p>
          </table:table-cell>
          <table:table-cell office:value-type="float" office:value="3355.5200653076172" table:style-name="ce9">
            <text:p>3.356</text:p>
          </table:table-cell>
          <table:table-cell office:value-type="float" office:value="2557.8000497817993" table:style-name="ce9">
            <text:p>2.55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707.56001377105713" table:style-name="ce9">
            <text:p>708</text:p>
          </table:table-cell>
          <table:table-cell office:value-type="float" office:value="844.76001644134521" table:style-name="ce9">
            <text:p>845</text:p>
          </table:table-cell>
          <table:table-cell office:value-type="float" office:value="1246.5600242614746" table:style-name="ce9">
            <text:p>1.247</text:p>
          </table:table-cell>
          <table:table-cell office:value-type="float" office:value="1164.2400226593018" table:style-name="ce9">
            <text:p>1.164</text:p>
          </table:table-cell>
          <table:table-cell office:value-type="float" office:value="491.96000957489014" table:style-name="ce9">
            <text:p>492</text:p>
          </table:table-cell>
          <table:table-cell office:value-type="float" office:value="1383.7600269317627" table:style-name="ce9">
            <text:p>1.384</text:p>
          </table:table-cell>
          <table:table-cell office:value-type="float" office:value="356.72000694274902" table:style-name="ce9">
            <text:p>35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01.80000782012939" table:style-name="ce9">
            <text:p>402</text:p>
          </table:table-cell>
          <table:table-cell office:value-type="float" office:value="2304.9600448608398" table:style-name="ce9">
            <text:p>2.305</text:p>
          </table:table-cell>
          <table:table-cell office:value-type="float" office:value="1107.4000215530396" table:style-name="ce9">
            <text:p>1.107</text:p>
          </table:table-cell>
          <table:table-cell office:value-type="float" office:value="1477.8400287628174" table:style-name="ce9">
            <text:p>1.478</text:p>
          </table:table-cell>
          <table:table-cell office:value-type="float" office:value="2199.1200428009033" table:style-name="ce9">
            <text:p>2.199</text:p>
          </table:table-cell>
          <table:table-cell office:value-type="float" office:value="1638.5600318908691" table:style-name="ce9">
            <text:p>1.639</text:p>
          </table:table-cell>
          <table:table-cell office:value-type="float" office:value="2383.3600463867188" table:style-name="ce9">
            <text:p>2.383</text:p>
          </table:table-cell>
          <table:table-cell office:value-type="float" office:value="2469.6000480651855" table:style-name="ce9">
            <text:p>2.47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591.92001152038574" table:style-name="ce9">
            <text:p>592</text:p>
          </table:table-cell>
          <table:table-cell office:value-type="float" office:value="1479.8000288009644" table:style-name="ce9">
            <text:p>1.480</text:p>
          </table:table-cell>
          <table:table-cell office:value-type="float" office:value="1119.1600217819214" table:style-name="ce9">
            <text:p>1.119</text:p>
          </table:table-cell>
          <table:table-cell office:value-type="float" office:value="1295.5600252151489" table:style-name="ce9">
            <text:p>1.296</text:p>
          </table:table-cell>
          <table:table-cell office:value-type="float" office:value="2408.8400468826294" table:style-name="ce9">
            <text:p>2.409</text:p>
          </table:table-cell>
          <table:table-cell office:value-type="float" office:value="1234.8000240325928" table:style-name="ce9">
            <text:p>1.23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01.80000782012939" table:style-name="ce9">
            <text:p>402</text:p>
          </table:table-cell>
          <table:table-cell office:value-type="float" office:value="2314.7600450515747" table:style-name="ce9">
            <text:p>2.315</text:p>
          </table:table-cell>
          <table:table-cell office:value-type="float" office:value="1246.5600242614746" table:style-name="ce9">
            <text:p>1.247</text:p>
          </table:table-cell>
          <table:table-cell office:value-type="float" office:value="2073.6800403594971" table:style-name="ce9">
            <text:p>2.074</text:p>
          </table:table-cell>
          <table:table-cell office:value-type="float" office:value="2448.0400476455688" table:style-name="ce9">
            <text:p>2.448</text:p>
          </table:table-cell>
          <table:table-cell office:value-type="float" office:value="2058.0000400543213" table:style-name="ce9">
            <text:p>2.058</text:p>
          </table:table-cell>
          <table:table-cell office:value-type="float" office:value="3265.3600635528564" table:style-name="ce9">
            <text:p>3.265</text:p>
          </table:table-cell>
          <table:table-cell office:value-type="float" office:value="2685.2000522613525" table:style-name="ce9">
            <text:p>2.685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52.56001853942871" table:style-name="ce9">
            <text:p>953</text:p>
          </table:table-cell>
          <table:table-cell office:value-type="float" office:value="564.48001098632813" table:style-name="ce9">
            <text:p>564</text:p>
          </table:table-cell>
          <table:table-cell office:value-type="float" office:value="2334.3600454330444" table:style-name="ce9">
            <text:p>2.334</text:p>
          </table:table-cell>
          <table:table-cell office:value-type="float" office:value="1873.7600364685059" table:style-name="ce9">
            <text:p>1.874</text:p>
          </table:table-cell>
          <table:table-cell office:value-type="float" office:value="852.60001659393311" table:style-name="ce9">
            <text:p>853</text:p>
          </table:table-cell>
          <table:table-cell office:value-type="float" office:value="3032.1200590133667" table:style-name="ce9">
            <text:p>3.032</text:p>
          </table:table-cell>
          <table:table-cell office:value-type="float" office:value="2781.2400541305542" table:style-name="ce9">
            <text:p>2.781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MARGEM DE ERRO PARA O TOTAL D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7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36.7601194381714" table:style-name="ce9">
            <text:p>6.1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15.48001003265381" table:style-name="ce9">
            <text:p>515</text:p>
          </table:table-cell>
          <table:table-cell office:value-type="string" table:style-name="ce9">
            <text:p>-</text:p>
          </table:table-cell>
          <table:table-cell office:value-type="float" office:value="929.04001808166504" table:style-name="ce9">
            <text:p>92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97.72001552581787" table:style-name="ce9">
            <text:p>7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float" office:value="827.12001609802246" table:style-name="ce9">
            <text:p>8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5.96001529693604" table:style-name="ce9">
            <text:p>7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41.9200592041016" table:style-name="ce9">
            <text:p>3.0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09.8400936126709" table:style-name="ce9">
            <text:p>4.8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3.1200389862061" table:style-name="ce9">
            <text:p>2.0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88.2400951385498" table:style-name="ce9">
            <text:p>4.8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float" office:value="482.16000938415527" table:style-name="ce9">
            <text:p>48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2.240062713623" table:style-name="ce9">
            <text:p>3.2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9.8000001907348633" table:style-name="ce9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45.0400981903076" table:style-name="ce9">
            <text:p>5.0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4.0000057220459" table:style-name="ce9">
            <text:p>294</text:p>
          </table:table-cell>
          <table:table-cell office:value-type="string" table:style-name="ce9">
            <text:p>-</text:p>
          </table:table-cell>
          <table:table-cell office:value-type="float" office:value="482.16000938415527" table:style-name="ce9">
            <text:p>482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05.8400974273682" table:style-name="ce9">
            <text:p>5.0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office:value-type="string" table:style-name="ce9">
            <text:p>-</text:p>
          </table:table-cell>
          <table:table-cell office:value-type="float" office:value="799.68001556396484" table:style-name="ce9">
            <text:p>80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43.04000473022461" table:style-name="ce9">
            <text:p>243</text:p>
          </table:table-cell>
          <table:table-cell office:value-type="float" office:value="480.2000093460083" table:style-name="ce9">
            <text:p>4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50.4801197052002" table:style-name="ce9">
            <text:p>6.15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91.7200212478638" table:style-name="ce9">
            <text:p>1.09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85.96001529693604" table:style-name="ce9">
            <text:p>7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4.24000358581543" table:style-name="ce9">
            <text:p>184</text:p>
          </table:table-cell>
          <table:table-cell office:value-type="float" office:value="382.20000743865967" table:style-name="ce9">
            <text:p>3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79.2000579833984" table:style-name="ce9">
            <text:p>2.97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09.8400936126709" table:style-name="ce9">
            <text:p>4.8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03.1200389862061" table:style-name="ce9">
            <text:p>2.00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62.7600946426392" table:style-name="ce9">
            <text:p>4.8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22.240062713623" table:style-name="ce9">
            <text:p>3.2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11.7200975418091" table:style-name="ce9">
            <text:p>5.01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382.20000743865967" table:style-name="ce9">
            <text:p>3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68.5600986480713" table:style-name="ce9">
            <text:p>5.06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MARGEM DE ERRO PARA O TOTAL DO INDICADOR D32E – ESCOLAS URBANA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7">
            <text:p>Telefone 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7">
            <text:p>Escolas que possuem Internet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39.12000465393066" table:style-name="ce9">
            <text:p>239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6152.4401197433472" table:style-name="ce9">
            <text:p>6.15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13.2800216674805" table:style-name="ce9">
            <text:p>1.11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5.96001529693604" table:style-name="ce9">
            <text:p>78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4.24000358581543" table:style-name="ce9">
            <text:p>1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71.3600578308105" table:style-name="ce9">
            <text:p>2.97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09.8400936126709" table:style-name="ce9">
            <text:p>4.8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2003.1200389862061" table:style-name="ce9">
            <text:p>2.00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70.6000947952271" table:style-name="ce9">
            <text:p>4.87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3222.240062713623" table:style-name="ce9">
            <text:p>3.22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5017.60009765625" table:style-name="ce9">
            <text:p>5.018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76.4000988006592" table:style-name="ce9">
            <text:p>5.076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MARGEM DE ERRO PARA O TOTAL D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4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3">
            <text:p>Linux</text:p>
          </table:table-cell>
          <table:covered-table-cell table:number-columns-repeated="4"/>
          <table:table-cell office:value-type="string" table:number-columns-spanned="5" table:number-rows-spanned="1" table:style-name="ce13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3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3">
            <text:p>IOS</text:p>
          </table:table-cell>
          <table:covered-table-cell table:number-columns-repeated="4"/>
          <table:table-cell office:value-type="string" table:number-columns-spanned="5" table:number-rows-spanned="1" table:style-name="ce13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83.8001203536987" table:style-name="ce9">
            <text:p>6.184</text:p>
          </table:table-cell>
          <table:table-cell office:value-type="float" office:value="1068.2000207901001" table:style-name="ce9">
            <text:p>1.068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35.08001041412354" table:style-name="ce9">
            <text:p>535</text:p>
          </table:table-cell>
          <table:table-cell office:value-type="float" office:value="4376.6800851821899" table:style-name="ce9">
            <text:p>4.377</text:p>
          </table:table-cell>
          <table:table-cell office:value-type="float" office:value="5537.0001077651978" table:style-name="ce9">
            <text:p>5.537</text:p>
          </table:table-cell>
          <table:table-cell office:value-type="float" office:value="1205.4000234603882" table:style-name="ce9">
            <text:p>1.205</text:p>
          </table:table-cell>
          <table:table-cell office:value-type="string" table:style-name="ce9">
            <text:p>-</text:p>
          </table:table-cell>
          <table:table-cell office:value-type="float" office:value="535.08001041412354" table:style-name="ce9">
            <text:p>535</text:p>
          </table:table-cell>
          <table:table-cell office:value-type="float" office:value="1089.7600212097168" table:style-name="ce9">
            <text:p>1.090</text:p>
          </table:table-cell>
          <table:table-cell office:value-type="float" office:value="6199.4801206588745" table:style-name="ce9">
            <text:p>6.199</text:p>
          </table:table-cell>
          <table:table-cell office:value-type="float" office:value="1489.6000289916992" table:style-name="ce9">
            <text:p>1.49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35.08001041412354" table:style-name="ce9">
            <text:p>535</text:p>
          </table:table-cell>
          <table:table-cell office:value-type="float" office:value="3749.4800729751587" table:style-name="ce9">
            <text:p>3.749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964.32001876831055" table:style-name="ce9">
            <text:p>964</text:p>
          </table:table-cell>
          <table:table-cell office:value-type="string" table:style-name="ce9">
            <text:p>-</text:p>
          </table:table-cell>
          <table:table-cell office:value-type="float" office:value="535.08001041412354" table:style-name="ce9">
            <text:p>535</text:p>
          </table:table-cell>
          <table:table-cell office:value-type="float" office:value="2612.6800508499146" table:style-name="ce9">
            <text:p>2.613</text:p>
          </table:table-cell>
          <table:table-cell office:value-type="float" office:value="6172.0401201248169" table:style-name="ce9">
            <text:p>6.172</text:p>
          </table:table-cell>
          <table:table-cell office:value-type="float" office:value="907.48001766204834" table:style-name="ce9">
            <text:p>907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35.08001041412354" table:style-name="ce9">
            <text:p>535</text:p>
          </table:table-cell>
          <table:table-cell office:value-type="float" office:value="4411.9600858688354" table:style-name="ce9">
            <text:p>4.412</text:p>
          </table:table-cell>
          <table:table-cell office:value-type="float" office:value="5744.7601118087769" table:style-name="ce9">
            <text:p>5.745</text:p>
          </table:table-cell>
          <table:table-cell office:value-type="float" office:value="148.96000289916992" table:style-name="ce9">
            <text:p>149</text:p>
          </table:table-cell>
          <table:table-cell office:value-type="string" table:style-name="ce9">
            <text:p>-</text:p>
          </table:table-cell>
          <table:table-cell office:value-type="float" office:value="535.08001041412354" table:style-name="ce9">
            <text:p>535</text:p>
          </table:table-cell>
          <table:table-cell office:value-type="string" table:style-name="ce9">
            <text:p>-</text:p>
          </table:table-cell>
          <table:table-cell office:value-type="float" office:value="6150.4801197052002" table:style-name="ce9">
            <text:p>6.1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5.08001041412354" table:style-name="ce9">
            <text:p>535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78.000020980835" table:style-name="ce9">
            <text:p>1.078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1144.640022277832" table:style-name="ce9">
            <text:p>1.145</text:p>
          </table:table-cell>
          <table:table-cell office:value-type="float" office:value="540.96001052856445" table:style-name="ce9">
            <text:p>541</text:p>
          </table:table-cell>
          <table:table-cell office:value-type="float" office:value="35.280000686645508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1099.5600214004517" table:style-name="ce9">
            <text:p>1.10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895.7200174331665" table:style-name="ce9">
            <text:p>896</text:p>
          </table:table-cell>
          <table:table-cell office:value-type="float" office:value="817.3200159072876" table:style-name="ce9">
            <text:p>817</text:p>
          </table:table-cell>
          <table:table-cell office:value-type="float" office:value="280.28000545501709" table:style-name="ce9">
            <text:p>280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1095.6400213241577" table:style-name="ce9">
            <text:p>1.096</text:p>
          </table:table-cell>
          <table:table-cell office:value-type="float" office:value="256.76000499725342" table:style-name="ce9">
            <text:p>257</text:p>
          </table:table-cell>
          <table:table-cell office:value-type="float" office:value="0" table:style-name="ce9">
            <text:p>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627.20001220703125" table:style-name="ce9">
            <text:p>627</text:p>
          </table:table-cell>
          <table:table-cell office:value-type="float" office:value="1036.8400201797485" table:style-name="ce9">
            <text:p>1.0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office:value-type="string" table:style-name="ce9">
            <text:p>-</text:p>
          </table:table-cell>
          <table:table-cell office:value-type="float" office:value="1091.7200212478638" table:style-name="ce9">
            <text:p>1.0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Centro-Oeste</text:p>
          </table:table-cell>
          <table:table-cell office:value-type="float" office:value="793.80001544952393" table:style-name="ce9">
            <text:p>794</text:p>
          </table:table-cell>
          <table:table-cell office:value-type="float" office:value="264.60000514984131" table:style-name="ce9">
            <text:p>2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8.80001068115234" table:style-name="ce9">
            <text:p>549</text:p>
          </table:table-cell>
          <table:table-cell office:value-type="float" office:value="782.04001522064209" table:style-name="ce9">
            <text:p>78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2.76000881195068" table:style-name="ce9">
            <text:p>453</text:p>
          </table:table-cell>
          <table:table-cell office:value-type="float" office:value="684.04001331329346" table:style-name="ce9">
            <text:p>684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0.96001052856445" table:style-name="ce9">
            <text:p>541</text:p>
          </table:table-cell>
          <table:table-cell office:value-type="float" office:value="699.72001361846924" table:style-name="ce9">
            <text:p>700</text:p>
          </table:table-cell>
          <table:table-cell office:value-type="float" office:value="162.68000316619873" table:style-name="ce9">
            <text:p>1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803.60001564025879" table:style-name="ce9">
            <text:p>804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699.72001361846924" table:style-name="ce9">
            <text:p>7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5.96001529693604" table:style-name="ce9">
            <text:p>7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Nordeste</text:p>
          </table:table-cell>
          <table:table-cell office:value-type="float" office:value="2994.8800582885742" table:style-name="ce9">
            <text:p>2.995</text:p>
          </table:table-cell>
          <table:table-cell office:value-type="float" office:value="782.04001522064209" table:style-name="ce9">
            <text:p>7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858.0800361633301" table:style-name="ce9">
            <text:p>1.858</text:p>
          </table:table-cell>
          <table:table-cell office:value-type="float" office:value="2949.8000574111938" table:style-name="ce9">
            <text:p>2.950</text:p>
          </table:table-cell>
          <table:table-cell office:value-type="float" office:value="923.16001796722412" table:style-name="ce9">
            <text:p>923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2963.5200576782227" table:style-name="ce9">
            <text:p>2.964</text:p>
          </table:table-cell>
          <table:table-cell office:value-type="float" office:value="972.16001892089844" table:style-name="ce9">
            <text:p>972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764.0000343322754" table:style-name="ce9">
            <text:p>1.764</text:p>
          </table:table-cell>
          <table:table-cell office:value-type="float" office:value="2902.7600564956665" table:style-name="ce9">
            <text:p>2.903</text:p>
          </table:table-cell>
          <table:table-cell office:value-type="float" office:value="386.12000751495361" table:style-name="ce9">
            <text:p>386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246.5600242614746" table:style-name="ce9">
            <text:p>1.247</text:p>
          </table:table-cell>
          <table:table-cell office:value-type="float" office:value="3038.0000591278076" table:style-name="ce9">
            <text:p>3.038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2056.0400400161743" table:style-name="ce9">
            <text:p>2.056</text:p>
          </table:table-cell>
          <table:table-cell office:value-type="float" office:value="2930.2000570297241" table:style-name="ce9">
            <text:p>2.930</text:p>
          </table:table-cell>
          <table:table-cell office:value-type="float" office:value="148.96000289916992" table:style-name="ce9">
            <text:p>149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office:value-type="string" table:style-name="ce9">
            <text:p>-</text:p>
          </table:table-cell>
          <table:table-cell office:value-type="float" office:value="2979.2000579833984" table:style-name="ce9">
            <text:p>2.9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deste</text:p>
          </table:table-cell>
          <table:table-cell office:value-type="float" office:value="4823.5600938796997" table:style-name="ce9">
            <text:p>4.824</text:p>
          </table:table-cell>
          <table:table-cell office:value-type="float" office:value="327.32000637054443" table:style-name="ce9">
            <text:p>3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94.760064125061" table:style-name="ce9">
            <text:p>3.295</text:p>
          </table:table-cell>
          <table:table-cell office:value-type="float" office:value="4357.0800848007202" table:style-name="ce9">
            <text:p>4.357</text:p>
          </table:table-cell>
          <table:table-cell office:value-type="float" office:value="625.24001216888428" table:style-name="ce9">
            <text:p>6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03.60001564025879" table:style-name="ce9">
            <text:p>804</text:p>
          </table:table-cell>
          <table:table-cell office:value-type="float" office:value="4892.1600952148438" table:style-name="ce9">
            <text:p>4.892</text:p>
          </table:table-cell>
          <table:table-cell office:value-type="float" office:value="1113.2800216674805" table:style-name="ce9">
            <text:p>1.1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69.4800539016724" table:style-name="ce9">
            <text:p>2.769</text:p>
          </table:table-cell>
          <table:table-cell office:value-type="float" office:value="4768.6800928115845" table:style-name="ce9">
            <text:p>4.769</text:p>
          </table:table-cell>
          <table:table-cell office:value-type="float" office:value="782.04001522064209" table:style-name="ce9">
            <text:p>7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16.8800373077393" table:style-name="ce9">
            <text:p>1.917</text:p>
          </table:table-cell>
          <table:table-cell office:value-type="float" office:value="4876.480094909668" table:style-name="ce9">
            <text:p>4.876</text:p>
          </table:table-cell>
          <table:table-cell office:value-type="float" office:value="764.40001487731934" table:style-name="ce9">
            <text:p>7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77.0800657272339" table:style-name="ce9">
            <text:p>3.377</text:p>
          </table:table-cell>
          <table:table-cell office:value-type="float" office:value="4521.7200880050659" table:style-name="ce9">
            <text:p>4.5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09.8400936126709" table:style-name="ce9">
            <text:p>4.8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l</text:p>
          </table:table-cell>
          <table:table-cell office:value-type="float" office:value="2050.1600399017334" table:style-name="ce9">
            <text:p>2.050</text:p>
          </table:table-cell>
          <table:table-cell office:value-type="float" office:value="441.00000858306885" table:style-name="ce9">
            <text:p>441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799.2800350189209" table:style-name="ce9">
            <text:p>1.799</text:p>
          </table:table-cell>
          <table:table-cell office:value-type="float" office:value="1442.5600280761719" table:style-name="ce9">
            <text:p>1.443</text:p>
          </table:table-cell>
          <table:table-cell office:value-type="float" office:value="458.6400089263916" table:style-name="ce9">
            <text:p>459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468.44000911712646" table:style-name="ce9">
            <text:p>468</text:p>
          </table:table-cell>
          <table:table-cell office:value-type="float" office:value="2010.9600391387939" table:style-name="ce9">
            <text:p>2.011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477.8400287628174" table:style-name="ce9">
            <text:p>1.478</text:p>
          </table:table-cell>
          <table:table-cell office:value-type="float" office:value="1750.2800340652466" table:style-name="ce9">
            <text:p>1.750</text:p>
          </table:table-cell>
          <table:table-cell office:value-type="float" office:value="252.84000492095947" table:style-name="ce9">
            <text:p>253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187.7600231170654" table:style-name="ce9">
            <text:p>1.188</text:p>
          </table:table-cell>
          <table:table-cell office:value-type="float" office:value="1801.2400350570679" table:style-name="ce9">
            <text:p>1.801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775.7600345611572" table:style-name="ce9">
            <text:p>1.776</text:p>
          </table:table-cell>
          <table:table-cell office:value-type="float" office:value="1556.2400302886963" table:style-name="ce9">
            <text:p>1.5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2003.1200389862061" table:style-name="ce9">
            <text:p>2.0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15.7200937271118" table:style-name="ce9">
            <text:p>4.816</text:p>
          </table:table-cell>
          <table:table-cell office:value-type="float" office:value="870.24001693725586" table:style-name="ce9">
            <text:p>870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0" table:style-name="ce9">
            <text:p>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3700.4800720214844" table:style-name="ce9">
            <text:p>3.700</text:p>
          </table:table-cell>
          <table:table-cell office:value-type="float" office:value="3449.6000671386719" table:style-name="ce9">
            <text:p>3.450</text:p>
          </table:table-cell>
          <table:table-cell office:value-type="float" office:value="231.28000450134277" table:style-name="ce9">
            <text:p>231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4872.560094833374" table:style-name="ce9">
            <text:p>4.873</text:p>
          </table:table-cell>
          <table:table-cell office:value-type="float" office:value="460.60000896453857" table:style-name="ce9">
            <text:p>461</text:p>
          </table:table-cell>
          <table:table-cell office:value-type="float" office:value="0" table:style-name="ce9">
            <text:p>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2569.5600500106812" table:style-name="ce9">
            <text:p>2.570</text:p>
          </table:table-cell>
          <table:table-cell office:value-type="float" office:value="4294.3600835800171" table:style-name="ce9">
            <text:p>4.294</text:p>
          </table:table-cell>
          <table:table-cell office:value-type="float" office:value="609.5600118637085" table:style-name="ce9">
            <text:p>610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1716.960033416748" table:style-name="ce9">
            <text:p>1.717</text:p>
          </table:table-cell>
          <table:table-cell office:value-type="float" office:value="4637.3600902557373" table:style-name="ce9">
            <text:p>4.637</text:p>
          </table:table-cell>
          <table:table-cell office:value-type="float" office:value="535.08001041412354" table:style-name="ce9">
            <text:p>535</text:p>
          </table:table-cell>
          <table:table-cell office:value-type="float" office:value="0" table:style-name="ce9">
            <text:p>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2989.0000581741333" table:style-name="ce9">
            <text:p>2.989</text:p>
          </table:table-cell>
          <table:table-cell office:value-type="float" office:value="4151.2800807952881" table:style-name="ce9">
            <text:p>4.151</text:p>
          </table:table-cell>
          <table:table-cell office:value-type="float" office:value="148.96000289916992" table:style-name="ce9">
            <text:p>149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office:value-type="string" table:style-name="ce9">
            <text:p>-</text:p>
          </table:table-cell>
          <table:table-cell office:value-type="float" office:value="4862.7600946426392" table:style-name="ce9">
            <text:p>4.8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5.36000633239746" table:style-name="ce9">
            <text:p>32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ública Estadual</text:p>
          </table:table-cell>
          <table:table-cell office:value-type="float" office:value="3192.8400621414185" table:style-name="ce9">
            <text:p>3.193</text:p>
          </table:table-cell>
          <table:table-cell office:value-type="float" office:value="613.48001194000244" table:style-name="ce9">
            <text:p>613</text:p>
          </table:table-cell>
          <table:table-cell office:value-type="float" office:value="0" table:style-name="ce9">
            <text:p>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2604.8400506973267" table:style-name="ce9">
            <text:p>2.605</text:p>
          </table:table-cell>
          <table:table-cell office:value-type="float" office:value="2073.6800403594971" table:style-name="ce9">
            <text:p>2.074</text:p>
          </table:table-cell>
          <table:table-cell office:value-type="float" office:value="378.28000736236572" table:style-name="ce9">
            <text:p>378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3230.0800628662109" table:style-name="ce9">
            <text:p>3.230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1107.4000215530396" table:style-name="ce9">
            <text:p>1.107</text:p>
          </table:table-cell>
          <table:table-cell office:value-type="float" office:value="3128.1600608825684" table:style-name="ce9">
            <text:p>3.128</text:p>
          </table:table-cell>
          <table:table-cell office:value-type="float" office:value="625.24001216888428" table:style-name="ce9">
            <text:p>625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721.28001403808594" table:style-name="ce9">
            <text:p>721</text:p>
          </table:table-cell>
          <table:table-cell office:value-type="float" office:value="3163.4400615692139" table:style-name="ce9">
            <text:p>3.163</text:p>
          </table:table-cell>
          <table:table-cell office:value-type="float" office:value="601.72001171112061" table:style-name="ce9">
            <text:p>602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1928.6400375366211" table:style-name="ce9">
            <text:p>1.929</text:p>
          </table:table-cell>
          <table:table-cell office:value-type="float" office:value="2847.8800554275513" table:style-name="ce9">
            <text:p>2.8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3222.240062713623" table:style-name="ce9">
            <text:p>3.2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996.0400972366333" table:style-name="ce9">
            <text:p>4.996</text:p>
          </table:table-cell>
          <table:table-cell office:value-type="float" office:value="1056.4400205612183" table:style-name="ce9">
            <text:p>1.056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329.28000640869141" table:style-name="ce9">
            <text:p>329</text:p>
          </table:table-cell>
          <table:table-cell office:value-type="float" office:value="4217.9200820922852" table:style-name="ce9">
            <text:p>4.218</text:p>
          </table:table-cell>
          <table:table-cell office:value-type="float" office:value="3649.5200710296631" table:style-name="ce9">
            <text:p>3.650</text:p>
          </table:table-cell>
          <table:table-cell office:value-type="float" office:value="441.00000858306885" table:style-name="ce9">
            <text:p>441</text:p>
          </table:table-cell>
          <table:table-cell office:value-type="string" table:style-name="ce9">
            <text:p>-</text:p>
          </table:table-cell>
          <table:table-cell office:value-type="float" office:value="329.28000640869141" table:style-name="ce9">
            <text:p>329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5078.3600988388062" table:style-name="ce9">
            <text:p>5.078</text:p>
          </table:table-cell>
          <table:table-cell office:value-type="float" office:value="629.16001224517822" table:style-name="ce9">
            <text:p>629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329.28000640869141" table:style-name="ce9">
            <text:p>329</text:p>
          </table:table-cell>
          <table:table-cell office:value-type="float" office:value="2726.360053062439" table:style-name="ce9">
            <text:p>2.726</text:p>
          </table:table-cell>
          <table:table-cell office:value-type="float" office:value="4764.7600927352905" table:style-name="ce9">
            <text:p>4.765</text:p>
          </table:table-cell>
          <table:table-cell office:value-type="float" office:value="868.28001689910889" table:style-name="ce9">
            <text:p>868</text:p>
          </table:table-cell>
          <table:table-cell office:value-type="string" table:style-name="ce9">
            <text:p>-</text:p>
          </table:table-cell>
          <table:table-cell office:value-type="float" office:value="329.28000640869141" table:style-name="ce9">
            <text:p>329</text:p>
          </table:table-cell>
          <table:table-cell office:value-type="float" office:value="1856.1200361251831" table:style-name="ce9">
            <text:p>1.856</text:p>
          </table:table-cell>
          <table:table-cell office:value-type="float" office:value="4921.5600957870483" table:style-name="ce9">
            <text:p>4.922</text:p>
          </table:table-cell>
          <table:table-cell office:value-type="float" office:value="797.72001552581787" table:style-name="ce9">
            <text:p>798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329.28000640869141" table:style-name="ce9">
            <text:p>329</text:p>
          </table:table-cell>
          <table:table-cell office:value-type="float" office:value="3388.8400659561157" table:style-name="ce9">
            <text:p>3.389</text:p>
          </table:table-cell>
          <table:table-cell office:value-type="float" office:value="4639.3200902938843" table:style-name="ce9">
            <text:p>4.639</text:p>
          </table:table-cell>
          <table:table-cell office:value-type="float" office:value="148.96000289916992" table:style-name="ce9">
            <text:p>149</text:p>
          </table:table-cell>
          <table:table-cell office:value-type="string" table:style-name="ce9">
            <text:p>-</text:p>
          </table:table-cell>
          <table:table-cell office:value-type="float" office:value="329.28000640869141" table:style-name="ce9">
            <text:p>329</text:p>
          </table:table-cell>
          <table:table-cell office:value-type="string" table:style-name="ce9">
            <text:p>-</text:p>
          </table:table-cell>
          <table:table-cell office:value-type="float" office:value="5011.7200975418091" table:style-name="ce9">
            <text:p>5.0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9.28000640869141" table:style-name="ce9">
            <text:p>329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68.5600986480713" table:style-name="ce9">
            <text:p>5.069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1297.5200252532959" table:style-name="ce9">
            <text:p>1.298</text:p>
          </table:table-cell>
          <table:table-cell office:value-type="float" office:value="4827.4800939559937" table:style-name="ce9">
            <text:p>4.827</text:p>
          </table:table-cell>
          <table:table-cell office:value-type="float" office:value="1127.0000219345093" table:style-name="ce9">
            <text:p>1.127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1064.2800207138062" table:style-name="ce9">
            <text:p>1.064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1362.200026512146" table:style-name="ce9">
            <text:p>1.362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2700.8800525665283" table:style-name="ce9">
            <text:p>2.701</text:p>
          </table:table-cell>
          <table:table-cell office:value-type="float" office:value="4413.9200859069824" table:style-name="ce9">
            <text:p>4.414</text:p>
          </table:table-cell>
          <table:table-cell office:value-type="float" office:value="435.12000846862793" table:style-name="ce9">
            <text:p>435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1871.8000364303589" table:style-name="ce9">
            <text:p>1.872</text:p>
          </table:table-cell>
          <table:table-cell office:value-type="float" office:value="4774.5600929260254" table:style-name="ce9">
            <text:p>4.775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3210.4800624847412" table:style-name="ce9">
            <text:p>3.210</text:p>
          </table:table-cell>
          <table:table-cell office:value-type="float" office:value="4047.4000787734985" table:style-name="ce9">
            <text:p>4.0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office:value-type="string" table:style-name="ce9">
            <text:p>-</text:p>
          </table:table-cell>
          <table:table-cell office:value-type="float" office:value="5068.5600986480713" table:style-name="ce9">
            <text:p>5.0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MARGEM DE ERRO PARA O TOTAL D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3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3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13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3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659.3200712203979" table:style-name="ce9">
            <text:p>3.659</text:p>
          </table:table-cell>
          <table:table-cell office:value-type="float" office:value="6034.8401174545288" table:style-name="ce9">
            <text:p>6.035</text:p>
          </table:table-cell>
          <table:table-cell office:value-type="float" office:value="1011.3600196838379" table:style-name="ce9">
            <text:p>1.011</text:p>
          </table:table-cell>
          <table:table-cell office:value-type="string" table:style-name="ce9">
            <text:p>-</text:p>
          </table:table-cell>
          <table:table-cell office:value-type="float" office:value="615.44001197814941" table:style-name="ce9">
            <text:p>615</text:p>
          </table:table-cell>
          <table:table-cell office:value-type="float" office:value="6281.8001222610474" table:style-name="ce9">
            <text:p>6.282</text:p>
          </table:table-cell>
          <table:table-cell office:value-type="float" office:value="1470.0000286102295" table:style-name="ce9">
            <text:p>1.47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4053.2800788879395" table:style-name="ce9">
            <text:p>4.053</text:p>
          </table:table-cell>
          <table:table-cell office:value-type="float" office:value="6089.720118522644" table:style-name="ce9">
            <text:p>6.090</text:p>
          </table:table-cell>
          <table:table-cell office:value-type="float" office:value="956.48001861572266" table:style-name="ce9">
            <text:p>956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2255.9600439071655" table:style-name="ce9">
            <text:p>2.256</text:p>
          </table:table-cell>
          <table:table-cell office:value-type="float" office:value="6103.4401187896729" table:style-name="ce9">
            <text:p>6.103</text:p>
          </table:table-cell>
          <table:table-cell office:value-type="float" office:value="603.68001174926758" table:style-name="ce9">
            <text:p>604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936.88001823425293" table:style-name="ce9">
            <text:p>937</text:p>
          </table:table-cell>
          <table:table-cell office:value-type="float" office:value="6177.9201202392578" table:style-name="ce9">
            <text:p>6.178</text:p>
          </table:table-cell>
          <table:table-cell office:value-type="float" office:value="145.04000282287598" table:style-name="ce9">
            <text:p>145</text:p>
          </table:table-cell>
          <table:table-cell office:value-type="string" table:style-name="ce9">
            <text:p>-</text:p>
          </table:table-cell>
          <table:table-cell office:value-type="float" office:value="4357.0800848007202" table:style-name="ce9">
            <text:p>4.357</text:p>
          </table:table-cell>
          <table:table-cell office:value-type="float" office:value="5676.1601104736328" table:style-name="ce9">
            <text:p>5.676</text:p>
          </table:table-cell>
          <table:table-cell office:value-type="float" office:value="517.44001007080078" table:style-name="ce9">
            <text:p>517</text:p>
          </table:table-cell>
          <table:table-cell office:value-type="string" table:style-name="ce9">
            <text:p>-</text:p>
          </table:table-cell>
          <table:table-cell office:value-type="float" office:value="1981.5600385665894" table:style-name="ce9">
            <text:p>1.982</text:p>
          </table:table-cell>
          <table:table-cell office:value-type="float" office:value="6101.4801187515259" table:style-name="ce9">
            <text:p>6.101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8.04000949859619" table:style-name="ce9">
            <text:p>488</text:p>
          </table:table-cell>
          <table:table-cell office:value-type="float" office:value="1125.0400218963623" table:style-name="ce9">
            <text:p>1.125</text:p>
          </table:table-cell>
          <table:table-cell office:value-type="float" office:value="190.12000370025635" table:style-name="ce9">
            <text:p>190</text:p>
          </table:table-cell>
          <table:table-cell office:value-type="string" table:style-name="ce9">
            <text:p>-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1134.8400220870972" table:style-name="ce9">
            <text:p>1.135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678.16001319885254" table:style-name="ce9">
            <text:p>678</text:p>
          </table:table-cell>
          <table:table-cell office:value-type="float" office:value="1029.0000200271606" table:style-name="ce9">
            <text:p>1.029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0" table:style-name="ce9">
            <text:p>0</text:p>
          </table:table-cell>
          <table:table-cell office:value-type="float" office:value="160.72000312805176" table:style-name="ce9">
            <text:p>161</text:p>
          </table:table-cell>
          <table:table-cell office:value-type="float" office:value="1140.7200222015381" table:style-name="ce9">
            <text:p>1.1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1123.0800218582153" table:style-name="ce9">
            <text:p>1.1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4.04001331329346" table:style-name="ce9">
            <text:p>684</text:p>
          </table:table-cell>
          <table:table-cell office:value-type="float" office:value="989.80001926422119" table:style-name="ce9">
            <text:p>990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1125.0400218963623" table:style-name="ce9">
            <text:p>1.125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95.92000770568848" table:style-name="ce9">
            <text:p>396</text:p>
          </table:table-cell>
          <table:table-cell office:value-type="float" office:value="842.80001640319824" table:style-name="ce9">
            <text:p>843</text:p>
          </table:table-cell>
          <table:table-cell office:value-type="float" office:value="74.480001449584961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805.56001567840576" table:style-name="ce9">
            <text:p>806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0" table:style-name="ce9">
            <text:p>0</text:p>
          </table:table-cell>
          <table:table-cell office:value-type="float" office:value="488.04000949859619" table:style-name="ce9">
            <text:p>488</text:p>
          </table:table-cell>
          <table:table-cell office:value-type="float" office:value="823.20001602172852" table:style-name="ce9">
            <text:p>823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627.20001220703125" table:style-name="ce9">
            <text:p>627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105.84000205993652" table:style-name="ce9">
            <text:p>106</text:p>
          </table:table-cell>
          <table:table-cell office:value-type="string" table:style-name="ce9">
            <text:p>-</text:p>
          </table:table-cell>
          <table:table-cell office:value-type="float" office:value="333.20000648498535" table:style-name="ce9">
            <text:p>333</text:p>
          </table:table-cell>
          <table:table-cell office:value-type="float" office:value="829.08001613616943" table:style-name="ce9">
            <text:p>829</text:p>
          </table:table-cell>
          <table:table-cell office:value-type="float" office:value="66.64000129699707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233.24000453948975" table:style-name="ce9">
            <text:p>233</text:p>
          </table:table-cell>
          <table:table-cell office:value-type="float" office:value="785.96001529693604" table:style-name="ce9">
            <text:p>78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03.3600273132324" table:style-name="ce9">
            <text:p>1.403</text:p>
          </table:table-cell>
          <table:table-cell office:value-type="float" office:value="3161.4800615310669" table:style-name="ce9">
            <text:p>3.161</text:p>
          </table:table-cell>
          <table:table-cell office:value-type="float" office:value="548.80001068115234" table:style-name="ce9">
            <text:p>549</text:p>
          </table:table-cell>
          <table:table-cell office:value-type="string" table:style-name="ce9">
            <text:p>-</text:p>
          </table:table-cell>
          <table:table-cell office:value-type="float" office:value="529.20001029968262" table:style-name="ce9">
            <text:p>529</text:p>
          </table:table-cell>
          <table:table-cell office:value-type="float" office:value="3028.2000589370728" table:style-name="ce9">
            <text:p>3.028</text:p>
          </table:table-cell>
          <table:table-cell office:value-type="float" office:value="752.6400146484375" table:style-name="ce9">
            <text:p>753</text:p>
          </table:table-cell>
          <table:table-cell office:value-type="float" office:value="0" table:style-name="ce9">
            <text:p>0</text:p>
          </table:table-cell>
          <table:table-cell office:value-type="float" office:value="2036.4400396347046" table:style-name="ce9">
            <text:p>2.036</text:p>
          </table:table-cell>
          <table:table-cell office:value-type="float" office:value="3155.600061416626" table:style-name="ce9">
            <text:p>3.156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0" table:style-name="ce9">
            <text:p>0</text:p>
          </table:table-cell>
          <table:table-cell office:value-type="float" office:value="1199.5200233459473" table:style-name="ce9">
            <text:p>1.200</text:p>
          </table:table-cell>
          <table:table-cell office:value-type="float" office:value="2938.040057182312" table:style-name="ce9">
            <text:p>2.938</text:p>
          </table:table-cell>
          <table:table-cell office:value-type="float" office:value="599.76001167297363" table:style-name="ce9">
            <text:p>600</text:p>
          </table:table-cell>
          <table:table-cell office:value-type="float" office:value="0" table:style-name="ce9">
            <text:p>0</text:p>
          </table:table-cell>
          <table:table-cell office:value-type="float" office:value="735.00001430511475" table:style-name="ce9">
            <text:p>735</text:p>
          </table:table-cell>
          <table:table-cell office:value-type="float" office:value="3014.4800586700439" table:style-name="ce9">
            <text:p>3.014</text:p>
          </table:table-cell>
          <table:table-cell office:value-type="float" office:value="76.440001487731934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2212.8400430679321" table:style-name="ce9">
            <text:p>2.213</text:p>
          </table:table-cell>
          <table:table-cell office:value-type="float" office:value="2859.6400556564331" table:style-name="ce9">
            <text:p>2.860</text:p>
          </table:table-cell>
          <table:table-cell office:value-type="float" office:value="58.8000011444091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568.40001106262207" table:style-name="ce9">
            <text:p>568</text:p>
          </table:table-cell>
          <table:table-cell office:value-type="float" office:value="3028.2000589370728" table:style-name="ce9">
            <text:p>3.028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51.7600574493408" table:style-name="ce9">
            <text:p>2.952</text:p>
          </table:table-cell>
          <table:table-cell office:value-type="float" office:value="4615.8000898361206" table:style-name="ce9">
            <text:p>4.616</text:p>
          </table:table-cell>
          <table:table-cell office:value-type="float" office:value="821.24001598358154" table:style-name="ce9">
            <text:p>821</text:p>
          </table:table-cell>
          <table:table-cell office:value-type="string" table:style-name="ce9">
            <text:p>-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4919.6000957489014" table:style-name="ce9">
            <text:p>4.920</text:p>
          </table:table-cell>
          <table:table-cell office:value-type="float" office:value="1205.4000234603882" table:style-name="ce9">
            <text:p>1.205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3081.120059967041" table:style-name="ce9">
            <text:p>3.081</text:p>
          </table:table-cell>
          <table:table-cell office:value-type="float" office:value="4711.8400917053223" table:style-name="ce9">
            <text:p>4.712</text:p>
          </table:table-cell>
          <table:table-cell office:value-type="float" office:value="860.440016746521" table:style-name="ce9">
            <text:p>860</text:p>
          </table:table-cell>
          <table:table-cell office:value-type="float" office:value="0" table:style-name="ce9">
            <text:p>0</text:p>
          </table:table-cell>
          <table:table-cell office:value-type="float" office:value="1370.0400266647339" table:style-name="ce9">
            <text:p>1.370</text:p>
          </table:table-cell>
          <table:table-cell office:value-type="float" office:value="4868.6400947570801" table:style-name="ce9">
            <text:p>4.869</text:p>
          </table:table-cell>
          <table:table-cell office:value-type="float" office:value="0" table:style-name="ce9">
            <text:p>0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4815.7200937271118" table:style-name="ce9">
            <text:p>4.8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18.2400665283203" table:style-name="ce9">
            <text:p>3.418</text:p>
          </table:table-cell>
          <table:table-cell office:value-type="float" office:value="4357.0800848007202" table:style-name="ce9">
            <text:p>4.357</text:p>
          </table:table-cell>
          <table:table-cell office:value-type="float" office:value="284.20000553131104" table:style-name="ce9">
            <text:p>284</text:p>
          </table:table-cell>
          <table:table-cell office:value-type="string" table:style-name="ce9">
            <text:p>-</text:p>
          </table:table-cell>
          <table:table-cell office:value-type="float" office:value="1219.120023727417" table:style-name="ce9">
            <text:p>1.219</text:p>
          </table:table-cell>
          <table:table-cell office:value-type="float" office:value="4843.1600942611694" table:style-name="ce9">
            <text:p>4.84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20.9600296020508" table:style-name="ce9">
            <text:p>1.521</text:p>
          </table:table-cell>
          <table:table-cell office:value-type="float" office:value="1775.7600345611572" table:style-name="ce9">
            <text:p>1.776</text:p>
          </table:table-cell>
          <table:table-cell office:value-type="float" office:value="70.560001373291016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2038.4000396728516" table:style-name="ce9">
            <text:p>2.038</text:p>
          </table:table-cell>
          <table:table-cell office:value-type="float" office:value="299.88000583648682" table:style-name="ce9">
            <text:p>300</text:p>
          </table:table-cell>
          <table:table-cell office:value-type="float" office:value="0" table:style-name="ce9">
            <text:p>0</text:p>
          </table:table-cell>
          <table:table-cell office:value-type="float" office:value="1444.5200281143188" table:style-name="ce9">
            <text:p>1.445</text:p>
          </table:table-cell>
          <table:table-cell office:value-type="float" office:value="1789.480034828186" table:style-name="ce9">
            <text:p>1.789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0" table:style-name="ce9">
            <text:p>0</text:p>
          </table:table-cell>
          <table:table-cell office:value-type="float" office:value="1164.2400226593018" table:style-name="ce9">
            <text:p>1.164</text:p>
          </table:table-cell>
          <table:table-cell office:value-type="float" office:value="1799.2800350189209" table:style-name="ce9">
            <text:p>1.799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1999.2000389099121" table:style-name="ce9">
            <text:p>1.999</text:p>
          </table:table-cell>
          <table:table-cell office:value-type="float" office:value="64.680001258850098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1352.4000263214111" table:style-name="ce9">
            <text:p>1.352</text:p>
          </table:table-cell>
          <table:table-cell office:value-type="float" office:value="1838.4800357818604" table:style-name="ce9">
            <text:p>1.838</text:p>
          </table:table-cell>
          <table:table-cell office:value-type="float" office:value="415.5200080871582" table:style-name="ce9">
            <text:p>416</text:p>
          </table:table-cell>
          <table:table-cell office:value-type="string" table:style-name="ce9">
            <text:p>-</text:p>
          </table:table-cell>
          <table:table-cell office:value-type="float" office:value="1426.8800277709961" table:style-name="ce9">
            <text:p>1.427</text:p>
          </table:table-cell>
          <table:table-cell office:value-type="float" office:value="1646.400032043457" table:style-name="ce9">
            <text:p>1.646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77.2000598907471" table:style-name="ce9">
            <text:p>3.077</text:p>
          </table:table-cell>
          <table:table-cell office:value-type="float" office:value="4010.1600780487061" table:style-name="ce9">
            <text:p>4.010</text:p>
          </table:table-cell>
          <table:table-cell office:value-type="float" office:value="546.84001064300537" table:style-name="ce9">
            <text:p>547</text:p>
          </table:table-cell>
          <table:table-cell office:value-type="string" table:style-name="ce9">
            <text:p>-</text:p>
          </table:table-cell>
          <table:table-cell office:value-type="float" office:value="380.2400074005127" table:style-name="ce9">
            <text:p>380</text:p>
          </table:table-cell>
          <table:table-cell office:value-type="float" office:value="4813.7600936889648" table:style-name="ce9">
            <text:p>4.814</text:p>
          </table:table-cell>
          <table:table-cell office:value-type="float" office:value="978.04001903533936" table:style-name="ce9">
            <text:p>978</text:p>
          </table:table-cell>
          <table:table-cell office:value-type="float" office:value="0" table:style-name="ce9">
            <text:p>0</text:p>
          </table:table-cell>
          <table:table-cell office:value-type="float" office:value="2802.8000545501709" table:style-name="ce9">
            <text:p>2.803</text:p>
          </table:table-cell>
          <table:table-cell office:value-type="float" office:value="4215.9600820541382" table:style-name="ce9">
            <text:p>4.216</text:p>
          </table:table-cell>
          <table:table-cell office:value-type="float" office:value="844.76001644134521" table:style-name="ce9">
            <text:p>845</text:p>
          </table:table-cell>
          <table:table-cell office:value-type="float" office:value="0" table:style-name="ce9">
            <text:p>0</text:p>
          </table:table-cell>
          <table:table-cell office:value-type="float" office:value="1636.6000318527222" table:style-name="ce9">
            <text:p>1.637</text:p>
          </table:table-cell>
          <table:table-cell office:value-type="float" office:value="4717.7200918197632" table:style-name="ce9">
            <text:p>4.718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752.6400146484375" table:style-name="ce9">
            <text:p>753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64.680001258850098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3412.3600664138794" table:style-name="ce9">
            <text:p>3.412</text:p>
          </table:table-cell>
          <table:table-cell office:value-type="float" office:value="3833.7600746154785" table:style-name="ce9">
            <text:p>3.834</text:p>
          </table:table-cell>
          <table:table-cell office:value-type="float" office:value="211.68000411987305" table:style-name="ce9">
            <text:p>212</text:p>
          </table:table-cell>
          <table:table-cell office:value-type="string" table:style-name="ce9">
            <text:p>-</text:p>
          </table:table-cell>
          <table:table-cell office:value-type="float" office:value="1534.6800298690796" table:style-name="ce9">
            <text:p>1.535</text:p>
          </table:table-cell>
          <table:table-cell office:value-type="float" office:value="4668.7200908660889" table:style-name="ce9">
            <text:p>4.669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18.720043182373" table:style-name="ce9">
            <text:p>2.219</text:p>
          </table:table-cell>
          <table:table-cell office:value-type="float" office:value="2575.4400501251221" table:style-name="ce9">
            <text:p>2.575</text:p>
          </table:table-cell>
          <table:table-cell office:value-type="float" office:value="819.28001594543457" table:style-name="ce9">
            <text:p>819</text:p>
          </table:table-cell>
          <table:table-cell office:value-type="string" table:style-name="ce9">
            <text:p>-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3114.4400606155396" table:style-name="ce9">
            <text:p>3.114</text:p>
          </table:table-cell>
          <table:table-cell office:value-type="float" office:value="1089.7600212097168" table:style-name="ce9">
            <text:p>1.09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2742.0400533676147" table:style-name="ce9">
            <text:p>2.742</text:p>
          </table:table-cell>
          <table:table-cell office:value-type="float" office:value="2067.8000402450562" table:style-name="ce9">
            <text:p>2.068</text:p>
          </table:table-cell>
          <table:table-cell office:value-type="float" office:value="452.76000881195068" table:style-name="ce9">
            <text:p>453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1130.9200220108032" table:style-name="ce9">
            <text:p>1.131</text:p>
          </table:table-cell>
          <table:table-cell office:value-type="float" office:value="3077.2000598907471" table:style-name="ce9">
            <text:p>3.077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50.8800048828125" table:style-name="ce9">
            <text:p>251</text:p>
          </table:table-cell>
          <table:table-cell office:value-type="float" office:value="3222.240062713623" table:style-name="ce9">
            <text:p>3.222</text:p>
          </table:table-cell>
          <table:table-cell office:value-type="float" office:value="117.60000228881836" table:style-name="ce9">
            <text:p>118</text:p>
          </table:table-cell>
          <table:table-cell office:value-type="string" table:style-name="ce9">
            <text:p>-</text:p>
          </table:table-cell>
          <table:table-cell office:value-type="float" office:value="2573.4800500869751" table:style-name="ce9">
            <text:p>2.573</text:p>
          </table:table-cell>
          <table:table-cell office:value-type="float" office:value="2252.0400438308716" table:style-name="ce9">
            <text:p>2.252</text:p>
          </table:table-cell>
          <table:table-cell office:value-type="float" office:value="468.44000911712646" table:style-name="ce9">
            <text:p>468</text:p>
          </table:table-cell>
          <table:table-cell office:value-type="string" table:style-name="ce9">
            <text:p>-</text:p>
          </table:table-cell>
          <table:table-cell office:value-type="float" office:value="1123.0800218582153" table:style-name="ce9">
            <text:p>1.123</text:p>
          </table:table-cell>
          <table:table-cell office:value-type="float" office:value="3073.2800598144531" table:style-name="ce9">
            <text:p>3.07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649.5200710296631" table:style-name="ce9">
            <text:p>3.650</text:p>
          </table:table-cell>
          <table:table-cell office:value-type="float" office:value="4396.2800855636597" table:style-name="ce9">
            <text:p>4.396</text:p>
          </table:table-cell>
          <table:table-cell office:value-type="float" office:value="983.92001914978027" table:style-name="ce9">
            <text:p>984</text:p>
          </table:table-cell>
          <table:table-cell office:value-type="string" table:style-name="ce9">
            <text:p>-</text:p>
          </table:table-cell>
          <table:table-cell office:value-type="float" office:value="554.68001079559326" table:style-name="ce9">
            <text:p>555</text:p>
          </table:table-cell>
          <table:table-cell office:value-type="float" office:value="5041.1200981140137" table:style-name="ce9">
            <text:p>5.041</text:p>
          </table:table-cell>
          <table:table-cell office:value-type="float" office:value="1458.2400283813477" table:style-name="ce9">
            <text:p>1.458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3741.6400728225708" table:style-name="ce9">
            <text:p>3.742</text:p>
          </table:table-cell>
          <table:table-cell office:value-type="float" office:value="4429.6000862121582" table:style-name="ce9">
            <text:p>4.430</text:p>
          </table:table-cell>
          <table:table-cell office:value-type="float" office:value="954.52001857757568" table:style-name="ce9">
            <text:p>955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1971.7600383758545" table:style-name="ce9">
            <text:p>1.972</text:p>
          </table:table-cell>
          <table:table-cell office:value-type="float" office:value="4896.0800952911377" table:style-name="ce9">
            <text:p>4.896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793.80001544952393" table:style-name="ce9">
            <text:p>794</text:p>
          </table:table-cell>
          <table:table-cell office:value-type="float" office:value="5027.4000978469849" table:style-name="ce9">
            <text:p>5.027</text:p>
          </table:table-cell>
          <table:table-cell office:value-type="float" office:value="133.28000259399414" table:style-name="ce9">
            <text:p>133</text:p>
          </table:table-cell>
          <table:table-cell office:value-type="string" table:style-name="ce9">
            <text:p>-</text:p>
          </table:table-cell>
          <table:table-cell office:value-type="float" office:value="4100.3200798034668" table:style-name="ce9">
            <text:p>4.100</text:p>
          </table:table-cell>
          <table:table-cell office:value-type="float" office:value="4061.1200790405273" table:style-name="ce9">
            <text:p>4.061</text:p>
          </table:table-cell>
          <table:table-cell office:value-type="float" office:value="513.52000999450684" table:style-name="ce9">
            <text:p>514</text:p>
          </table:table-cell>
          <table:table-cell office:value-type="string" table:style-name="ce9">
            <text:p>-</text:p>
          </table:table-cell>
          <table:table-cell office:value-type="float" office:value="1893.3600368499756" table:style-name="ce9">
            <text:p>1.893</text:p>
          </table:table-cell>
          <table:table-cell office:value-type="float" office:value="4835.3200941085815" table:style-name="ce9">
            <text:p>4.835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5068.5600986480713" table:style-name="ce9">
            <text:p>5.069</text:p>
          </table:table-cell>
          <table:table-cell office:value-type="float" office:value="233.24000453948975" table:style-name="ce9">
            <text:p>233</text:p>
          </table:table-cell>
          <table:table-cell office:value-type="string" table:style-name="ce9">
            <text:p>-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5072.4800987243652" table:style-name="ce9">
            <text:p>5.072</text:p>
          </table:table-cell>
          <table:table-cell office:value-type="float" office:value="215.60000419616699" table:style-name="ce9">
            <text:p>216</text:p>
          </table:table-cell>
          <table:table-cell office:value-type="float" office:value="0" table:style-name="ce9">
            <text:p>0</text:p>
          </table:table-cell>
          <table:table-cell office:value-type="float" office:value="1781.6400346755981" table:style-name="ce9">
            <text:p>1.782</text:p>
          </table:table-cell>
          <table:table-cell office:value-type="float" office:value="4807.8800935745239" table:style-name="ce9">
            <text:p>4.808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1123.0800218582153" table:style-name="ce9">
            <text:p>1.123</text:p>
          </table:table-cell>
          <table:table-cell office:value-type="float" office:value="4956.8400964736938" table:style-name="ce9">
            <text:p>4.957</text:p>
          </table:table-cell>
          <table:table-cell office:value-type="float" office:value="599.76001167297363" table:style-name="ce9">
            <text:p>600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499.80000972747803" table:style-name="ce9">
            <text:p>500</text:p>
          </table:table-cell>
          <table:table-cell office:value-type="float" office:value="5054.8400983810425" table:style-name="ce9">
            <text:p>5.055</text:p>
          </table:table-cell>
          <table:table-cell office:value-type="float" office:value="58.8000011444091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1593.4800310134888" table:style-name="ce9">
            <text:p>1.593</text:p>
          </table:table-cell>
          <table:table-cell office:value-type="float" office:value="4851.0000944137573" table:style-name="ce9">
            <text:p>4.851</text:p>
          </table:table-cell>
          <table:table-cell office:value-type="float" office:value="58.8000011444091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642.88001251220703" table:style-name="ce9">
            <text:p>643</text:p>
          </table:table-cell>
          <table:table-cell office:value-type="float" office:value="5060.7200984954834" table:style-name="ce9">
            <text:p>5.061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46.5601196289063" table:style-name="ce9">
            <text:p>6.147</text:p>
          </table:table-cell>
          <table:table-cell office:value-type="float" office:value="878.08001708984375" table:style-name="ce9">
            <text:p>8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15.48001003265381" table:style-name="ce9">
            <text:p>51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7.6000213623047" table:style-name="ce9">
            <text:p>1.098</text:p>
          </table:table-cell>
          <table:table-cell office:value-type="float" office:value="92.120001792907715" table:style-name="ce9">
            <text:p>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6.16001510620117" table:style-name="ce9">
            <text:p>776</text:p>
          </table:table-cell>
          <table:table-cell office:value-type="float" office:value="196.00000381469727" table:style-name="ce9">
            <text:p>1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67.4400577545166" table:style-name="ce9">
            <text:p>2.967</text:p>
          </table:table-cell>
          <table:table-cell office:value-type="float" office:value="850.64001655578613" table:style-name="ce9">
            <text:p>8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09.8400936126709" table:style-name="ce9">
            <text:p>4.8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3.1200389862061" table:style-name="ce9">
            <text:p>2.003</text:p>
          </table:table-cell>
          <table:table-cell office:value-type="float" office:value="13.720000267028809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64.7200946807861" table:style-name="ce9">
            <text:p>4.865</text:p>
          </table:table-cell>
          <table:table-cell office:value-type="float" office:value="513.52000999450684" table:style-name="ce9">
            <text:p>5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2.240062713623" table:style-name="ce9">
            <text:p>3.222</text:p>
          </table:table-cell>
          <table:table-cell office:value-type="float" office:value="13.720000267028809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19.560097694397" table:style-name="ce9">
            <text:p>5.020</text:p>
          </table:table-cell>
          <table:table-cell office:value-type="float" office:value="513.52000999450684" table:style-name="ce9">
            <text:p>5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4.0000057220459" table:style-name="ce9">
            <text:p>29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25.4400978088379" table:style-name="ce9">
            <text:p>5.025</text:p>
          </table:table-cell>
          <table:table-cell office:value-type="float" office:value="711.48001384735107" table:style-name="ce9">
            <text:p>7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25.0001192092896" table:style-name="ce9">
            <text:p>6.125</text:p>
          </table:table-cell>
          <table:table-cell office:value-type="float" office:value="956.48001861572266" table:style-name="ce9">
            <text:p>9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2.9200201034546" table:style-name="ce9">
            <text:p>1.0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5.56001567840576" table:style-name="ce9">
            <text:p>806</text:p>
          </table:table-cell>
          <table:table-cell office:value-type="float" office:value="145.04000282287598" table:style-name="ce9">
            <text:p>1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0.440016746521" table:style-name="ce9">
            <text:p>8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6.16001510620117" table:style-name="ce9">
            <text:p>776</text:p>
          </table:table-cell>
          <table:table-cell office:value-type="float" office:value="196.00000381469727" table:style-name="ce9">
            <text:p>1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12.520058631897" table:style-name="ce9">
            <text:p>3.013</text:p>
          </table:table-cell>
          <table:table-cell office:value-type="float" office:value="919.24001789093018" table:style-name="ce9">
            <text:p>9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0.36001110076904" table:style-name="ce9">
            <text:p>5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09.8400936126709" table:style-name="ce9">
            <text:p>4.8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10.9600391387939" table:style-name="ce9">
            <text:p>2.011</text:p>
          </table:table-cell>
          <table:table-cell office:value-type="float" office:value="99.960001945495605" table:style-name="ce9">
            <text:p>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70.6000947952271" table:style-name="ce9">
            <text:p>4.871</text:p>
          </table:table-cell>
          <table:table-cell office:value-type="float" office:value="580.16001129150391" table:style-name="ce9">
            <text:p>5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0.96001052856445" table:style-name="ce9">
            <text:p>5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2.240062713623" table:style-name="ce9">
            <text:p>3.222</text:p>
          </table:table-cell>
          <table:table-cell office:value-type="float" office:value="99.960001945495605" table:style-name="ce9">
            <text:p>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.8000001907348633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39.1600980758667" table:style-name="ce9">
            <text:p>5.039</text:p>
          </table:table-cell>
          <table:table-cell office:value-type="float" office:value="588.0000114440918" table:style-name="ce9">
            <text:p>5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0.96001052856445" table:style-name="ce9">
            <text:p>54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62.7200965881348" table:style-name="ce9">
            <text:p>4.963</text:p>
          </table:table-cell>
          <table:table-cell office:value-type="float" office:value="756.56001472473145" table:style-name="ce9">
            <text:p>7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5.92001724243164" table:style-name="ce9">
            <text:p>88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10B – ESCOLAS URBANAS QUE UTILIZAM SISTEMA DE GESTÃO ESCOLAR<text:s/><text:span text:style-name="T5">ON-LINE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611.4801092147827" table:style-name="ce9">
            <text:p>5.611</text:p>
          </table:table-cell>
          <table:table-cell office:value-type="float" office:value="3880.8000755310059" table:style-name="ce9">
            <text:p>3.881</text:p>
          </table:table-cell>
          <table:table-cell office:value-type="float" office:value="633.08001232147217" table:style-name="ce9">
            <text:p>633</text:p>
          </table:table-cell>
          <table:table-cell office:value-type="string" table:style-name="ce9">
            <text:p>-</text:p>
          </table:table-cell>
          <table:table-cell office:value-type="float" office:value="1032.9200201034546" table:style-name="ce9">
            <text:p>1.0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91.84001541137695" table:style-name="ce9">
            <text:p>792</text:p>
          </table:table-cell>
          <table:table-cell office:value-type="float" office:value="456.68000888824463" table:style-name="ce9">
            <text:p>4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60.440016746521" table:style-name="ce9">
            <text:p>8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19.32001399993896" table:style-name="ce9">
            <text:p>719</text:p>
          </table:table-cell>
          <table:table-cell office:value-type="float" office:value="501.760009765625" table:style-name="ce9">
            <text:p>5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45.8400592803955" table:style-name="ce9">
            <text:p>3.046</text:p>
          </table:table-cell>
          <table:table-cell office:value-type="float" office:value="1985.4800386428833" table:style-name="ce9">
            <text:p>1.9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0.36001110076904" table:style-name="ce9">
            <text:p>5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10.1200799942017" table:style-name="ce9">
            <text:p>4.110</text:p>
          </table:table-cell>
          <table:table-cell office:value-type="float" office:value="3204.6000623703003" table:style-name="ce9">
            <text:p>3.205</text:p>
          </table:table-cell>
          <table:table-cell office:value-type="float" office:value="633.08001232147217" table:style-name="ce9">
            <text:p>6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46.2400398254395" table:style-name="ce9">
            <text:p>2.046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07.8800935745239" table:style-name="ce9">
            <text:p>4.808</text:p>
          </table:table-cell>
          <table:table-cell office:value-type="float" office:value="1550.3600301742554" table:style-name="ce9">
            <text:p>1.550</text:p>
          </table:table-cell>
          <table:table-cell office:value-type="float" office:value="633.08001232147217" table:style-name="ce9">
            <text:p>633</text:p>
          </table:table-cell>
          <table:table-cell office:value-type="string" table:style-name="ce9">
            <text:p>-</text:p>
          </table:table-cell>
          <table:table-cell office:value-type="float" office:value="540.96001052856445" table:style-name="ce9">
            <text:p>5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198.7200622558594" table:style-name="ce9">
            <text:p>3.199</text:p>
          </table:table-cell>
          <table:table-cell office:value-type="float" office:value="488.04000949859619" table:style-name="ce9">
            <text:p>4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8000001907348633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99.9200992584229" table:style-name="ce9">
            <text:p>5.100</text:p>
          </table:table-cell>
          <table:table-cell office:value-type="float" office:value="1617.0000314712524" table:style-name="ce9">
            <text:p>1.617</text:p>
          </table:table-cell>
          <table:table-cell office:value-type="float" office:value="633.08001232147217" table:style-name="ce9">
            <text:p>633</text:p>
          </table:table-cell>
          <table:table-cell office:value-type="string" table:style-name="ce9">
            <text:p>-</text:p>
          </table:table-cell>
          <table:table-cell office:value-type="float" office:value="540.96001052856445" table:style-name="ce9">
            <text:p>54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676.9600715637207" table:style-name="ce9">
            <text:p>3.677</text:p>
          </table:table-cell>
          <table:table-cell office:value-type="float" office:value="3569.1600694656372" table:style-name="ce9">
            <text:p>3.5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85.92001724243164" table:style-name="ce9">
            <text:p>88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MARGEM DE ERRO PARA O TOTAL D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20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3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028.2000589370728" table:style-name="ce9">
            <text:p>3.028</text:p>
          </table:table-cell>
          <table:table-cell office:value-type="float" office:value="6128.9201192855835" table:style-name="ce9">
            <text:p>6.129</text:p>
          </table:table-cell>
          <table:table-cell office:value-type="float" office:value="33.320000648498535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3443.720067024231" table:style-name="ce9">
            <text:p>3.444</text:p>
          </table:table-cell>
          <table:table-cell office:value-type="float" office:value="5976.0401163101196" table:style-name="ce9">
            <text:p>5.9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1162.2800226211548" table:style-name="ce9">
            <text:p>1.1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0.92001247406006" table:style-name="ce9">
            <text:p>641</text:p>
          </table:table-cell>
          <table:table-cell office:value-type="float" office:value="1070.1600208282471" table:style-name="ce9">
            <text:p>1.0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819.28001594543457" table:style-name="ce9">
            <text:p>819</text:p>
          </table:table-cell>
          <table:table-cell office:value-type="float" office:value="33.320000648498535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395.92000770568848" table:style-name="ce9">
            <text:p>396</text:p>
          </table:table-cell>
          <table:table-cell office:value-type="float" office:value="805.56001567840576" table:style-name="ce9">
            <text:p>8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87.7600231170654" table:style-name="ce9">
            <text:p>1.188</text:p>
          </table:table-cell>
          <table:table-cell office:value-type="float" office:value="2965.4800577163696" table:style-name="ce9">
            <text:p>2.9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20.9200315475464" table:style-name="ce9">
            <text:p>1.621</text:p>
          </table:table-cell>
          <table:table-cell office:value-type="float" office:value="3069.3600597381592" table:style-name="ce9">
            <text:p>3.0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03.0000448226929" table:style-name="ce9">
            <text:p>2.303</text:p>
          </table:table-cell>
          <table:table-cell office:value-type="float" office:value="4858.8400945663452" table:style-name="ce9">
            <text:p>4.8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40.0800533294678" table:style-name="ce9">
            <text:p>2.740</text:p>
          </table:table-cell>
          <table:table-cell office:value-type="float" office:value="4549.1600885391235" table:style-name="ce9">
            <text:p>4.5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87.6400289535522" table:style-name="ce9">
            <text:p>1.488</text:p>
          </table:table-cell>
          <table:table-cell office:value-type="float" office:value="1773.8000345230103" table:style-name="ce9">
            <text:p>1.7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6.040020942688" table:style-name="ce9">
            <text:p>1.076</text:p>
          </table:table-cell>
          <table:table-cell office:value-type="float" office:value="1950.2000379562378" table:style-name="ce9">
            <text:p>1.9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58.0400381088257" table:style-name="ce9">
            <text:p>1.958</text:p>
          </table:table-cell>
          <table:table-cell office:value-type="float" office:value="4570.7200889587402" table:style-name="ce9">
            <text:p>4.5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24.4400510787964" table:style-name="ce9">
            <text:p>2.624</text:p>
          </table:table-cell>
          <table:table-cell office:value-type="float" office:value="4345.3200845718384" table:style-name="ce9">
            <text:p>4.3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72.28001308441162" table:style-name="ce9">
            <text:p>672</text:p>
          </table:table-cell>
          <table:table-cell office:value-type="float" office:value="3188.9200620651245" table:style-name="ce9">
            <text:p>3.189</text:p>
          </table:table-cell>
          <table:table-cell office:value-type="float" office:value="33.320000648498535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544.8800106048584" table:style-name="ce9">
            <text:p>545</text:p>
          </table:table-cell>
          <table:table-cell office:value-type="float" office:value="3208.5200624465942" table:style-name="ce9">
            <text:p>3.2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040.3600397109985" table:style-name="ce9">
            <text:p>2.040</text:p>
          </table:table-cell>
          <table:table-cell office:value-type="float" office:value="4900.0000953674316" table:style-name="ce9">
            <text:p>4.900</text:p>
          </table:table-cell>
          <table:table-cell office:value-type="float" office:value="33.320000648498535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2655.8000516891479" table:style-name="ce9">
            <text:p>2.656</text:p>
          </table:table-cell>
          <table:table-cell office:value-type="float" office:value="4784.3600931167603" table:style-name="ce9">
            <text:p>4.7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369.6400461196899" table:style-name="ce9">
            <text:p>2.370</text:p>
          </table:table-cell>
          <table:table-cell office:value-type="float" office:value="4617.7600898742676" table:style-name="ce9">
            <text:p>4.6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02.9600467681885" table:style-name="ce9">
            <text:p>2.403</text:p>
          </table:table-cell>
          <table:table-cell office:value-type="float" office:value="4539.3600883483887" table:style-name="ce9">
            <text:p>4.5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O TOTAL DO INDICADOR D1B – ESCOLAS URBANAS, POR FUNÇÕES DO(A) PROFESSOR(A)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879.2400560379028" table:style-name="ce9">
            <text:p>2.879</text:p>
          </table:table-cell>
          <table:table-cell office:value-type="float" office:value="1099.5600214004517" table:style-name="ce9">
            <text:p>1.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28.9201192855835" table:style-name="ce9">
            <text:p>6.129</text:p>
          </table:table-cell>
          <table:table-cell office:value-type="float" office:value="2975.2800579071045" table:style-name="ce9">
            <text:p>2.975</text:p>
          </table:table-cell>
          <table:table-cell office:value-type="float" office:value="709.5200138092041" table:style-name="ce9">
            <text:p>710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6128.9201192855835" table:style-name="ce9">
            <text:p>6.12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213.64000415802002" table:style-name="ce9">
            <text:p>2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62.2800226211548" table:style-name="ce9">
            <text:p>1.162</text:p>
          </table:table-cell>
          <table:table-cell office:value-type="float" office:value="356.72000694274902" table:style-name="ce9">
            <text:p>357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2.2800226211548" table:style-name="ce9">
            <text:p>1.16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225.40000438690186" table:style-name="ce9">
            <text:p>2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9.28001594543457" table:style-name="ce9">
            <text:p>819</text:p>
          </table:table-cell>
          <table:table-cell office:value-type="float" office:value="305.76000595092773" table:style-name="ce9">
            <text:p>306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819.28001594543457" table:style-name="ce9">
            <text:p>81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54.4400224685669" table:style-name="ce9">
            <text:p>1.154</text:p>
          </table:table-cell>
          <table:table-cell office:value-type="float" office:value="364.56000709533691" table:style-name="ce9">
            <text:p>3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65.4800577163696" table:style-name="ce9">
            <text:p>2.965</text:p>
          </table:table-cell>
          <table:table-cell office:value-type="float" office:value="1179.9200229644775" table:style-name="ce9">
            <text:p>1.180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65.4800577163696" table:style-name="ce9">
            <text:p>2.9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81.4800424575806" table:style-name="ce9">
            <text:p>2.181</text:p>
          </table:table-cell>
          <table:table-cell office:value-type="float" office:value="844.76001644134521" table:style-name="ce9">
            <text:p>8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58.8400945663452" table:style-name="ce9">
            <text:p>4.859</text:p>
          </table:table-cell>
          <table:table-cell office:value-type="float" office:value="2257.9200439453125" table:style-name="ce9">
            <text:p>2.258</text:p>
          </table:table-cell>
          <table:table-cell office:value-type="float" office:value="556.64001083374023" table:style-name="ce9">
            <text:p>5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58.8400945663452" table:style-name="ce9">
            <text:p>4.85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24.9200277328491" table:style-name="ce9">
            <text:p>1.425</text:p>
          </table:table-cell>
          <table:table-cell office:value-type="float" office:value="517.44001007080078" table:style-name="ce9">
            <text:p>5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73.8000345230103" table:style-name="ce9">
            <text:p>1.774</text:p>
          </table:table-cell>
          <table:table-cell office:value-type="float" office:value="1462.1600284576416" table:style-name="ce9">
            <text:p>1.462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73.8000345230103" table:style-name="ce9">
            <text:p>1.77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01.2000370025635" table:style-name="ce9">
            <text:p>1.901</text:p>
          </table:table-cell>
          <table:table-cell office:value-type="float" office:value="540.96001052856445" table:style-name="ce9">
            <text:p>5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70.7200889587402" table:style-name="ce9">
            <text:p>4.571</text:p>
          </table:table-cell>
          <table:table-cell office:value-type="float" office:value="1918.8400373458862" table:style-name="ce9">
            <text:p>1.919</text:p>
          </table:table-cell>
          <table:table-cell office:value-type="float" office:value="462.56000900268555" table:style-name="ce9">
            <text:p>46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70.7200889587402" table:style-name="ce9">
            <text:p>4.5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413.56000804901123" table:style-name="ce9">
            <text:p>4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88.9200620651245" table:style-name="ce9">
            <text:p>3.189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3188.9200620651245" table:style-name="ce9">
            <text:p>3.1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961.9600381851196" table:style-name="ce9">
            <text:p>1.962</text:p>
          </table:table-cell>
          <table:table-cell office:value-type="float" office:value="678.16001319885254" table:style-name="ce9">
            <text:p>6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00.0000953674316" table:style-name="ce9">
            <text:p>4.900</text:p>
          </table:table-cell>
          <table:table-cell office:value-type="float" office:value="1981.5600385665894" table:style-name="ce9">
            <text:p>1.982</text:p>
          </table:table-cell>
          <table:table-cell office:value-type="float" office:value="572.32001113891602" table:style-name="ce9">
            <text:p>572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4900.0000953674316" table:style-name="ce9">
            <text:p>4.90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222.640043258667" table:style-name="ce9">
            <text:p>2.223</text:p>
          </table:table-cell>
          <table:table-cell office:value-type="float" office:value="872.20001697540283" table:style-name="ce9">
            <text:p>8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17.7600898742676" table:style-name="ce9">
            <text:p>4.618</text:p>
          </table:table-cell>
          <table:table-cell office:value-type="float" office:value="2330.4400453567505" table:style-name="ce9">
            <text:p>2.330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17.7600898742676" table:style-name="ce9">
            <text:p>4.61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O TOTAL DO INDICADOR D1A1 – ESCOLAS URBANAS, POR FUNÇÕES DO(A) MONITOR(A)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8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3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461.7600479125977" table:style-name="ce9">
            <text:p>2.462</text:p>
          </table:table-cell>
          <table:table-cell office:value-type="float" office:value="2593.0800504684448" table:style-name="ce9">
            <text:p>2.5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76.0401163101196" table:style-name="ce9">
            <text:p>5.976</text:p>
          </table:table-cell>
          <table:table-cell office:value-type="float" office:value="1344.5600261688232" table:style-name="ce9">
            <text:p>1.345</text:p>
          </table:table-cell>
          <table:table-cell office:value-type="float" office:value="3234.0000629425049" table:style-name="ce9">
            <text:p>3.2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76.0401163101196" table:style-name="ce9">
            <text:p>5.97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03.68001174926758" table:style-name="ce9">
            <text:p>604</text:p>
          </table:table-cell>
          <table:table-cell office:value-type="float" office:value="243.04000473022461" table:style-name="ce9">
            <text:p>2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70.1600208282471" table:style-name="ce9">
            <text:p>1.070</text:p>
          </table:table-cell>
          <table:table-cell office:value-type="float" office:value="562.52001094818115" table:style-name="ce9">
            <text:p>563</text:p>
          </table:table-cell>
          <table:table-cell office:value-type="float" office:value="333.20000648498535" table:style-name="ce9">
            <text:p>3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70.1600208282471" table:style-name="ce9">
            <text:p>1.07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60.64000701904297" table:style-name="ce9">
            <text:p>361</text:p>
          </table:table-cell>
          <table:table-cell office:value-type="float" office:value="217.56000423431396" table:style-name="ce9">
            <text:p>2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5.56001567840576" table:style-name="ce9">
            <text:p>806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290.08000564575195" table:style-name="ce9">
            <text:p>2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5.56001567840576" table:style-name="ce9">
            <text:p>80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87.720025062561" table:style-name="ce9">
            <text:p>1.288</text:p>
          </table:table-cell>
          <table:table-cell office:value-type="float" office:value="1029.0000200271606" table:style-name="ce9">
            <text:p>1.0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69.3600597381592" table:style-name="ce9">
            <text:p>3.069</text:p>
          </table:table-cell>
          <table:table-cell office:value-type="float" office:value="954.52001857757568" table:style-name="ce9">
            <text:p>955</text:p>
          </table:table-cell>
          <table:table-cell office:value-type="float" office:value="1368.0800266265869" table:style-name="ce9">
            <text:p>1.3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69.3600597381592" table:style-name="ce9">
            <text:p>3.06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15.0000333786011" table:style-name="ce9">
            <text:p>1.715</text:p>
          </table:table-cell>
          <table:table-cell office:value-type="float" office:value="2304.9600448608398" table:style-name="ce9">
            <text:p>2.3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49.1600885391235" table:style-name="ce9">
            <text:p>4.549</text:p>
          </table:table-cell>
          <table:table-cell office:value-type="float" office:value="468.44000911712646" table:style-name="ce9">
            <text:p>468</text:p>
          </table:table-cell>
          <table:table-cell office:value-type="float" office:value="2730.2800531387329" table:style-name="ce9">
            <text:p>2.7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49.1600885391235" table:style-name="ce9">
            <text:p>4.5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1.9600191116333" table:style-name="ce9">
            <text:p>982</text:p>
          </table:table-cell>
          <table:table-cell office:value-type="float" office:value="495.88000965118408" table:style-name="ce9">
            <text:p>4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50.2000379562378" table:style-name="ce9">
            <text:p>1.950</text:p>
          </table:table-cell>
          <table:table-cell office:value-type="float" office:value="511.56000995635986" table:style-name="ce9">
            <text:p>512</text:p>
          </table:table-cell>
          <table:table-cell office:value-type="float" office:value="964.32001876831055" table:style-name="ce9">
            <text:p>9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50.2000379562378" table:style-name="ce9">
            <text:p>1.95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89.5600309371948" table:style-name="ce9">
            <text:p>1.590</text:p>
          </table:table-cell>
          <table:table-cell office:value-type="float" office:value="2112.8800411224365" table:style-name="ce9">
            <text:p>2.1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45.3200845718384" table:style-name="ce9">
            <text:p>4.345</text:p>
          </table:table-cell>
          <table:table-cell office:value-type="float" office:value="1156.4000225067139" table:style-name="ce9">
            <text:p>1.156</text:p>
          </table:table-cell>
          <table:table-cell office:value-type="float" office:value="2373.5600461959839" table:style-name="ce9">
            <text:p>2.3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45.3200845718384" table:style-name="ce9">
            <text:p>4.34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8.44000911712646" table:style-name="ce9">
            <text:p>468</text:p>
          </table:table-cell>
          <table:table-cell office:value-type="float" office:value="313.60000610351563" table:style-name="ce9">
            <text:p>3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08.5200624465942" table:style-name="ce9">
            <text:p>3.209</text:p>
          </table:table-cell>
          <table:table-cell office:value-type="float" office:value="407.68000793457031" table:style-name="ce9">
            <text:p>408</text:p>
          </table:table-cell>
          <table:table-cell office:value-type="float" office:value="390.04000759124756" table:style-name="ce9">
            <text:p>3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08.5200624465942" table:style-name="ce9">
            <text:p>3.20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630.7200317382813" table:style-name="ce9">
            <text:p>1.631</text:p>
          </table:table-cell>
          <table:table-cell office:value-type="float" office:value="2136.4000415802002" table:style-name="ce9">
            <text:p>2.1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84.3600931167603" table:style-name="ce9">
            <text:p>4.784</text:p>
          </table:table-cell>
          <table:table-cell office:value-type="float" office:value="1211.2800235748291" table:style-name="ce9">
            <text:p>1.211</text:p>
          </table:table-cell>
          <table:table-cell office:value-type="float" office:value="2401.0000467300415" table:style-name="ce9">
            <text:p>2.4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84.3600931167603" table:style-name="ce9">
            <text:p>4.78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18.8400373458862" table:style-name="ce9">
            <text:p>1.919</text:p>
          </table:table-cell>
          <table:table-cell office:value-type="float" office:value="1524.8800296783447" table:style-name="ce9">
            <text:p>1.5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9.3600883483887" table:style-name="ce9">
            <text:p>4.539</text:p>
          </table:table-cell>
          <table:table-cell office:value-type="float" office:value="623.2800121307373" table:style-name="ce9">
            <text:p>623</text:p>
          </table:table-cell>
          <table:table-cell office:value-type="float" office:value="2322.6000452041626" table:style-name="ce9">
            <text:p>2.3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9.3600883483887" table:style-name="ce9">
            <text:p>4.539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664.400110244751" table:style-name="ce9">
            <text:p>5.664</text:p>
          </table:table-cell>
          <table:table-cell office:value-type="float" office:value="4602.0800895690918" table:style-name="ce9">
            <text:p>4.6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15.48001003265381" table:style-name="ce9">
            <text:p>51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25.24001216888428" table:style-name="ce9">
            <text:p>625</text:p>
          </table:table-cell>
          <table:table-cell office:value-type="float" office:value="1036.8400201797485" table:style-name="ce9">
            <text:p>1.0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60.48001480102539" table:style-name="ce9">
            <text:p>760</text:p>
          </table:table-cell>
          <table:table-cell office:value-type="float" office:value="578.20001125335693" table:style-name="ce9">
            <text:p>5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97.0000505447388" table:style-name="ce9">
            <text:p>2.597</text:p>
          </table:table-cell>
          <table:table-cell office:value-type="float" office:value="2736.1600532531738" table:style-name="ce9">
            <text:p>2.7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90.2800912857056" table:style-name="ce9">
            <text:p>4.690</text:p>
          </table:table-cell>
          <table:table-cell office:value-type="float" office:value="3022.3200588226318" table:style-name="ce9">
            <text:p>3.0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42.5200300216675" table:style-name="ce9">
            <text:p>1.543</text:p>
          </table:table-cell>
          <table:table-cell office:value-type="float" office:value="1773.8000345230103" table:style-name="ce9">
            <text:p>1.7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41.6000747680664" table:style-name="ce9">
            <text:p>3.842</text:p>
          </table:table-cell>
          <table:table-cell office:value-type="float" office:value="3357.4800653457642" table:style-name="ce9">
            <text:p>3.3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60.0000381469727" table:style-name="ce9">
            <text:p>1.960</text:p>
          </table:table-cell>
          <table:table-cell office:value-type="float" office:value="2793.000054359436" table:style-name="ce9">
            <text:p>2.7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100.3200798034668" table:style-name="ce9">
            <text:p>4.100</text:p>
          </table:table-cell>
          <table:table-cell office:value-type="float" office:value="4012.120078086853" table:style-name="ce9">
            <text:p>4.0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4.0000057220459" table:style-name="ce9">
            <text:p>29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351.2000846862793" table:style-name="ce9">
            <text:p>4.351</text:p>
          </table:table-cell>
          <table:table-cell office:value-type="float" office:value="2806.7200546264648" table:style-name="ce9">
            <text:p>2.8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O TOTAL D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20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20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es e/ou não realizaram substituição dos dispositivo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computadores e/ou não realizaram substituição dos dispositivo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227.72008228302" table:style-name="ce9">
            <text:p>4.228</text:p>
          </table:table-cell>
          <table:table-cell office:value-type="float" office:value="4274.7600831985474" table:style-name="ce9">
            <text:p>4.275</text:p>
          </table:table-cell>
          <table:table-cell office:value-type="string" table:style-name="ce9">
            <text:p>-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4607.9600896835327" table:style-name="ce9">
            <text:p>4.608</text:p>
          </table:table-cell>
          <table:table-cell office:value-type="float" office:value="3878.8400754928589" table:style-name="ce9">
            <text:p>3.879</text:p>
          </table:table-cell>
          <table:table-cell office:value-type="float" office:value="4594.2400894165039" table:style-name="ce9">
            <text:p>4.5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07.9600896835327" table:style-name="ce9">
            <text:p>4.60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95.84001159667969" table:style-name="ce9">
            <text:p>596</text:p>
          </table:table-cell>
          <table:table-cell office:value-type="float" office:value="235.20000457763672" table:style-name="ce9">
            <text:p>2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62.3200206756592" table:style-name="ce9">
            <text:p>1.062</text:p>
          </table:table-cell>
          <table:table-cell office:value-type="float" office:value="546.84001064300537" table:style-name="ce9">
            <text:p>547</text:p>
          </table:table-cell>
          <table:table-cell office:value-type="float" office:value="327.32000637054443" table:style-name="ce9">
            <text:p>3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62.3200206756592" table:style-name="ce9">
            <text:p>1.06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82.08001327514648" table:style-name="ce9">
            <text:p>682</text:p>
          </table:table-cell>
          <table:table-cell office:value-type="float" office:value="411.60000801086426" table:style-name="ce9">
            <text:p>412</text:p>
          </table:table-cell>
          <table:table-cell office:value-type="string" table:style-name="ce9">
            <text:p>-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405.72000789642334" table:style-name="ce9">
            <text:p>406</text:p>
          </table:table-cell>
          <table:table-cell office:value-type="float" office:value="684.04001331329346" table:style-name="ce9">
            <text:p>6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8.20001125335693" table:style-name="ce9">
            <text:p>57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57.9200439453125" table:style-name="ce9">
            <text:p>2.258</text:p>
          </table:table-cell>
          <table:table-cell office:value-type="float" office:value="1487.6400289535522" table:style-name="ce9">
            <text:p>1.4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38.1200532913208" table:style-name="ce9">
            <text:p>2.738</text:p>
          </table:table-cell>
          <table:table-cell office:value-type="float" office:value="1530.7600297927856" table:style-name="ce9">
            <text:p>1.531</text:p>
          </table:table-cell>
          <table:table-cell office:value-type="float" office:value="2269.6800441741943" table:style-name="ce9">
            <text:p>2.2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38.1200532913208" table:style-name="ce9">
            <text:p>2.7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24.1600646972656" table:style-name="ce9">
            <text:p>3.324</text:p>
          </table:table-cell>
          <table:table-cell office:value-type="float" office:value="3745.5600728988647" table:style-name="ce9">
            <text:p>3.7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22.3200588226318" table:style-name="ce9">
            <text:p>3.022</text:p>
          </table:table-cell>
          <table:table-cell office:value-type="float" office:value="3239.8800630569458" table:style-name="ce9">
            <text:p>3.240</text:p>
          </table:table-cell>
          <table:table-cell office:value-type="float" office:value="3804.3600740432739" table:style-name="ce9">
            <text:p>3.8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22.3200588226318" table:style-name="ce9">
            <text:p>3.02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48.64001846313477" table:style-name="ce9">
            <text:p>949</text:p>
          </table:table-cell>
          <table:table-cell office:value-type="float" office:value="1346.5200262069702" table:style-name="ce9">
            <text:p>1.3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73.8000345230103" table:style-name="ce9">
            <text:p>1.774</text:p>
          </table:table-cell>
          <table:table-cell office:value-type="float" office:value="1323.0000257492065" table:style-name="ce9">
            <text:p>1.323</text:p>
          </table:table-cell>
          <table:table-cell office:value-type="float" office:value="946.68001842498779" table:style-name="ce9">
            <text:p>9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73.8000345230103" table:style-name="ce9">
            <text:p>1.77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36.480037689209" table:style-name="ce9">
            <text:p>1.936</text:p>
          </table:table-cell>
          <table:table-cell office:value-type="float" office:value="3384.9200658798218" table:style-name="ce9">
            <text:p>3.3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67.280065536499" table:style-name="ce9">
            <text:p>3.367</text:p>
          </table:table-cell>
          <table:table-cell office:value-type="float" office:value="3541.7200689315796" table:style-name="ce9">
            <text:p>3.542</text:p>
          </table:table-cell>
          <table:table-cell office:value-type="float" office:value="1630.7200317382813" table:style-name="ce9">
            <text:p>1.6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7.280065536499" table:style-name="ce9">
            <text:p>3.36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15.40001392364502" table:style-name="ce9">
            <text:p>715</text:p>
          </table:table-cell>
          <table:table-cell office:value-type="float" office:value="1842.4000358581543" table:style-name="ce9">
            <text:p>1.8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93.000054359436" table:style-name="ce9">
            <text:p>2.793</text:p>
          </table:table-cell>
          <table:table-cell office:value-type="float" office:value="1912.9600372314453" table:style-name="ce9">
            <text:p>1.913</text:p>
          </table:table-cell>
          <table:table-cell office:value-type="float" office:value="466.48000907897949" table:style-name="ce9">
            <text:p>4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93.000054359436" table:style-name="ce9">
            <text:p>2.79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036.4400396347046" table:style-name="ce9">
            <text:p>2.036</text:p>
          </table:table-cell>
          <table:table-cell office:value-type="float" office:value="3698.5200719833374" table:style-name="ce9">
            <text:p>3.6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18.0000782012939" table:style-name="ce9">
            <text:p>4.018</text:p>
          </table:table-cell>
          <table:table-cell office:value-type="float" office:value="3878.8400754928589" table:style-name="ce9">
            <text:p>3.879</text:p>
          </table:table-cell>
          <table:table-cell office:value-type="float" office:value="1687.5600328445435" table:style-name="ce9">
            <text:p>1.6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18.0000782012939" table:style-name="ce9">
            <text:p>4.01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814.1600742340088" table:style-name="ce9">
            <text:p>3.814</text:p>
          </table:table-cell>
          <table:table-cell office:value-type="float" office:value="2148.160041809082" table:style-name="ce9">
            <text:p>2.148</text:p>
          </table:table-cell>
          <table:table-cell office:value-type="string" table:style-name="ce9">
            <text:p>-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2828.2800550460815" table:style-name="ce9">
            <text:p>2.828</text:p>
          </table:table-cell>
          <table:table-cell office:value-type="float" office:value="0" table:style-name="ce9">
            <text:p>0</text:p>
          </table:table-cell>
          <table:table-cell office:value-type="float" office:value="4351.2000846862793" table:style-name="ce9">
            <text:p>4.3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28.2800550460815" table:style-name="ce9">
            <text:p>2.8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85.7601203918457" table:style-name="ce9">
            <text:p>6.186</text:p>
          </table:table-cell>
          <table:table-cell office:value-type="float" office:value="3812.2000741958618" table:style-name="ce9">
            <text:p>3.812</text:p>
          </table:table-cell>
          <table:table-cell office:value-type="float" office:value="735.00001430511475" table:style-name="ce9">
            <text:p>735</text:p>
          </table:table-cell>
          <table:table-cell office:value-type="string" table:style-name="ce9">
            <text:p>-</text:p>
          </table:table-cell>
          <table:table-cell office:value-type="float" office:value="515.48001003265381" table:style-name="ce9">
            <text:p>51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81.9200210571289" table:style-name="ce9">
            <text:p>1.082</text:p>
          </table:table-cell>
          <table:table-cell office:value-type="float" office:value="642.88001251220703" table:style-name="ce9">
            <text:p>6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7.12001609802246" table:style-name="ce9">
            <text:p>827</text:p>
          </table:table-cell>
          <table:table-cell office:value-type="float" office:value="470.40000915527344" table:style-name="ce9">
            <text:p>470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34.0400609970093" table:style-name="ce9">
            <text:p>3.134</text:p>
          </table:table-cell>
          <table:table-cell office:value-type="float" office:value="2124.6400413513184" table:style-name="ce9">
            <text:p>2.1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5.32000827789307" table:style-name="ce9">
            <text:p>4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11.8000936508179" table:style-name="ce9">
            <text:p>4.812</text:p>
          </table:table-cell>
          <table:table-cell office:value-type="float" office:value="2759.6800537109375" table:style-name="ce9">
            <text:p>2.760</text:p>
          </table:table-cell>
          <table:table-cell office:value-type="float" office:value="729.12001419067383" table:style-name="ce9">
            <text:p>7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52.2000360488892" table:style-name="ce9">
            <text:p>1.852</text:p>
          </table:table-cell>
          <table:table-cell office:value-type="float" office:value="1330.8400259017944" table:style-name="ce9">
            <text:p>1.331</text:p>
          </table:table-cell>
          <table:table-cell office:value-type="float" office:value="13.720000267028809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41.160000801086426" table:style-name="ce9">
            <text:p>4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64.9600830078125" table:style-name="ce9">
            <text:p>4.265</text:p>
          </table:table-cell>
          <table:table-cell office:value-type="float" office:value="2820.4400548934937" table:style-name="ce9">
            <text:p>2.820</text:p>
          </table:table-cell>
          <table:table-cell office:value-type="float" office:value="701.68001365661621" table:style-name="ce9">
            <text:p>702</text:p>
          </table:table-cell>
          <table:table-cell office:value-type="string" table:style-name="ce9">
            <text:p>-</text:p>
          </table:table-cell>
          <table:table-cell office:value-type="float" office:value="288.12000560760498" table:style-name="ce9">
            <text:p>2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48.1200437545776" table:style-name="ce9">
            <text:p>2.248</text:p>
          </table:table-cell>
          <table:table-cell office:value-type="float" office:value="2669.5200519561768" table:style-name="ce9">
            <text:p>2.670</text:p>
          </table:table-cell>
          <table:table-cell office:value-type="float" office:value="205.80000400543213" table:style-name="ce9">
            <text:p>206</text:p>
          </table:table-cell>
          <table:table-cell office:value-type="string" table:style-name="ce9">
            <text:p>-</text:p>
          </table:table-cell>
          <table:table-cell office:value-type="float" office:value="56.840001106262207" table:style-name="ce9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521.7200880050659" table:style-name="ce9">
            <text:p>4.522</text:p>
          </table:table-cell>
          <table:table-cell office:value-type="float" office:value="3659.3200712203979" table:style-name="ce9">
            <text:p>3.659</text:p>
          </table:table-cell>
          <table:table-cell office:value-type="float" office:value="731.0800142288208" table:style-name="ce9">
            <text:p>731</text:p>
          </table:table-cell>
          <table:table-cell office:value-type="string" table:style-name="ce9">
            <text:p>-</text:p>
          </table:table-cell>
          <table:table-cell office:value-type="float" office:value="294.0000057220459" table:style-name="ce9">
            <text:p>29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54.8800964355469" table:style-name="ce9">
            <text:p>4.955</text:p>
          </table:table-cell>
          <table:table-cell office:value-type="float" office:value="1250.4800243377686" table:style-name="ce9">
            <text:p>1.250</text:p>
          </table:table-cell>
          <table:table-cell office:value-type="float" office:value="74.480001449584961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10">
            <text:p>MARGEM DE ERRO PARA O TOTAL D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12">
            <text:p>Total de escolas localizadas em áreas urbana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s</text:p>
          </table:table-cell>
          <table:covered-table-cell/>
          <table:table-cell office:value-type="string" table:number-columns-spanned="2" table:number-rows-spanned="1" table:style-name="ce13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920.8000373840332" table:style-name="ce9">
            <text:p>1.921</text:p>
          </table:table-cell>
          <table:table-cell office:value-type="float" office:value="2442.1600475311279" table:style-name="ce9">
            <text:p>2.4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28.9201192855835" table:style-name="ce9">
            <text:p>6.129</text:p>
          </table:table-cell>
          <table:table-cell office:value-type="float" office:value="2822.4000549316406" table:style-name="ce9">
            <text:p>2.822</text:p>
          </table:table-cell>
          <table:table-cell office:value-type="float" office:value="2199.1200428009033" table:style-name="ce9">
            <text:p>2.1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76.0401163101196" table:style-name="ce9">
            <text:p>5.976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5723.2001113891602" table:style-name="ce9">
            <text:p>5.723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3675.0000715255737" table:style-name="ce9">
            <text:p>3.675</text:p>
          </table:table-cell>
          <table:table-cell office:value-type="float" office:value="5188.1201009750366" table:style-name="ce9">
            <text:p>5.188</text:p>
          </table:table-cell>
          <table:table-cell office:value-type="float" office:value="5137.1600999832153" table:style-name="ce9">
            <text:p>5.137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15.48001003265381" table:style-name="ce9">
            <text:p>515</text:p>
          </table:table-cell>
          <table:table-cell office:value-type="float" office:value="4645.2000904083252" table:style-name="ce9">
            <text:p>4.645</text:p>
          </table:table-cell>
          <table:table-cell office:value-type="float" office:value="5727.1201114654541" table:style-name="ce9">
            <text:p>5.727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15.48001003265381" table:style-name="ce9">
            <text:p>515</text:p>
          </table:table-cell>
          <table:table-cell office:value-type="float" office:value="3120.3200607299805" table:style-name="ce9">
            <text:p>3.120</text:p>
          </table:table-cell>
          <table:table-cell office:value-type="float" office:value="6048.5601177215576" table:style-name="ce9">
            <text:p>6.049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15.48001003265381" table:style-name="ce9">
            <text:p>515</text:p>
          </table:table-cell>
          <table:table-cell office:value-type="float" office:value="4190.4800815582275" table:style-name="ce9">
            <text:p>4.190</text:p>
          </table:table-cell>
          <table:table-cell office:value-type="float" office:value="5809.440113067627" table:style-name="ce9">
            <text:p>5.809</text:p>
          </table:table-cell>
          <table:table-cell office:value-type="float" office:value="917.2800178527832" table:style-name="ce9">
            <text:p>917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15.48001003265381" table:style-name="ce9">
            <text:p>515</text:p>
          </table:table-cell>
          <table:table-cell office:value-type="float" office:value="940.80001831054688" table:style-name="ce9">
            <text:p>941</text:p>
          </table:table-cell>
          <table:table-cell office:value-type="float" office:value="6203.4001207351685" table:style-name="ce9">
            <text:p>6.203</text:p>
          </table:table-cell>
          <table:table-cell office:value-type="float" office:value="1095.6400213241577" table:style-name="ce9">
            <text:p>1.096</text:p>
          </table:table-cell>
          <table:table-cell office:value-type="float" office:value="6189.6801204681396" table:style-name="ce9">
            <text:p>6.190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333.20000648498535" table:style-name="ce9">
            <text:p>3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62.2800226211548" table:style-name="ce9">
            <text:p>1.162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335.16000652313232" table:style-name="ce9">
            <text:p>3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70.1600208282471" table:style-name="ce9">
            <text:p>1.070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833.00001621246338" table:style-name="ce9">
            <text:p>8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87.88001728057861" table:style-name="ce9">
            <text:p>888</text:p>
          </table:table-cell>
          <table:table-cell office:value-type="float" office:value="1007.4400196075439" table:style-name="ce9">
            <text:p>1.007</text:p>
          </table:table-cell>
          <table:table-cell office:value-type="float" office:value="674.24001312255859" table:style-name="ce9">
            <text:p>6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854.56001663208008" table:style-name="ce9">
            <text:p>855</text:p>
          </table:table-cell>
          <table:table-cell office:value-type="float" office:value="923.16001796722412" table:style-name="ce9">
            <text:p>9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615.44001197814941" table:style-name="ce9">
            <text:p>615</text:p>
          </table:table-cell>
          <table:table-cell office:value-type="float" office:value="1038.8000202178955" table:style-name="ce9">
            <text:p>1.0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666.4000129699707" table:style-name="ce9">
            <text:p>666</text:p>
          </table:table-cell>
          <table:table-cell office:value-type="float" office:value="1029.0000200271606" table:style-name="ce9">
            <text:p>1.0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1105.4400215148926" table:style-name="ce9">
            <text:p>1.105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1097.6000213623047" table:style-name="ce9">
            <text:p>1.09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284.20000553131104" table:style-name="ce9">
            <text:p>2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9.28001594543457" table:style-name="ce9">
            <text:p>819</text:p>
          </table:table-cell>
          <table:table-cell office:value-type="float" office:value="307.72000598907471" table:style-name="ce9">
            <text:p>308</text:p>
          </table:table-cell>
          <table:table-cell office:value-type="float" office:value="303.80000591278076" table:style-name="ce9">
            <text:p>3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5.56001567840576" table:style-name="ce9">
            <text:p>806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772.24001502990723" table:style-name="ce9">
            <text:p>7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658.56001281738281" table:style-name="ce9">
            <text:p>659</text:p>
          </table:table-cell>
          <table:table-cell office:value-type="float" office:value="699.72001361846924" table:style-name="ce9">
            <text:p>7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817.3200159072876" table:style-name="ce9">
            <text:p>8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4.72000885009766" table:style-name="ce9">
            <text:p>455</text:p>
          </table:table-cell>
          <table:table-cell office:value-type="float" office:value="778.12001514434814" table:style-name="ce9">
            <text:p>7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742.84001445770264" table:style-name="ce9">
            <text:p>743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787.92001533508301" table:style-name="ce9">
            <text:p>78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1115.2400217056274" table:style-name="ce9">
            <text:p>1.1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65.4800577163696" table:style-name="ce9">
            <text:p>2.965</text:p>
          </table:table-cell>
          <table:table-cell office:value-type="float" office:value="1115.2400217056274" table:style-name="ce9">
            <text:p>1.115</text:p>
          </table:table-cell>
          <table:table-cell office:value-type="float" office:value="1260.2800245285034" table:style-name="ce9">
            <text:p>1.2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69.3600597381592" table:style-name="ce9">
            <text:p>3.069</text:p>
          </table:table-cell>
          <table:table-cell office:value-type="float" office:value="807.52001571655273" table:style-name="ce9">
            <text:p>808</text:p>
          </table:table-cell>
          <table:table-cell office:value-type="float" office:value="3147.7600612640381" table:style-name="ce9">
            <text:p>3.1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0.0800247192383" table:style-name="ce9">
            <text:p>1.270</text:p>
          </table:table-cell>
          <table:table-cell office:value-type="float" office:value="2840.0400552749634" table:style-name="ce9">
            <text:p>2.840</text:p>
          </table:table-cell>
          <table:table-cell office:value-type="float" office:value="2438.240047454834" table:style-name="ce9">
            <text:p>2.4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2434.32004737854" table:style-name="ce9">
            <text:p>2.434</text:p>
          </table:table-cell>
          <table:table-cell office:value-type="float" office:value="2896.8800563812256" table:style-name="ce9">
            <text:p>2.897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885.5200366973877" table:style-name="ce9">
            <text:p>1.886</text:p>
          </table:table-cell>
          <table:table-cell office:value-type="float" office:value="2910.6000566482544" table:style-name="ce9">
            <text:p>2.9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2010.9600391387939" table:style-name="ce9">
            <text:p>2.011</text:p>
          </table:table-cell>
          <table:table-cell office:value-type="float" office:value="3061.5200595855713" table:style-name="ce9">
            <text:p>3.062</text:p>
          </table:table-cell>
          <table:table-cell office:value-type="float" office:value="386.12000751495361" table:style-name="ce9">
            <text:p>386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670.32001304626465" table:style-name="ce9">
            <text:p>670</text:p>
          </table:table-cell>
          <table:table-cell office:value-type="float" office:value="3014.4800586700439" table:style-name="ce9">
            <text:p>3.014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2996.8400583267212" table:style-name="ce9">
            <text:p>2.997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503.320029258728" table:style-name="ce9">
            <text:p>1.503</text:p>
          </table:table-cell>
          <table:table-cell office:value-type="float" office:value="1811.0400352478027" table:style-name="ce9">
            <text:p>1.8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58.8400945663452" table:style-name="ce9">
            <text:p>4.859</text:p>
          </table:table-cell>
          <table:table-cell office:value-type="float" office:value="2320.6400451660156" table:style-name="ce9">
            <text:p>2.321</text:p>
          </table:table-cell>
          <table:table-cell office:value-type="float" office:value="1652.2800321578979" table:style-name="ce9">
            <text:p>1.6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49.1600885391235" table:style-name="ce9">
            <text:p>4.549</text:p>
          </table:table-cell>
          <table:table-cell office:value-type="float" office:value="1399.4400272369385" table:style-name="ce9">
            <text:p>1.399</text:p>
          </table:table-cell>
          <table:table-cell office:value-type="float" office:value="4286.5200834274292" table:style-name="ce9">
            <text:p>4.287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3096.8000602722168" table:style-name="ce9">
            <text:p>3.097</text:p>
          </table:table-cell>
          <table:table-cell office:value-type="float" office:value="3951.3600769042969" table:style-name="ce9">
            <text:p>3.951</text:p>
          </table:table-cell>
          <table:table-cell office:value-type="float" office:value="3976.8400774002075" table:style-name="ce9">
            <text:p>3.977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3345.7200651168823" table:style-name="ce9">
            <text:p>3.346</text:p>
          </table:table-cell>
          <table:table-cell office:value-type="float" office:value="4574.6400890350342" table:style-name="ce9">
            <text:p>4.575</text:p>
          </table:table-cell>
          <table:table-cell office:value-type="float" office:value="0" table:style-name="ce9">
            <text:p>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2120.7200412750244" table:style-name="ce9">
            <text:p>2.121</text:p>
          </table:table-cell>
          <table:table-cell office:value-type="float" office:value="4760.8400926589966" table:style-name="ce9">
            <text:p>4.761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3212.4400625228882" table:style-name="ce9">
            <text:p>3.212</text:p>
          </table:table-cell>
          <table:table-cell office:value-type="float" office:value="4457.0400867462158" table:style-name="ce9">
            <text:p>4.457</text:p>
          </table:table-cell>
          <table:table-cell office:value-type="float" office:value="831.04001617431641" table:style-name="ce9">
            <text:p>831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4854.9200944900513" table:style-name="ce9">
            <text:p>4.855</text:p>
          </table:table-cell>
          <table:table-cell office:value-type="float" office:value="993.72001934051514" table:style-name="ce9">
            <text:p>994</text:p>
          </table:table-cell>
          <table:table-cell office:value-type="float" office:value="4839.2400941848755" table:style-name="ce9">
            <text:p>4.839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60.3600206375122" table:style-name="ce9">
            <text:p>1.060</text:p>
          </table:table-cell>
          <table:table-cell office:value-type="float" office:value="1119.1600217819214" table:style-name="ce9">
            <text:p>1.1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73.8000345230103" table:style-name="ce9">
            <text:p>1.774</text:p>
          </table:table-cell>
          <table:table-cell office:value-type="float" office:value="954.52001857757568" table:style-name="ce9">
            <text:p>955</text:p>
          </table:table-cell>
          <table:table-cell office:value-type="float" office:value="558.60001087188721" table:style-name="ce9">
            <text:p>5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50.2000379562378" table:style-name="ce9">
            <text:p>1.950</text:p>
          </table:table-cell>
          <table:table-cell office:value-type="float" office:value="687.9600133895874" table:style-name="ce9">
            <text:p>688</text:p>
          </table:table-cell>
          <table:table-cell office:value-type="float" office:value="1783.6000347137451" table:style-name="ce9">
            <text:p>1.7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91.6800231933594" table:style-name="ce9">
            <text:p>1.192</text:p>
          </table:table-cell>
          <table:table-cell office:value-type="float" office:value="1332.8000259399414" table:style-name="ce9">
            <text:p>1.333</text:p>
          </table:table-cell>
          <table:table-cell office:value-type="float" office:value="1920.8000373840332" table:style-name="ce9">
            <text:p>1.9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846.3200359344482" table:style-name="ce9">
            <text:p>1.846</text:p>
          </table:table-cell>
          <table:table-cell office:value-type="float" office:value="1426.8800277709961" table:style-name="ce9">
            <text:p>1.4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064.2800207138062" table:style-name="ce9">
            <text:p>1.064</text:p>
          </table:table-cell>
          <table:table-cell office:value-type="float" office:value="1922.7600374221802" table:style-name="ce9">
            <text:p>1.9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595.4400310516357" table:style-name="ce9">
            <text:p>1.595</text:p>
          </table:table-cell>
          <table:table-cell office:value-type="float" office:value="1687.5600328445435" table:style-name="ce9">
            <text:p>1.6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2014.8800392150879" table:style-name="ce9">
            <text:p>2.015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2018.8000392913818" table:style-name="ce9">
            <text:p>2.019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52.4800224304199" table:style-name="ce9">
            <text:p>1.152</text:p>
          </table:table-cell>
          <table:table-cell office:value-type="float" office:value="1613.0800313949585" table:style-name="ce9">
            <text:p>1.6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70.7200889587402" table:style-name="ce9">
            <text:p>4.571</text:p>
          </table:table-cell>
          <table:table-cell office:value-type="float" office:value="1713.0400333404541" table:style-name="ce9">
            <text:p>1.713</text:p>
          </table:table-cell>
          <table:table-cell office:value-type="float" office:value="2022.7200393676758" table:style-name="ce9">
            <text:p>2.0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45.3200845718384" table:style-name="ce9">
            <text:p>4.345</text:p>
          </table:table-cell>
          <table:table-cell office:value-type="float" office:value="866.32001686096191" table:style-name="ce9">
            <text:p>866</text:p>
          </table:table-cell>
          <table:table-cell office:value-type="float" office:value="4698.1200914382935" table:style-name="ce9">
            <text:p>4.6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26.8800277709961" table:style-name="ce9">
            <text:p>1.427</text:p>
          </table:table-cell>
          <table:table-cell office:value-type="float" office:value="2281.4400444030762" table:style-name="ce9">
            <text:p>2.281</text:p>
          </table:table-cell>
          <table:table-cell office:value-type="float" office:value="4558.9600887298584" table:style-name="ce9">
            <text:p>4.5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212.0400819778442" table:style-name="ce9">
            <text:p>4.212</text:p>
          </table:table-cell>
          <table:table-cell office:value-type="float" office:value="2992.9200582504272" table:style-name="ce9">
            <text:p>2.9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526.8400297164917" table:style-name="ce9">
            <text:p>1.527</text:p>
          </table:table-cell>
          <table:table-cell office:value-type="float" office:value="4754.9600925445557" table:style-name="ce9">
            <text:p>4.7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182.6400814056396" table:style-name="ce9">
            <text:p>4.183</text:p>
          </table:table-cell>
          <table:table-cell office:value-type="float" office:value="2873.3600559234619" table:style-name="ce9">
            <text:p>2.873</text:p>
          </table:table-cell>
          <table:table-cell office:value-type="float" office:value="917.2800178527832" table:style-name="ce9">
            <text:p>917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599.76001167297363" table:style-name="ce9">
            <text:p>600</text:p>
          </table:table-cell>
          <table:table-cell office:value-type="float" office:value="4851.0000944137573" table:style-name="ce9">
            <text:p>4.851</text:p>
          </table:table-cell>
          <table:table-cell office:value-type="float" office:value="329.28000640869141" table:style-name="ce9">
            <text:p>329</text:p>
          </table:table-cell>
          <table:table-cell office:value-type="float" office:value="4862.7600946426392" table:style-name="ce9">
            <text:p>4.863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2.64000511169434" table:style-name="ce9">
            <text:p>263</text:p>
          </table:table-cell>
          <table:table-cell office:value-type="float" office:value="627.20001220703125" table:style-name="ce9">
            <text:p>6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88.9200620651245" table:style-name="ce9">
            <text:p>3.189</text:p>
          </table:table-cell>
          <table:table-cell office:value-type="float" office:value="362.60000705718994" table:style-name="ce9">
            <text:p>363</text:p>
          </table:table-cell>
          <table:table-cell office:value-type="float" office:value="435.12000846862793" table:style-name="ce9">
            <text:p>4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08.5200624465942" table:style-name="ce9">
            <text:p>3.209</text:p>
          </table:table-cell>
          <table:table-cell office:value-type="float" office:value="776.16001510620117" table:style-name="ce9">
            <text:p>776</text:p>
          </table:table-cell>
          <table:table-cell office:value-type="float" office:value="2983.1200580596924" table:style-name="ce9">
            <text:p>2.983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1473.9200286865234" table:style-name="ce9">
            <text:p>1.474</text:p>
          </table:table-cell>
          <table:table-cell office:value-type="float" office:value="1948.2400379180908" table:style-name="ce9">
            <text:p>1.948</text:p>
          </table:table-cell>
          <table:table-cell office:value-type="float" office:value="2796.92005443573" table:style-name="ce9">
            <text:p>2.797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2600.9200506210327" table:style-name="ce9">
            <text:p>2.601</text:p>
          </table:table-cell>
          <table:table-cell office:value-type="float" office:value="2206.9600429534912" table:style-name="ce9">
            <text:p>2.207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2328.4800453186035" table:style-name="ce9">
            <text:p>2.328</text:p>
          </table:table-cell>
          <table:table-cell office:value-type="float" office:value="2508.800048828125" table:style-name="ce9">
            <text:p>2.509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343.00000667572021" table:style-name="ce9">
            <text:p>343</text:p>
          </table:table-cell>
          <table:table-cell office:value-type="float" office:value="3216.3600625991821" table:style-name="ce9">
            <text:p>3.216</text:p>
          </table:table-cell>
          <table:table-cell office:value-type="float" office:value="0" table:style-name="ce9">
            <text:p>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509.60000991821289" table:style-name="ce9">
            <text:p>510</text:p>
          </table:table-cell>
          <table:table-cell office:value-type="float" office:value="3224.20006275177" table:style-name="ce9">
            <text:p>3.224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3218.3200626373291" table:style-name="ce9">
            <text:p>3.21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176.0000228881836" table:style-name="ce9">
            <text:p>1.176</text:p>
          </table:table-cell>
          <table:table-cell office:value-type="float" office:value="1711.0800333023071" table:style-name="ce9">
            <text:p>1.7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00.0000953674316" table:style-name="ce9">
            <text:p>4.900</text:p>
          </table:table-cell>
          <table:table-cell office:value-type="float" office:value="1746.3600339889526" table:style-name="ce9">
            <text:p>1.746</text:p>
          </table:table-cell>
          <table:table-cell office:value-type="float" office:value="2059.9600400924683" table:style-name="ce9">
            <text:p>2.0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84.3600931167603" table:style-name="ce9">
            <text:p>4.784</text:p>
          </table:table-cell>
          <table:table-cell office:value-type="float" office:value="1160.3200225830078" table:style-name="ce9">
            <text:p>1.160</text:p>
          </table:table-cell>
          <table:table-cell office:value-type="float" office:value="5037.2000980377197" table:style-name="ce9">
            <text:p>5.037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024.6800394058228" table:style-name="ce9">
            <text:p>2.025</text:p>
          </table:table-cell>
          <table:table-cell office:value-type="float" office:value="2843.9600553512573" table:style-name="ce9">
            <text:p>2.844</text:p>
          </table:table-cell>
          <table:table-cell office:value-type="float" office:value="4925.4800958633423" table:style-name="ce9">
            <text:p>4.925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4645.2000904083252" table:style-name="ce9">
            <text:p>4.645</text:p>
          </table:table-cell>
          <table:table-cell office:value-type="float" office:value="3518.2000684738159" table:style-name="ce9">
            <text:p>3.518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2751.8400535583496" table:style-name="ce9">
            <text:p>2.752</text:p>
          </table:table-cell>
          <table:table-cell office:value-type="float" office:value="4807.8800935745239" table:style-name="ce9">
            <text:p>4.808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4190.4800815582275" table:style-name="ce9">
            <text:p>4.190</text:p>
          </table:table-cell>
          <table:table-cell office:value-type="float" office:value="4006.2400779724121" table:style-name="ce9">
            <text:p>4.006</text:p>
          </table:table-cell>
          <table:table-cell office:value-type="float" office:value="917.2800178527832" table:style-name="ce9">
            <text:p>917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5043.0800981521606" table:style-name="ce9">
            <text:p>5.043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5031.3200979232788" table:style-name="ce9">
            <text:p>5.031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530.7600297927856" table:style-name="ce9">
            <text:p>1.531</text:p>
          </table:table-cell>
          <table:table-cell office:value-type="float" office:value="1838.4800357818604" table:style-name="ce9">
            <text:p>1.8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17.7600898742676" table:style-name="ce9">
            <text:p>4.618</text:p>
          </table:table-cell>
          <table:table-cell office:value-type="float" office:value="2285.3600444793701" table:style-name="ce9">
            <text:p>2.285</text:p>
          </table:table-cell>
          <table:table-cell office:value-type="float" office:value="805.56001567840576" table:style-name="ce9">
            <text:p>8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9.3600883483887" table:style-name="ce9">
            <text:p>4.539</text:p>
          </table:table-cell>
          <table:table-cell office:value-type="float" office:value="1381.8000268936157" table:style-name="ce9">
            <text:p>1.382</text:p>
          </table:table-cell>
          <table:table-cell office:value-type="float" office:value="3902.3600759506226" table:style-name="ce9">
            <text:p>3.90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34.0400609970093" table:style-name="ce9">
            <text:p>3.134</text:p>
          </table:table-cell>
          <table:table-cell office:value-type="float" office:value="4645.2000904083252" table:style-name="ce9">
            <text:p>4.645</text:p>
          </table:table-cell>
          <table:table-cell office:value-type="float" office:value="2218.720043182373" table:style-name="ce9">
            <text:p>2.2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5068.5600986480713" table:style-name="ce9">
            <text:p>5.0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1532.7200298309326" table:style-name="ce9">
            <text:p>1.533</text:p>
          </table:table-cell>
          <table:table-cell office:value-type="float" office:value="4860.8000946044922" table:style-name="ce9">
            <text:p>4.8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0" table:style-name="ce9">
            <text:p>0</text:p>
          </table:table-cell>
          <table:table-cell office:value-type="float" office:value="5068.5600986480713" table:style-name="ce9">
            <text:p>5.0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523.3200101852417" table:style-name="ce9">
            <text:p>523</text:p>
          </table:table-cell>
          <table:table-cell office:value-type="float" office:value="5048.9600982666016" table:style-name="ce9">
            <text:p>5.049</text:p>
          </table:table-cell>
          <table:table-cell office:value-type="float" office:value="954.52001857757568" table:style-name="ce9">
            <text:p>955</text:p>
          </table:table-cell>
          <table:table-cell office:value-type="float" office:value="4999.9600973129272" table:style-name="ce9">
            <text:p>5.000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11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447.240086555481" table:style-name="ce9">
            <text:p>4.447</text:p>
          </table:table-cell>
          <table:table-cell office:value-type="float" office:value="1487.6400289535522" table:style-name="ce9">
            <text:p>1.4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82.0001125335693" table:style-name="ce9">
            <text:p>5.78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36.92001628875732" table:style-name="ce9">
            <text:p>837</text:p>
          </table:table-cell>
          <table:table-cell office:value-type="float" office:value="258.72000503540039" table:style-name="ce9">
            <text:p>2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58.44001865386963" table:style-name="ce9">
            <text:p>9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2.52001094818115" table:style-name="ce9">
            <text:p>563</text:p>
          </table:table-cell>
          <table:table-cell office:value-type="float" office:value="141.12000274658203" table:style-name="ce9">
            <text:p>1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70.28001499176025" table:style-name="ce9">
            <text:p>7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83.3600463867188" table:style-name="ce9">
            <text:p>2.383</text:p>
          </table:table-cell>
          <table:table-cell office:value-type="float" office:value="746.76001453399658" table:style-name="ce9">
            <text:p>7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00.8000564575195" table:style-name="ce9">
            <text:p>2.9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232.0400629043579" table:style-name="ce9">
            <text:p>3.232</text:p>
          </table:table-cell>
          <table:table-cell office:value-type="float" office:value="1181.8800230026245" table:style-name="ce9">
            <text:p>1.1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60.9200887680054" table:style-name="ce9">
            <text:p>4.5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22.8800315856934" table:style-name="ce9">
            <text:p>1.623</text:p>
          </table:table-cell>
          <table:table-cell office:value-type="float" office:value="417.48000812530518" table:style-name="ce9">
            <text:p>4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46.400032043457" table:style-name="ce9">
            <text:p>1.64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00.3200798034668" table:style-name="ce9">
            <text:p>4.100</text:p>
          </table:table-cell>
          <table:table-cell office:value-type="float" office:value="1032.9200201034546" table:style-name="ce9">
            <text:p>1.0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06.6400585174561" table:style-name="ce9">
            <text:p>3.0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55.9600439071655" table:style-name="ce9">
            <text:p>2.256</text:p>
          </table:table-cell>
          <table:table-cell office:value-type="float" office:value="1083.8800210952759" table:style-name="ce9">
            <text:p>1.0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04.9200468063354" table:style-name="ce9">
            <text:p>2.4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447.240086555481" table:style-name="ce9">
            <text:p>4.447</text:p>
          </table:table-cell>
          <table:table-cell office:value-type="float" office:value="1485.6800289154053" table:style-name="ce9">
            <text:p>1.4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29.9200706481934" table:style-name="ce9">
            <text:p>3.63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74.480001449584961" table:style-name="ce9">
            <text:p>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76.4000988006592" table:style-name="ce9">
            <text:p>5.07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O TOTAL D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2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1" table:number-rows-spanned="2" table:style-name="ce13">
            <text:p>Conexão discada</text:p>
          </table:table-cell>
          <table:table-cell office:value-type="string" table:number-columns-spanned="5" table:number-rows-spanned="1" table:style-name="ce13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20">
            <text:p><text:span text:style-name="T4">Modem</text:span><text:span text:style-name="T2"><text:s/>3G ou 4G</text:span>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office:value-type="string" table:number-columns-spanned="1" table:number-rows-spanned="2" table:style-name="ce13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42.92001056671143" table:style-name="ce9">
            <text:p>543</text:p>
          </table:table-cell>
          <table:table-cell office:value-type="float" office:value="4025.8400783538818" table:style-name="ce9">
            <text:p>4.026</text:p>
          </table:table-cell>
          <table:table-cell office:value-type="float" office:value="4394.3200855255127" table:style-name="ce9">
            <text:p>4.394</text:p>
          </table:table-cell>
          <table:table-cell office:value-type="float" office:value="1871.8000364303589" table:style-name="ce9">
            <text:p>1.872</text:p>
          </table:table-cell>
          <table:table-cell office:value-type="float" office:value="1634.6400318145752" table:style-name="ce9">
            <text:p>1.635</text:p>
          </table:table-cell>
          <table:table-cell office:value-type="float" office:value="3918.0400762557983" table:style-name="ce9">
            <text:p>3.918</text:p>
          </table:table-cell>
          <table:table-cell office:value-type="float" office:value="1715.0000333786011" table:style-name="ce9">
            <text:p>1.715</text:p>
          </table:table-cell>
          <table:table-cell office:value-type="float" office:value="1219.120023727417" table:style-name="ce9">
            <text:p>1.2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537.04001045227051" table:style-name="ce9">
            <text:p>537</text:p>
          </table:table-cell>
          <table:table-cell office:value-type="float" office:value="582.12001132965088" table:style-name="ce9">
            <text:p>582</text:p>
          </table:table-cell>
          <table:table-cell office:value-type="float" office:value="307.72000598907471" table:style-name="ce9">
            <text:p>308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548.80001068115234" table:style-name="ce9">
            <text:p>549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66.64000129699707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6.16000556945801" table:style-name="ce9">
            <text:p>286</text:p>
          </table:table-cell>
          <table:table-cell office:value-type="float" office:value="468.44000911712646" table:style-name="ce9">
            <text:p>468</text:p>
          </table:table-cell>
          <table:table-cell office:value-type="float" office:value="372.4000072479248" table:style-name="ce9">
            <text:p>372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656.60001277923584" table:style-name="ce9">
            <text:p>657</text:p>
          </table:table-cell>
          <table:table-cell office:value-type="float" office:value="105.84000205993652" table:style-name="ce9">
            <text:p>1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2.56000900268555" table:style-name="ce9">
            <text:p>463</text:p>
          </table:table-cell>
          <table:table-cell office:value-type="float" office:value="1507.240029335022" table:style-name="ce9">
            <text:p>1.507</text:p>
          </table:table-cell>
          <table:table-cell office:value-type="float" office:value="2885.1200561523438" table:style-name="ce9">
            <text:p>2.885</text:p>
          </table:table-cell>
          <table:table-cell office:value-type="float" office:value="1128.9600219726563" table:style-name="ce9">
            <text:p>1.129</text:p>
          </table:table-cell>
          <table:table-cell office:value-type="float" office:value="1003.52001953125" table:style-name="ce9">
            <text:p>1.004</text:p>
          </table:table-cell>
          <table:table-cell office:value-type="float" office:value="1256.3600244522095" table:style-name="ce9">
            <text:p>1.256</text:p>
          </table:table-cell>
          <table:table-cell office:value-type="float" office:value="1089.7600212097168" table:style-name="ce9">
            <text:p>1.090</text:p>
          </table:table-cell>
          <table:table-cell office:value-type="float" office:value="889.84001731872559" table:style-name="ce9">
            <text:p>8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3473.1200675964355" table:style-name="ce9">
            <text:p>3.473</text:p>
          </table:table-cell>
          <table:table-cell office:value-type="float" office:value="2981.1600580215454" table:style-name="ce9">
            <text:p>2.981</text:p>
          </table:table-cell>
          <table:table-cell office:value-type="float" office:value="1372.0000267028809" table:style-name="ce9">
            <text:p>1.372</text:p>
          </table:table-cell>
          <table:table-cell office:value-type="float" office:value="1230.8800239562988" table:style-name="ce9">
            <text:p>1.231</text:p>
          </table:table-cell>
          <table:table-cell office:value-type="float" office:value="3281.0400638580322" table:style-name="ce9">
            <text:p>3.281</text:p>
          </table:table-cell>
          <table:table-cell office:value-type="float" office:value="1134.8400220870972" table:style-name="ce9">
            <text:p>1.135</text:p>
          </table:table-cell>
          <table:table-cell office:value-type="float" office:value="795.7600154876709" table:style-name="ce9">
            <text:p>7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1170.1200227737427" table:style-name="ce9">
            <text:p>1.170</text:p>
          </table:table-cell>
          <table:table-cell office:value-type="float" office:value="1272.0400247573853" table:style-name="ce9">
            <text:p>1.272</text:p>
          </table:table-cell>
          <table:table-cell office:value-type="float" office:value="346.92000675201416" table:style-name="ce9">
            <text:p>347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1618.9600315093994" table:style-name="ce9">
            <text:p>1.619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213.64000415802002" table:style-name="ce9">
            <text:p>2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5.88000965118408" table:style-name="ce9">
            <text:p>496</text:p>
          </table:table-cell>
          <table:table-cell office:value-type="float" office:value="3092.8800601959229" table:style-name="ce9">
            <text:p>3.093</text:p>
          </table:table-cell>
          <table:table-cell office:value-type="float" office:value="2736.1600532531738" table:style-name="ce9">
            <text:p>2.736</text:p>
          </table:table-cell>
          <table:table-cell office:value-type="float" office:value="1744.4000339508057" table:style-name="ce9">
            <text:p>1.744</text:p>
          </table:table-cell>
          <table:table-cell office:value-type="float" office:value="925.12001800537109" table:style-name="ce9">
            <text:p>925</text:p>
          </table:table-cell>
          <table:table-cell office:value-type="float" office:value="2222.640043258667" table:style-name="ce9">
            <text:p>2.223</text:p>
          </table:table-cell>
          <table:table-cell office:value-type="float" office:value="1160.3200225830078" table:style-name="ce9">
            <text:p>1.160</text:p>
          </table:table-cell>
          <table:table-cell office:value-type="float" office:value="887.88001728057861" table:style-name="ce9">
            <text:p>8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1595.4400310516357" table:style-name="ce9">
            <text:p>1.595</text:p>
          </table:table-cell>
          <table:table-cell office:value-type="float" office:value="2016.8400392532349" table:style-name="ce9">
            <text:p>2.017</text:p>
          </table:table-cell>
          <table:table-cell office:value-type="float" office:value="537.04001045227051" table:style-name="ce9">
            <text:p>537</text:p>
          </table:table-cell>
          <table:table-cell office:value-type="float" office:value="1248.5200242996216" table:style-name="ce9">
            <text:p>1.249</text:p>
          </table:table-cell>
          <table:table-cell office:value-type="float" office:value="1689.5200328826904" table:style-name="ce9">
            <text:p>1.690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829.08001613616943" table:style-name="ce9">
            <text:p>8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5.88000965118408" table:style-name="ce9">
            <text:p>496</text:p>
          </table:table-cell>
          <table:table-cell office:value-type="float" office:value="3400.6000661849976" table:style-name="ce9">
            <text:p>3.401</text:p>
          </table:table-cell>
          <table:table-cell office:value-type="float" office:value="3259.4800634384155" table:style-name="ce9">
            <text:p>3.259</text:p>
          </table:table-cell>
          <table:table-cell office:value-type="float" office:value="1820.8400354385376" table:style-name="ce9">
            <text:p>1.821</text:p>
          </table:table-cell>
          <table:table-cell office:value-type="float" office:value="1481.7600288391113" table:style-name="ce9">
            <text:p>1.482</text:p>
          </table:table-cell>
          <table:table-cell office:value-type="float" office:value="2677.3600521087646" table:style-name="ce9">
            <text:p>2.677</text:p>
          </table:table-cell>
          <table:table-cell office:value-type="float" office:value="1522.9200296401978" table:style-name="ce9">
            <text:p>1.523</text:p>
          </table:table-cell>
          <table:table-cell office:value-type="float" office:value="1211.2800235748291" table:style-name="ce9">
            <text:p>1.2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2346.1200456619263" table:style-name="ce9">
            <text:p>2.346</text:p>
          </table:table-cell>
          <table:table-cell office:value-type="float" office:value="3214.4000625610352" table:style-name="ce9">
            <text:p>3.214</text:p>
          </table:table-cell>
          <table:table-cell office:value-type="float" office:value="454.72000885009766" table:style-name="ce9">
            <text:p>455</text:p>
          </table:table-cell>
          <table:table-cell office:value-type="float" office:value="693.84001350402832" table:style-name="ce9">
            <text:p>694</text:p>
          </table:table-cell>
          <table:table-cell office:value-type="float" office:value="3055.6400594711304" table:style-name="ce9">
            <text:p>3.056</text:p>
          </table:table-cell>
          <table:table-cell office:value-type="float" office:value="799.68001556396484" table:style-name="ce9">
            <text:p>800</text:p>
          </table:table-cell>
          <table:table-cell office:value-type="float" office:value="135.24000263214111" table:style-name="ce9">
            <text:p>1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0">
            <text:p>MARGEM DE ERRO PARA O TOTAL D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2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236.7600240707397" table:style-name="ce9">
            <text:p>1.237</text:p>
          </table:table-cell>
          <table:table-cell office:value-type="float" office:value="950.60001850128174" table:style-name="ce9">
            <text:p>951</text:p>
          </table:table-cell>
          <table:table-cell office:value-type="float" office:value="3269.2800636291504" table:style-name="ce9">
            <text:p>3.269</text:p>
          </table:table-cell>
          <table:table-cell office:value-type="float" office:value="3251.6400632858276" table:style-name="ce9">
            <text:p>3.252</text:p>
          </table:table-cell>
          <table:table-cell office:value-type="float" office:value="2232.4400434494019" table:style-name="ce9">
            <text:p>2.232</text:p>
          </table:table-cell>
          <table:table-cell office:value-type="float" office:value="2191.2800426483154" table:style-name="ce9">
            <text:p>2.191</text:p>
          </table:table-cell>
          <table:table-cell office:value-type="float" office:value="3300.640064239502" table:style-name="ce9">
            <text:p>3.301</text:p>
          </table:table-cell>
          <table:table-cell office:value-type="float" office:value="2169.7200422286987" table:style-name="ce9">
            <text:p>2.170</text:p>
          </table:table-cell>
          <table:table-cell office:value-type="float" office:value="1338.6800260543823" table:style-name="ce9">
            <text:p>1.339</text:p>
          </table:table-cell>
          <table:table-cell office:value-type="float" office:value="2130.5200414657593" table:style-name="ce9">
            <text:p>2.131</text:p>
          </table:table-cell>
          <table:table-cell office:value-type="float" office:value="3218.3200626373291" table:style-name="ce9">
            <text:p>3.2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305.76000595092773" table:style-name="ce9">
            <text:p>306</text:p>
          </table:table-cell>
          <table:table-cell office:value-type="float" office:value="503.72000980377197" table:style-name="ce9">
            <text:p>504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433.16000843048096" table:style-name="ce9">
            <text:p>4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6.16000556945801" table:style-name="ce9">
            <text:p>28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327.32000637054443" table:style-name="ce9">
            <text:p>327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245.00000476837158" table:style-name="ce9">
            <text:p>245</text:p>
          </table:table-cell>
          <table:table-cell office:value-type="float" office:value="201.88000392913818" table:style-name="ce9">
            <text:p>202</text:p>
          </table:table-cell>
          <table:table-cell office:value-type="float" office:value="486.08000946044922" table:style-name="ce9">
            <text:p>486</text:p>
          </table:table-cell>
          <table:table-cell office:value-type="float" office:value="544.8800106048584" table:style-name="ce9">
            <text:p>545</text:p>
          </table:table-cell>
          <table:table-cell office:value-type="float" office:value="252.84000492095947" table:style-name="ce9">
            <text:p>253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433.16000843048096" table:style-name="ce9">
            <text:p>4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8.8800163269043" table:style-name="ce9">
            <text:p>839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1946.2800378799438" table:style-name="ce9">
            <text:p>1.946</text:p>
          </table:table-cell>
          <table:table-cell office:value-type="float" office:value="1321.0400257110596" table:style-name="ce9">
            <text:p>1.321</text:p>
          </table:table-cell>
          <table:table-cell office:value-type="float" office:value="1618.9600315093994" table:style-name="ce9">
            <text:p>1.619</text:p>
          </table:table-cell>
          <table:table-cell office:value-type="float" office:value="1099.5600214004517" table:style-name="ce9">
            <text:p>1.100</text:p>
          </table:table-cell>
          <table:table-cell office:value-type="float" office:value="1266.1600246429443" table:style-name="ce9">
            <text:p>1.266</text:p>
          </table:table-cell>
          <table:table-cell office:value-type="float" office:value="1462.1600284576416" table:style-name="ce9">
            <text:p>1.462</text:p>
          </table:table-cell>
          <table:table-cell office:value-type="float" office:value="507.64000988006592" table:style-name="ce9">
            <text:p>508</text:p>
          </table:table-cell>
          <table:table-cell office:value-type="float" office:value="574.28001117706299" table:style-name="ce9">
            <text:p>574</text:p>
          </table:table-cell>
          <table:table-cell office:value-type="float" office:value="1863.960036277771" table:style-name="ce9">
            <text:p>1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50.64001655578613" table:style-name="ce9">
            <text:p>851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2563.6800498962402" table:style-name="ce9">
            <text:p>2.564</text:p>
          </table:table-cell>
          <table:table-cell office:value-type="float" office:value="2573.4800500869751" table:style-name="ce9">
            <text:p>2.573</text:p>
          </table:table-cell>
          <table:table-cell office:value-type="float" office:value="1424.9200277328491" table:style-name="ce9">
            <text:p>1.425</text:p>
          </table:table-cell>
          <table:table-cell office:value-type="float" office:value="1595.4400310516357" table:style-name="ce9">
            <text:p>1.595</text:p>
          </table:table-cell>
          <table:table-cell office:value-type="float" office:value="2698.9200525283813" table:style-name="ce9">
            <text:p>2.699</text:p>
          </table:table-cell>
          <table:table-cell office:value-type="float" office:value="1275.9600248336792" table:style-name="ce9">
            <text:p>1.276</text:p>
          </table:table-cell>
          <table:table-cell office:value-type="float" office:value="1036.8400201797485" table:style-name="ce9">
            <text:p>1.037</text:p>
          </table:table-cell>
          <table:table-cell office:value-type="float" office:value="1909.0400371551514" table:style-name="ce9">
            <text:p>1.909</text:p>
          </table:table-cell>
          <table:table-cell office:value-type="float" office:value="2471.5600481033325" table:style-name="ce9">
            <text:p>2.4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358.680006980896" table:style-name="ce9">
            <text:p>359</text:p>
          </table:table-cell>
          <table:table-cell office:value-type="float" office:value="1366.1200265884399" table:style-name="ce9">
            <text:p>1.366</text:p>
          </table:table-cell>
          <table:table-cell office:value-type="float" office:value="491.96000957489014" table:style-name="ce9">
            <text:p>492</text:p>
          </table:table-cell>
          <table:table-cell office:value-type="float" office:value="844.76001644134521" table:style-name="ce9">
            <text:p>845</text:p>
          </table:table-cell>
          <table:table-cell office:value-type="float" office:value="1283.8000249862671" table:style-name="ce9">
            <text:p>1.284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595.84001159667969" table:style-name="ce9">
            <text:p>596</text:p>
          </table:table-cell>
          <table:table-cell office:value-type="float" office:value="717.36001396179199" table:style-name="ce9">
            <text:p>717</text:p>
          </table:table-cell>
          <table:table-cell office:value-type="float" office:value="633.08001232147217" table:style-name="ce9">
            <text:p>6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21.080023765564" table:style-name="ce9">
            <text:p>1.221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2849.8400554656982" table:style-name="ce9">
            <text:p>2.850</text:p>
          </table:table-cell>
          <table:table-cell office:value-type="float" office:value="1914.9200372695923" table:style-name="ce9">
            <text:p>1.915</text:p>
          </table:table-cell>
          <table:table-cell office:value-type="float" office:value="1446.4800281524658" table:style-name="ce9">
            <text:p>1.446</text:p>
          </table:table-cell>
          <table:table-cell office:value-type="float" office:value="1303.4000253677368" table:style-name="ce9">
            <text:p>1.303</text:p>
          </table:table-cell>
          <table:table-cell office:value-type="float" office:value="1862.000036239624" table:style-name="ce9">
            <text:p>1.862</text:p>
          </table:table-cell>
          <table:table-cell office:value-type="float" office:value="1101.5200214385986" table:style-name="ce9">
            <text:p>1.102</text:p>
          </table:table-cell>
          <table:table-cell office:value-type="float" office:value="623.2800121307373" table:style-name="ce9">
            <text:p>623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2475.4800481796265" table:style-name="ce9">
            <text:p>2.4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4.24000358581543" table:style-name="ce9">
            <text:p>184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1068.2000207901001" table:style-name="ce9">
            <text:p>1.068</text:p>
          </table:table-cell>
          <table:table-cell office:value-type="float" office:value="1705.2000331878662" table:style-name="ce9">
            <text:p>1.705</text:p>
          </table:table-cell>
          <table:table-cell office:value-type="float" office:value="1074.080020904541" table:style-name="ce9">
            <text:p>1.074</text:p>
          </table:table-cell>
          <table:table-cell office:value-type="float" office:value="1270.0800247192383" table:style-name="ce9">
            <text:p>1.270</text:p>
          </table:table-cell>
          <table:table-cell office:value-type="float" office:value="1448.4400281906128" table:style-name="ce9">
            <text:p>1.448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1734.6000337600708" table:style-name="ce9">
            <text:p>1.7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234.8000240325928" table:style-name="ce9">
            <text:p>1.235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2994.8800582885742" table:style-name="ce9">
            <text:p>2.995</text:p>
          </table:table-cell>
          <table:table-cell office:value-type="float" office:value="2540.1600494384766" table:style-name="ce9">
            <text:p>2.540</text:p>
          </table:table-cell>
          <table:table-cell office:value-type="float" office:value="1779.6800346374512" table:style-name="ce9">
            <text:p>1.780</text:p>
          </table:table-cell>
          <table:table-cell office:value-type="float" office:value="1807.1200351715088" table:style-name="ce9">
            <text:p>1.807</text:p>
          </table:table-cell>
          <table:table-cell office:value-type="float" office:value="2277.5200443267822" table:style-name="ce9">
            <text:p>2.278</text:p>
          </table:table-cell>
          <table:table-cell office:value-type="float" office:value="1342.6000261306763" table:style-name="ce9">
            <text:p>1.343</text:p>
          </table:table-cell>
          <table:table-cell office:value-type="float" office:value="742.84001445770264" table:style-name="ce9">
            <text:p>743</text:p>
          </table:table-cell>
          <table:table-cell office:value-type="float" office:value="697.76001358032227" table:style-name="ce9">
            <text:p>698</text:p>
          </table:table-cell>
          <table:table-cell office:value-type="float" office:value="2918.4400568008423" table:style-name="ce9">
            <text:p>2.9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815.36001586914063" table:style-name="ce9">
            <text:p>815</text:p>
          </table:table-cell>
          <table:table-cell office:value-type="float" office:value="1317.1200256347656" table:style-name="ce9">
            <text:p>1.317</text:p>
          </table:table-cell>
          <table:table-cell office:value-type="float" office:value="2069.7600402832031" table:style-name="ce9">
            <text:p>2.070</text:p>
          </table:table-cell>
          <table:table-cell office:value-type="float" office:value="1383.7600269317627" table:style-name="ce9">
            <text:p>1.384</text:p>
          </table:table-cell>
          <table:table-cell office:value-type="float" office:value="1285.7600250244141" table:style-name="ce9">
            <text:p>1.286</text:p>
          </table:table-cell>
          <table:table-cell office:value-type="float" office:value="2426.4800472259521" table:style-name="ce9">
            <text:p>2.426</text:p>
          </table:table-cell>
          <table:table-cell office:value-type="float" office:value="1711.0800333023071" table:style-name="ce9">
            <text:p>1.711</text:p>
          </table:table-cell>
          <table:table-cell office:value-type="float" office:value="1130.9200220108032" table:style-name="ce9">
            <text:p>1.131</text:p>
          </table:table-cell>
          <table:table-cell office:value-type="float" office:value="2028.6000394821167" table:style-name="ce9">
            <text:p>2.029</text:p>
          </table:table-cell>
          <table:table-cell office:value-type="float" office:value="1546.4400300979614" table:style-name="ce9">
            <text:p>1.5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1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O TOTAL D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064.2401180267334" table:style-name="ce9">
            <text:p>6.064</text:p>
          </table:table-cell>
          <table:table-cell office:value-type="float" office:value="2238.3200435638428" table:style-name="ce9">
            <text:p>2.2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13.40001583099365" table:style-name="ce9">
            <text:p>813</text:p>
          </table:table-cell>
          <table:table-cell office:value-type="float" office:value="213.64000415802002" table:style-name="ce9">
            <text:p>2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7.92001533508301" table:style-name="ce9">
            <text:p>788</text:p>
          </table:table-cell>
          <table:table-cell office:value-type="float" office:value="270.48000526428223" table:style-name="ce9">
            <text:p>2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22.4000549316406" table:style-name="ce9">
            <text:p>2.822</text:p>
          </table:table-cell>
          <table:table-cell office:value-type="float" office:value="1662.0800323486328" table:style-name="ce9">
            <text:p>1.6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39.2400941848755" table:style-name="ce9">
            <text:p>4.839</text:p>
          </table:table-cell>
          <table:table-cell office:value-type="float" office:value="1419.0400276184082" table:style-name="ce9">
            <text:p>1.4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26.6400394439697" table:style-name="ce9">
            <text:p>2.027</text:p>
          </table:table-cell>
          <table:table-cell office:value-type="float" office:value="344.96000671386719" table:style-name="ce9">
            <text:p>3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29.5200901031494" table:style-name="ce9">
            <text:p>4.630</text:p>
          </table:table-cell>
          <table:table-cell office:value-type="float" office:value="1793.40003490448" table:style-name="ce9">
            <text:p>1.7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0.2800626754761" table:style-name="ce9">
            <text:p>3.220</text:p>
          </table:table-cell>
          <table:table-cell office:value-type="float" office:value="738.92001438140869" table:style-name="ce9">
            <text:p>7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929.4000959396362" table:style-name="ce9">
            <text:p>4.929</text:p>
          </table:table-cell>
          <table:table-cell office:value-type="float" office:value="1918.8400373458862" table:style-name="ce9">
            <text:p>1.9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878.4400949478149" table:style-name="ce9">
            <text:p>4.878</text:p>
          </table:table-cell>
          <table:table-cell office:value-type="float" office:value="1164.2400226593018" table:style-name="ce9">
            <text:p>1.1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MARGEM DE ERRO PARA O TOTAL D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7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317.1200256347656" table:style-name="ce9">
            <text:p>1.317</text:p>
          </table:table-cell>
          <table:table-cell office:value-type="float" office:value="6117.1601190567017" table:style-name="ce9">
            <text:p>6.117</text:p>
          </table:table-cell>
          <table:table-cell office:value-type="float" office:value="2896.8800563812256" table:style-name="ce9">
            <text:p>2.8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38.3200435638428" table:style-name="ce9">
            <text:p>2.23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784.00001525878906" table:style-name="ce9">
            <text:p>784</text:p>
          </table:table-cell>
          <table:table-cell office:value-type="float" office:value="380.2400074005127" table:style-name="ce9">
            <text:p>3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3.64000415802002" table:style-name="ce9">
            <text:p>2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8.6400089263916" table:style-name="ce9">
            <text:p>459</text:p>
          </table:table-cell>
          <table:table-cell office:value-type="float" office:value="605.64001178741455" table:style-name="ce9">
            <text:p>606</text:p>
          </table:table-cell>
          <table:table-cell office:value-type="float" office:value="566.4400110244751" table:style-name="ce9">
            <text:p>5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0.48000526428223" table:style-name="ce9">
            <text:p>27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97.72001552581787" table:style-name="ce9">
            <text:p>798</text:p>
          </table:table-cell>
          <table:table-cell office:value-type="float" office:value="2744.0000534057617" table:style-name="ce9">
            <text:p>2.744</text:p>
          </table:table-cell>
          <table:table-cell office:value-type="float" office:value="1991.3600387573242" table:style-name="ce9">
            <text:p>1.99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62.0800323486328" table:style-name="ce9">
            <text:p>1.66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37.00001239776611" table:style-name="ce9">
            <text:p>637</text:p>
          </table:table-cell>
          <table:table-cell office:value-type="float" office:value="5023.4800977706909" table:style-name="ce9">
            <text:p>5.023</text:p>
          </table:table-cell>
          <table:table-cell office:value-type="float" office:value="1591.5200309753418" table:style-name="ce9">
            <text:p>1.5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19.0400276184082" table:style-name="ce9">
            <text:p>1.41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1916.8800373077393" table:style-name="ce9">
            <text:p>1.917</text:p>
          </table:table-cell>
          <table:table-cell office:value-type="float" office:value="1197.5600233078003" table:style-name="ce9">
            <text:p>1.1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4.96000671386719" table:style-name="ce9">
            <text:p>34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7.72000598907471" table:style-name="ce9">
            <text:p>308</text:p>
          </table:table-cell>
          <table:table-cell office:value-type="float" office:value="4398.2400856018066" table:style-name="ce9">
            <text:p>4.398</text:p>
          </table:table-cell>
          <table:table-cell office:value-type="float" office:value="1928.6400375366211" table:style-name="ce9">
            <text:p>1.9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93.40003490448" table:style-name="ce9">
            <text:p>1.79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42.76001834869385" table:style-name="ce9">
            <text:p>943</text:p>
          </table:table-cell>
          <table:table-cell office:value-type="float" office:value="2847.8800554275513" table:style-name="ce9">
            <text:p>2.848</text:p>
          </table:table-cell>
          <table:table-cell office:value-type="float" office:value="1560.1600303649902" table:style-name="ce9">
            <text:p>1.5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8.92001438140869" table:style-name="ce9">
            <text:p>73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981.9600191116333" table:style-name="ce9">
            <text:p>982</text:p>
          </table:table-cell>
          <table:table-cell office:value-type="float" office:value="4805.920093536377" table:style-name="ce9">
            <text:p>4.806</text:p>
          </table:table-cell>
          <table:table-cell office:value-type="float" office:value="2432.3600473403931" table:style-name="ce9">
            <text:p>2.4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18.8400373458862" table:style-name="ce9">
            <text:p>1.919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05.52001762390137" table:style-name="ce9">
            <text:p>906</text:p>
          </table:table-cell>
          <table:table-cell office:value-type="float" office:value="4564.8400888442993" table:style-name="ce9">
            <text:p>4.565</text:p>
          </table:table-cell>
          <table:table-cell office:value-type="float" office:value="1728.7200336456299" table:style-name="ce9">
            <text:p>1.7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64.2400226593018" table:style-name="ce9">
            <text:p>1.164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10">
            <text:p>MARGEM DE ERRO PARA O TOTAL D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4">
          <table:table-cell office:value-type="string" table:number-columns-spanned="41" table:number-rows-spanned="1" table:style-name="ce12">
            <text:p>Total de escolas localizadas em áreas urbanas com acesso à Internet</text:p>
          </table:table-cell>
          <table:covered-table-cell table:number-columns-repeated="40"/>
          <table:table-cell table:number-columns-repeated="16343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20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</text:p>
          </table:table-cell>
          <table:covered-table-cell/>
          <table:table-cell office:value-type="string" table:number-columns-spanned="1" table:number-rows-spanned="2" table:style-name="ce20">
            <text:p>Ninguém se responsabiliza pela manutenção da rede de WiFi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covered-table-cell/>
          <table:table-cell table:number-columns-repeated="1634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560.1600303649902" table:style-name="ce9">
            <text:p>1.560</text:p>
          </table:table-cell>
          <table:table-cell office:value-type="float" office:value="2634.2400512695313" table:style-name="ce9">
            <text:p>2.6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11.2801189422607" table:style-name="ce9">
            <text:p>6.111</text:p>
          </table:table-cell>
          <table:table-cell office:value-type="float" office:value="2387.2800464630127" table:style-name="ce9">
            <text:p>2.387</text:p>
          </table:table-cell>
          <table:table-cell office:value-type="float" office:value="2314.7600450515747" table:style-name="ce9">
            <text:p>2.3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38.7601175308228" table:style-name="ce9">
            <text:p>6.039</text:p>
          </table:table-cell>
          <table:table-cell office:value-type="float" office:value="1130.9200220108032" table:style-name="ce9">
            <text:p>1.131</text:p>
          </table:table-cell>
          <table:table-cell office:value-type="float" office:value="5656.5601100921631" table:style-name="ce9">
            <text:p>5.657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4145.4000806808472" table:style-name="ce9">
            <text:p>4.145</text:p>
          </table:table-cell>
          <table:table-cell office:value-type="float" office:value="4831.4000940322876" table:style-name="ce9">
            <text:p>4.831</text:p>
          </table:table-cell>
          <table:table-cell office:value-type="float" office:value="5244.9601020812988" table:style-name="ce9">
            <text:p>5.245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2238.3200435638428" table:style-name="ce9">
            <text:p>2.238</text:p>
          </table:table-cell>
          <table:table-cell office:value-type="float" office:value="4315.9200839996338" table:style-name="ce9">
            <text:p>4.316</text:p>
          </table:table-cell>
          <table:table-cell office:value-type="float" office:value="5607.5601091384888" table:style-name="ce9">
            <text:p>5.608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2238.3200435638428" table:style-name="ce9">
            <text:p>2.238</text:p>
          </table:table-cell>
          <table:table-cell office:value-type="float" office:value="2990.9600582122803" table:style-name="ce9">
            <text:p>2.991</text:p>
          </table:table-cell>
          <table:table-cell office:value-type="float" office:value="5817.2801132202148" table:style-name="ce9">
            <text:p>5.817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2238.3200435638428" table:style-name="ce9">
            <text:p>2.238</text:p>
          </table:table-cell>
          <table:table-cell office:value-type="float" office:value="3843.5600748062134" table:style-name="ce9">
            <text:p>3.844</text:p>
          </table:table-cell>
          <table:table-cell office:value-type="float" office:value="5783.9601125717163" table:style-name="ce9">
            <text:p>5.784</text:p>
          </table:table-cell>
          <table:table-cell office:value-type="float" office:value="203.84000396728516" table:style-name="ce9">
            <text:p>204</text:p>
          </table:table-cell>
          <table:table-cell office:value-type="string" table:style-name="ce9">
            <text:p>-</text:p>
          </table:table-cell>
          <table:table-cell office:value-type="float" office:value="2238.3200435638428" table:style-name="ce9">
            <text:p>2.238</text:p>
          </table:table-cell>
          <table:table-cell office:value-type="float" office:value="1822.8000354766846" table:style-name="ce9">
            <text:p>1.823</text:p>
          </table:table-cell>
          <table:table-cell office:value-type="float" office:value="6095.600118637085" table:style-name="ce9">
            <text:p>6.096</text:p>
          </table:table-cell>
          <table:table-cell office:value-type="float" office:value="852.60001659393311" table:style-name="ce9">
            <text:p>853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284.20000553131104" table:style-name="ce9">
            <text:p>2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46.72001647949219" table:style-name="ce9">
            <text:p>847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572.32001113891602" table:style-name="ce9">
            <text:p>5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5.40001392364502" table:style-name="ce9">
            <text:p>715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805.56001567840576" table:style-name="ce9">
            <text:p>8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2.80000686645508" table:style-name="ce9">
            <text:p>353</text:p>
          </table:table-cell>
          <table:table-cell office:value-type="float" office:value="584.08001136779785" table:style-name="ce9">
            <text:p>584</text:p>
          </table:table-cell>
          <table:table-cell office:value-type="float" office:value="780.08001518249512" table:style-name="ce9">
            <text:p>7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815.36001586914063" table:style-name="ce9">
            <text:p>815</text:p>
          </table:table-cell>
          <table:table-cell office:value-type="float" office:value="552.72001075744629" table:style-name="ce9">
            <text:p>5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701.68001365661621" table:style-name="ce9">
            <text:p>7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638.96001243591309" table:style-name="ce9">
            <text:p>639</text:p>
          </table:table-cell>
          <table:table-cell office:value-type="float" office:value="687.9600133895874" table:style-name="ce9">
            <text:p>6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821.24001598358154" table:style-name="ce9">
            <text:p>821</text:p>
          </table:table-cell>
          <table:table-cell office:value-type="float" office:value="64.680001258850098" table:style-name="ce9">
            <text:p>65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254.80000495910645" table:style-name="ce9">
            <text:p>2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5.36001586914063" table:style-name="ce9">
            <text:p>815</text:p>
          </table:table-cell>
          <table:table-cell office:value-type="float" office:value="337.1200065612793" table:style-name="ce9">
            <text:p>337</text:p>
          </table:table-cell>
          <table:table-cell office:value-type="float" office:value="266.56000518798828" table:style-name="ce9">
            <text:p>2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7.52001571655273" table:style-name="ce9">
            <text:p>808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764.40001487731934" table:style-name="ce9">
            <text:p>7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5.92000770568848" table:style-name="ce9">
            <text:p>396</text:p>
          </table:table-cell>
          <table:table-cell office:value-type="float" office:value="729.12001419067383" table:style-name="ce9">
            <text:p>729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484.12000942230225" table:style-name="ce9">
            <text:p>484</text:p>
          </table:table-cell>
          <table:table-cell office:value-type="float" office:value="793.80001544952393" table:style-name="ce9">
            <text:p>7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323.40000629425049" table:style-name="ce9">
            <text:p>323</text:p>
          </table:table-cell>
          <table:table-cell office:value-type="float" office:value="813.40001583099365" table:style-name="ce9">
            <text:p>8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431.20000839233398" table:style-name="ce9">
            <text:p>431</text:p>
          </table:table-cell>
          <table:table-cell office:value-type="float" office:value="772.24001502990723" table:style-name="ce9">
            <text:p>772</text:p>
          </table:table-cell>
          <table:table-cell office:value-type="float" office:value="35.280000686645508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27.440000534057617" table:style-name="ce9">
            <text:p>27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1187.7600231170654" table:style-name="ce9">
            <text:p>1.1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38.0000591278076" table:style-name="ce9">
            <text:p>3.038</text:p>
          </table:table-cell>
          <table:table-cell office:value-type="float" office:value="883.96001720428467" table:style-name="ce9">
            <text:p>884</text:p>
          </table:table-cell>
          <table:table-cell office:value-type="float" office:value="1344.5600261688232" table:style-name="ce9">
            <text:p>1.3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26.2000608444214" table:style-name="ce9">
            <text:p>3.126</text:p>
          </table:table-cell>
          <table:table-cell office:value-type="float" office:value="799.68001556396484" table:style-name="ce9">
            <text:p>800</text:p>
          </table:table-cell>
          <table:table-cell office:value-type="float" office:value="2940.000057220459" table:style-name="ce9">
            <text:p>2.940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2001.1600389480591" table:style-name="ce9">
            <text:p>2.001</text:p>
          </table:table-cell>
          <table:table-cell office:value-type="float" office:value="2463.7200479507446" table:style-name="ce9">
            <text:p>2.464</text:p>
          </table:table-cell>
          <table:table-cell office:value-type="float" office:value="2408.8400468826294" table:style-name="ce9">
            <text:p>2.409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662.0800323486328" table:style-name="ce9">
            <text:p>1.662</text:p>
          </table:table-cell>
          <table:table-cell office:value-type="float" office:value="2240.2800436019897" table:style-name="ce9">
            <text:p>2.240</text:p>
          </table:table-cell>
          <table:table-cell office:value-type="float" office:value="2718.5200529098511" table:style-name="ce9">
            <text:p>2.719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662.0800323486328" table:style-name="ce9">
            <text:p>1.662</text:p>
          </table:table-cell>
          <table:table-cell office:value-type="float" office:value="1125.0400218963623" table:style-name="ce9">
            <text:p>1.125</text:p>
          </table:table-cell>
          <table:table-cell office:value-type="float" office:value="2840.0400552749634" table:style-name="ce9">
            <text:p>2.840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662.0800323486328" table:style-name="ce9">
            <text:p>1.662</text:p>
          </table:table-cell>
          <table:table-cell office:value-type="float" office:value="1669.9200325012207" table:style-name="ce9">
            <text:p>1.670</text:p>
          </table:table-cell>
          <table:table-cell office:value-type="float" office:value="2959.6000576019287" table:style-name="ce9">
            <text:p>2.960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662.0800323486328" table:style-name="ce9">
            <text:p>1.662</text:p>
          </table:table-cell>
          <table:table-cell office:value-type="float" office:value="870.24001693725586" table:style-name="ce9">
            <text:p>870</text:p>
          </table:table-cell>
          <table:table-cell office:value-type="float" office:value="2820.4400548934937" table:style-name="ce9">
            <text:p>2.820</text:p>
          </table:table-cell>
          <table:table-cell office:value-type="float" office:value="0" table:style-name="ce9">
            <text:p>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85.7200269699097" table:style-name="ce9">
            <text:p>1.386</text:p>
          </table:table-cell>
          <table:table-cell office:value-type="float" office:value="1875.7200365066528" table:style-name="ce9">
            <text:p>1.8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56.8800945281982" table:style-name="ce9">
            <text:p>4.857</text:p>
          </table:table-cell>
          <table:table-cell office:value-type="float" office:value="2093.2800407409668" table:style-name="ce9">
            <text:p>2.093</text:p>
          </table:table-cell>
          <table:table-cell office:value-type="float" office:value="1520.9600296020508" table:style-name="ce9">
            <text:p>1.5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60.880090713501" table:style-name="ce9">
            <text:p>4.661</text:p>
          </table:table-cell>
          <table:table-cell office:value-type="float" office:value="693.84001350402832" table:style-name="ce9">
            <text:p>694</text:p>
          </table:table-cell>
          <table:table-cell office:value-type="float" office:value="4323.7600841522217" table:style-name="ce9">
            <text:p>4.3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75.1200656890869" table:style-name="ce9">
            <text:p>3.375</text:p>
          </table:table-cell>
          <table:table-cell office:value-type="float" office:value="3741.6400728225708" table:style-name="ce9">
            <text:p>3.742</text:p>
          </table:table-cell>
          <table:table-cell office:value-type="float" office:value="4194.4000816345215" table:style-name="ce9">
            <text:p>4.1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9.0400276184082" table:style-name="ce9">
            <text:p>1.419</text:p>
          </table:table-cell>
          <table:table-cell office:value-type="float" office:value="3085.040060043335" table:style-name="ce9">
            <text:p>3.085</text:p>
          </table:table-cell>
          <table:table-cell office:value-type="float" office:value="4560.9200887680054" table:style-name="ce9">
            <text:p>4.5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9.0400276184082" table:style-name="ce9">
            <text:p>1.419</text:p>
          </table:table-cell>
          <table:table-cell office:value-type="float" office:value="2487.2400484085083" table:style-name="ce9">
            <text:p>2.487</text:p>
          </table:table-cell>
          <table:table-cell office:value-type="float" office:value="4570.7200889587402" table:style-name="ce9">
            <text:p>4.5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9.0400276184082" table:style-name="ce9">
            <text:p>1.419</text:p>
          </table:table-cell>
          <table:table-cell office:value-type="float" office:value="2983.1200580596924" table:style-name="ce9">
            <text:p>2.983</text:p>
          </table:table-cell>
          <table:table-cell office:value-type="float" office:value="4560.9200887680054" table:style-name="ce9">
            <text:p>4.5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9.0400276184082" table:style-name="ce9">
            <text:p>1.419</text:p>
          </table:table-cell>
          <table:table-cell office:value-type="float" office:value="1471.9600286483765" table:style-name="ce9">
            <text:p>1.472</text:p>
          </table:table-cell>
          <table:table-cell office:value-type="float" office:value="4878.4400949478149" table:style-name="ce9">
            <text:p>4.878</text:p>
          </table:table-cell>
          <table:table-cell office:value-type="float" office:value="844.76001644134521" table:style-name="ce9">
            <text:p>845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1364.160026550293" table:style-name="ce9">
            <text:p>1.3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75.7600345611572" table:style-name="ce9">
            <text:p>1.776</text:p>
          </table:table-cell>
          <table:table-cell office:value-type="float" office:value="582.12001132965088" table:style-name="ce9">
            <text:p>582</text:p>
          </table:table-cell>
          <table:table-cell office:value-type="float" office:value="917.2800178527832" table:style-name="ce9">
            <text:p>9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46.2800378799438" table:style-name="ce9">
            <text:p>1.946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1850.2400360107422" table:style-name="ce9">
            <text:p>1.8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26.9600238800049" table:style-name="ce9">
            <text:p>1.227</text:p>
          </table:table-cell>
          <table:table-cell office:value-type="float" office:value="1550.3600301742554" table:style-name="ce9">
            <text:p>1.550</text:p>
          </table:table-cell>
          <table:table-cell office:value-type="float" office:value="1773.8000345230103" table:style-name="ce9">
            <text:p>1.7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1785.5600347518921" table:style-name="ce9">
            <text:p>1.786</text:p>
          </table:table-cell>
          <table:table-cell office:value-type="float" office:value="1519.0000295639038" table:style-name="ce9">
            <text:p>1.519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1007.4400196075439" table:style-name="ce9">
            <text:p>1.007</text:p>
          </table:table-cell>
          <table:table-cell office:value-type="float" office:value="1928.6400375366211" table:style-name="ce9">
            <text:p>1.9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1681.6800327301025" table:style-name="ce9">
            <text:p>1.68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501.760009765625" table:style-name="ce9">
            <text:p>502</text:p>
          </table:table-cell>
          <table:table-cell office:value-type="float" office:value="2034.4800395965576" table:style-name="ce9">
            <text:p>2.034</text:p>
          </table:table-cell>
          <table:table-cell office:value-type="float" office:value="80.360001564025879" table:style-name="ce9">
            <text:p>80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84.04001331329346" table:style-name="ce9">
            <text:p>684</text:p>
          </table:table-cell>
          <table:table-cell office:value-type="float" office:value="1824.7600355148315" table:style-name="ce9">
            <text:p>1.8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96.2000894546509" table:style-name="ce9">
            <text:p>4.596</text:p>
          </table:table-cell>
          <table:table-cell office:value-type="float" office:value="1217.16002368927" table:style-name="ce9">
            <text:p>1.217</text:p>
          </table:table-cell>
          <table:table-cell office:value-type="float" office:value="1914.9200372695923" table:style-name="ce9">
            <text:p>1.9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9.3600883483887" table:style-name="ce9">
            <text:p>4.539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4480.5600872039795" table:style-name="ce9">
            <text:p>4.481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2236.3600435256958" table:style-name="ce9">
            <text:p>2.236</text:p>
          </table:table-cell>
          <table:table-cell office:value-type="float" office:value="2016.8400392532349" table:style-name="ce9">
            <text:p>2.017</text:p>
          </table:table-cell>
          <table:table-cell office:value-type="float" office:value="4374.720085144043" table:style-name="ce9">
            <text:p>4.375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3884.7200756072998" table:style-name="ce9">
            <text:p>3.885</text:p>
          </table:table-cell>
          <table:table-cell office:value-type="float" office:value="2936.080057144165" table:style-name="ce9">
            <text:p>2.936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1403.3600273132324" table:style-name="ce9">
            <text:p>1.403</text:p>
          </table:table-cell>
          <table:table-cell office:value-type="float" office:value="4496.2400875091553" table:style-name="ce9">
            <text:p>4.496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3833.7600746154785" table:style-name="ce9">
            <text:p>3.834</text:p>
          </table:table-cell>
          <table:table-cell office:value-type="float" office:value="3018.4000587463379" table:style-name="ce9">
            <text:p>3.018</text:p>
          </table:table-cell>
          <table:table-cell office:value-type="float" office:value="203.84000396728516" table:style-name="ce9">
            <text:p>204</text:p>
          </table:table-cell>
          <table:table-cell office:value-type="string" table:style-name="ce9">
            <text:p>-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758.52001476287842" table:style-name="ce9">
            <text:p>759</text:p>
          </table:table-cell>
          <table:table-cell office:value-type="float" office:value="4590.32008934021" table:style-name="ce9">
            <text:p>4.590</text:p>
          </table:table-cell>
          <table:table-cell office:value-type="float" office:value="834.96001625061035" table:style-name="ce9">
            <text:p>835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5.60000419616699" table:style-name="ce9">
            <text:p>216</text:p>
          </table:table-cell>
          <table:table-cell office:value-type="float" office:value="644.840012550354" table:style-name="ce9">
            <text:p>6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90.8800621032715" table:style-name="ce9">
            <text:p>3.191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435.12000846862793" table:style-name="ce9">
            <text:p>4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10.4800624847412" table:style-name="ce9">
            <text:p>3.210</text:p>
          </table:table-cell>
          <table:table-cell office:value-type="float" office:value="721.28001403808594" table:style-name="ce9">
            <text:p>721</text:p>
          </table:table-cell>
          <table:table-cell office:value-type="float" office:value="2965.4800577163696" table:style-name="ce9">
            <text:p>2.9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11.1200313568115" table:style-name="ce9">
            <text:p>1.611</text:p>
          </table:table-cell>
          <table:table-cell office:value-type="float" office:value="2696.9600524902344" table:style-name="ce9">
            <text:p>2.697</text:p>
          </table:table-cell>
          <table:table-cell office:value-type="float" office:value="2012.9200391769409" table:style-name="ce9">
            <text:p>2.0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8.92001438140869" table:style-name="ce9">
            <text:p>739</text:p>
          </table:table-cell>
          <table:table-cell office:value-type="float" office:value="2189.3200426101685" table:style-name="ce9">
            <text:p>2.189</text:p>
          </table:table-cell>
          <table:table-cell office:value-type="float" office:value="2587.2000503540039" table:style-name="ce9">
            <text:p>2.587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738.92001438140869" table:style-name="ce9">
            <text:p>739</text:p>
          </table:table-cell>
          <table:table-cell office:value-type="float" office:value="1687.5600328445435" table:style-name="ce9">
            <text:p>1.688</text:p>
          </table:table-cell>
          <table:table-cell office:value-type="float" office:value="2900.8000564575195" table:style-name="ce9">
            <text:p>2.9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8.92001438140869" table:style-name="ce9">
            <text:p>739</text:p>
          </table:table-cell>
          <table:table-cell office:value-type="float" office:value="331.24000644683838" table:style-name="ce9">
            <text:p>331</text:p>
          </table:table-cell>
          <table:table-cell office:value-type="float" office:value="3212.4400625228882" table:style-name="ce9">
            <text:p>3.2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8.92001438140869" table:style-name="ce9">
            <text:p>739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3212.4400625228882" table:style-name="ce9">
            <text:p>3.212</text:p>
          </table:table-cell>
          <table:table-cell office:value-type="float" office:value="174.44000339508057" table:style-name="ce9">
            <text:p>174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1916.8800373077393" table:style-name="ce9">
            <text:p>1.9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29.4000959396362" table:style-name="ce9">
            <text:p>4.929</text:p>
          </table:table-cell>
          <table:table-cell office:value-type="float" office:value="1246.5600242614746" table:style-name="ce9">
            <text:p>1.247</text:p>
          </table:table-cell>
          <table:table-cell office:value-type="float" office:value="1942.3600378036499" table:style-name="ce9">
            <text:p>1.9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23.5200958251953" table:style-name="ce9">
            <text:p>4.924</text:p>
          </table:table-cell>
          <table:table-cell office:value-type="float" office:value="897.68001747131348" table:style-name="ce9">
            <text:p>898</text:p>
          </table:table-cell>
          <table:table-cell office:value-type="float" office:value="4915.6800956726074" table:style-name="ce9">
            <text:p>4.916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2698.9200525283813" table:style-name="ce9">
            <text:p>2.699</text:p>
          </table:table-cell>
          <table:table-cell office:value-type="float" office:value="3204.6000623703003" table:style-name="ce9">
            <text:p>3.205</text:p>
          </table:table-cell>
          <table:table-cell office:value-type="float" office:value="4521.7200880050659" table:style-name="ce9">
            <text:p>4.522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918.8400373458862" table:style-name="ce9">
            <text:p>1.919</text:p>
          </table:table-cell>
          <table:table-cell office:value-type="float" office:value="4315.9200839996338" table:style-name="ce9">
            <text:p>4.316</text:p>
          </table:table-cell>
          <table:table-cell office:value-type="float" office:value="3682.8400716781616" table:style-name="ce9">
            <text:p>3.683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918.8400373458862" table:style-name="ce9">
            <text:p>1.919</text:p>
          </table:table-cell>
          <table:table-cell office:value-type="float" office:value="2173.6400423049927" table:style-name="ce9">
            <text:p>2.174</text:p>
          </table:table-cell>
          <table:table-cell office:value-type="float" office:value="4770.6400928497314" table:style-name="ce9">
            <text:p>4.771</text:p>
          </table:table-cell>
          <table:table-cell office:value-type="float" office:value="199.92000389099121" table:style-name="ce9">
            <text:p>200</text:p>
          </table:table-cell>
          <table:table-cell office:value-type="string" table:style-name="ce9">
            <text:p>-</text:p>
          </table:table-cell>
          <table:table-cell office:value-type="float" office:value="1918.8400373458862" table:style-name="ce9">
            <text:p>1.919</text:p>
          </table:table-cell>
          <table:table-cell office:value-type="float" office:value="3843.5600748062134" table:style-name="ce9">
            <text:p>3.844</text:p>
          </table:table-cell>
          <table:table-cell office:value-type="float" office:value="4121.8800802230835" table:style-name="ce9">
            <text:p>4.122</text:p>
          </table:table-cell>
          <table:table-cell office:value-type="float" office:value="203.84000396728516" table:style-name="ce9">
            <text:p>204</text:p>
          </table:table-cell>
          <table:table-cell office:value-type="string" table:style-name="ce9">
            <text:p>-</text:p>
          </table:table-cell>
          <table:table-cell office:value-type="float" office:value="1918.8400373458862" table:style-name="ce9">
            <text:p>1.919</text:p>
          </table:table-cell>
          <table:table-cell office:value-type="float" office:value="978.04001903533936" table:style-name="ce9">
            <text:p>978</text:p>
          </table:table-cell>
          <table:table-cell office:value-type="float" office:value="4952.9200963973999" table:style-name="ce9">
            <text:p>4.953</text:p>
          </table:table-cell>
          <table:table-cell office:value-type="float" office:value="852.60001659393311" table:style-name="ce9">
            <text:p>853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95.5200271606445" table:style-name="ce9">
            <text:p>1.396</text:p>
          </table:table-cell>
          <table:table-cell office:value-type="float" office:value="1938.440037727356" table:style-name="ce9">
            <text:p>1.9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9.3600883483887" table:style-name="ce9">
            <text:p>4.539</text:p>
          </table:table-cell>
          <table:table-cell office:value-type="float" office:value="2077.600040435791" table:style-name="ce9">
            <text:p>2.078</text:p>
          </table:table-cell>
          <table:table-cell office:value-type="float" office:value="1305.3600254058838" table:style-name="ce9">
            <text:p>1.3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60.9600868225098" table:style-name="ce9">
            <text:p>4.461</text:p>
          </table:table-cell>
          <table:table-cell office:value-type="float" office:value="687.9600133895874" table:style-name="ce9">
            <text:p>688</text:p>
          </table:table-cell>
          <table:table-cell office:value-type="float" office:value="3888.6400756835938" table:style-name="ce9">
            <text:p>3.88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20.2800626754761" table:style-name="ce9">
            <text:p>3.220</text:p>
          </table:table-cell>
          <table:table-cell office:value-type="float" office:value="3882.7600755691528" table:style-name="ce9">
            <text:p>3.883</text:p>
          </table:table-cell>
          <table:table-cell office:value-type="float" office:value="3106.6000604629517" table:style-name="ce9">
            <text:p>3.1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4.2400226593018" table:style-name="ce9">
            <text:p>1.16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878.4400949478149" table:style-name="ce9">
            <text:p>4.8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4.2400226593018" table:style-name="ce9">
            <text:p>1.164</text:p>
          </table:table-cell>
          <table:table-cell office:value-type="float" office:value="2097.2000408172607" table:style-name="ce9">
            <text:p>2.097</text:p>
          </table:table-cell>
          <table:table-cell office:value-type="float" office:value="4431.5600862503052" table:style-name="ce9">
            <text:p>4.4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4.2400226593018" table:style-name="ce9">
            <text:p>1.164</text:p>
          </table:table-cell>
          <table:table-cell office:value-type="float" office:value="0" table:style-name="ce9">
            <text:p>0</text:p>
          </table:table-cell>
          <table:table-cell office:value-type="float" office:value="4878.4400949478149" table:style-name="ce9">
            <text:p>4.8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4.2400226593018" table:style-name="ce9">
            <text:p>1.164</text:p>
          </table:table-cell>
          <table:table-cell office:value-type="float" office:value="1550.3600301742554" table:style-name="ce9">
            <text:p>1.550</text:p>
          </table:table-cell>
          <table:table-cell office:value-type="float" office:value="4696.1600914001465" table:style-name="ce9">
            <text:p>4.696</text:p>
          </table:table-cell>
          <table:table-cell office:value-type="float" office:value="0" table:style-name="ce9">
            <text:p>0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11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O TOTAL D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580.5200891494751" table:style-name="ce9">
            <text:p>4.581</text:p>
          </table:table-cell>
          <table:table-cell office:value-type="float" office:value="5525.2401075363159" table:style-name="ce9">
            <text:p>5.5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46.76001453399658" table:style-name="ce9">
            <text:p>747</text:p>
          </table:table-cell>
          <table:table-cell office:value-type="float" office:value="1013.3200197219849" table:style-name="ce9">
            <text:p>1.0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817.3200159072876" table:style-name="ce9">
            <text:p>8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24.6400413513184" table:style-name="ce9">
            <text:p>2.125</text:p>
          </table:table-cell>
          <table:table-cell office:value-type="float" office:value="3038.0000591278076" table:style-name="ce9">
            <text:p>3.0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12.320068359375" table:style-name="ce9">
            <text:p>3.512</text:p>
          </table:table-cell>
          <table:table-cell office:value-type="float" office:value="4245.3600826263428" table:style-name="ce9">
            <text:p>4.2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26.7200355529785" table:style-name="ce9">
            <text:p>1.827</text:p>
          </table:table-cell>
          <table:table-cell office:value-type="float" office:value="1248.5200242996216" table:style-name="ce9">
            <text:p>1.2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686.7600717544556" table:style-name="ce9">
            <text:p>3.687</text:p>
          </table:table-cell>
          <table:table-cell office:value-type="float" office:value="3604.4400701522827" table:style-name="ce9">
            <text:p>3.6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69.3600597381592" table:style-name="ce9">
            <text:p>3.069</text:p>
          </table:table-cell>
          <table:table-cell office:value-type="float" office:value="1123.0800218582153" table:style-name="ce9">
            <text:p>1.1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233.6000823974609" table:style-name="ce9">
            <text:p>4.234</text:p>
          </table:table-cell>
          <table:table-cell office:value-type="float" office:value="3718.1200723648071" table:style-name="ce9">
            <text:p>3.7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763.6000537872314" table:style-name="ce9">
            <text:p>2.764</text:p>
          </table:table-cell>
          <table:table-cell office:value-type="float" office:value="4380.6000852584839" table:style-name="ce9">
            <text:p>4.3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0">
            <text:p>MARGEM DE ERRO PARA O TOTAL D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 table:style-name="ce1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445.280086517334" table:style-name="ce9">
            <text:p>4.445</text:p>
          </table:table-cell>
          <table:table-cell office:value-type="float" office:value="1664.0400323867798" table:style-name="ce9">
            <text:p>1.6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58.5601081848145" table:style-name="ce9">
            <text:p>5.559</text:p>
          </table:table-cell>
          <table:table-cell office:value-type="float" office:value="4531.5200881958008" table:style-name="ce9">
            <text:p>4.532</text:p>
          </table:table-cell>
          <table:table-cell office:value-type="float" office:value="5558.5601081848145" table:style-name="ce9">
            <text:p>5.559</text:p>
          </table:table-cell>
          <table:table-cell office:value-type="float" office:value="184.24000358581543" table:style-name="ce9">
            <text:p>184</text:p>
          </table:table-cell>
          <table:table-cell office:value-type="string" table:style-name="ce9">
            <text:p>-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1932.560037612915" table:style-name="ce9">
            <text:p>1.933</text:p>
          </table:table-cell>
          <table:table-cell office:value-type="float" office:value="6113.2401189804077" table:style-name="ce9">
            <text:p>6.1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5078.3600988388062" table:style-name="ce9">
            <text:p>5.078</text:p>
          </table:table-cell>
          <table:table-cell office:value-type="float" office:value="4931.3600959777832" table:style-name="ce9">
            <text:p>4.931</text:p>
          </table:table-cell>
          <table:table-cell office:value-type="string" table:style-name="ce9">
            <text:p>-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6185.7601203918457" table:style-name="ce9">
            <text:p>6.186</text:p>
          </table:table-cell>
          <table:table-cell office:value-type="float" office:value="1893.3600368499756" table:style-name="ce9">
            <text:p>1.8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4756.9200925827026" table:style-name="ce9">
            <text:p>4.757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46.84001064300537" table:style-name="ce9">
            <text:p>5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13.3200197219849" table:style-name="ce9">
            <text:p>1.013</text:p>
          </table:table-cell>
          <table:table-cell office:value-type="float" office:value="523.3200101852417" table:style-name="ce9">
            <text:p>523</text:p>
          </table:table-cell>
          <table:table-cell office:value-type="float" office:value="1121.1200218200684" table:style-name="ce9">
            <text:p>1.1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1099.5600214004517" table:style-name="ce9">
            <text:p>1.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1062.3200206756592" table:style-name="ce9">
            <text:p>1.062</text:p>
          </table:table-cell>
          <table:table-cell office:value-type="float" office:value="623.2800121307373" table:style-name="ce9">
            <text:p>6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1089.7600212097168" table:style-name="ce9">
            <text:p>1.090</text:p>
          </table:table-cell>
          <table:table-cell office:value-type="float" office:value="491.96000957489014" table:style-name="ce9">
            <text:p>4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740.88001441955566" table:style-name="ce9">
            <text:p>74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4.72000885009766" table:style-name="ce9">
            <text:p>455</text:p>
          </table:table-cell>
          <table:table-cell office:value-type="float" office:value="201.88000392913818" table:style-name="ce9">
            <text:p>2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9.28001594543457" table:style-name="ce9">
            <text:p>819</text:p>
          </table:table-cell>
          <table:table-cell office:value-type="float" office:value="603.68001174926758" table:style-name="ce9">
            <text:p>604</text:p>
          </table:table-cell>
          <table:table-cell office:value-type="float" office:value="719.32001399993896" table:style-name="ce9">
            <text:p>719</text:p>
          </table:table-cell>
          <table:table-cell office:value-type="float" office:value="17.640000343322754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793.80001544952393" table:style-name="ce9">
            <text:p>7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638.96001243591309" table:style-name="ce9">
            <text:p>639</text:p>
          </table:table-cell>
          <table:table-cell office:value-type="float" office:value="670.32001304626465" table:style-name="ce9">
            <text:p>6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787.92001533508301" table:style-name="ce9">
            <text:p>788</text:p>
          </table:table-cell>
          <table:table-cell office:value-type="float" office:value="307.72000598907471" table:style-name="ce9">
            <text:p>3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638.96001243591309" table:style-name="ce9">
            <text:p>639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40.3200416564941" table:style-name="ce9">
            <text:p>2.140</text:p>
          </table:table-cell>
          <table:table-cell office:value-type="float" office:value="531.16001033782959" table:style-name="ce9">
            <text:p>5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53.6800594329834" table:style-name="ce9">
            <text:p>3.054</text:p>
          </table:table-cell>
          <table:table-cell office:value-type="float" office:value="2089.3600406646729" table:style-name="ce9">
            <text:p>2.089</text:p>
          </table:table-cell>
          <table:table-cell office:value-type="float" office:value="2669.5200519561768" table:style-name="ce9">
            <text:p>2.670</text:p>
          </table:table-cell>
          <table:table-cell office:value-type="float" office:value="184.24000358581543" table:style-name="ce9">
            <text:p>184</text:p>
          </table:table-cell>
          <table:table-cell office:value-type="string" table:style-name="ce9">
            <text:p>-</text:p>
          </table:table-cell>
          <table:table-cell office:value-type="float" office:value="1473.9200286865234" table:style-name="ce9">
            <text:p>1.474</text:p>
          </table:table-cell>
          <table:table-cell office:value-type="float" office:value="719.32001399993896" table:style-name="ce9">
            <text:p>719</text:p>
          </table:table-cell>
          <table:table-cell office:value-type="float" office:value="2859.6400556564331" table:style-name="ce9">
            <text:p>2.8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3.9200286865234" table:style-name="ce9">
            <text:p>1.474</text:p>
          </table:table-cell>
          <table:table-cell office:value-type="float" office:value="1956.0800380706787" table:style-name="ce9">
            <text:p>1.956</text:p>
          </table:table-cell>
          <table:table-cell office:value-type="float" office:value="2906.6800565719604" table:style-name="ce9">
            <text:p>2.907</text:p>
          </table:table-cell>
          <table:table-cell office:value-type="string" table:style-name="ce9">
            <text:p>-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473.9200286865234" table:style-name="ce9">
            <text:p>1.474</text:p>
          </table:table-cell>
          <table:table-cell office:value-type="float" office:value="2906.6800565719604" table:style-name="ce9">
            <text:p>2.907</text:p>
          </table:table-cell>
          <table:table-cell office:value-type="float" office:value="1662.0800323486328" table:style-name="ce9">
            <text:p>1.6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3.9200286865234" table:style-name="ce9">
            <text:p>1.474</text:p>
          </table:table-cell>
          <table:table-cell office:value-type="float" office:value="2244.2000436782837" table:style-name="ce9">
            <text:p>2.24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51.6000652313232" table:style-name="ce9">
            <text:p>3.352</text:p>
          </table:table-cell>
          <table:table-cell office:value-type="float" office:value="1456.2800283432007" table:style-name="ce9">
            <text:p>1.4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80.6400833129883" table:style-name="ce9">
            <text:p>4.281</text:p>
          </table:table-cell>
          <table:table-cell office:value-type="float" office:value="3441.760066986084" table:style-name="ce9">
            <text:p>3.442</text:p>
          </table:table-cell>
          <table:table-cell office:value-type="float" office:value="4490.3600873947144" table:style-name="ce9">
            <text:p>4.4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1564.0800304412842" table:style-name="ce9">
            <text:p>1.564</text:p>
          </table:table-cell>
          <table:table-cell office:value-type="float" office:value="4851.0000944137573" table:style-name="ce9">
            <text:p>4.8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4125.8000802993774" table:style-name="ce9">
            <text:p>4.126</text:p>
          </table:table-cell>
          <table:table-cell office:value-type="float" office:value="3682.8400716781616" table:style-name="ce9">
            <text:p>3.6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4888.2400951385498" table:style-name="ce9">
            <text:p>4.888</text:p>
          </table:table-cell>
          <table:table-cell office:value-type="float" office:value="668.36001300811768" table:style-name="ce9">
            <text:p>6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3761.2400732040405" table:style-name="ce9">
            <text:p>3.76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36.5200357437134" table:style-name="ce9">
            <text:p>1.837</text:p>
          </table:table-cell>
          <table:table-cell office:value-type="float" office:value="147.00000286102295" table:style-name="ce9">
            <text:p>1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50.4800243377686" table:style-name="ce9">
            <text:p>1.250</text:p>
          </table:table-cell>
          <table:table-cell office:value-type="float" office:value="1920.8000373840332" table:style-name="ce9">
            <text:p>1.921</text:p>
          </table:table-cell>
          <table:table-cell office:value-type="float" office:value="1352.4000263214111" table:style-name="ce9">
            <text:p>1.3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848.68001651763916" table:style-name="ce9">
            <text:p>849</text:p>
          </table:table-cell>
          <table:table-cell office:value-type="float" office:value="1958.0400381088257" table:style-name="ce9">
            <text:p>1.9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846.3200359344482" table:style-name="ce9">
            <text:p>1.846</text:p>
          </table:table-cell>
          <table:table-cell office:value-type="float" office:value="1203.4400234222412" table:style-name="ce9">
            <text:p>1.2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2028.6000394821167" table:style-name="ce9">
            <text:p>2.029</text:p>
          </table:table-cell>
          <table:table-cell office:value-type="float" office:value="186.2000036239624" table:style-name="ce9">
            <text:p>1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581.7200307846069" table:style-name="ce9">
            <text:p>1.58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71.1600675582886" table:style-name="ce9">
            <text:p>3.471</text:p>
          </table:table-cell>
          <table:table-cell office:value-type="float" office:value="1217.16002368927" table:style-name="ce9">
            <text:p>1.2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63.2400712966919" table:style-name="ce9">
            <text:p>3.663</text:p>
          </table:table-cell>
          <table:table-cell office:value-type="float" office:value="2990.9600582122803" table:style-name="ce9">
            <text:p>2.991</text:p>
          </table:table-cell>
          <table:table-cell office:value-type="float" office:value="4086.600079536438" table:style-name="ce9">
            <text:p>4.0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62.44001483917236" table:style-name="ce9">
            <text:p>762</text:p>
          </table:table-cell>
          <table:table-cell office:value-type="float" office:value="535.08001041412354" table:style-name="ce9">
            <text:p>535</text:p>
          </table:table-cell>
          <table:table-cell office:value-type="float" office:value="4827.4800939559937" table:style-name="ce9">
            <text:p>4.8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62.44001483917236" table:style-name="ce9">
            <text:p>762</text:p>
          </table:table-cell>
          <table:table-cell office:value-type="float" office:value="4117.9600801467896" table:style-name="ce9">
            <text:p>4.118</text:p>
          </table:table-cell>
          <table:table-cell office:value-type="float" office:value="2902.7600564956665" table:style-name="ce9">
            <text:p>2.903</text:p>
          </table:table-cell>
          <table:table-cell office:value-type="string" table:style-name="ce9">
            <text:p>-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762.44001483917236" table:style-name="ce9">
            <text:p>762</text:p>
          </table:table-cell>
          <table:table-cell office:value-type="float" office:value="4753.0000925064087" table:style-name="ce9">
            <text:p>4.753</text:p>
          </table:table-cell>
          <table:table-cell office:value-type="float" office:value="1487.6400289535522" table:style-name="ce9">
            <text:p>1.4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62.44001483917236" table:style-name="ce9">
            <text:p>762</text:p>
          </table:table-cell>
          <table:table-cell office:value-type="float" office:value="3643.6400709152222" table:style-name="ce9">
            <text:p>3.64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36.080057144165" table:style-name="ce9">
            <text:p>2.936</text:p>
          </table:table-cell>
          <table:table-cell office:value-type="float" office:value="1113.2800216674805" table:style-name="ce9">
            <text:p>1.1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7.0000219345093" table:style-name="ce9">
            <text:p>1.127</text:p>
          </table:table-cell>
          <table:table-cell office:value-type="float" office:value="2124.6400413513184" table:style-name="ce9">
            <text:p>2.125</text:p>
          </table:table-cell>
          <table:table-cell office:value-type="float" office:value="2749.8800535202026" table:style-name="ce9">
            <text:p>2.750</text:p>
          </table:table-cell>
          <table:table-cell office:value-type="float" office:value="17.640000343322754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3224.20006275177" table:style-name="ce9">
            <text:p>3.2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2916.4800567626953" table:style-name="ce9">
            <text:p>2.916</text:p>
          </table:table-cell>
          <table:table-cell office:value-type="float" office:value="1734.6000337600708" table:style-name="ce9">
            <text:p>1.7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3171.2800617218018" table:style-name="ce9">
            <text:p>3.171</text:p>
          </table:table-cell>
          <table:table-cell office:value-type="float" office:value="852.60001659393311" table:style-name="ce9">
            <text:p>8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2514.6800489425659" table:style-name="ce9">
            <text:p>2.515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041.5200786590576" table:style-name="ce9">
            <text:p>4.042</text:p>
          </table:table-cell>
          <table:table-cell office:value-type="float" office:value="1644.4400320053101" table:style-name="ce9">
            <text:p>1.6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73.0000734329224" table:style-name="ce9">
            <text:p>3.773</text:p>
          </table:table-cell>
          <table:table-cell office:value-type="float" office:value="3508.4000682830811" table:style-name="ce9">
            <text:p>3.508</text:p>
          </table:table-cell>
          <table:table-cell office:value-type="float" office:value="4541.3200883865356" table:style-name="ce9">
            <text:p>4.541</text:p>
          </table:table-cell>
          <table:table-cell office:value-type="float" office:value="17.640000343322754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550.76001071929932" table:style-name="ce9">
            <text:p>551</text:p>
          </table:table-cell>
          <table:table-cell office:value-type="float" office:value="5033.2800979614258" table:style-name="ce9">
            <text:p>5.0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4639.3200902938843" table:style-name="ce9">
            <text:p>4.639</text:p>
          </table:table-cell>
          <table:table-cell office:value-type="float" office:value="3220.2800626754761" table:style-name="ce9">
            <text:p>3.220</text:p>
          </table:table-cell>
          <table:table-cell office:value-type="string" table:style-name="ce9">
            <text:p>-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5072.4800987243652" table:style-name="ce9">
            <text:p>5.072</text:p>
          </table:table-cell>
          <table:table-cell office:value-type="float" office:value="1679.7200326919556" table:style-name="ce9">
            <text:p>1.6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4233.6000823974609" table:style-name="ce9">
            <text:p>4.234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763.6000537872314" table:style-name="ce9">
            <text:p>2.764</text:p>
          </table:table-cell>
          <table:table-cell office:value-type="float" office:value="248.92000484466553" table:style-name="ce9">
            <text:p>2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80.6000852584839" table:style-name="ce9">
            <text:p>4.381</text:p>
          </table:table-cell>
          <table:table-cell office:value-type="float" office:value="3302.6000642776489" table:style-name="ce9">
            <text:p>3.303</text:p>
          </table:table-cell>
          <table:table-cell office:value-type="float" office:value="3749.4800729751587" table:style-name="ce9">
            <text:p>3.749</text:p>
          </table:table-cell>
          <table:table-cell office:value-type="float" office:value="184.24000358581543" table:style-name="ce9">
            <text:p>184</text:p>
          </table:table-cell>
          <table:table-cell office:value-type="string" table:style-name="ce9">
            <text:p>-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1856.1200361251831" table:style-name="ce9">
            <text:p>1.856</text:p>
          </table:table-cell>
          <table:table-cell office:value-type="float" office:value="4613.8400897979736" table:style-name="ce9">
            <text:p>4.6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2987.0400581359863" table:style-name="ce9">
            <text:p>2.987</text:p>
          </table:table-cell>
          <table:table-cell office:value-type="float" office:value="4018.0000782012939" table:style-name="ce9">
            <text:p>4.0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4837.2800941467285" table:style-name="ce9">
            <text:p>4.837</text:p>
          </table:table-cell>
          <table:table-cell office:value-type="float" office:value="942.76001834869385" table:style-name="ce9">
            <text:p>9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30.80002784729" table:style-name="ce9">
            <text:p>1.431</text:p>
          </table:table-cell>
          <table:table-cell office:value-type="float" office:value="2608.7600507736206" table:style-name="ce9">
            <text:p>2.609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MARGEM DE ERRO PARA O TOTAL DO INDICADOR D9B1 – ESCOLAS URBANAS, POR LOCAL DE USO DOS COMPUTADORES PORTÁTEIS E<text:s/><text:span text:style-name="T5">TABLETS</text:span><text:span text:style-name="T1"><text:s/>POR PROFESSORES</text:span>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text:span text:style-name="T2"><text:s/>e nem laboratório de informática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pan text:style-name="T4"><text:s/>tablet</text:span>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447.6400671005249" table:style-name="ce9">
            <text:p>3.448</text:p>
          </table:table-cell>
          <table:table-cell office:value-type="float" office:value="3878.8400754928589" table:style-name="ce9">
            <text:p>3.8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29.1201095581055" table:style-name="ce9">
            <text:p>5.629</text:p>
          </table:table-cell>
          <table:table-cell office:value-type="float" office:value="5041.1200981140137" table:style-name="ce9">
            <text:p>5.041</text:p>
          </table:table-cell>
          <table:table-cell office:value-type="float" office:value="5278.2801027297974" table:style-name="ce9">
            <text:p>5.278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392.00000762939453" table:style-name="ce9">
            <text:p>392</text:p>
          </table:table-cell>
          <table:table-cell office:value-type="float" office:value="2075.640040397644" table:style-name="ce9">
            <text:p>2.076</text:p>
          </table:table-cell>
          <table:table-cell office:value-type="float" office:value="5523.2801074981689" table:style-name="ce9">
            <text:p>5.523</text:p>
          </table:table-cell>
          <table:table-cell office:value-type="float" office:value="4451.1600866317749" table:style-name="ce9">
            <text:p>4.451</text:p>
          </table:table-cell>
          <table:table-cell office:value-type="float" office:value="96.04000186920166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2075.640040397644" table:style-name="ce9">
            <text:p>2.076</text:p>
          </table:table-cell>
          <table:table-cell office:value-type="float" office:value="5940.7601156234741" table:style-name="ce9">
            <text:p>5.941</text:p>
          </table:table-cell>
          <table:table-cell office:value-type="float" office:value="3565.2400693893433" table:style-name="ce9">
            <text:p>3.565</text:p>
          </table:table-cell>
          <table:table-cell office:value-type="float" office:value="168.56000328063965" table:style-name="ce9">
            <text:p>169</text:p>
          </table:table-cell>
          <table:table-cell office:value-type="string" table:style-name="ce9">
            <text:p>-</text:p>
          </table:table-cell>
          <table:table-cell office:value-type="float" office:value="2075.640040397644" table:style-name="ce9">
            <text:p>2.076</text:p>
          </table:table-cell>
          <table:table-cell office:value-type="float" office:value="5746.7201118469238" table:style-name="ce9">
            <text:p>5.747</text:p>
          </table:table-cell>
          <table:table-cell office:value-type="float" office:value="4315.9200839996338" table:style-name="ce9">
            <text:p>4.3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75.640040397644" table:style-name="ce9">
            <text:p>2.076</text:p>
          </table:table-cell>
          <table:table-cell office:value-type="float" office:value="341.04000663757324" table:style-name="ce9">
            <text:p>341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29.16001224517822" table:style-name="ce9">
            <text:p>629</text:p>
          </table:table-cell>
          <table:table-cell office:value-type="float" office:value="407.68000793457031" table:style-name="ce9">
            <text:p>4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4.8800201416016" table:style-name="ce9">
            <text:p>1.035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1085.8400211334229" table:style-name="ce9">
            <text:p>1.0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91.96000957489014" table:style-name="ce9">
            <text:p>492</text:p>
          </table:table-cell>
          <table:table-cell office:value-type="float" office:value="721.28001403808594" table:style-name="ce9">
            <text:p>721</text:p>
          </table:table-cell>
          <table:table-cell office:value-type="float" office:value="927.08001804351807" table:style-name="ce9">
            <text:p>927</text:p>
          </table:table-cell>
          <table:table-cell office:value-type="float" office:value="62.720001220703125" table:style-name="ce9">
            <text:p>63</text:p>
          </table:table-cell>
          <table:table-cell office:value-type="string" table:style-name="ce9">
            <text:p>-</text:p>
          </table:table-cell>
          <table:table-cell office:value-type="float" office:value="491.96000957489014" table:style-name="ce9">
            <text:p>492</text:p>
          </table:table-cell>
          <table:table-cell office:value-type="float" office:value="1054.4800205230713" table:style-name="ce9">
            <text:p>1.054</text:p>
          </table:table-cell>
          <table:table-cell office:value-type="float" office:value="521.36001014709473" table:style-name="ce9">
            <text:p>5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91.96000957489014" table:style-name="ce9">
            <text:p>492</text:p>
          </table:table-cell>
          <table:table-cell office:value-type="float" office:value="1064.2800207138062" table:style-name="ce9">
            <text:p>1.064</text:p>
          </table:table-cell>
          <table:table-cell office:value-type="float" office:value="521.36001014709473" table:style-name="ce9">
            <text:p>5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1.96000957489014" table:style-name="ce9">
            <text:p>492</text:p>
          </table:table-cell>
          <table:table-cell office:value-type="float" office:value="33.320000648498535" table:style-name="ce9">
            <text:p>3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362.60000705718994" table:style-name="ce9">
            <text:p>3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29.08001613616943" table:style-name="ce9">
            <text:p>829</text:p>
          </table:table-cell>
          <table:table-cell office:value-type="float" office:value="766.36001491546631" table:style-name="ce9">
            <text:p>766</text:p>
          </table:table-cell>
          <table:table-cell office:value-type="float" office:value="531.16001033782959" table:style-name="ce9">
            <text:p>5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793.80001544952393" table:style-name="ce9">
            <text:p>794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684.04001331329346" table:style-name="ce9">
            <text:p>6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799.68001556396484" table:style-name="ce9">
            <text:p>800</text:p>
          </table:table-cell>
          <table:table-cell office:value-type="float" office:value="454.72000885009766" table:style-name="ce9">
            <text:p>4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47.040000915527344" table:style-name="ce9">
            <text:p>4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17.0400295257568" table:style-name="ce9">
            <text:p>1.517</text:p>
          </table:table-cell>
          <table:table-cell office:value-type="float" office:value="1795.360034942627" table:style-name="ce9">
            <text:p>1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88.9600601196289" table:style-name="ce9">
            <text:p>3.089</text:p>
          </table:table-cell>
          <table:table-cell office:value-type="float" office:value="2673.4400520324707" table:style-name="ce9">
            <text:p>2.673</text:p>
          </table:table-cell>
          <table:table-cell office:value-type="float" office:value="2416.6800470352173" table:style-name="ce9">
            <text:p>2.417</text:p>
          </table:table-cell>
          <table:table-cell office:value-type="float" office:value="0" table:style-name="ce9">
            <text:p>0</text:p>
          </table:table-cell>
          <table:table-cell office:value-type="float" office:value="392.00000762939453" table:style-name="ce9">
            <text:p>392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2959.6000576019287" table:style-name="ce9">
            <text:p>2.960</text:p>
          </table:table-cell>
          <table:table-cell office:value-type="float" office:value="1715.0000333786011" table:style-name="ce9">
            <text:p>1.7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2926.2800569534302" table:style-name="ce9">
            <text:p>2.926</text:p>
          </table:table-cell>
          <table:table-cell office:value-type="float" office:value="1771.8400344848633" table:style-name="ce9">
            <text:p>1.7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2704.8000526428223" table:style-name="ce9">
            <text:p>2.705</text:p>
          </table:table-cell>
          <table:table-cell office:value-type="float" office:value="2291.240044593811" table:style-name="ce9">
            <text:p>2.29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337.1200065612793" table:style-name="ce9">
            <text:p>33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44.0000534057617" table:style-name="ce9">
            <text:p>2.744</text:p>
          </table:table-cell>
          <table:table-cell office:value-type="float" office:value="3030.1600589752197" table:style-name="ce9">
            <text:p>3.0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64.9600830078125" table:style-name="ce9">
            <text:p>4.265</text:p>
          </table:table-cell>
          <table:table-cell office:value-type="float" office:value="3690.6800718307495" table:style-name="ce9">
            <text:p>3.691</text:p>
          </table:table-cell>
          <table:table-cell office:value-type="float" office:value="4398.2400856018066" table:style-name="ce9">
            <text:p>4.398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856.52001667022705" table:style-name="ce9">
            <text:p>857</text:p>
          </table:table-cell>
          <table:table-cell office:value-type="float" office:value="4153.2400808334351" table:style-name="ce9">
            <text:p>4.153</text:p>
          </table:table-cell>
          <table:table-cell office:value-type="float" office:value="3814.1600742340088" table:style-name="ce9">
            <text:p>3.814</text:p>
          </table:table-cell>
          <table:table-cell office:value-type="float" office:value="43.120000839233398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856.52001667022705" table:style-name="ce9">
            <text:p>857</text:p>
          </table:table-cell>
          <table:table-cell office:value-type="float" office:value="4682.4400911331177" table:style-name="ce9">
            <text:p>4.682</text:p>
          </table:table-cell>
          <table:table-cell office:value-type="float" office:value="2761.6400537490845" table:style-name="ce9">
            <text:p>2.762</text:p>
          </table:table-cell>
          <table:table-cell office:value-type="float" office:value="168.56000328063965" table:style-name="ce9">
            <text:p>169</text:p>
          </table:table-cell>
          <table:table-cell office:value-type="string" table:style-name="ce9">
            <text:p>-</text:p>
          </table:table-cell>
          <table:table-cell office:value-type="float" office:value="856.52001667022705" table:style-name="ce9">
            <text:p>857</text:p>
          </table:table-cell>
          <table:table-cell office:value-type="float" office:value="4629.5200901031494" table:style-name="ce9">
            <text:p>4.630</text:p>
          </table:table-cell>
          <table:table-cell office:value-type="float" office:value="3228.120062828064" table:style-name="ce9">
            <text:p>3.2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6.52001667022705" table:style-name="ce9">
            <text:p>857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19.120023727417" table:style-name="ce9">
            <text:p>1.219</text:p>
          </table:table-cell>
          <table:table-cell office:value-type="float" office:value="1530.7600297927856" table:style-name="ce9">
            <text:p>1.5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83.7200288772583" table:style-name="ce9">
            <text:p>1.484</text:p>
          </table:table-cell>
          <table:table-cell office:value-type="float" office:value="1926.6800374984741" table:style-name="ce9">
            <text:p>1.927</text:p>
          </table:table-cell>
          <table:table-cell office:value-type="float" office:value="1101.5200214385986" table:style-name="ce9">
            <text:p>1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48.68001651763916" table:style-name="ce9">
            <text:p>849</text:p>
          </table:table-cell>
          <table:table-cell office:value-type="float" office:value="1826.7200355529785" table:style-name="ce9">
            <text:p>1.827</text:p>
          </table:table-cell>
          <table:table-cell office:value-type="float" office:value="1130.9200220108032" table:style-name="ce9">
            <text:p>1.131</text:p>
          </table:table-cell>
          <table:table-cell office:value-type="float" office:value="60.760001182556152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848.68001651763916" table:style-name="ce9">
            <text:p>849</text:p>
          </table:table-cell>
          <table:table-cell office:value-type="float" office:value="1818.8800354003906" table:style-name="ce9">
            <text:p>1.819</text:p>
          </table:table-cell>
          <table:table-cell office:value-type="float" office:value="1099.5600214004517" table:style-name="ce9">
            <text:p>1.1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8.68001651763916" table:style-name="ce9">
            <text:p>849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1573.880030632019" table:style-name="ce9">
            <text:p>1.5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48.68001651763916" table:style-name="ce9">
            <text:p>849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14.8400411605835" table:style-name="ce9">
            <text:p>2.115</text:p>
          </table:table-cell>
          <table:table-cell office:value-type="float" office:value="2961.5600576400757" table:style-name="ce9">
            <text:p>2.9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47.5200729370117" table:style-name="ce9">
            <text:p>3.748</text:p>
          </table:table-cell>
          <table:table-cell office:value-type="float" office:value="3439.800066947937" table:style-name="ce9">
            <text:p>3.440</text:p>
          </table:table-cell>
          <table:table-cell office:value-type="float" office:value="3559.3600692749023" table:style-name="ce9">
            <text:p>3.559</text:p>
          </table:table-cell>
          <table:table-cell office:value-type="float" office:value="0" table:style-name="ce9">
            <text:p>0</text:p>
          </table:table-cell>
          <table:table-cell office:value-type="float" office:value="392.00000762939453" table:style-name="ce9">
            <text:p>392</text:p>
          </table:table-cell>
          <table:table-cell office:value-type="float" office:value="1671.8800325393677" table:style-name="ce9">
            <text:p>1.672</text:p>
          </table:table-cell>
          <table:table-cell office:value-type="float" office:value="4441.36008644104" table:style-name="ce9">
            <text:p>4.441</text:p>
          </table:table-cell>
          <table:table-cell office:value-type="float" office:value="2036.4400396347046" table:style-name="ce9">
            <text:p>2.0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71.8800325393677" table:style-name="ce9">
            <text:p>1.672</text:p>
          </table:table-cell>
          <table:table-cell office:value-type="float" office:value="4553.0800886154175" table:style-name="ce9">
            <text:p>4.553</text:p>
          </table:table-cell>
          <table:table-cell office:value-type="float" office:value="1632.6800317764282" table:style-name="ce9">
            <text:p>1.6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71.8800325393677" table:style-name="ce9">
            <text:p>1.672</text:p>
          </table:table-cell>
          <table:table-cell office:value-type="float" office:value="4165.0000810623169" table:style-name="ce9">
            <text:p>4.165</text:p>
          </table:table-cell>
          <table:table-cell office:value-type="float" office:value="2602.8800506591797" table:style-name="ce9">
            <text:p>2.6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71.8800325393677" table:style-name="ce9">
            <text:p>1.672</text:p>
          </table:table-cell>
          <table:table-cell office:value-type="float" office:value="339.08000659942627" table:style-name="ce9">
            <text:p>339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91.1200504302979" table:style-name="ce9">
            <text:p>2.591</text:p>
          </table:table-cell>
          <table:table-cell office:value-type="float" office:value="1960.0000381469727" table:style-name="ce9">
            <text:p>1.9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87.720025062561" table:style-name="ce9">
            <text:p>1.288</text:p>
          </table:table-cell>
          <table:table-cell office:value-type="float" office:value="2738.1200532913208" table:style-name="ce9">
            <text:p>2.738</text:p>
          </table:table-cell>
          <table:table-cell office:value-type="float" office:value="2040.3600397109985" table:style-name="ce9">
            <text:p>2.040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744.80001449584961" table:style-name="ce9">
            <text:p>745</text:p>
          </table:table-cell>
          <table:table-cell office:value-type="float" office:value="2708.7200527191162" table:style-name="ce9">
            <text:p>2.709</text:p>
          </table:table-cell>
          <table:table-cell office:value-type="float" office:value="1999.2000389099121" table:style-name="ce9">
            <text:p>1.999</text:p>
          </table:table-cell>
          <table:table-cell office:value-type="float" office:value="96.04000186920166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744.80001449584961" table:style-name="ce9">
            <text:p>745</text:p>
          </table:table-cell>
          <table:table-cell office:value-type="float" office:value="2785.1600542068481" table:style-name="ce9">
            <text:p>2.785</text:p>
          </table:table-cell>
          <table:table-cell office:value-type="float" office:value="1858.0800361633301" table:style-name="ce9">
            <text:p>1.858</text:p>
          </table:table-cell>
          <table:table-cell office:value-type="float" office:value="168.56000328063965" table:style-name="ce9">
            <text:p>169</text:p>
          </table:table-cell>
          <table:table-cell office:value-type="string" table:style-name="ce9">
            <text:p>-</text:p>
          </table:table-cell>
          <table:table-cell office:value-type="float" office:value="744.80001449584961" table:style-name="ce9">
            <text:p>745</text:p>
          </table:table-cell>
          <table:table-cell office:value-type="float" office:value="2732.2400531768799" table:style-name="ce9">
            <text:p>2.732</text:p>
          </table:table-cell>
          <table:table-cell office:value-type="float" office:value="2061.9200401306152" table:style-name="ce9">
            <text:p>2.0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4.80001449584961" table:style-name="ce9">
            <text:p>745</text:p>
          </table:table-cell>
          <table:table-cell office:value-type="float" office:value="47.040000915527344" table:style-name="ce9">
            <text:p>4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171.2800617218018" table:style-name="ce9">
            <text:p>3.171</text:p>
          </table:table-cell>
          <table:table-cell office:value-type="float" office:value="3431.9600667953491" table:style-name="ce9">
            <text:p>3.4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80.8000755310059" table:style-name="ce9">
            <text:p>3.881</text:p>
          </table:table-cell>
          <table:table-cell office:value-type="float" office:value="4110.1200799942017" table:style-name="ce9">
            <text:p>4.110</text:p>
          </table:table-cell>
          <table:table-cell office:value-type="float" office:value="3953.3200769424438" table:style-name="ce9">
            <text:p>3.953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392.00000762939453" table:style-name="ce9">
            <text:p>392</text:p>
          </table:table-cell>
          <table:table-cell office:value-type="float" office:value="1814.9600353240967" table:style-name="ce9">
            <text:p>1.815</text:p>
          </table:table-cell>
          <table:table-cell office:value-type="float" office:value="4754.9600925445557" table:style-name="ce9">
            <text:p>4.755</text:p>
          </table:table-cell>
          <table:table-cell office:value-type="float" office:value="2794.960054397583" table:style-name="ce9">
            <text:p>2.795</text:p>
          </table:table-cell>
          <table:table-cell office:value-type="float" office:value="96.04000186920166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1814.9600353240967" table:style-name="ce9">
            <text:p>1.815</text:p>
          </table:table-cell>
          <table:table-cell office:value-type="float" office:value="4900.0000953674316" table:style-name="ce9">
            <text:p>4.900</text:p>
          </table:table-cell>
          <table:table-cell office:value-type="float" office:value="2424.5200471878052" table:style-name="ce9">
            <text:p>2.425</text:p>
          </table:table-cell>
          <table:table-cell office:value-type="float" office:value="168.56000328063965" table:style-name="ce9">
            <text:p>169</text:p>
          </table:table-cell>
          <table:table-cell office:value-type="string" table:style-name="ce9">
            <text:p>-</text:p>
          </table:table-cell>
          <table:table-cell office:value-type="float" office:value="1814.9600353240967" table:style-name="ce9">
            <text:p>1.815</text:p>
          </table:table-cell>
          <table:table-cell office:value-type="float" office:value="4666.7600908279419" table:style-name="ce9">
            <text:p>4.667</text:p>
          </table:table-cell>
          <table:table-cell office:value-type="float" office:value="3145.8000612258911" table:style-name="ce9">
            <text:p>3.1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14.9600353240967" table:style-name="ce9">
            <text:p>1.815</text:p>
          </table:table-cell>
          <table:table-cell office:value-type="float" office:value="341.04000663757324" table:style-name="ce9">
            <text:p>341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730.6800336837769" table:style-name="ce9">
            <text:p>1.731</text:p>
          </table:table-cell>
          <table:table-cell office:value-type="float" office:value="2124.6400413513184" table:style-name="ce9">
            <text:p>2.1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23.7200860977173" table:style-name="ce9">
            <text:p>4.424</text:p>
          </table:table-cell>
          <table:table-cell office:value-type="float" office:value="3486.8400678634644" table:style-name="ce9">
            <text:p>3.487</text:p>
          </table:table-cell>
          <table:table-cell office:value-type="float" office:value="3751.4400730133057" table:style-name="ce9">
            <text:p>3.7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58.4000205993652" table:style-name="ce9">
            <text:p>1.058</text:p>
          </table:table-cell>
          <table:table-cell office:value-type="float" office:value="3624.0400705337524" table:style-name="ce9">
            <text:p>3.624</text:p>
          </table:table-cell>
          <table:table-cell office:value-type="float" office:value="3604.4400701522827" table:style-name="ce9">
            <text:p>3.6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8.4000205993652" table:style-name="ce9">
            <text:p>1.058</text:p>
          </table:table-cell>
          <table:table-cell office:value-type="float" office:value="4298.280083656311" table:style-name="ce9">
            <text:p>4.298</text:p>
          </table:table-cell>
          <table:table-cell office:value-type="float" office:value="2712.6400527954102" table:style-name="ce9">
            <text:p>2.7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8.4000205993652" table:style-name="ce9">
            <text:p>1.058</text:p>
          </table:table-cell>
          <table:table-cell office:value-type="float" office:value="3888.6400756835938" table:style-name="ce9">
            <text:p>3.889</text:p>
          </table:table-cell>
          <table:table-cell office:value-type="float" office:value="3269.2800636291504" table:style-name="ce9">
            <text:p>3.2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58.4000205993652" table:style-name="ce9">
            <text:p>1.058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MARGEM DE ERRO PARA O TOTAL DO INDICADOR D11A – ESCOLAS URBANAS, POR LOCAL DE ACESSO À INTERNET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 com acesso à Internet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582.4800891876221" table:style-name="ce9">
            <text:p>4.582</text:p>
          </table:table-cell>
          <table:table-cell office:value-type="float" office:value="1391.6000270843506" table:style-name="ce9">
            <text:p>1.3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72.3201065063477" table:style-name="ce9">
            <text:p>5.472</text:p>
          </table:table-cell>
          <table:table-cell office:value-type="float" office:value="4839.2400941848755" table:style-name="ce9">
            <text:p>4.839</text:p>
          </table:table-cell>
          <table:table-cell office:value-type="float" office:value="5527.2001075744629" table:style-name="ce9">
            <text:p>5.527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0" table:style-name="ce9">
            <text:p>0</text:p>
          </table:table-cell>
          <table:table-cell office:value-type="float" office:value="5274.3601026535034" table:style-name="ce9">
            <text:p>5.274</text:p>
          </table:table-cell>
          <table:table-cell office:value-type="float" office:value="4870.6000947952271" table:style-name="ce9">
            <text:p>4.871</text:p>
          </table:table-cell>
          <table:table-cell office:value-type="float" office:value="1019.2000198364258" table:style-name="ce9">
            <text:p>1.0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34.960111618042" table:style-name="ce9">
            <text:p>5.735</text:p>
          </table:table-cell>
          <table:table-cell office:value-type="float" office:value="3424.1200666427612" table:style-name="ce9">
            <text:p>3.424</text:p>
          </table:table-cell>
          <table:table-cell office:value-type="float" office:value="49.000000953674316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83.8001203536987" table:style-name="ce9">
            <text:p>6.184</text:p>
          </table:table-cell>
          <table:table-cell office:value-type="float" office:value="1083.8800210952759" table:style-name="ce9">
            <text:p>1.0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13.1200294494629" table:style-name="ce9">
            <text:p>1.513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23.24001407623291" table:style-name="ce9">
            <text:p>723</text:p>
          </table:table-cell>
          <table:table-cell office:value-type="float" office:value="366.52000713348389" table:style-name="ce9">
            <text:p>3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9.96001148223877" table:style-name="ce9">
            <text:p>590</text:p>
          </table:table-cell>
          <table:table-cell office:value-type="float" office:value="607.60001182556152" table:style-name="ce9">
            <text:p>608</text:p>
          </table:table-cell>
          <table:table-cell office:value-type="float" office:value="772.24001502990723" table:style-name="ce9">
            <text:p>7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0.32001304626465" table:style-name="ce9">
            <text:p>670</text:p>
          </table:table-cell>
          <table:table-cell office:value-type="float" office:value="599.76001167297363" table:style-name="ce9">
            <text:p>6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48.72001457214355" table:style-name="ce9">
            <text:p>749</text:p>
          </table:table-cell>
          <table:table-cell office:value-type="float" office:value="499.80000972747803" table:style-name="ce9">
            <text:p>5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82.04001522064209" table:style-name="ce9">
            <text:p>782</text:p>
          </table:table-cell>
          <table:table-cell office:value-type="float" office:value="331.24000644683838" table:style-name="ce9">
            <text:p>3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2.68000316619873" table:style-name="ce9">
            <text:p>16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4.12000942230225" table:style-name="ce9">
            <text:p>484</text:p>
          </table:table-cell>
          <table:table-cell office:value-type="float" office:value="176.40000343322754" table:style-name="ce9">
            <text:p>1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7.3200159072876" table:style-name="ce9">
            <text:p>817</text:p>
          </table:table-cell>
          <table:table-cell office:value-type="float" office:value="642.88001251220703" table:style-name="ce9">
            <text:p>643</text:p>
          </table:table-cell>
          <table:table-cell office:value-type="float" office:value="717.36001396179199" table:style-name="ce9">
            <text:p>717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9.28001594543457" table:style-name="ce9">
            <text:p>819</text:p>
          </table:table-cell>
          <table:table-cell office:value-type="float" office:value="454.72000885009766" table:style-name="ce9">
            <text:p>455</text:p>
          </table:table-cell>
          <table:table-cell office:value-type="float" office:value="64.680001258850098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525.28001022338867" table:style-name="ce9">
            <text:p>5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82.04001522064209" table:style-name="ce9">
            <text:p>782</text:p>
          </table:table-cell>
          <table:table-cell office:value-type="float" office:value="231.28000450134277" table:style-name="ce9">
            <text:p>2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7.7600040435791" table:style-name="ce9">
            <text:p>208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52.1200399398804" table:style-name="ce9">
            <text:p>2.052</text:p>
          </table:table-cell>
          <table:table-cell office:value-type="float" office:value="1172.0800228118896" table:style-name="ce9">
            <text:p>1.1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55.6400594711304" table:style-name="ce9">
            <text:p>3.056</text:p>
          </table:table-cell>
          <table:table-cell office:value-type="float" office:value="2575.4400501251221" table:style-name="ce9">
            <text:p>2.575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0" table:style-name="ce9">
            <text:p>0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0" table:style-name="ce9">
            <text:p>0</text:p>
          </table:table-cell>
          <table:table-cell office:value-type="float" office:value="2840.0400552749634" table:style-name="ce9">
            <text:p>2.840</text:p>
          </table:table-cell>
          <table:table-cell office:value-type="float" office:value="2193.2400426864624" table:style-name="ce9">
            <text:p>2.193</text:p>
          </table:table-cell>
          <table:table-cell office:value-type="float" office:value="119.56000232696533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42.0000553131104" table:style-name="ce9">
            <text:p>2.842</text:p>
          </table:table-cell>
          <table:table-cell office:value-type="float" office:value="1797.3200349807739" table:style-name="ce9">
            <text:p>1.79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02.6800603866577" table:style-name="ce9">
            <text:p>3.103</text:p>
          </table:table-cell>
          <table:table-cell office:value-type="float" office:value="970.20001888275146" table:style-name="ce9">
            <text:p>9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99.64001750946045" table:style-name="ce9">
            <text:p>90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59.3600692749023" table:style-name="ce9">
            <text:p>3.559</text:p>
          </table:table-cell>
          <table:table-cell office:value-type="float" office:value="607.60001182556152" table:style-name="ce9">
            <text:p>6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45.3600826263428" table:style-name="ce9">
            <text:p>4.245</text:p>
          </table:table-cell>
          <table:table-cell office:value-type="float" office:value="3490.7600679397583" table:style-name="ce9">
            <text:p>3.491</text:p>
          </table:table-cell>
          <table:table-cell office:value-type="float" office:value="4513.880087852478" table:style-name="ce9">
            <text:p>4.5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14.1600742340088" table:style-name="ce9">
            <text:p>3.814</text:p>
          </table:table-cell>
          <table:table-cell office:value-type="float" office:value="4159.120080947876" table:style-name="ce9">
            <text:p>4.159</text:p>
          </table:table-cell>
          <table:table-cell office:value-type="float" office:value="1011.3600196838379" table:style-name="ce9">
            <text:p>1.0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39.4000864028931" table:style-name="ce9">
            <text:p>4.439</text:p>
          </table:table-cell>
          <table:table-cell office:value-type="float" office:value="2814.5600547790527" table:style-name="ce9">
            <text:p>2.815</text:p>
          </table:table-cell>
          <table:table-cell office:value-type="float" office:value="49.000000953674316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33.3600940704346" table:style-name="ce9">
            <text:p>4.833</text:p>
          </table:table-cell>
          <table:table-cell office:value-type="float" office:value="256.76000499725342" table:style-name="ce9">
            <text:p>2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89.7600212097168" table:style-name="ce9">
            <text:p>1.09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32.6000356674194" table:style-name="ce9">
            <text:p>1.833</text:p>
          </table:table-cell>
          <table:table-cell office:value-type="float" office:value="166.60000324249268" table:style-name="ce9">
            <text:p>1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48.5200242996216" table:style-name="ce9">
            <text:p>1.249</text:p>
          </table:table-cell>
          <table:table-cell office:value-type="float" office:value="1950.2000379562378" table:style-name="ce9">
            <text:p>1.950</text:p>
          </table:table-cell>
          <table:table-cell office:value-type="float" office:value="1181.8800230026245" table:style-name="ce9">
            <text:p>1.1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22.7200393676758" table:style-name="ce9">
            <text:p>2.023</text:p>
          </table:table-cell>
          <table:table-cell office:value-type="float" office:value="1021.1600198745728" table:style-name="ce9">
            <text:p>1.0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10.9600391387939" table:style-name="ce9">
            <text:p>2.011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07.0400390625" table:style-name="ce9">
            <text:p>2.007</text:p>
          </table:table-cell>
          <table:table-cell office:value-type="float" office:value="50.960000991821289" table:style-name="ce9">
            <text:p>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8.44000911712646" table:style-name="ce9">
            <text:p>468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16.2400684356689" table:style-name="ce9">
            <text:p>3.516</text:p>
          </table:table-cell>
          <table:table-cell office:value-type="float" office:value="1309.2800254821777" table:style-name="ce9">
            <text:p>1.3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08.3600702285767" table:style-name="ce9">
            <text:p>3.608</text:p>
          </table:table-cell>
          <table:table-cell office:value-type="float" office:value="3332.0000648498535" table:style-name="ce9">
            <text:p>3.332</text:p>
          </table:table-cell>
          <table:table-cell office:value-type="float" office:value="3927.8400764465332" table:style-name="ce9">
            <text:p>3.928</text:p>
          </table:table-cell>
          <table:table-cell office:value-type="float" office:value="0" table:style-name="ce9">
            <text:p>0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0" table:style-name="ce9">
            <text:p>0</text:p>
          </table:table-cell>
          <table:table-cell office:value-type="float" office:value="4161.0800809860229" table:style-name="ce9">
            <text:p>4.161</text:p>
          </table:table-cell>
          <table:table-cell office:value-type="float" office:value="2892.9600563049316" table:style-name="ce9">
            <text:p>2.893</text:p>
          </table:table-cell>
          <table:table-cell office:value-type="float" office:value="701.68001365661621" table:style-name="ce9">
            <text:p>70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06.0400876998901" table:style-name="ce9">
            <text:p>4.506</text:p>
          </table:table-cell>
          <table:table-cell office:value-type="float" office:value="2140.3200416564941" table:style-name="ce9">
            <text:p>2.1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60.8000946044922" table:style-name="ce9">
            <text:p>4.861</text:p>
          </table:table-cell>
          <table:table-cell office:value-type="float" office:value="974.12001895904541" table:style-name="ce9">
            <text:p>9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6.6400203704834" table:style-name="ce9">
            <text:p>1.04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61.5200595855713" table:style-name="ce9">
            <text:p>3.062</text:p>
          </table:table-cell>
          <table:table-cell office:value-type="float" office:value="542.92001056671143" table:style-name="ce9">
            <text:p>5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3.0800218582153" table:style-name="ce9">
            <text:p>1.123</text:p>
          </table:table-cell>
          <table:table-cell office:value-type="float" office:value="2301.0400447845459" table:style-name="ce9">
            <text:p>2.301</text:p>
          </table:table-cell>
          <table:table-cell office:value-type="float" office:value="2604.8400506973267" table:style-name="ce9">
            <text:p>2.605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97.120044708252" table:style-name="ce9">
            <text:p>2.297</text:p>
          </table:table-cell>
          <table:table-cell office:value-type="float" office:value="2450.0000476837158" table:style-name="ce9">
            <text:p>2.450</text:p>
          </table:table-cell>
          <table:table-cell office:value-type="float" office:value="740.88001441955566" table:style-name="ce9">
            <text:p>7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39.9200611114502" table:style-name="ce9">
            <text:p>3.140</text:p>
          </table:table-cell>
          <table:table-cell office:value-type="float" office:value="999.60001945495605" table:style-name="ce9">
            <text:p>1.000</text:p>
          </table:table-cell>
          <table:table-cell office:value-type="float" office:value="49.000000953674316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08.5200624465942" table:style-name="ce9">
            <text:p>3.209</text:p>
          </table:table-cell>
          <table:table-cell office:value-type="float" office:value="488.04000949859619" table:style-name="ce9">
            <text:p>4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0.60000896453857" table:style-name="ce9">
            <text:p>46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200.2800817489624" table:style-name="ce9">
            <text:p>4.200</text:p>
          </table:table-cell>
          <table:table-cell office:value-type="float" office:value="1391.6000270843506" table:style-name="ce9">
            <text:p>1.3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22.0400724411011" table:style-name="ce9">
            <text:p>3.722</text:p>
          </table:table-cell>
          <table:table-cell office:value-type="float" office:value="3800.44007396698" table:style-name="ce9">
            <text:p>3.800</text:p>
          </table:table-cell>
          <table:table-cell office:value-type="float" office:value="4423.7200860977173" table:style-name="ce9">
            <text:p>4.424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0" table:style-name="ce9">
            <text:p>0</text:p>
          </table:table-cell>
          <table:table-cell office:value-type="float" office:value="4335.5200843811035" table:style-name="ce9">
            <text:p>4.336</text:p>
          </table:table-cell>
          <table:table-cell office:value-type="float" office:value="3553.4800691604614" table:style-name="ce9">
            <text:p>3.553</text:p>
          </table:table-cell>
          <table:table-cell office:value-type="float" office:value="1019.2000198364258" table:style-name="ce9">
            <text:p>1.0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35.3200941085815" table:style-name="ce9">
            <text:p>4.835</text:p>
          </table:table-cell>
          <table:table-cell office:value-type="float" office:value="2336.3200454711914" table:style-name="ce9">
            <text:p>2.336</text:p>
          </table:table-cell>
          <table:table-cell office:value-type="float" office:value="49.000000953674316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56.8000984191895" table:style-name="ce9">
            <text:p>5.057</text:p>
          </table:table-cell>
          <table:table-cell office:value-type="float" office:value="1083.8800210952759" table:style-name="ce9">
            <text:p>1.0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34.8400220870972" table:style-name="ce9">
            <text:p>1.135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763.6000537872314" table:style-name="ce9">
            <text:p>2.764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96.3200836181641" table:style-name="ce9">
            <text:p>4.296</text:p>
          </table:table-cell>
          <table:table-cell office:value-type="float" office:value="3569.1600694656372" table:style-name="ce9">
            <text:p>3.569</text:p>
          </table:table-cell>
          <table:table-cell office:value-type="float" office:value="3676.9600715637207" table:style-name="ce9">
            <text:p>3.6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698.5200719833374" table:style-name="ce9">
            <text:p>3.699</text:p>
          </table:table-cell>
          <table:table-cell office:value-type="float" office:value="3526.0400686264038" table:style-name="ce9">
            <text:p>3.5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86.4800853729248" table:style-name="ce9">
            <text:p>4.386</text:p>
          </table:table-cell>
          <table:table-cell office:value-type="float" office:value="2544.0800495147705" table:style-name="ce9">
            <text:p>2.5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05.8400974273682" table:style-name="ce9">
            <text:p>5.0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25.0800199508667" table:style-name="ce9">
            <text:p>1.025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MARGEM DE ERRO PARA O TOTAL D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264.9600830078125" table:style-name="ce9">
            <text:p>4.265</text:p>
          </table:table-cell>
          <table:table-cell office:value-type="float" office:value="2712.6400527954102" table:style-name="ce9">
            <text:p>2.713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525.2401075363159" table:style-name="ce9">
            <text:p>5.52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99.72001361846924" table:style-name="ce9">
            <text:p>700</text:p>
          </table:table-cell>
          <table:table-cell office:value-type="float" office:value="499.80000972747803" table:style-name="ce9">
            <text:p>5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13.3200197219849" table:style-name="ce9">
            <text:p>1.0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41.00000858306885" table:style-name="ce9">
            <text:p>441</text:p>
          </table:table-cell>
          <table:table-cell office:value-type="float" office:value="337.1200065612793" table:style-name="ce9">
            <text:p>3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17.3200159072876" table:style-name="ce9">
            <text:p>81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36.5200357437134" table:style-name="ce9">
            <text:p>1.837</text:p>
          </table:table-cell>
          <table:table-cell office:value-type="float" office:value="1615.0400314331055" table:style-name="ce9">
            <text:p>1.6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38.0000591278076" table:style-name="ce9">
            <text:p>3.0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61.4000654220581" table:style-name="ce9">
            <text:p>3.361</text:p>
          </table:table-cell>
          <table:table-cell office:value-type="float" office:value="1842.4000358581543" table:style-name="ce9">
            <text:p>1.842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4245.3600826263428" table:style-name="ce9">
            <text:p>4.2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83.6400327682495" table:style-name="ce9">
            <text:p>1.684</text:p>
          </table:table-cell>
          <table:table-cell office:value-type="float" office:value="995.68001937866211" table:style-name="ce9">
            <text:p>9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48.5200242996216" table:style-name="ce9">
            <text:p>1.24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02.6400623321533" table:style-name="ce9">
            <text:p>3.203</text:p>
          </table:table-cell>
          <table:table-cell office:value-type="float" office:value="1997.2400388717651" table:style-name="ce9">
            <text:p>1.9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604.4400701522827" table:style-name="ce9">
            <text:p>3.6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12.6800508499146" table:style-name="ce9">
            <text:p>2.613</text:p>
          </table:table-cell>
          <table:table-cell office:value-type="float" office:value="1926.6800374984741" table:style-name="ce9">
            <text:p>1.927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1123.0800218582153" table:style-name="ce9">
            <text:p>1.12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773.0000734329224" table:style-name="ce9">
            <text:p>3.773</text:p>
          </table:table-cell>
          <table:table-cell office:value-type="float" office:value="2704.8000526428223" table:style-name="ce9">
            <text:p>2.705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3718.1200723648071" table:style-name="ce9">
            <text:p>3.71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763.6000537872314" table:style-name="ce9">
            <text:p>2.764</text:p>
          </table:table-cell>
          <table:table-cell office:value-type="float" office:value="227.36000442504883" table:style-name="ce9">
            <text:p>2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80.6000852584839" table:style-name="ce9">
            <text:p>4.38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O TOTAL D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321.0400257110596" table:style-name="ce9">
            <text:p>1.321</text:p>
          </table:table-cell>
          <table:table-cell office:value-type="float" office:value="3788.6800737380981" table:style-name="ce9">
            <text:p>3.789</text:p>
          </table:table-cell>
          <table:table-cell office:value-type="float" office:value="2798.880054473877" table:style-name="ce9">
            <text:p>2.799</text:p>
          </table:table-cell>
          <table:table-cell office:value-type="float" office:value="2108.9600410461426" table:style-name="ce9">
            <text:p>2.109</text:p>
          </table:table-cell>
          <table:table-cell office:value-type="float" office:value="1172.0800228118896" table:style-name="ce9">
            <text:p>1.172</text:p>
          </table:table-cell>
          <table:table-cell office:value-type="float" office:value="1197.5600233078003" table:style-name="ce9">
            <text:p>1.198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401.80000782012939" table:style-name="ce9">
            <text:p>402</text:p>
          </table:table-cell>
          <table:table-cell office:value-type="string" table:style-name="ce9">
            <text:p>-</text:p>
          </table:table-cell>
          <table:table-cell office:value-type="float" office:value="5525.2401075363159" table:style-name="ce9">
            <text:p>5.52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666.4000129699707" table:style-name="ce9">
            <text:p>666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13.3200197219849" table:style-name="ce9">
            <text:p>1.0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297.92000579833984" table:style-name="ce9">
            <text:p>298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7.3200159072876" table:style-name="ce9">
            <text:p>8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1985.4800386428833" table:style-name="ce9">
            <text:p>1.985</text:p>
          </table:table-cell>
          <table:table-cell office:value-type="float" office:value="1183.8400230407715" table:style-name="ce9">
            <text:p>1.184</text:p>
          </table:table-cell>
          <table:table-cell office:value-type="float" office:value="607.60001182556152" table:style-name="ce9">
            <text:p>608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380.2400074005127" table:style-name="ce9">
            <text:p>380</text:p>
          </table:table-cell>
          <table:table-cell office:value-type="float" office:value="127.40000247955322" table:style-name="ce9">
            <text:p>127</text:p>
          </table:table-cell>
          <table:table-cell office:value-type="string" table:style-name="ce9">
            <text:p>-</text:p>
          </table:table-cell>
          <table:table-cell office:value-type="float" office:value="3038.0000591278076" table:style-name="ce9">
            <text:p>3.0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64.2800207138062" table:style-name="ce9">
            <text:p>1.064</text:p>
          </table:table-cell>
          <table:table-cell office:value-type="float" office:value="3032.1200590133667" table:style-name="ce9">
            <text:p>3.032</text:p>
          </table:table-cell>
          <table:table-cell office:value-type="float" office:value="1948.2400379180908" table:style-name="ce9">
            <text:p>1.948</text:p>
          </table:table-cell>
          <table:table-cell office:value-type="float" office:value="1701.2800331115723" table:style-name="ce9">
            <text:p>1.701</text:p>
          </table:table-cell>
          <table:table-cell office:value-type="float" office:value="1021.1600198745728" table:style-name="ce9">
            <text:p>1.021</text:p>
          </table:table-cell>
          <table:table-cell office:value-type="float" office:value="1117.2000217437744" table:style-name="ce9">
            <text:p>1.117</text:p>
          </table:table-cell>
          <table:table-cell office:value-type="float" office:value="686.00001335144043" table:style-name="ce9">
            <text:p>686</text:p>
          </table:table-cell>
          <table:table-cell office:value-type="float" office:value="382.20000743865967" table:style-name="ce9">
            <text:p>382</text:p>
          </table:table-cell>
          <table:table-cell office:value-type="string" table:style-name="ce9">
            <text:p>-</text:p>
          </table:table-cell>
          <table:table-cell office:value-type="float" office:value="4245.3600826263428" table:style-name="ce9">
            <text:p>4.24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99.72001361846924" table:style-name="ce9">
            <text:p>700</text:p>
          </table:table-cell>
          <table:table-cell office:value-type="float" office:value="795.7600154876709" table:style-name="ce9">
            <text:p>796</text:p>
          </table:table-cell>
          <table:table-cell office:value-type="float" office:value="1546.4400300979614" table:style-name="ce9">
            <text:p>1.546</text:p>
          </table:table-cell>
          <table:table-cell office:value-type="float" office:value="1007.4400196075439" table:style-name="ce9">
            <text:p>1.007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250.8800048828125" table:style-name="ce9">
            <text:p>251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7.840000152587890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248.5200242996216" table:style-name="ce9">
            <text:p>1.24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27.08001804351807" table:style-name="ce9">
            <text:p>927</text:p>
          </table:table-cell>
          <table:table-cell office:value-type="float" office:value="2693.0400524139404" table:style-name="ce9">
            <text:p>2.693</text:p>
          </table:table-cell>
          <table:table-cell office:value-type="float" office:value="2212.8400430679321" table:style-name="ce9">
            <text:p>2.213</text:p>
          </table:table-cell>
          <table:table-cell office:value-type="float" office:value="1111.3200216293335" table:style-name="ce9">
            <text:p>1.111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701.68001365661621" table:style-name="ce9">
            <text:p>7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04.4400701522827" table:style-name="ce9">
            <text:p>3.60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2426.4800472259521" table:style-name="ce9">
            <text:p>2.426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1328.8800258636475" table:style-name="ce9">
            <text:p>1.329</text:p>
          </table:table-cell>
          <table:table-cell office:value-type="float" office:value="531.16001033782959" table:style-name="ce9">
            <text:p>531</text:p>
          </table:table-cell>
          <table:table-cell office:value-type="float" office:value="299.88000583648682" table:style-name="ce9">
            <text:p>300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401.80000782012939" table:style-name="ce9">
            <text:p>402</text:p>
          </table:table-cell>
          <table:table-cell office:value-type="string" table:style-name="ce9">
            <text:p>-</text:p>
          </table:table-cell>
          <table:table-cell office:value-type="float" office:value="1123.0800218582153" table:style-name="ce9">
            <text:p>1.12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946.68001842498779" table:style-name="ce9">
            <text:p>947</text:p>
          </table:table-cell>
          <table:table-cell office:value-type="float" office:value="3484.8800678253174" table:style-name="ce9">
            <text:p>3.485</text:p>
          </table:table-cell>
          <table:table-cell office:value-type="float" office:value="2751.8400535583496" table:style-name="ce9">
            <text:p>2.752</text:p>
          </table:table-cell>
          <table:table-cell office:value-type="float" office:value="1673.8400325775146" table:style-name="ce9">
            <text:p>1.674</text:p>
          </table:table-cell>
          <table:table-cell office:value-type="float" office:value="580.16001129150391" table:style-name="ce9">
            <text:p>580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401.80000782012939" table:style-name="ce9">
            <text:p>402</text:p>
          </table:table-cell>
          <table:table-cell office:value-type="string" table:style-name="ce9">
            <text:p>-</text:p>
          </table:table-cell>
          <table:table-cell office:value-type="float" office:value="3718.1200723648071" table:style-name="ce9">
            <text:p>3.71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40.80001831054688" table:style-name="ce9">
            <text:p>941</text:p>
          </table:table-cell>
          <table:table-cell office:value-type="float" office:value="1626.8000316619873" table:style-name="ce9">
            <text:p>1.627</text:p>
          </table:table-cell>
          <table:table-cell office:value-type="float" office:value="591.92001152038574" table:style-name="ce9">
            <text:p>592</text:p>
          </table:table-cell>
          <table:table-cell office:value-type="float" office:value="1356.3200263977051" table:style-name="ce9">
            <text:p>1.356</text:p>
          </table:table-cell>
          <table:table-cell office:value-type="float" office:value="1019.2000198364258" table:style-name="ce9">
            <text:p>1.019</text:p>
          </table:table-cell>
          <table:table-cell office:value-type="float" office:value="1152.4800224304199" table:style-name="ce9">
            <text:p>1.152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380.6000852584839" table:style-name="ce9">
            <text:p>4.381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MARGEM DE ERRO PARA O TOTAL D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634.2400512695313" table:style-name="ce9">
            <text:p>2.634</text:p>
          </table:table-cell>
          <table:table-cell office:value-type="float" office:value="3531.9200687408447" table:style-name="ce9">
            <text:p>3.532</text:p>
          </table:table-cell>
          <table:table-cell office:value-type="float" office:value="2044.2800397872925" table:style-name="ce9">
            <text:p>2.044</text:p>
          </table:table-cell>
          <table:table-cell office:value-type="float" office:value="1858.0800361633301" table:style-name="ce9">
            <text:p>1.858</text:p>
          </table:table-cell>
          <table:table-cell office:value-type="float" office:value="1079.9600210189819" table:style-name="ce9">
            <text:p>1.080</text:p>
          </table:table-cell>
          <table:table-cell office:value-type="float" office:value="1101.5200214385986" table:style-name="ce9">
            <text:p>1.102</text:p>
          </table:table-cell>
          <table:table-cell office:value-type="float" office:value="1507.240029335022" table:style-name="ce9">
            <text:p>1.507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521.36001014709473" table:style-name="ce9">
            <text:p>521</text:p>
          </table:table-cell>
          <table:table-cell office:value-type="float" office:value="5556.6001081466675" table:style-name="ce9">
            <text:p>5.55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407.68000793457031" table:style-name="ce9">
            <text:p>408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611.52001190185547" table:style-name="ce9">
            <text:p>6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11.3600196838379" table:style-name="ce9">
            <text:p>1.0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7.3200159072876" table:style-name="ce9">
            <text:p>8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17.16002368927" table:style-name="ce9">
            <text:p>1.217</text:p>
          </table:table-cell>
          <table:table-cell office:value-type="float" office:value="1550.3600301742554" table:style-name="ce9">
            <text:p>1.550</text:p>
          </table:table-cell>
          <table:table-cell office:value-type="float" office:value="554.68001079559326" table:style-name="ce9">
            <text:p>555</text:p>
          </table:table-cell>
          <table:table-cell office:value-type="float" office:value="619.36001205444336" table:style-name="ce9">
            <text:p>619</text:p>
          </table:table-cell>
          <table:table-cell office:value-type="float" office:value="315.5600061416626" table:style-name="ce9">
            <text:p>316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1256.3600244522095" table:style-name="ce9">
            <text:p>1.256</text:p>
          </table:table-cell>
          <table:table-cell office:value-type="float" office:value="0" table:style-name="ce9">
            <text:p>0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3045.8400592803955" table:style-name="ce9">
            <text:p>3.04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73.6800403594971" table:style-name="ce9">
            <text:p>2.074</text:p>
          </table:table-cell>
          <table:table-cell office:value-type="float" office:value="2892.9600563049316" table:style-name="ce9">
            <text:p>2.893</text:p>
          </table:table-cell>
          <table:table-cell office:value-type="float" office:value="1515.0800294876099" table:style-name="ce9">
            <text:p>1.515</text:p>
          </table:table-cell>
          <table:table-cell office:value-type="float" office:value="1440.6000280380249" table:style-name="ce9">
            <text:p>1.441</text:p>
          </table:table-cell>
          <table:table-cell office:value-type="float" office:value="997.64001941680908" table:style-name="ce9">
            <text:p>998</text:p>
          </table:table-cell>
          <table:table-cell office:value-type="float" office:value="1027.0400199890137" table:style-name="ce9">
            <text:p>1.027</text:p>
          </table:table-cell>
          <table:table-cell office:value-type="float" office:value="452.76000881195068" table:style-name="ce9">
            <text:p>453</text:p>
          </table:table-cell>
          <table:table-cell office:value-type="float" office:value="205.80000400543213" table:style-name="ce9">
            <text:p>206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4282.6000833511353" table:style-name="ce9">
            <text:p>4.28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58.44001865386963" table:style-name="ce9">
            <text:p>958</text:p>
          </table:table-cell>
          <table:table-cell office:value-type="float" office:value="1185.8000230789185" table:style-name="ce9">
            <text:p>1.186</text:p>
          </table:table-cell>
          <table:table-cell office:value-type="float" office:value="1211.2800235748291" table:style-name="ce9">
            <text:p>1.211</text:p>
          </table:table-cell>
          <table:table-cell office:value-type="float" office:value="960.4000186920166" table:style-name="ce9">
            <text:p>960</text:p>
          </table:table-cell>
          <table:table-cell office:value-type="float" office:value="245.00000476837158" table:style-name="ce9">
            <text:p>245</text:p>
          </table:table-cell>
          <table:table-cell office:value-type="float" office:value="205.80000400543213" table:style-name="ce9">
            <text:p>206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1254.4000244140625" table:style-name="ce9">
            <text:p>1.25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26.8800277709961" table:style-name="ce9">
            <text:p>1.427</text:p>
          </table:table-cell>
          <table:table-cell office:value-type="float" office:value="2681.2800521850586" table:style-name="ce9">
            <text:p>2.681</text:p>
          </table:table-cell>
          <table:table-cell office:value-type="float" office:value="1536.6400299072266" table:style-name="ce9">
            <text:p>1.537</text:p>
          </table:table-cell>
          <table:table-cell office:value-type="float" office:value="1009.4000196456909" table:style-name="ce9">
            <text:p>1.009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1372.0000267028809" table:style-name="ce9">
            <text:p>1.3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671.0800714492798" table:style-name="ce9">
            <text:p>3.6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11.0000371932983" table:style-name="ce9">
            <text:p>1.911</text:p>
          </table:table-cell>
          <table:table-cell office:value-type="float" office:value="2067.8000402450562" table:style-name="ce9">
            <text:p>2.068</text:p>
          </table:table-cell>
          <table:table-cell office:value-type="float" office:value="1417.0800275802612" table:style-name="ce9">
            <text:p>1.417</text:p>
          </table:table-cell>
          <table:table-cell office:value-type="float" office:value="889.84001731872559" table:style-name="ce9">
            <text:p>890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727.16001415252686" table:style-name="ce9">
            <text:p>727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1246.5600242614746" table:style-name="ce9">
            <text:p>1.24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369.6400461196899" table:style-name="ce9">
            <text:p>2.370</text:p>
          </table:table-cell>
          <table:table-cell office:value-type="float" office:value="3255.5600633621216" table:style-name="ce9">
            <text:p>3.256</text:p>
          </table:table-cell>
          <table:table-cell office:value-type="float" office:value="2020.7600393295288" table:style-name="ce9">
            <text:p>2.021</text:p>
          </table:table-cell>
          <table:table-cell office:value-type="float" office:value="1321.0400257110596" table:style-name="ce9">
            <text:p>1.321</text:p>
          </table:table-cell>
          <table:table-cell office:value-type="float" office:value="356.72000694274902" table:style-name="ce9">
            <text:p>357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1501.3600292205811" table:style-name="ce9">
            <text:p>1.501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3806.3200740814209" table:style-name="ce9">
            <text:p>3.80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01.4800233840942" table:style-name="ce9">
            <text:p>1.201</text:p>
          </table:table-cell>
          <table:table-cell office:value-type="float" office:value="1517.0400295257568" table:style-name="ce9">
            <text:p>1.517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1356.3200263977051" table:style-name="ce9">
            <text:p>1.356</text:p>
          </table:table-cell>
          <table:table-cell office:value-type="float" office:value="1019.2000198364258" table:style-name="ce9">
            <text:p>1.019</text:p>
          </table:table-cell>
          <table:table-cell office:value-type="float" office:value="1083.8800210952759" table:style-name="ce9">
            <text:p>1.084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0" table:style-name="ce9">
            <text:p>0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4382.5600852966309" table:style-name="ce9">
            <text:p>4.38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O TOTAL D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490.7600679397583" table:style-name="ce9">
            <text:p>3.491</text:p>
          </table:table-cell>
          <table:table-cell office:value-type="float" office:value="6058.3601179122925" table:style-name="ce9">
            <text:p>6.058</text:p>
          </table:table-cell>
          <table:table-cell office:value-type="float" office:value="958.44001865386963" table:style-name="ce9">
            <text:p>958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6.08000946044922" table:style-name="ce9">
            <text:p>486</text:p>
          </table:table-cell>
          <table:table-cell office:value-type="float" office:value="1119.1600217819214" table:style-name="ce9">
            <text:p>1.119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4.68001079559326" table:style-name="ce9">
            <text:p>555</text:p>
          </table:table-cell>
          <table:table-cell office:value-type="float" office:value="717.36001396179199" table:style-name="ce9">
            <text:p>717</text:p>
          </table:table-cell>
          <table:table-cell office:value-type="float" office:value="76.440001487731934" table:style-name="ce9">
            <text:p>76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18.720043182373" table:style-name="ce9">
            <text:p>2.219</text:p>
          </table:table-cell>
          <table:table-cell office:value-type="float" office:value="2865.520055770874" table:style-name="ce9">
            <text:p>2.866</text:p>
          </table:table-cell>
          <table:table-cell office:value-type="float" office:value="19.600000381469727" table:style-name="ce9">
            <text:p>2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10.8400449752808" table:style-name="ce9">
            <text:p>2.311</text:p>
          </table:table-cell>
          <table:table-cell office:value-type="float" office:value="4841.2000942230225" table:style-name="ce9">
            <text:p>4.841</text:p>
          </table:table-cell>
          <table:table-cell office:value-type="float" office:value="135.24000263214111" table:style-name="ce9">
            <text:p>135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76.0000228881836" table:style-name="ce9">
            <text:p>1.176</text:p>
          </table:table-cell>
          <table:table-cell office:value-type="float" office:value="1811.0400352478027" table:style-name="ce9">
            <text:p>1.811</text:p>
          </table:table-cell>
          <table:table-cell office:value-type="float" office:value="940.80001831054688" table:style-name="ce9">
            <text:p>94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89.3600406646729" table:style-name="ce9">
            <text:p>2.089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117.60000228881836" table:style-name="ce9">
            <text:p>118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52.2800321578979" table:style-name="ce9">
            <text:p>1.652</text:p>
          </table:table-cell>
          <table:table-cell office:value-type="float" office:value="2830.2400550842285" table:style-name="ce9">
            <text:p>2.830</text:p>
          </table:table-cell>
          <table:table-cell office:value-type="float" office:value="950.60001850128174" table:style-name="ce9">
            <text:p>95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579.360050201416" table:style-name="ce9">
            <text:p>2.579</text:p>
          </table:table-cell>
          <table:table-cell office:value-type="float" office:value="4874.520094871521" table:style-name="ce9">
            <text:p>4.875</text:p>
          </table:table-cell>
          <table:table-cell office:value-type="float" office:value="956.48001861572266" table:style-name="ce9">
            <text:p>956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514.6800489425659" table:style-name="ce9">
            <text:p>2.515</text:p>
          </table:table-cell>
          <table:table-cell office:value-type="float" office:value="4531.5200881958008" table:style-name="ce9">
            <text:p>4.532</text:p>
          </table:table-cell>
          <table:table-cell office:value-type="float" office:value="33.320000648498535" table:style-name="ce9">
            <text:p>33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MARGEM DE ERRO PARA O TOTAL D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3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3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173.6400423049927" table:style-name="ce9">
            <text:p>2.174</text:p>
          </table:table-cell>
          <table:table-cell office:value-type="float" office:value="2885.1200561523438" table:style-name="ce9">
            <text:p>2.8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03.4401187896729" table:style-name="ce9">
            <text:p>6.103</text:p>
          </table:table-cell>
          <table:table-cell office:value-type="float" office:value="1370.0400266647339" table:style-name="ce9">
            <text:p>1.370</text:p>
          </table:table-cell>
          <table:table-cell office:value-type="float" office:value="3271.2400636672974" table:style-name="ce9">
            <text:p>3.271</text:p>
          </table:table-cell>
          <table:table-cell office:value-type="float" office:value="90.16000175476074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6103.4401187896729" table:style-name="ce9">
            <text:p>6.103</text:p>
          </table:table-cell>
          <table:table-cell office:value-type="float" office:value="1873.7600364685059" table:style-name="ce9">
            <text:p>1.874</text:p>
          </table:table-cell>
          <table:table-cell office:value-type="float" office:value="3038.0000591278076" table:style-name="ce9">
            <text:p>3.0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03.4401187896729" table:style-name="ce9">
            <text:p>6.103</text:p>
          </table:table-cell>
          <table:table-cell office:value-type="float" office:value="1960.0000381469727" table:style-name="ce9">
            <text:p>1.960</text:p>
          </table:table-cell>
          <table:table-cell office:value-type="float" office:value="3032.1200590133667" table:style-name="ce9">
            <text:p>3.032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6103.4401187896729" table:style-name="ce9">
            <text:p>6.103</text:p>
          </table:table-cell>
          <table:table-cell office:value-type="float" office:value="2436.280047416687" table:style-name="ce9">
            <text:p>2.436</text:p>
          </table:table-cell>
          <table:table-cell office:value-type="float" office:value="2451.9600477218628" table:style-name="ce9">
            <text:p>2.452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6103.4401187896729" table:style-name="ce9">
            <text:p>6.103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3359.4400653839111" table:style-name="ce9">
            <text:p>3.359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6103.4401187896729" table:style-name="ce9">
            <text:p>6.103</text:p>
          </table:table-cell>
          <table:table-cell office:value-type="string" table:style-name="ce9">
            <text:p>-</text:p>
          </table:table-cell>
          <table:table-cell office:value-type="float" office:value="3490.7600679397583" table:style-name="ce9">
            <text:p>3.49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03.4401187896729" table:style-name="ce9">
            <text:p>6.103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431.20000839233398" table:style-name="ce9">
            <text:p>4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17.2000217437744" table:style-name="ce9">
            <text:p>1.117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405.72000789642334" table:style-name="ce9">
            <text:p>4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17.2000217437744" table:style-name="ce9">
            <text:p>1.117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17.2000217437744" table:style-name="ce9">
            <text:p>1.117</text:p>
          </table:table-cell>
          <table:table-cell office:value-type="float" office:value="243.04000473022461" table:style-name="ce9">
            <text:p>243</text:p>
          </table:table-cell>
          <table:table-cell office:value-type="float" office:value="448.84000873565674" table:style-name="ce9">
            <text:p>449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1117.2000217437744" table:style-name="ce9">
            <text:p>1.117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462.56000900268555" table:style-name="ce9">
            <text:p>46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17.2000217437744" table:style-name="ce9">
            <text:p>1.117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488.04000949859619" table:style-name="ce9">
            <text:p>4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17.2000217437744" table:style-name="ce9">
            <text:p>1.117</text:p>
          </table:table-cell>
          <table:table-cell office:value-type="string" table:style-name="ce9">
            <text:p>-</text:p>
          </table:table-cell>
          <table:table-cell office:value-type="float" office:value="486.08000946044922" table:style-name="ce9">
            <text:p>4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17.2000217437744" table:style-name="ce9">
            <text:p>1.11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97.84000968933105" table:style-name="ce9">
            <text:p>498</text:p>
          </table:table-cell>
          <table:table-cell office:value-type="float" office:value="264.60000514984131" table:style-name="ce9">
            <text:p>2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535.08001041412354" table:style-name="ce9">
            <text:p>5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540.96001052856445" table:style-name="ce9">
            <text:p>541</text:p>
          </table:table-cell>
          <table:table-cell office:value-type="float" office:value="0" table:style-name="ce9">
            <text:p>0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495.88000965118408" table:style-name="ce9">
            <text:p>496</text:p>
          </table:table-cell>
          <table:table-cell office:value-type="float" office:value="268.52000522613525" table:style-name="ce9">
            <text:p>2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550.76001071929932" table:style-name="ce9">
            <text:p>5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office:value-type="string" table:style-name="ce9">
            <text:p>-</text:p>
          </table:table-cell>
          <table:table-cell office:value-type="float" office:value="554.68001079559326" table:style-name="ce9">
            <text:p>5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83.8000249862671" table:style-name="ce9">
            <text:p>1.284</text:p>
          </table:table-cell>
          <table:table-cell office:value-type="float" office:value="1922.7600374221802" table:style-name="ce9">
            <text:p>1.9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65.520055770874" table:style-name="ce9">
            <text:p>2.866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2108.9600410461426" table:style-name="ce9">
            <text:p>2.109</text:p>
          </table:table-cell>
          <table:table-cell office:value-type="float" office:value="90.16000175476074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2865.520055770874" table:style-name="ce9">
            <text:p>2.866</text:p>
          </table:table-cell>
          <table:table-cell office:value-type="float" office:value="1358.2800264358521" table:style-name="ce9">
            <text:p>1.358</text:p>
          </table:table-cell>
          <table:table-cell office:value-type="float" office:value="1814.9600353240967" table:style-name="ce9">
            <text:p>1.8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65.520055770874" table:style-name="ce9">
            <text:p>2.866</text:p>
          </table:table-cell>
          <table:table-cell office:value-type="float" office:value="1158.3600225448608" table:style-name="ce9">
            <text:p>1.158</text:p>
          </table:table-cell>
          <table:table-cell office:value-type="float" office:value="1989.4000387191772" table:style-name="ce9">
            <text:p>1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65.520055770874" table:style-name="ce9">
            <text:p>2.866</text:p>
          </table:table-cell>
          <table:table-cell office:value-type="float" office:value="1605.2400312423706" table:style-name="ce9">
            <text:p>1.605</text:p>
          </table:table-cell>
          <table:table-cell office:value-type="float" office:value="1611.1200313568115" table:style-name="ce9">
            <text:p>1.6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65.520055770874" table:style-name="ce9">
            <text:p>2.866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2218.720043182373" table:style-name="ce9">
            <text:p>2.2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65.520055770874" table:style-name="ce9">
            <text:p>2.866</text:p>
          </table:table-cell>
          <table:table-cell office:value-type="string" table:style-name="ce9">
            <text:p>-</text:p>
          </table:table-cell>
          <table:table-cell office:value-type="float" office:value="2218.720043182373" table:style-name="ce9">
            <text:p>2.2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65.520055770874" table:style-name="ce9">
            <text:p>2.86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575.840030670166" table:style-name="ce9">
            <text:p>1.576</text:p>
          </table:table-cell>
          <table:table-cell office:value-type="float" office:value="1777.7200345993042" table:style-name="ce9">
            <text:p>1.7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3.3600940704346" table:style-name="ce9">
            <text:p>4.833</text:p>
          </table:table-cell>
          <table:table-cell office:value-type="float" office:value="1060.3600206375122" table:style-name="ce9">
            <text:p>1.060</text:p>
          </table:table-cell>
          <table:table-cell office:value-type="float" office:value="2103.0800409317017" table:style-name="ce9">
            <text:p>2.1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33.3600940704346" table:style-name="ce9">
            <text:p>4.833</text:p>
          </table:table-cell>
          <table:table-cell office:value-type="float" office:value="1105.4400215148926" table:style-name="ce9">
            <text:p>1.105</text:p>
          </table:table-cell>
          <table:table-cell office:value-type="float" office:value="2071.7200403213501" table:style-name="ce9">
            <text:p>2.0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3.3600940704346" table:style-name="ce9">
            <text:p>4.833</text:p>
          </table:table-cell>
          <table:table-cell office:value-type="float" office:value="1179.9200229644775" table:style-name="ce9">
            <text:p>1.180</text:p>
          </table:table-cell>
          <table:table-cell office:value-type="float" office:value="2061.9200401306152" table:style-name="ce9">
            <text:p>2.0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833.3600940704346" table:style-name="ce9">
            <text:p>4.833</text:p>
          </table:table-cell>
          <table:table-cell office:value-type="float" office:value="1666.0000324249268" table:style-name="ce9">
            <text:p>1.666</text:p>
          </table:table-cell>
          <table:table-cell office:value-type="float" office:value="1393.5600271224976" table:style-name="ce9">
            <text:p>1.394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4833.3600940704346" table:style-name="ce9">
            <text:p>4.833</text:p>
          </table:table-cell>
          <table:table-cell office:value-type="float" office:value="0" table:style-name="ce9">
            <text:p>0</text:p>
          </table:table-cell>
          <table:table-cell office:value-type="float" office:value="2107.0000410079956" table:style-name="ce9">
            <text:p>2.107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4833.3600940704346" table:style-name="ce9">
            <text:p>4.833</text:p>
          </table:table-cell>
          <table:table-cell office:value-type="string" table:style-name="ce9">
            <text:p>-</text:p>
          </table:table-cell>
          <table:table-cell office:value-type="float" office:value="2310.8400449752808" table:style-name="ce9">
            <text:p>2.3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3.3600940704346" table:style-name="ce9">
            <text:p>4.83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11.56000995635986" table:style-name="ce9">
            <text:p>512</text:p>
          </table:table-cell>
          <table:table-cell office:value-type="float" office:value="1099.5600214004517" table:style-name="ce9">
            <text:p>1.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83.5200386047363" table:style-name="ce9">
            <text:p>1.984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1176.0000228881836" table:style-name="ce9">
            <text:p>1.1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83.5200386047363" table:style-name="ce9">
            <text:p>1.984</text:p>
          </table:table-cell>
          <table:table-cell office:value-type="float" office:value="474.32000923156738" table:style-name="ce9">
            <text:p>474</text:p>
          </table:table-cell>
          <table:table-cell office:value-type="float" office:value="1127.0000219345093" table:style-name="ce9">
            <text:p>1.1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83.5200386047363" table:style-name="ce9">
            <text:p>1.984</text:p>
          </table:table-cell>
          <table:table-cell office:value-type="float" office:value="1011.3600196838379" table:style-name="ce9">
            <text:p>1.011</text:p>
          </table:table-cell>
          <table:table-cell office:value-type="float" office:value="699.72001361846924" table:style-name="ce9">
            <text:p>7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83.5200386047363" table:style-name="ce9">
            <text:p>1.984</text:p>
          </table:table-cell>
          <table:table-cell office:value-type="float" office:value="527.24001026153564" table:style-name="ce9">
            <text:p>527</text:p>
          </table:table-cell>
          <table:table-cell office:value-type="float" office:value="1093.6800212860107" table:style-name="ce9">
            <text:p>1.0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83.5200386047363" table:style-name="ce9">
            <text:p>1.984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1174.0400228500366" table:style-name="ce9">
            <text:p>1.1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83.5200386047363" table:style-name="ce9">
            <text:p>1.984</text:p>
          </table:table-cell>
          <table:table-cell office:value-type="string" table:style-name="ce9">
            <text:p>-</text:p>
          </table:table-cell>
          <table:table-cell office:value-type="float" office:value="1176.0000228881836" table:style-name="ce9">
            <text:p>1.1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83.5200386047363" table:style-name="ce9">
            <text:p>1.984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27.08001804351807" table:style-name="ce9">
            <text:p>927</text:p>
          </table:table-cell>
          <table:table-cell office:value-type="float" office:value="1885.5200366973877" table:style-name="ce9">
            <text:p>1.8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1319.0800256729126" table:style-name="ce9">
            <text:p>1.319</text:p>
          </table:table-cell>
          <table:table-cell office:value-type="float" office:value="1638.5600318908691" table:style-name="ce9">
            <text:p>1.6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1062.3200206756592" table:style-name="ce9">
            <text:p>1.062</text:p>
          </table:table-cell>
          <table:table-cell office:value-type="float" office:value="1805.1600351333618" table:style-name="ce9">
            <text:p>1.8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1954.1200380325317" table:style-name="ce9">
            <text:p>1.954</text:p>
          </table:table-cell>
          <table:table-cell office:value-type="float" office:value="785.96001529693604" table:style-name="ce9">
            <text:p>7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844.76001644134521" table:style-name="ce9">
            <text:p>845</text:p>
          </table:table-cell>
          <table:table-cell office:value-type="float" office:value="1636.6000318527222" table:style-name="ce9">
            <text:p>1.637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1822.8000354766846" table:style-name="ce9">
            <text:p>1.823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office:value-type="string" table:style-name="ce9">
            <text:p>-</text:p>
          </table:table-cell>
          <table:table-cell office:value-type="float" office:value="2089.3600406646729" table:style-name="ce9">
            <text:p>2.0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5.00000476837158" table:style-name="ce9">
            <text:p>245</text:p>
          </table:table-cell>
          <table:table-cell office:value-type="float" office:value="1636.6000318527222" table:style-name="ce9">
            <text:p>1.6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69.4000577926636" table:style-name="ce9">
            <text:p>2.969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90.16000175476074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2969.4000577926636" table:style-name="ce9">
            <text:p>2.969</text:p>
          </table:table-cell>
          <table:table-cell office:value-type="float" office:value="1617.0000314712524" table:style-name="ce9">
            <text:p>1.617</text:p>
          </table:table-cell>
          <table:table-cell office:value-type="float" office:value="352.80000686645508" table:style-name="ce9">
            <text:p>3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69.4000577926636" table:style-name="ce9">
            <text:p>2.969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1652.2800321578979" table:style-name="ce9">
            <text:p>1.652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2969.4000577926636" table:style-name="ce9">
            <text:p>2.969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1626.8000316619873" table:style-name="ce9">
            <text:p>1.6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69.4000577926636" table:style-name="ce9">
            <text:p>2.969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652.2800321578979" table:style-name="ce9">
            <text:p>1.6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69.4000577926636" table:style-name="ce9">
            <text:p>2.969</text:p>
          </table:table-cell>
          <table:table-cell office:value-type="string" table:style-name="ce9">
            <text:p>-</text:p>
          </table:table-cell>
          <table:table-cell office:value-type="float" office:value="1652.2800321578979" table:style-name="ce9">
            <text:p>1.6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69.4000577926636" table:style-name="ce9">
            <text:p>2.96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958.44001865386963" table:style-name="ce9">
            <text:p>958</text:p>
          </table:table-cell>
          <table:table-cell office:value-type="float" office:value="2455.8800477981567" table:style-name="ce9">
            <text:p>2.4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41.1600961685181" table:style-name="ce9">
            <text:p>4.941</text:p>
          </table:table-cell>
          <table:table-cell office:value-type="float" office:value="1366.1200265884399" table:style-name="ce9">
            <text:p>1.366</text:p>
          </table:table-cell>
          <table:table-cell office:value-type="float" office:value="2226.5600433349609" table:style-name="ce9">
            <text:p>2.227</text:p>
          </table:table-cell>
          <table:table-cell office:value-type="float" office:value="90.16000175476074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4941.1600961685181" table:style-name="ce9">
            <text:p>4.941</text:p>
          </table:table-cell>
          <table:table-cell office:value-type="float" office:value="1873.7600364685059" table:style-name="ce9">
            <text:p>1.874</text:p>
          </table:table-cell>
          <table:table-cell office:value-type="float" office:value="1830.6400356292725" table:style-name="ce9">
            <text:p>1.8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41.1600961685181" table:style-name="ce9">
            <text:p>4.941</text:p>
          </table:table-cell>
          <table:table-cell office:value-type="float" office:value="1954.1200380325317" table:style-name="ce9">
            <text:p>1.954</text:p>
          </table:table-cell>
          <table:table-cell office:value-type="float" office:value="1816.9200353622437" table:style-name="ce9">
            <text:p>1.817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4941.1600961685181" table:style-name="ce9">
            <text:p>4.941</text:p>
          </table:table-cell>
          <table:table-cell office:value-type="float" office:value="899.64001750946045" table:style-name="ce9">
            <text:p>900</text:p>
          </table:table-cell>
          <table:table-cell office:value-type="float" office:value="2226.5600433349609" table:style-name="ce9">
            <text:p>2.227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4941.1600961685181" table:style-name="ce9">
            <text:p>4.941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2373.5600461959839" table:style-name="ce9">
            <text:p>2.374</text:p>
          </table:table-cell>
          <table:table-cell office:value-type="float" office:value="1027.0400199890137" table:style-name="ce9">
            <text:p>1.027</text:p>
          </table:table-cell>
          <table:table-cell office:value-type="string" table:style-name="ce9">
            <text:p>-</text:p>
          </table:table-cell>
          <table:table-cell office:value-type="float" office:value="4941.1600961685181" table:style-name="ce9">
            <text:p>4.941</text:p>
          </table:table-cell>
          <table:table-cell office:value-type="string" table:style-name="ce9">
            <text:p>-</text:p>
          </table:table-cell>
          <table:table-cell office:value-type="float" office:value="2579.360050201416" table:style-name="ce9">
            <text:p>2.5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41.1600961685181" table:style-name="ce9">
            <text:p>4.94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61.9600381851196" table:style-name="ce9">
            <text:p>1.962</text:p>
          </table:table-cell>
          <table:table-cell office:value-type="float" office:value="1589.5600309371948" table:style-name="ce9">
            <text:p>1.5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1.5200881958008" table:style-name="ce9">
            <text:p>4.532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2512.7200489044189" table:style-name="ce9">
            <text:p>2.5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31.5200881958008" table:style-name="ce9">
            <text:p>4.532</text:p>
          </table:table-cell>
          <table:table-cell office:value-type="float" office:value="0" table:style-name="ce9">
            <text:p>0</text:p>
          </table:table-cell>
          <table:table-cell office:value-type="float" office:value="2514.6800489425659" table:style-name="ce9">
            <text:p>2.5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1.5200881958008" table:style-name="ce9">
            <text:p>4.532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2508.800048828125" table:style-name="ce9">
            <text:p>2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31.5200881958008" table:style-name="ce9">
            <text:p>4.532</text:p>
          </table:table-cell>
          <table:table-cell office:value-type="float" office:value="2279.4800443649292" table:style-name="ce9">
            <text:p>2.279</text:p>
          </table:table-cell>
          <table:table-cell office:value-type="float" office:value="1107.4000215530396" table:style-name="ce9">
            <text:p>1.1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31.5200881958008" table:style-name="ce9">
            <text:p>4.532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2510.760048866272" table:style-name="ce9">
            <text:p>2.5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31.5200881958008" table:style-name="ce9">
            <text:p>4.532</text:p>
          </table:table-cell>
          <table:table-cell office:value-type="string" table:style-name="ce9">
            <text:p>-</text:p>
          </table:table-cell>
          <table:table-cell office:value-type="float" office:value="2514.6800489425659" table:style-name="ce9">
            <text:p>2.5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1.5200881958008" table:style-name="ce9">
            <text:p>4.532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MARGEM DE ERRO PARA O TOTAL D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7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041.5200786590576" table:style-name="ce9">
            <text:p>4.042</text:p>
          </table:table-cell>
          <table:table-cell office:value-type="float" office:value="2248.1200437545776" table:style-name="ce9">
            <text:p>2.248</text:p>
          </table:table-cell>
          <table:table-cell office:value-type="float" office:value="1097.6000213623047" table:style-name="ce9">
            <text:p>1.098</text:p>
          </table:table-cell>
          <table:table-cell office:value-type="float" office:value="5542.8801078796387" table:style-name="ce9">
            <text:p>5.543</text:p>
          </table:table-cell>
          <table:table-cell office:value-type="float" office:value="2067.8000402450562" table:style-name="ce9">
            <text:p>2.068</text:p>
          </table:table-cell>
          <table:table-cell office:value-type="float" office:value="11.760000228881836" table:style-name="ce9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27.24001026153564" table:style-name="ce9">
            <text:p>527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1127.0000219345093" table:style-name="ce9">
            <text:p>1.127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68.52000522613525" table:style-name="ce9">
            <text:p>269</text:p>
          </table:table-cell>
          <table:table-cell office:value-type="float" office:value="497.84000968933105" table:style-name="ce9">
            <text:p>498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693.84001350402832" table:style-name="ce9">
            <text:p>694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11.760000228881836" table:style-name="ce9">
            <text:p>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12.8800411224365" table:style-name="ce9">
            <text:p>2.113</text:p>
          </table:table-cell>
          <table:table-cell office:value-type="float" office:value="1530.7600297927856" table:style-name="ce9">
            <text:p>1.531</text:p>
          </table:table-cell>
          <table:table-cell office:value-type="float" office:value="644.840012550354" table:style-name="ce9">
            <text:p>645</text:p>
          </table:table-cell>
          <table:table-cell office:value-type="float" office:value="2557.8000497817993" table:style-name="ce9">
            <text:p>2.558</text:p>
          </table:table-cell>
          <table:table-cell office:value-type="float" office:value="1389.6400270462036" table:style-name="ce9">
            <text:p>1.390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06.6000604629517" table:style-name="ce9">
            <text:p>3.107</text:p>
          </table:table-cell>
          <table:table-cell office:value-type="float" office:value="1360.240026473999" table:style-name="ce9">
            <text:p>1.360</text:p>
          </table:table-cell>
          <table:table-cell office:value-type="float" office:value="766.36001491546631" table:style-name="ce9">
            <text:p>766</text:p>
          </table:table-cell>
          <table:table-cell office:value-type="float" office:value="4470.7600870132446" table:style-name="ce9">
            <text:p>4.471</text:p>
          </table:table-cell>
          <table:table-cell office:value-type="float" office:value="1168.1600227355957" table:style-name="ce9">
            <text:p>1.168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72.0000267028809" table:style-name="ce9">
            <text:p>1.372</text:p>
          </table:table-cell>
          <table:table-cell office:value-type="float" office:value="768.32001495361328" table:style-name="ce9">
            <text:p>768</text:p>
          </table:table-cell>
          <table:table-cell office:value-type="float" office:value="399.84000778198242" table:style-name="ce9">
            <text:p>400</text:p>
          </table:table-cell>
          <table:table-cell office:value-type="float" office:value="1558.2000303268433" table:style-name="ce9">
            <text:p>1.558</text:p>
          </table:table-cell>
          <table:table-cell office:value-type="float" office:value="944.72001838684082" table:style-name="ce9">
            <text:p>945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85.4400405883789" table:style-name="ce9">
            <text:p>2.085</text:p>
          </table:table-cell>
          <table:table-cell office:value-type="float" office:value="1575.840030670166" table:style-name="ce9">
            <text:p>1.576</text:p>
          </table:table-cell>
          <table:table-cell office:value-type="float" office:value="574.28001117706299" table:style-name="ce9">
            <text:p>574</text:p>
          </table:table-cell>
          <table:table-cell office:value-type="float" office:value="4386.4800853729248" table:style-name="ce9">
            <text:p>4.386</text:p>
          </table:table-cell>
          <table:table-cell office:value-type="float" office:value="646.80001258850098" table:style-name="ce9">
            <text:p>647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26.8800277709961" table:style-name="ce9">
            <text:p>1.427</text:p>
          </table:table-cell>
          <table:table-cell office:value-type="float" office:value="729.12001419067383" table:style-name="ce9">
            <text:p>729</text:p>
          </table:table-cell>
          <table:table-cell office:value-type="float" office:value="523.3200101852417" table:style-name="ce9">
            <text:p>523</text:p>
          </table:table-cell>
          <table:table-cell office:value-type="float" office:value="2828.2800550460815" table:style-name="ce9">
            <text:p>2.828</text:p>
          </table:table-cell>
          <table:table-cell office:value-type="float" office:value="1040.7600202560425" table:style-name="ce9">
            <text:p>1.041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475.4800481796265" table:style-name="ce9">
            <text:p>2.475</text:p>
          </table:table-cell>
          <table:table-cell office:value-type="float" office:value="1724.8000335693359" table:style-name="ce9">
            <text:p>1.725</text:p>
          </table:table-cell>
          <table:table-cell office:value-type="float" office:value="774.2000150680542" table:style-name="ce9">
            <text:p>774</text:p>
          </table:table-cell>
          <table:table-cell office:value-type="float" office:value="4794.1600933074951" table:style-name="ce9">
            <text:p>4.794</text:p>
          </table:table-cell>
          <table:table-cell office:value-type="float" office:value="1223.0400238037109" table:style-name="ce9">
            <text:p>1.223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316.3200645446777" table:style-name="ce9">
            <text:p>3.316</text:p>
          </table:table-cell>
          <table:table-cell office:value-type="float" office:value="1499.4000291824341" table:style-name="ce9">
            <text:p>1.499</text:p>
          </table:table-cell>
          <table:table-cell office:value-type="float" office:value="791.84001541137695" table:style-name="ce9">
            <text:p>792</text:p>
          </table:table-cell>
          <table:table-cell office:value-type="float" office:value="3320.2400646209717" table:style-name="ce9">
            <text:p>3.320</text:p>
          </table:table-cell>
          <table:table-cell office:value-type="float" office:value="1671.8800325393677" table:style-name="ce9">
            <text:p>1.672</text:p>
          </table:table-cell>
          <table:table-cell office:value-type="float" office:value="11.760000228881836" table:style-name="ce9">
            <text:p>12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MARGEM DE ERRO PARA O TOTAL D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617.7600898742676" table:style-name="ce9">
            <text:p>4.618</text:p>
          </table:table-cell>
          <table:table-cell office:value-type="float" office:value="5558.5601081848145" table:style-name="ce9">
            <text:p>5.559</text:p>
          </table:table-cell>
          <table:table-cell office:value-type="float" office:value="239.12000465393066" table:style-name="ce9">
            <text:p>239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6.12000751495361" table:style-name="ce9">
            <text:p>386</text:p>
          </table:table-cell>
          <table:table-cell office:value-type="float" office:value="1148.560022354126" table:style-name="ce9">
            <text:p>1.1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4.08001136779785" table:style-name="ce9">
            <text:p>584</text:p>
          </table:table-cell>
          <table:table-cell office:value-type="float" office:value="713.44001388549805" table:style-name="ce9">
            <text:p>7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48.0800457000732" table:style-name="ce9">
            <text:p>2.348</text:p>
          </table:table-cell>
          <table:table-cell office:value-type="float" office:value="2602.8800506591797" table:style-name="ce9">
            <text:p>2.603</text:p>
          </table:table-cell>
          <table:table-cell office:value-type="float" office:value="7.8400001525878906" table:style-name="ce9">
            <text:p>8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29.9600687026978" table:style-name="ce9">
            <text:p>3.530</text:p>
          </table:table-cell>
          <table:table-cell office:value-type="float" office:value="4439.4000864028931" table:style-name="ce9">
            <text:p>4.439</text:p>
          </table:table-cell>
          <table:table-cell office:value-type="float" office:value="239.12000465393066" table:style-name="ce9">
            <text:p>239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87.5600328445435" table:style-name="ce9">
            <text:p>1.688</text:p>
          </table:table-cell>
          <table:table-cell office:value-type="float" office:value="1603.2800312042236" table:style-name="ce9">
            <text:p>1.6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79.3200521469116" table:style-name="ce9">
            <text:p>2.679</text:p>
          </table:table-cell>
          <table:table-cell office:value-type="float" office:value="4310.0400838851929" table:style-name="ce9">
            <text:p>4.310</text:p>
          </table:table-cell>
          <table:table-cell office:value-type="float" office:value="105.84000205993652" table:style-name="ce9">
            <text:p>106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54.2000341415405" table:style-name="ce9">
            <text:p>1.754</text:p>
          </table:table-cell>
          <table:table-cell office:value-type="float" office:value="2943.9200572967529" table:style-name="ce9">
            <text:p>2.944</text:p>
          </table:table-cell>
          <table:table-cell office:value-type="float" office:value="215.60000419616699" table:style-name="ce9">
            <text:p>216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112.4800605773926" table:style-name="ce9">
            <text:p>3.112</text:p>
          </table:table-cell>
          <table:table-cell office:value-type="float" office:value="4705.9600915908813" table:style-name="ce9">
            <text:p>4.706</text:p>
          </table:table-cell>
          <table:table-cell office:value-type="float" office:value="239.12000465393066" table:style-name="ce9">
            <text:p>239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696.5600719451904" table:style-name="ce9">
            <text:p>3.697</text:p>
          </table:table-cell>
          <table:table-cell office:value-type="float" office:value="3590.7200698852539" table:style-name="ce9">
            <text:p>3.5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MARGEM DE ERRO PARA O TOTAL D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508.4000682830811" table:style-name="ce9">
            <text:p>3.508</text:p>
          </table:table-cell>
          <table:table-cell office:value-type="float" office:value="3316.3200645446777" table:style-name="ce9">
            <text:p>3.3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48.7601079940796" table:style-name="ce9">
            <text:p>5.549</text:p>
          </table:table-cell>
          <table:table-cell office:value-type="float" office:value="4578.5600891113281" table:style-name="ce9">
            <text:p>4.579</text:p>
          </table:table-cell>
          <table:table-cell office:value-type="float" office:value="872.20001697540283" table:style-name="ce9">
            <text:p>8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48.7601079940796" table:style-name="ce9">
            <text:p>5.549</text:p>
          </table:table-cell>
          <table:table-cell office:value-type="float" office:value="4286.5200834274292" table:style-name="ce9">
            <text:p>4.287</text:p>
          </table:table-cell>
          <table:table-cell office:value-type="float" office:value="2165.8000421524048" table:style-name="ce9">
            <text:p>2.1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48.7601079940796" table:style-name="ce9">
            <text:p>5.549</text:p>
          </table:table-cell>
          <table:table-cell office:value-type="float" office:value="2093.2800407409668" table:style-name="ce9">
            <text:p>2.093</text:p>
          </table:table-cell>
          <table:table-cell office:value-type="float" office:value="4290.4400835037231" table:style-name="ce9">
            <text:p>4.2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48.7601079940796" table:style-name="ce9">
            <text:p>5.54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6.76000499725342" table:style-name="ce9">
            <text:p>257</text:p>
          </table:table-cell>
          <table:table-cell office:value-type="float" office:value="309.68000602722168" table:style-name="ce9">
            <text:p>3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48.560022354126" table:style-name="ce9">
            <text:p>1.149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117.60000228881836" table:style-name="ce9">
            <text:p>1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48.560022354126" table:style-name="ce9">
            <text:p>1.149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164.6400032043457" table:style-name="ce9">
            <text:p>1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48.560022354126" table:style-name="ce9">
            <text:p>1.149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301.84000587463379" table:style-name="ce9">
            <text:p>3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48.560022354126" table:style-name="ce9">
            <text:p>1.14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33.20000648498535" table:style-name="ce9">
            <text:p>333</text:p>
          </table:table-cell>
          <table:table-cell office:value-type="float" office:value="515.48001003265381" table:style-name="ce9">
            <text:p>5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3.44001388549805" table:style-name="ce9">
            <text:p>713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154.84000301361084" table:style-name="ce9">
            <text:p>1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3.44001388549805" table:style-name="ce9">
            <text:p>713</text:p>
          </table:table-cell>
          <table:table-cell office:value-type="float" office:value="556.64001083374023" table:style-name="ce9">
            <text:p>557</text:p>
          </table:table-cell>
          <table:table-cell office:value-type="float" office:value="235.20000457763672" table:style-name="ce9">
            <text:p>2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3.44001388549805" table:style-name="ce9">
            <text:p>713</text:p>
          </table:table-cell>
          <table:table-cell office:value-type="float" office:value="264.60000514984131" table:style-name="ce9">
            <text:p>265</text:p>
          </table:table-cell>
          <table:table-cell office:value-type="float" office:value="552.72001075744629" table:style-name="ce9">
            <text:p>5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3.44001388549805" table:style-name="ce9">
            <text:p>71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34.6000337600708" table:style-name="ce9">
            <text:p>1.735</text:p>
          </table:table-cell>
          <table:table-cell office:value-type="float" office:value="1683.6400327682495" table:style-name="ce9">
            <text:p>1.6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2.8800506591797" table:style-name="ce9">
            <text:p>2.603</text:p>
          </table:table-cell>
          <table:table-cell office:value-type="float" office:value="2352.0000457763672" table:style-name="ce9">
            <text:p>2.352</text:p>
          </table:table-cell>
          <table:table-cell office:value-type="float" office:value="113.68000221252441" table:style-name="ce9">
            <text:p>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2.8800506591797" table:style-name="ce9">
            <text:p>2.603</text:p>
          </table:table-cell>
          <table:table-cell office:value-type="float" office:value="2352.0000457763672" table:style-name="ce9">
            <text:p>2.352</text:p>
          </table:table-cell>
          <table:table-cell office:value-type="float" office:value="415.5200080871582" table:style-name="ce9">
            <text:p>4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2.8800506591797" table:style-name="ce9">
            <text:p>2.603</text:p>
          </table:table-cell>
          <table:table-cell office:value-type="float" office:value="795.7600154876709" table:style-name="ce9">
            <text:p>796</text:p>
          </table:table-cell>
          <table:table-cell office:value-type="float" office:value="2265.7600440979004" table:style-name="ce9">
            <text:p>2.2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2.8800506591797" table:style-name="ce9">
            <text:p>2.60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08.7600507736206" table:style-name="ce9">
            <text:p>2.609</text:p>
          </table:table-cell>
          <table:table-cell office:value-type="float" office:value="2646.0000514984131" table:style-name="ce9">
            <text:p>2.6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29.6000862121582" table:style-name="ce9">
            <text:p>4.430</text:p>
          </table:table-cell>
          <table:table-cell office:value-type="float" office:value="3479.0000677108765" table:style-name="ce9">
            <text:p>3.479</text:p>
          </table:table-cell>
          <table:table-cell office:value-type="float" office:value="842.80001640319824" table:style-name="ce9">
            <text:p>8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29.6000862121582" table:style-name="ce9">
            <text:p>4.430</text:p>
          </table:table-cell>
          <table:table-cell office:value-type="float" office:value="3212.4400625228882" table:style-name="ce9">
            <text:p>3.212</text:p>
          </table:table-cell>
          <table:table-cell office:value-type="float" office:value="1836.5200357437134" table:style-name="ce9">
            <text:p>1.8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29.6000862121582" table:style-name="ce9">
            <text:p>4.430</text:p>
          </table:table-cell>
          <table:table-cell office:value-type="float" office:value="1750.2800340652466" table:style-name="ce9">
            <text:p>1.750</text:p>
          </table:table-cell>
          <table:table-cell office:value-type="float" office:value="3218.3200626373291" table:style-name="ce9">
            <text:p>3.2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29.6000862121582" table:style-name="ce9">
            <text:p>4.43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20.9600296020508" table:style-name="ce9">
            <text:p>1.521</text:p>
          </table:table-cell>
          <table:table-cell office:value-type="float" office:value="897.68001747131348" table:style-name="ce9">
            <text:p>8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03.2800312042236" table:style-name="ce9">
            <text:p>1.603</text:p>
          </table:table-cell>
          <table:table-cell office:value-type="float" office:value="1687.5600328445435" table:style-name="ce9">
            <text:p>1.688</text:p>
          </table:table-cell>
          <table:table-cell office:value-type="float" office:value="43.120000839233398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03.2800312042236" table:style-name="ce9">
            <text:p>1.603</text:p>
          </table:table-cell>
          <table:table-cell office:value-type="float" office:value="1438.6400279998779" table:style-name="ce9">
            <text:p>1.439</text:p>
          </table:table-cell>
          <table:table-cell office:value-type="float" office:value="1030.9600200653076" table:style-name="ce9">
            <text:p>1.0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03.2800312042236" table:style-name="ce9">
            <text:p>1.603</text:p>
          </table:table-cell>
          <table:table-cell office:value-type="float" office:value="736.96001434326172" table:style-name="ce9">
            <text:p>737</text:p>
          </table:table-cell>
          <table:table-cell office:value-type="float" office:value="1589.5600309371948" table:style-name="ce9">
            <text:p>1.5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03.2800312042236" table:style-name="ce9">
            <text:p>1.603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48.0800457000732" table:style-name="ce9">
            <text:p>2.348</text:p>
          </table:table-cell>
          <table:table-cell office:value-type="float" office:value="1368.0800266265869" table:style-name="ce9">
            <text:p>1.3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10.0400838851929" table:style-name="ce9">
            <text:p>4.310</text:p>
          </table:table-cell>
          <table:table-cell office:value-type="float" office:value="2677.3600521087646" table:style-name="ce9">
            <text:p>2.677</text:p>
          </table:table-cell>
          <table:table-cell office:value-type="float" office:value="129.3600025177002" table:style-name="ce9">
            <text:p>1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10.0400838851929" table:style-name="ce9">
            <text:p>4.310</text:p>
          </table:table-cell>
          <table:table-cell office:value-type="float" office:value="2616.6000509262085" table:style-name="ce9">
            <text:p>2.617</text:p>
          </table:table-cell>
          <table:table-cell office:value-type="float" office:value="725.20001411437988" table:style-name="ce9">
            <text:p>7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10.0400838851929" table:style-name="ce9">
            <text:p>4.310</text:p>
          </table:table-cell>
          <table:table-cell office:value-type="float" office:value="1520.9600296020508" table:style-name="ce9">
            <text:p>1.521</text:p>
          </table:table-cell>
          <table:table-cell office:value-type="float" office:value="2240.2800436019897" table:style-name="ce9">
            <text:p>2.2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10.0400838851929" table:style-name="ce9">
            <text:p>4.3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38.6000299453735" table:style-name="ce9">
            <text:p>1.539</text:p>
          </table:table-cell>
          <table:table-cell office:value-type="float" office:value="917.2800178527832" table:style-name="ce9">
            <text:p>9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41.960057258606" table:style-name="ce9">
            <text:p>2.942</text:p>
          </table:table-cell>
          <table:table-cell office:value-type="float" office:value="1716.960033416748" table:style-name="ce9">
            <text:p>1.717</text:p>
          </table:table-cell>
          <table:table-cell office:value-type="float" office:value="411.60000801086426" table:style-name="ce9">
            <text:p>4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41.960057258606" table:style-name="ce9">
            <text:p>2.942</text:p>
          </table:table-cell>
          <table:table-cell office:value-type="float" office:value="1303.4000253677368" table:style-name="ce9">
            <text:p>1.303</text:p>
          </table:table-cell>
          <table:table-cell office:value-type="float" office:value="1240.6800241470337" table:style-name="ce9">
            <text:p>1.2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41.960057258606" table:style-name="ce9">
            <text:p>2.942</text:p>
          </table:table-cell>
          <table:table-cell office:value-type="float" office:value="564.48001098632813" table:style-name="ce9">
            <text:p>564</text:p>
          </table:table-cell>
          <table:table-cell office:value-type="float" office:value="1683.6400327682495" table:style-name="ce9">
            <text:p>1.6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41.960057258606" table:style-name="ce9">
            <text:p>2.94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753.8000535964966" table:style-name="ce9">
            <text:p>2.754</text:p>
          </table:table-cell>
          <table:table-cell office:value-type="float" office:value="1632.6800317764282" table:style-name="ce9">
            <text:p>1.6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96.1600914001465" table:style-name="ce9">
            <text:p>4.696</text:p>
          </table:table-cell>
          <table:table-cell office:value-type="float" office:value="3098.7600603103638" table:style-name="ce9">
            <text:p>3.099</text:p>
          </table:table-cell>
          <table:table-cell office:value-type="float" office:value="431.20000839233398" table:style-name="ce9">
            <text:p>4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96.1600914001465" table:style-name="ce9">
            <text:p>4.696</text:p>
          </table:table-cell>
          <table:table-cell office:value-type="float" office:value="2877.2800559997559" table:style-name="ce9">
            <text:p>2.877</text:p>
          </table:table-cell>
          <table:table-cell office:value-type="float" office:value="1417.0800275802612" table:style-name="ce9">
            <text:p>1.4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96.1600914001465" table:style-name="ce9">
            <text:p>4.696</text:p>
          </table:table-cell>
          <table:table-cell office:value-type="float" office:value="1611.1200313568115" table:style-name="ce9">
            <text:p>1.611</text:p>
          </table:table-cell>
          <table:table-cell office:value-type="float" office:value="2749.8800535202026" table:style-name="ce9">
            <text:p>2.7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96.1600914001465" table:style-name="ce9">
            <text:p>4.696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357.8800458908081" table:style-name="ce9">
            <text:p>2.358</text:p>
          </table:table-cell>
          <table:table-cell office:value-type="float" office:value="2920.4000568389893" table:style-name="ce9">
            <text:p>2.9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90.7200698852539" table:style-name="ce9">
            <text:p>3.591</text:p>
          </table:table-cell>
          <table:table-cell office:value-type="float" office:value="3631.8800706863403" table:style-name="ce9">
            <text:p>3.632</text:p>
          </table:table-cell>
          <table:table-cell office:value-type="float" office:value="760.48001480102539" table:style-name="ce9">
            <text:p>7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90.7200698852539" table:style-name="ce9">
            <text:p>3.591</text:p>
          </table:table-cell>
          <table:table-cell office:value-type="float" office:value="3347.6800651550293" table:style-name="ce9">
            <text:p>3.348</text:p>
          </table:table-cell>
          <table:table-cell office:value-type="float" office:value="1675.8000326156616" table:style-name="ce9">
            <text:p>1.6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90.7200698852539" table:style-name="ce9">
            <text:p>3.591</text:p>
          </table:table-cell>
          <table:table-cell office:value-type="float" office:value="1370.0400266647339" table:style-name="ce9">
            <text:p>1.370</text:p>
          </table:table-cell>
          <table:table-cell office:value-type="float" office:value="3473.1200675964355" table:style-name="ce9">
            <text:p>3.4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90.7200698852539" table:style-name="ce9">
            <text:p>3.59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MARGEM DE ERRO PARA O TOTAL D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6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20">
            <text:p><text:span text:style-name="T4">E-mail</text:span><text:span text:style-name="T2"><text:s/>institucional</text:span></text:p>
          </table:table-cell>
          <table:covered-table-cell table:number-columns-repeated="3"/>
          <table:table-cell office:value-type="string" table:number-columns-spanned="4" table:number-rows-spanned="1" table:style-name="ce16">
            <text:p>Blog</text:p>
          </table:table-cell>
          <table:covered-table-cell table:number-columns-repeated="3"/>
          <table:table-cell office:value-type="string" table:number-columns-spanned="4" table:number-rows-spanned="1" table:style-name="ce13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3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086.600079536438" table:style-name="ce9">
            <text:p>4.087</text:p>
          </table:table-cell>
          <table:table-cell office:value-type="float" office:value="5821.2001132965088" table:style-name="ce9">
            <text:p>5.821</text:p>
          </table:table-cell>
          <table:table-cell office:value-type="float" office:value="1176.0000228881836" table:style-name="ce9">
            <text:p>1.176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6058.3601179122925" table:style-name="ce9">
            <text:p>6.058</text:p>
          </table:table-cell>
          <table:table-cell office:value-type="float" office:value="2322.6000452041626" table:style-name="ce9">
            <text:p>2.323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3400.6000661849976" table:style-name="ce9">
            <text:p>3.401</text:p>
          </table:table-cell>
          <table:table-cell office:value-type="float" office:value="6091.680118560791" table:style-name="ce9">
            <text:p>6.092</text:p>
          </table:table-cell>
          <table:table-cell office:value-type="float" office:value="599.76001167297363" table:style-name="ce9">
            <text:p>600</text:p>
          </table:table-cell>
          <table:table-cell office:value-type="string" table:style-name="ce9">
            <text:p>-</text:p>
          </table:table-cell>
          <table:table-cell office:value-type="float" office:value="5256.7201023101807" table:style-name="ce9">
            <text:p>5.257</text:p>
          </table:table-cell>
          <table:table-cell office:value-type="float" office:value="4849.0400943756104" table:style-name="ce9">
            <text:p>4.849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3702.4400720596313" table:style-name="ce9">
            <text:p>3.702</text:p>
          </table:table-cell>
          <table:table-cell office:value-type="float" office:value="6052.4801177978516" table:style-name="ce9">
            <text:p>6.052</text:p>
          </table:table-cell>
          <table:table-cell office:value-type="float" office:value="417.48000812530518" table:style-name="ce9">
            <text:p>417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82.08001327514648" table:style-name="ce9">
            <text:p>682</text:p>
          </table:table-cell>
          <table:table-cell office:value-type="float" office:value="1025.0800199508667" table:style-name="ce9">
            <text:p>1.025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0" table:style-name="ce9">
            <text:p>0</text:p>
          </table:table-cell>
          <table:table-cell office:value-type="float" office:value="1056.4400205612183" table:style-name="ce9">
            <text:p>1.056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9.16001224517822" table:style-name="ce9">
            <text:p>629</text:p>
          </table:table-cell>
          <table:table-cell office:value-type="float" office:value="1062.3200206756592" table:style-name="ce9">
            <text:p>1.062</text:p>
          </table:table-cell>
          <table:table-cell office:value-type="float" office:value="41.160000801086426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1046.6400203704834" table:style-name="ce9">
            <text:p>1.047</text:p>
          </table:table-cell>
          <table:table-cell office:value-type="float" office:value="731.0800142288208" table:style-name="ce9">
            <text:p>731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1076.040020942688" table:style-name="ce9">
            <text:p>1.076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687.9600133895874" table:style-name="ce9">
            <text:p>688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0" table:style-name="ce9">
            <text:p>0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160.72000312805176" table:style-name="ce9">
            <text:p>161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515.48001003265381" table:style-name="ce9">
            <text:p>515</text:p>
          </table:table-cell>
          <table:table-cell office:value-type="float" office:value="733.04001426696777" table:style-name="ce9">
            <text:p>733</text:p>
          </table:table-cell>
          <table:table-cell office:value-type="float" office:value="27.440000534057617" table:style-name="ce9">
            <text:p>27</text:p>
          </table:table-cell>
          <table:table-cell office:value-type="string" table:style-name="ce9">
            <text:p>-</text:p>
          </table:table-cell>
          <table:table-cell office:value-type="float" office:value="727.16001415252686" table:style-name="ce9">
            <text:p>727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831.04001617431641" table:style-name="ce9">
            <text:p>8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26.9600238800049" table:style-name="ce9">
            <text:p>1.227</text:p>
          </table:table-cell>
          <table:table-cell office:value-type="float" office:value="3024.2800588607788" table:style-name="ce9">
            <text:p>3.024</text:p>
          </table:table-cell>
          <table:table-cell office:value-type="float" office:value="1070.1600208282471" table:style-name="ce9">
            <text:p>1.070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2896.8800563812256" table:style-name="ce9">
            <text:p>2.897</text:p>
          </table:table-cell>
          <table:table-cell office:value-type="float" office:value="1811.0400352478027" table:style-name="ce9">
            <text:p>1.8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24.7600355148315" table:style-name="ce9">
            <text:p>1.825</text:p>
          </table:table-cell>
          <table:table-cell office:value-type="float" office:value="2906.6800565719604" table:style-name="ce9">
            <text:p>2.907</text:p>
          </table:table-cell>
          <table:table-cell office:value-type="float" office:value="597.80001163482666" table:style-name="ce9">
            <text:p>598</text:p>
          </table:table-cell>
          <table:table-cell office:value-type="string" table:style-name="ce9">
            <text:p>-</text:p>
          </table:table-cell>
          <table:table-cell office:value-type="float" office:value="2418.6400470733643" table:style-name="ce9">
            <text:p>2.419</text:p>
          </table:table-cell>
          <table:table-cell office:value-type="float" office:value="2696.9600524902344" table:style-name="ce9">
            <text:p>2.69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34.6400318145752" table:style-name="ce9">
            <text:p>1.635</text:p>
          </table:table-cell>
          <table:table-cell office:value-type="float" office:value="3043.8800592422485" table:style-name="ce9">
            <text:p>3.044</text:p>
          </table:table-cell>
          <table:table-cell office:value-type="float" office:value="382.20000743865967" table:style-name="ce9">
            <text:p>382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10.3200702667236" table:style-name="ce9">
            <text:p>3.610</text:p>
          </table:table-cell>
          <table:table-cell office:value-type="float" office:value="4382.5600852966309" table:style-name="ce9">
            <text:p>4.383</text:p>
          </table:table-cell>
          <table:table-cell office:value-type="float" office:value="390.04000759124756" table:style-name="ce9">
            <text:p>390</text:p>
          </table:table-cell>
          <table:table-cell office:value-type="float" office:value="0" table:style-name="ce9">
            <text:p>0</text:p>
          </table:table-cell>
          <table:table-cell office:value-type="float" office:value="4747.1200923919678" table:style-name="ce9">
            <text:p>4.747</text:p>
          </table:table-cell>
          <table:table-cell office:value-type="float" office:value="1336.7200260162354" table:style-name="ce9">
            <text:p>1.3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59.8000478744507" table:style-name="ce9">
            <text:p>2.460</text:p>
          </table:table-cell>
          <table:table-cell office:value-type="float" office:value="4858.8400945663452" table:style-name="ce9">
            <text:p>4.8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88.560079574585" table:style-name="ce9">
            <text:p>4.089</text:p>
          </table:table-cell>
          <table:table-cell office:value-type="float" office:value="3678.9200716018677" table:style-name="ce9">
            <text:p>3.6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40.000057220459" table:style-name="ce9">
            <text:p>2.940</text:p>
          </table:table-cell>
          <table:table-cell office:value-type="float" office:value="4694.2000913619995" table:style-name="ce9">
            <text:p>4.694</text:p>
          </table:table-cell>
          <table:table-cell office:value-type="float" office:value="123.48000240325928" table:style-name="ce9">
            <text:p>123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62.2800226211548" table:style-name="ce9">
            <text:p>1.162</text:p>
          </table:table-cell>
          <table:table-cell office:value-type="float" office:value="2001.1600389480591" table:style-name="ce9">
            <text:p>2.001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0" table:style-name="ce9">
            <text:p>0</text:p>
          </table:table-cell>
          <table:table-cell office:value-type="float" office:value="2007.0400390625" table:style-name="ce9">
            <text:p>2.007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30.8800239562988" table:style-name="ce9">
            <text:p>1.231</text:p>
          </table:table-cell>
          <table:table-cell office:value-type="float" office:value="1838.4800357818604" table:style-name="ce9">
            <text:p>1.8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54.1600360870361" table:style-name="ce9">
            <text:p>1.854</text:p>
          </table:table-cell>
          <table:table-cell office:value-type="float" office:value="1348.4800262451172" table:style-name="ce9">
            <text:p>1.3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70.0400266647339" table:style-name="ce9">
            <text:p>1.370</text:p>
          </table:table-cell>
          <table:table-cell office:value-type="float" office:value="1862.000036239624" table:style-name="ce9">
            <text:p>1.862</text:p>
          </table:table-cell>
          <table:table-cell office:value-type="float" office:value="76.440001487731934" table:style-name="ce9">
            <text:p>76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59.9200420379639" table:style-name="ce9">
            <text:p>2.160</text:p>
          </table:table-cell>
          <table:table-cell office:value-type="float" office:value="4480.5600872039795" table:style-name="ce9">
            <text:p>4.481</text:p>
          </table:table-cell>
          <table:table-cell office:value-type="float" office:value="889.84001731872559" table:style-name="ce9">
            <text:p>890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4782.4000930786133" table:style-name="ce9">
            <text:p>4.782</text:p>
          </table:table-cell>
          <table:table-cell office:value-type="float" office:value="1552.3200302124023" table:style-name="ce9">
            <text:p>1.5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85.2800483703613" table:style-name="ce9">
            <text:p>2.485</text:p>
          </table:table-cell>
          <table:table-cell office:value-type="float" office:value="4359.0400848388672" table:style-name="ce9">
            <text:p>4.3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12.2400722503662" table:style-name="ce9">
            <text:p>3.712</text:p>
          </table:table-cell>
          <table:table-cell office:value-type="float" office:value="3508.4000682830811" table:style-name="ce9">
            <text:p>3.5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59.9200420379639" table:style-name="ce9">
            <text:p>2.160</text:p>
          </table:table-cell>
          <table:table-cell office:value-type="float" office:value="4486.4400873184204" table:style-name="ce9">
            <text:p>4.486</text:p>
          </table:table-cell>
          <table:table-cell office:value-type="float" office:value="333.20000648498535" table:style-name="ce9">
            <text:p>333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05.3200273513794" table:style-name="ce9">
            <text:p>1.405</text:p>
          </table:table-cell>
          <table:table-cell office:value-type="float" office:value="3085.040060043335" table:style-name="ce9">
            <text:p>3.085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3206.5600624084473" table:style-name="ce9">
            <text:p>3.207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1718.920033454895" table:style-name="ce9">
            <text:p>1.719</text:p>
          </table:table-cell>
          <table:table-cell office:value-type="float" office:value="2934.1200571060181" table:style-name="ce9">
            <text:p>2.934</text:p>
          </table:table-cell>
          <table:table-cell office:value-type="float" office:value="47.040000915527344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2973.3200578689575" table:style-name="ce9">
            <text:p>2.973</text:p>
          </table:table-cell>
          <table:table-cell office:value-type="float" office:value="1658.1600322723389" table:style-name="ce9">
            <text:p>1.6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87.6000308990479" table:style-name="ce9">
            <text:p>1.588</text:p>
          </table:table-cell>
          <table:table-cell office:value-type="float" office:value="2994.8800582885742" table:style-name="ce9">
            <text:p>2.995</text:p>
          </table:table-cell>
          <table:table-cell office:value-type="float" office:value="250.8800048828125" table:style-name="ce9">
            <text:p>25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510.760048866272" table:style-name="ce9">
            <text:p>2.511</text:p>
          </table:table-cell>
          <table:table-cell office:value-type="float" office:value="4884.3200950622559" table:style-name="ce9">
            <text:p>4.884</text:p>
          </table:table-cell>
          <table:table-cell office:value-type="float" office:value="909.44001770019531" table:style-name="ce9">
            <text:p>909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5015.640097618103" table:style-name="ce9">
            <text:p>5.016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2941.960057258606" table:style-name="ce9">
            <text:p>2.942</text:p>
          </table:table-cell>
          <table:table-cell office:value-type="float" office:value="4778.4800930023193" table:style-name="ce9">
            <text:p>4.778</text:p>
          </table:table-cell>
          <table:table-cell office:value-type="float" office:value="47.040000915527344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4276.7200832366943" table:style-name="ce9">
            <text:p>4.277</text:p>
          </table:table-cell>
          <table:table-cell office:value-type="float" office:value="3751.4400730133057" table:style-name="ce9">
            <text:p>3.7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49.920051574707" table:style-name="ce9">
            <text:p>2.650</text:p>
          </table:table-cell>
          <table:table-cell office:value-type="float" office:value="4805.920093536377" table:style-name="ce9">
            <text:p>4.806</text:p>
          </table:table-cell>
          <table:table-cell office:value-type="float" office:value="417.48000812530518" table:style-name="ce9">
            <text:p>417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494.6800680160522" table:style-name="ce9">
            <text:p>3.495</text:p>
          </table:table-cell>
          <table:table-cell office:value-type="float" office:value="3761.2400732040405" table:style-name="ce9">
            <text:p>3.761</text:p>
          </table:table-cell>
          <table:table-cell office:value-type="float" office:value="766.36001491546631" table:style-name="ce9">
            <text:p>766</text:p>
          </table:table-cell>
          <table:table-cell office:value-type="float" office:value="0" table:style-name="ce9">
            <text:p>0</text:p>
          </table:table-cell>
          <table:table-cell office:value-type="float" office:value="4815.7200937271118" table:style-name="ce9">
            <text:p>4.816</text:p>
          </table:table-cell>
          <table:table-cell office:value-type="float" office:value="1724.8000335693359" table:style-name="ce9">
            <text:p>1.7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36.5200357437134" table:style-name="ce9">
            <text:p>1.837</text:p>
          </table:table-cell>
          <table:table-cell office:value-type="float" office:value="4768.6800928115845" table:style-name="ce9">
            <text:p>4.769</text:p>
          </table:table-cell>
          <table:table-cell office:value-type="float" office:value="597.80001163482666" table:style-name="ce9">
            <text:p>598</text:p>
          </table:table-cell>
          <table:table-cell office:value-type="string" table:style-name="ce9">
            <text:p>-</text:p>
          </table:table-cell>
          <table:table-cell office:value-type="float" office:value="4067.0000791549683" table:style-name="ce9">
            <text:p>4.067</text:p>
          </table:table-cell>
          <table:table-cell office:value-type="float" office:value="3186.9600620269775" table:style-name="ce9">
            <text:p>3.187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2834.1600551605225" table:style-name="ce9">
            <text:p>2.834</text:p>
          </table:table-cell>
          <table:table-cell office:value-type="float" office:value="4345.3200845718384" table:style-name="ce9">
            <text:p>4.3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0">
            <text:p>MARGEM DE ERRO PARA O TOTAL D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2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6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20">
            <text:p><text:span text:style-name="T4">E-mail</text:span><text:span text:style-name="T2"><text:s/>institucional</text:span></text:p>
          </table:table-cell>
          <table:covered-table-cell table:number-columns-repeated="4"/>
          <table:table-cell office:value-type="string" table:number-columns-spanned="5" table:number-rows-spanned="1" table:style-name="ce16">
            <text:p>Blog</text:p>
          </table:table-cell>
          <table:covered-table-cell table:number-columns-repeated="4"/>
          <table:table-cell office:value-type="string" table:number-columns-spanned="5" table:number-rows-spanned="1" table:style-name="ce13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3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/><text:span text:style-name="T4">website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/><text:span text:style-name="T4">e-mail</text:span><text:span text:style-name="T2"><text:s/>institucional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pan text:style-name="T4"><text:s/>blog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671.0800714492798" table:style-name="ce9">
            <text:p>3.671</text:p>
          </table:table-cell>
          <table:table-cell office:value-type="float" office:value="2199.1200428009033" table:style-name="ce9">
            <text:p>2.199</text:p>
          </table:table-cell>
          <table:table-cell office:value-type="float" office:value="141.12000274658203" table:style-name="ce9">
            <text:p>141</text:p>
          </table:table-cell>
          <table:table-cell office:value-type="string" table:style-name="ce9">
            <text:p>-</text:p>
          </table:table-cell>
          <table:table-cell office:value-type="float" office:value="5799.6401128768921" table:style-name="ce9">
            <text:p>5.800</text:p>
          </table:table-cell>
          <table:table-cell office:value-type="float" office:value="3835.7200746536255" table:style-name="ce9">
            <text:p>3.836</text:p>
          </table:table-cell>
          <table:table-cell office:value-type="float" office:value="5832.9601135253906" table:style-name="ce9">
            <text:p>5.8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2.6000452041626" table:style-name="ce9">
            <text:p>2.323</text:p>
          </table:table-cell>
          <table:table-cell office:value-type="float" office:value="1938.440037727356" table:style-name="ce9">
            <text:p>1.938</text:p>
          </table:table-cell>
          <table:table-cell office:value-type="float" office:value="2926.2800569534302" table:style-name="ce9">
            <text:p>2.926</text:p>
          </table:table-cell>
          <table:table-cell office:value-type="float" office:value="86.240001678466797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6109.3201189041138" table:style-name="ce9">
            <text:p>6.109</text:p>
          </table:table-cell>
          <table:table-cell office:value-type="float" office:value="4909.8000955581665" table:style-name="ce9">
            <text:p>4.910</text:p>
          </table:table-cell>
          <table:table-cell office:value-type="float" office:value="2957.6400575637817" table:style-name="ce9">
            <text:p>2.958</text:p>
          </table:table-cell>
          <table:table-cell office:value-type="float" office:value="1364.160026550293" table:style-name="ce9">
            <text:p>1.364</text:p>
          </table:table-cell>
          <table:table-cell office:value-type="string" table:style-name="ce9">
            <text:p>-</text:p>
          </table:table-cell>
          <table:table-cell office:value-type="float" office:value="4849.0400943756104" table:style-name="ce9">
            <text:p>4.849</text:p>
          </table:table-cell>
          <table:table-cell office:value-type="float" office:value="2387.2800464630127" table:style-name="ce9">
            <text:p>2.387</text:p>
          </table:table-cell>
          <table:table-cell office:value-type="float" office:value="2767.5200538635254" table:style-name="ce9">
            <text:p>2.768</text:p>
          </table:table-cell>
          <table:table-cell office:value-type="float" office:value="1368.0800266265869" table:style-name="ce9">
            <text:p>1.368</text:p>
          </table:table-cell>
          <table:table-cell office:value-type="string" table:style-name="ce9">
            <text:p>-</text:p>
          </table:table-cell>
          <table:table-cell office:value-type="float" office:value="6046.6001176834106" table:style-name="ce9">
            <text:p>6.04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633.08001232147217" table:style-name="ce9">
            <text:p>6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23.1200199127197" table:style-name="ce9">
            <text:p>1.023</text:p>
          </table:table-cell>
          <table:table-cell office:value-type="float" office:value="603.68001174926758" table:style-name="ce9">
            <text:p>604</text:p>
          </table:table-cell>
          <table:table-cell office:value-type="float" office:value="991.76001930236816" table:style-name="ce9">
            <text:p>9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519.40001010894775" table:style-name="ce9">
            <text:p>519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50.96000099182128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1062.3200206756592" table:style-name="ce9">
            <text:p>1.062</text:p>
          </table:table-cell>
          <table:table-cell office:value-type="float" office:value="1030.9600200653076" table:style-name="ce9">
            <text:p>1.031</text:p>
          </table:table-cell>
          <table:table-cell office:value-type="float" office:value="386.12000751495361" table:style-name="ce9">
            <text:p>386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731.0800142288208" table:style-name="ce9">
            <text:p>731</text:p>
          </table:table-cell>
          <table:table-cell office:value-type="float" office:value="556.64001083374023" table:style-name="ce9">
            <text:p>557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4.080020904541" table:style-name="ce9">
            <text:p>1.0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7.04001045227051" table:style-name="ce9">
            <text:p>537</text:p>
          </table:table-cell>
          <table:table-cell office:value-type="float" office:value="305.76000595092773" table:style-name="ce9">
            <text:p>3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6.00001335144043" table:style-name="ce9">
            <text:p>686</text:p>
          </table:table-cell>
          <table:table-cell office:value-type="float" office:value="642.88001251220703" table:style-name="ce9">
            <text:p>643</text:p>
          </table:table-cell>
          <table:table-cell office:value-type="float" office:value="682.08001327514648" table:style-name="ce9">
            <text:p>6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0.72000312805176" table:style-name="ce9">
            <text:p>161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1.0800142288208" table:style-name="ce9">
            <text:p>731</text:p>
          </table:table-cell>
          <table:table-cell office:value-type="float" office:value="684.04001331329346" table:style-name="ce9">
            <text:p>684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343.00000667572021" table:style-name="ce9">
            <text:p>3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31.04001617431641" table:style-name="ce9">
            <text:p>83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78.08001708984375" table:style-name="ce9">
            <text:p>878</text:p>
          </table:table-cell>
          <table:table-cell office:value-type="float" office:value="897.68001747131348" table:style-name="ce9">
            <text:p>8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12.520058631897" table:style-name="ce9">
            <text:p>3.013</text:p>
          </table:table-cell>
          <table:table-cell office:value-type="float" office:value="2208.9200429916382" table:style-name="ce9">
            <text:p>2.209</text:p>
          </table:table-cell>
          <table:table-cell office:value-type="float" office:value="2598.9600505828857" table:style-name="ce9">
            <text:p>2.5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11.0400352478027" table:style-name="ce9">
            <text:p>1.811</text:p>
          </table:table-cell>
          <table:table-cell office:value-type="float" office:value="468.44000911712646" table:style-name="ce9">
            <text:p>468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70.560001373291016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2945.8800573348999" table:style-name="ce9">
            <text:p>2.946</text:p>
          </table:table-cell>
          <table:table-cell office:value-type="float" office:value="2312.8000450134277" table:style-name="ce9">
            <text:p>2.313</text:p>
          </table:table-cell>
          <table:table-cell office:value-type="float" office:value="1591.5200309753418" table:style-name="ce9">
            <text:p>1.5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96.9600524902344" table:style-name="ce9">
            <text:p>2.697</text:p>
          </table:table-cell>
          <table:table-cell office:value-type="float" office:value="976.08001899719238" table:style-name="ce9">
            <text:p>976</text:p>
          </table:table-cell>
          <table:table-cell office:value-type="float" office:value="1389.6400270462036" table:style-name="ce9">
            <text:p>1.3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41.9200592041016" table:style-name="ce9">
            <text:p>3.04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81.0000658035278" table:style-name="ce9">
            <text:p>3.381</text:p>
          </table:table-cell>
          <table:table-cell office:value-type="float" office:value="1713.0400333404541" table:style-name="ce9">
            <text:p>1.7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366.8800849914551" table:style-name="ce9">
            <text:p>4.367</text:p>
          </table:table-cell>
          <table:table-cell office:value-type="float" office:value="2734.2000532150269" table:style-name="ce9">
            <text:p>2.734</text:p>
          </table:table-cell>
          <table:table-cell office:value-type="float" office:value="4696.1600914001465" table:style-name="ce9">
            <text:p>4.6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36.7200260162354" table:style-name="ce9">
            <text:p>1.337</text:p>
          </table:table-cell>
          <table:table-cell office:value-type="float" office:value="1409.2400274276733" table:style-name="ce9">
            <text:p>1.409</text:p>
          </table:table-cell>
          <table:table-cell office:value-type="float" office:value="2116.8000411987305" table:style-name="ce9">
            <text:p>2.1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58.8400945663452" table:style-name="ce9">
            <text:p>4.859</text:p>
          </table:table-cell>
          <table:table-cell office:value-type="float" office:value="3724.000072479248" table:style-name="ce9">
            <text:p>3.724</text:p>
          </table:table-cell>
          <table:table-cell office:value-type="float" office:value="2297.120044708252" table:style-name="ce9">
            <text:p>2.297</text:p>
          </table:table-cell>
          <table:table-cell office:value-type="float" office:value="1362.200026512146" table:style-name="ce9">
            <text:p>1.362</text:p>
          </table:table-cell>
          <table:table-cell office:value-type="string" table:style-name="ce9">
            <text:p>-</text:p>
          </table:table-cell>
          <table:table-cell office:value-type="float" office:value="3678.9200716018677" table:style-name="ce9">
            <text:p>3.679</text:p>
          </table:table-cell>
          <table:table-cell office:value-type="float" office:value="1965.8800382614136" table:style-name="ce9">
            <text:p>1.966</text:p>
          </table:table-cell>
          <table:table-cell office:value-type="float" office:value="2005.080039024353" table:style-name="ce9">
            <text:p>2.005</text:p>
          </table:table-cell>
          <table:table-cell office:value-type="float" office:value="1368.0800266265869" table:style-name="ce9">
            <text:p>1.368</text:p>
          </table:table-cell>
          <table:table-cell office:value-type="string" table:style-name="ce9">
            <text:p>-</text:p>
          </table:table-cell>
          <table:table-cell office:value-type="float" office:value="4690.2800912857056" table:style-name="ce9">
            <text:p>4.69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52.56001853942871" table:style-name="ce9">
            <text:p>953</text:p>
          </table:table-cell>
          <table:table-cell office:value-type="float" office:value="778.12001514434814" table:style-name="ce9">
            <text:p>778</text:p>
          </table:table-cell>
          <table:table-cell office:value-type="float" office:value="141.12000274658203" table:style-name="ce9">
            <text:p>141</text:p>
          </table:table-cell>
          <table:table-cell office:value-type="string" table:style-name="ce9">
            <text:p>-</text:p>
          </table:table-cell>
          <table:table-cell office:value-type="float" office:value="1989.4000387191772" table:style-name="ce9">
            <text:p>1.989</text:p>
          </table:table-cell>
          <table:table-cell office:value-type="float" office:value="1256.3600244522095" table:style-name="ce9">
            <text:p>1.256</text:p>
          </table:table-cell>
          <table:table-cell office:value-type="float" office:value="1940.4000377655029" table:style-name="ce9">
            <text:p>1.9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1021.1600198745728" table:style-name="ce9">
            <text:p>1.021</text:p>
          </table:table-cell>
          <table:table-cell office:value-type="float" office:value="789.88001537322998" table:style-name="ce9">
            <text:p>7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38.4800357818604" table:style-name="ce9">
            <text:p>1.838</text:p>
          </table:table-cell>
          <table:table-cell office:value-type="float" office:value="1830.6400356292725" table:style-name="ce9">
            <text:p>1.831</text:p>
          </table:table-cell>
          <table:table-cell office:value-type="float" office:value="768.32001495361328" table:style-name="ce9">
            <text:p>768</text:p>
          </table:table-cell>
          <table:table-cell office:value-type="float" office:value="27.440000534057617" table:style-name="ce9">
            <text:p>27</text:p>
          </table:table-cell>
          <table:table-cell office:value-type="string" table:style-name="ce9">
            <text:p>-</text:p>
          </table:table-cell>
          <table:table-cell office:value-type="float" office:value="1348.4800262451172" table:style-name="ce9">
            <text:p>1.348</text:p>
          </table:table-cell>
          <table:table-cell office:value-type="float" office:value="707.56001377105713" table:style-name="ce9">
            <text:p>708</text:p>
          </table:table-cell>
          <table:table-cell office:value-type="float" office:value="1230.8800239562988" table:style-name="ce9">
            <text:p>1.2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0.0400362014771" table:style-name="ce9">
            <text:p>1.86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52.3200302124023" table:style-name="ce9">
            <text:p>1.552</text:p>
          </table:table-cell>
          <table:table-cell office:value-type="float" office:value="1536.6400299072266" table:style-name="ce9">
            <text:p>1.5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04.0800876617432" table:style-name="ce9">
            <text:p>4.504</text:p>
          </table:table-cell>
          <table:table-cell office:value-type="float" office:value="1889.4400367736816" table:style-name="ce9">
            <text:p>1.889</text:p>
          </table:table-cell>
          <table:table-cell office:value-type="float" office:value="4545.2400884628296" table:style-name="ce9">
            <text:p>4.5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52.3200302124023" table:style-name="ce9">
            <text:p>1.552</text:p>
          </table:table-cell>
          <table:table-cell office:value-type="float" office:value="1399.4400272369385" table:style-name="ce9">
            <text:p>1.399</text:p>
          </table:table-cell>
          <table:table-cell office:value-type="float" office:value="2083.4800405502319" table:style-name="ce9">
            <text:p>2.0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359.0400848388672" table:style-name="ce9">
            <text:p>4.359</text:p>
          </table:table-cell>
          <table:table-cell office:value-type="float" office:value="3183.0400619506836" table:style-name="ce9">
            <text:p>3.183</text:p>
          </table:table-cell>
          <table:table-cell office:value-type="float" office:value="2112.8800411224365" table:style-name="ce9">
            <text:p>2.113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3508.4000682830811" table:style-name="ce9">
            <text:p>3.508</text:p>
          </table:table-cell>
          <table:table-cell office:value-type="float" office:value="764.40001487731934" table:style-name="ce9">
            <text:p>764</text:p>
          </table:table-cell>
          <table:table-cell office:value-type="float" office:value="2028.6000394821167" table:style-name="ce9">
            <text:p>2.029</text:p>
          </table:table-cell>
          <table:table-cell office:value-type="float" office:value="119.56000232696533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4492.3200874328613" table:style-name="ce9">
            <text:p>4.49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1336.7200260162354" table:style-name="ce9">
            <text:p>1.337</text:p>
          </table:table-cell>
          <table:table-cell office:value-type="float" office:value="141.12000274658203" table:style-name="ce9">
            <text:p>141</text:p>
          </table:table-cell>
          <table:table-cell office:value-type="string" table:style-name="ce9">
            <text:p>-</text:p>
          </table:table-cell>
          <table:table-cell office:value-type="float" office:value="3083.080060005188" table:style-name="ce9">
            <text:p>3.083</text:p>
          </table:table-cell>
          <table:table-cell office:value-type="float" office:value="968.24001884460449" table:style-name="ce9">
            <text:p>968</text:p>
          </table:table-cell>
          <table:table-cell office:value-type="float" office:value="3147.7600612640381" table:style-name="ce9">
            <text:p>3.1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746.76001453399658" table:style-name="ce9">
            <text:p>747</text:p>
          </table:table-cell>
          <table:table-cell office:value-type="float" office:value="1569.9600305557251" table:style-name="ce9">
            <text:p>1.570</text:p>
          </table:table-cell>
          <table:table-cell office:value-type="float" office:value="86.240001678466797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2934.1200571060181" table:style-name="ce9">
            <text:p>2.934</text:p>
          </table:table-cell>
          <table:table-cell office:value-type="float" office:value="2369.6400461196899" table:style-name="ce9">
            <text:p>2.370</text:p>
          </table:table-cell>
          <table:table-cell office:value-type="float" office:value="2056.0400400161743" table:style-name="ce9">
            <text:p>2.0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58.1600322723389" table:style-name="ce9">
            <text:p>1.658</text:p>
          </table:table-cell>
          <table:table-cell office:value-type="float" office:value="525.28001022338867" table:style-name="ce9">
            <text:p>525</text:p>
          </table:table-cell>
          <table:table-cell office:value-type="float" office:value="1515.0800294876099" table:style-name="ce9">
            <text:p>1.5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98.8000583648682" table:style-name="ce9">
            <text:p>2.99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609.1600313186646" table:style-name="ce9">
            <text:p>1.609</text:p>
          </table:table-cell>
          <table:table-cell office:value-type="float" office:value="2003.1200389862061" table:style-name="ce9">
            <text:p>2.003</text:p>
          </table:table-cell>
          <table:table-cell office:value-type="float" office:value="141.12000274658203" table:style-name="ce9">
            <text:p>141</text:p>
          </table:table-cell>
          <table:table-cell office:value-type="string" table:style-name="ce9">
            <text:p>-</text:p>
          </table:table-cell>
          <table:table-cell office:value-type="float" office:value="4862.7600946426392" table:style-name="ce9">
            <text:p>4.863</text:p>
          </table:table-cell>
          <table:table-cell office:value-type="float" office:value="2085.4400405883789" table:style-name="ce9">
            <text:p>2.085</text:p>
          </table:table-cell>
          <table:table-cell office:value-type="float" office:value="4958.8000965118408" table:style-name="ce9">
            <text:p>4.9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79.76003074646" table:style-name="ce9">
            <text:p>1.580</text:p>
          </table:table-cell>
          <table:table-cell office:value-type="float" office:value="1568.0000305175781" table:style-name="ce9">
            <text:p>1.568</text:p>
          </table:table-cell>
          <table:table-cell office:value-type="float" office:value="2581.320050239563" table:style-name="ce9">
            <text:p>2.581</text:p>
          </table:table-cell>
          <table:table-cell office:value-type="float" office:value="86.240001678466797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4778.4800930023193" table:style-name="ce9">
            <text:p>4.778</text:p>
          </table:table-cell>
          <table:table-cell office:value-type="float" office:value="3718.1200723648071" table:style-name="ce9">
            <text:p>3.718</text:p>
          </table:table-cell>
          <table:table-cell office:value-type="float" office:value="2873.3600559234619" table:style-name="ce9">
            <text:p>2.873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3751.4400730133057" table:style-name="ce9">
            <text:p>3.751</text:p>
          </table:table-cell>
          <table:table-cell office:value-type="float" office:value="925.12001800537109" table:style-name="ce9">
            <text:p>925</text:p>
          </table:table-cell>
          <table:table-cell office:value-type="float" office:value="2516.6400489807129" table:style-name="ce9">
            <text:p>2.517</text:p>
          </table:table-cell>
          <table:table-cell office:value-type="float" office:value="119.56000232696533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4805.920093536377" table:style-name="ce9">
            <text:p>4.80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381.0000658035278" table:style-name="ce9">
            <text:p>3.381</text:p>
          </table:table-cell>
          <table:table-cell office:value-type="float" office:value="946.68001842498779" table:style-name="ce9">
            <text:p>9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16.1200742721558" table:style-name="ce9">
            <text:p>3.816</text:p>
          </table:table-cell>
          <table:table-cell office:value-type="float" office:value="3384.9200658798218" table:style-name="ce9">
            <text:p>3.385</text:p>
          </table:table-cell>
          <table:table-cell office:value-type="float" office:value="3571.1200695037842" table:style-name="ce9">
            <text:p>3.5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24.8000335693359" table:style-name="ce9">
            <text:p>1.725</text:p>
          </table:table-cell>
          <table:table-cell office:value-type="float" office:value="1172.0800228118896" table:style-name="ce9">
            <text:p>1.172</text:p>
          </table:table-cell>
          <table:table-cell office:value-type="float" office:value="1424.9200277328491" table:style-name="ce9">
            <text:p>1.4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96.1200933456421" table:style-name="ce9">
            <text:p>4.796</text:p>
          </table:table-cell>
          <table:table-cell office:value-type="float" office:value="3802.400074005127" table:style-name="ce9">
            <text:p>3.802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1362.200026512146" table:style-name="ce9">
            <text:p>1.362</text:p>
          </table:table-cell>
          <table:table-cell office:value-type="string" table:style-name="ce9">
            <text:p>-</text:p>
          </table:table-cell>
          <table:table-cell office:value-type="float" office:value="3186.9600620269775" table:style-name="ce9">
            <text:p>3.187</text:p>
          </table:table-cell>
          <table:table-cell office:value-type="float" office:value="2234.4000434875488" table:style-name="ce9">
            <text:p>2.234</text:p>
          </table:table-cell>
          <table:table-cell office:value-type="float" office:value="1240.6800241470337" table:style-name="ce9">
            <text:p>1.241</text:p>
          </table:table-cell>
          <table:table-cell office:value-type="float" office:value="1362.200026512146" table:style-name="ce9">
            <text:p>1.362</text:p>
          </table:table-cell>
          <table:table-cell office:value-type="string" table:style-name="ce9">
            <text:p>-</text:p>
          </table:table-cell>
          <table:table-cell office:value-type="float" office:value="4345.3200845718384" table:style-name="ce9">
            <text:p>4.345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0">
            <text:p>MARGEM DE ERRO PARA O TOTAL D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2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10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20">
            <text:p>Proibição de acesso a<text:s/><text:span text:style-name="T4">sites</text:span><text:span text:style-name="T2"><text:s/>com conteúdo adulto<text:s/></text:span>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20">
            <text:p>Presença obrigatória do(a) monitor(a) ou 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248.8801021575928" table:style-name="ce9">
            <text:p>5.249</text:p>
          </table:table-cell>
          <table:table-cell office:value-type="float" office:value="5033.2800979614258" table:style-name="ce9">
            <text:p>5.033</text:p>
          </table:table-cell>
          <table:table-cell office:value-type="float" office:value="719.32001399993896" table:style-name="ce9">
            <text:p>719</text:p>
          </table:table-cell>
          <table:table-cell office:value-type="float" office:value="1336.7200260162354" table:style-name="ce9">
            <text:p>1.337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5829.0401134490967" table:style-name="ce9">
            <text:p>5.829</text:p>
          </table:table-cell>
          <table:table-cell office:value-type="float" office:value="4435.4800863265991" table:style-name="ce9">
            <text:p>4.435</text:p>
          </table:table-cell>
          <table:table-cell office:value-type="float" office:value="372.4000072479248" table:style-name="ce9">
            <text:p>372</text:p>
          </table:table-cell>
          <table:table-cell office:value-type="float" office:value="1375.9200267791748" table:style-name="ce9">
            <text:p>1.376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4670.6800909042358" table:style-name="ce9">
            <text:p>4.671</text:p>
          </table:table-cell>
          <table:table-cell office:value-type="float" office:value="5697.7201108932495" table:style-name="ce9">
            <text:p>5.698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764.40001487731934" table:style-name="ce9">
            <text:p>764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2922.3600568771362" table:style-name="ce9">
            <text:p>2.922</text:p>
          </table:table-cell>
          <table:table-cell office:value-type="float" office:value="6068.1601181030273" table:style-name="ce9">
            <text:p>6.068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819.28001594543457" table:style-name="ce9">
            <text:p>819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6036.8001174926758" table:style-name="ce9">
            <text:p>6.037</text:p>
          </table:table-cell>
          <table:table-cell office:value-type="float" office:value="2598.9600505828857" table:style-name="ce9">
            <text:p>2.599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827.12001609802246" table:style-name="ce9">
            <text:p>827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5909.4001150131226" table:style-name="ce9">
            <text:p>5.909</text:p>
          </table:table-cell>
          <table:table-cell office:value-type="float" office:value="3686.7600717544556" table:style-name="ce9">
            <text:p>3.687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827.12001609802246" table:style-name="ce9">
            <text:p>827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6013.2801170349121" table:style-name="ce9">
            <text:p>6.013</text:p>
          </table:table-cell>
          <table:table-cell office:value-type="float" office:value="3433.9200668334961" table:style-name="ce9">
            <text:p>3.434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1260.2800245285034" table:style-name="ce9">
            <text:p>1.260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4937.2400960922241" table:style-name="ce9">
            <text:p>4.937</text:p>
          </table:table-cell>
          <table:table-cell office:value-type="float" office:value="5231.24010181427" table:style-name="ce9">
            <text:p>5.231</text:p>
          </table:table-cell>
          <table:table-cell office:value-type="float" office:value="286.16000556945801" table:style-name="ce9">
            <text:p>286</text:p>
          </table:table-cell>
          <table:table-cell office:value-type="float" office:value="1507.240029335022" table:style-name="ce9">
            <text:p>1.507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5048.9600982666016" table:style-name="ce9">
            <text:p>5.049</text:p>
          </table:table-cell>
          <table:table-cell office:value-type="float" office:value="5256.7201023101807" table:style-name="ce9">
            <text:p>5.257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505.280029296875" table:style-name="ce9">
            <text:p>1.505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4856.8800945281982" table:style-name="ce9">
            <text:p>4.857</text:p>
          </table:table-cell>
          <table:table-cell office:value-type="float" office:value="5342.9601039886475" table:style-name="ce9">
            <text:p>5.343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1611.1200313568115" table:style-name="ce9">
            <text:p>1.611</text:p>
          </table:table-cell>
          <table:table-cell office:value-type="float" office:value="480.2000093460083" table:style-name="ce9">
            <text:p>480</text:p>
          </table:table-cell>
          <table:table-cell office:value-type="float" office:value="6077.9601182937622" table:style-name="ce9">
            <text:p>6.078</text:p>
          </table:table-cell>
          <table:table-cell office:value-type="float" office:value="3573.0800695419312" table:style-name="ce9">
            <text:p>3.573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834.96001625061035" table:style-name="ce9">
            <text:p>835</text:p>
          </table:table-cell>
          <table:table-cell office:value-type="float" office:value="480.2000093460083" table:style-name="ce9">
            <text:p>48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8.44001865386963" table:style-name="ce9">
            <text:p>958</text:p>
          </table:table-cell>
          <table:table-cell office:value-type="float" office:value="815.36001586914063" table:style-name="ce9">
            <text:p>815</text:p>
          </table:table-cell>
          <table:table-cell office:value-type="float" office:value="160.72000312805176" table:style-name="ce9">
            <text:p>161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017.2400197982788" table:style-name="ce9">
            <text:p>1.017</text:p>
          </table:table-cell>
          <table:table-cell office:value-type="float" office:value="762.44001483917236" table:style-name="ce9">
            <text:p>762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030.9600200653076" table:style-name="ce9">
            <text:p>1.031</text:p>
          </table:table-cell>
          <table:table-cell office:value-type="float" office:value="668.36001300811768" table:style-name="ce9">
            <text:p>668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37.1200065612793" table:style-name="ce9">
            <text:p>337</text:p>
          </table:table-cell>
          <table:table-cell office:value-type="float" office:value="1136.8000221252441" table:style-name="ce9">
            <text:p>1.137</text:p>
          </table:table-cell>
          <table:table-cell office:value-type="float" office:value="0" table:style-name="ce9">
            <text:p>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054.4800205230713" table:style-name="ce9">
            <text:p>1.054</text:p>
          </table:table-cell>
          <table:table-cell office:value-type="float" office:value="546.84001064300537" table:style-name="ce9">
            <text:p>547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050.5600204467773" table:style-name="ce9">
            <text:p>1.051</text:p>
          </table:table-cell>
          <table:table-cell office:value-type="float" office:value="607.60001182556152" table:style-name="ce9">
            <text:p>608</text:p>
          </table:table-cell>
          <table:table-cell office:value-type="float" office:value="0" table:style-name="ce9">
            <text:p>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715.40001392364502" table:style-name="ce9">
            <text:p>715</text:p>
          </table:table-cell>
          <table:table-cell office:value-type="float" office:value="999.60001945495605" table:style-name="ce9">
            <text:p>1.000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029.0000200271606" table:style-name="ce9">
            <text:p>1.029</text:p>
          </table:table-cell>
          <table:table-cell office:value-type="float" office:value="672.28001308441162" table:style-name="ce9">
            <text:p>672</text:p>
          </table:table-cell>
          <table:table-cell office:value-type="float" office:value="0" table:style-name="ce9">
            <text:p>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674.24001312255859" table:style-name="ce9">
            <text:p>674</text:p>
          </table:table-cell>
          <table:table-cell office:value-type="float" office:value="1019.2000198364258" table:style-name="ce9">
            <text:p>1.019</text:p>
          </table:table-cell>
          <table:table-cell office:value-type="float" office:value="0" table:style-name="ce9">
            <text:p>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050.5600204467773" table:style-name="ce9">
            <text:p>1.051</text:p>
          </table:table-cell>
          <table:table-cell office:value-type="float" office:value="635.04001235961914" table:style-name="ce9">
            <text:p>635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036.8400201797485" table:style-name="ce9">
            <text:p>1.037</text:p>
          </table:table-cell>
          <table:table-cell office:value-type="float" office:value="697.76001358032227" table:style-name="ce9">
            <text:p>698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88.12000560760498" table:style-name="ce9">
            <text:p>288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3.64001369476318" table:style-name="ce9">
            <text:p>704</text:p>
          </table:table-cell>
          <table:table-cell office:value-type="float" office:value="656.60001277923584" table:style-name="ce9">
            <text:p>657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742.84001445770264" table:style-name="ce9">
            <text:p>743</text:p>
          </table:table-cell>
          <table:table-cell office:value-type="float" office:value="633.08001232147217" table:style-name="ce9">
            <text:p>633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468.44000911712646" table:style-name="ce9">
            <text:p>468</text:p>
          </table:table-cell>
          <table:table-cell office:value-type="float" office:value="840.84001636505127" table:style-name="ce9">
            <text:p>841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807.52001571655273" table:style-name="ce9">
            <text:p>808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735.00001430511475" table:style-name="ce9">
            <text:p>735</text:p>
          </table:table-cell>
          <table:table-cell office:value-type="float" office:value="525.28001022338867" table:style-name="ce9">
            <text:p>525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697.76001358032227" table:style-name="ce9">
            <text:p>698</text:p>
          </table:table-cell>
          <table:table-cell office:value-type="float" office:value="638.96001243591309" table:style-name="ce9">
            <text:p>639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760.48001480102539" table:style-name="ce9">
            <text:p>760</text:p>
          </table:table-cell>
          <table:table-cell office:value-type="float" office:value="552.72001075744629" table:style-name="ce9">
            <text:p>553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474.32000923156738" table:style-name="ce9">
            <text:p>474</text:p>
          </table:table-cell>
          <table:table-cell office:value-type="float" office:value="829.08001613616943" table:style-name="ce9">
            <text:p>829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0" table:style-name="ce9">
            <text:p>0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827.12001609802246" table:style-name="ce9">
            <text:p>827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525.28001022338867" table:style-name="ce9">
            <text:p>525</text:p>
          </table:table-cell>
          <table:table-cell office:value-type="float" office:value="787.92001533508301" table:style-name="ce9">
            <text:p>788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0" table:style-name="ce9">
            <text:p>0</text:p>
          </table:table-cell>
          <table:table-cell office:value-type="float" office:value="764.40001487731934" table:style-name="ce9">
            <text:p>764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06.7200546264648" table:style-name="ce9">
            <text:p>2.807</text:p>
          </table:table-cell>
          <table:table-cell office:value-type="float" office:value="2430.4000473022461" table:style-name="ce9">
            <text:p>2.430</text:p>
          </table:table-cell>
          <table:table-cell office:value-type="float" office:value="0" table:style-name="ce9">
            <text:p>0</text:p>
          </table:table-cell>
          <table:table-cell office:value-type="float" office:value="740.88001441955566" table:style-name="ce9">
            <text:p>741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726.360053062439" table:style-name="ce9">
            <text:p>2.726</text:p>
          </table:table-cell>
          <table:table-cell office:value-type="float" office:value="2571.5200500488281" table:style-name="ce9">
            <text:p>2.572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807.52001571655273" table:style-name="ce9">
            <text:p>808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320.6400451660156" table:style-name="ce9">
            <text:p>2.321</text:p>
          </table:table-cell>
          <table:table-cell office:value-type="float" office:value="2891.0000562667847" table:style-name="ce9">
            <text:p>2.891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740.88001441955566" table:style-name="ce9">
            <text:p>741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1275.9600248336792" table:style-name="ce9">
            <text:p>1.276</text:p>
          </table:table-cell>
          <table:table-cell office:value-type="float" office:value="3047.8000593185425" table:style-name="ce9">
            <text:p>3.048</text:p>
          </table:table-cell>
          <table:table-cell office:value-type="float" office:value="0" table:style-name="ce9">
            <text:p>0</text:p>
          </table:table-cell>
          <table:table-cell office:value-type="float" office:value="793.80001544952393" table:style-name="ce9">
            <text:p>794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992.9200582504272" table:style-name="ce9">
            <text:p>2.993</text:p>
          </table:table-cell>
          <table:table-cell office:value-type="float" office:value="1205.4000234603882" table:style-name="ce9">
            <text:p>1.205</text:p>
          </table:table-cell>
          <table:table-cell office:value-type="float" office:value="448.84000873565674" table:style-name="ce9">
            <text:p>449</text:p>
          </table:table-cell>
          <table:table-cell office:value-type="float" office:value="805.56001567840576" table:style-name="ce9">
            <text:p>806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595.0400505065918" table:style-name="ce9">
            <text:p>2.595</text:p>
          </table:table-cell>
          <table:table-cell office:value-type="float" office:value="2442.1600475311279" table:style-name="ce9">
            <text:p>2.442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803.60001564025879" table:style-name="ce9">
            <text:p>804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910.6000566482544" table:style-name="ce9">
            <text:p>2.911</text:p>
          </table:table-cell>
          <table:table-cell office:value-type="float" office:value="1897.2800369262695" table:style-name="ce9">
            <text:p>1.897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803.60001564025879" table:style-name="ce9">
            <text:p>804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720.480052947998" table:style-name="ce9">
            <text:p>2.720</text:p>
          </table:table-cell>
          <table:table-cell office:value-type="float" office:value="2516.6400489807129" table:style-name="ce9">
            <text:p>2.517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844.76001644134521" table:style-name="ce9">
            <text:p>845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461.7600479125977" table:style-name="ce9">
            <text:p>2.462</text:p>
          </table:table-cell>
          <table:table-cell office:value-type="float" office:value="2757.7200536727905" table:style-name="ce9">
            <text:p>2.758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846.72001647949219" table:style-name="ce9">
            <text:p>847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706.7600526809692" table:style-name="ce9">
            <text:p>2.707</text:p>
          </table:table-cell>
          <table:table-cell office:value-type="float" office:value="2499.0000486373901" table:style-name="ce9">
            <text:p>2.499</text:p>
          </table:table-cell>
          <table:table-cell office:value-type="float" office:value="413.56000804901123" table:style-name="ce9">
            <text:p>414</text:p>
          </table:table-cell>
          <table:table-cell office:value-type="float" office:value="768.32001495361328" table:style-name="ce9">
            <text:p>768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990.9600582122803" table:style-name="ce9">
            <text:p>2.991</text:p>
          </table:table-cell>
          <table:table-cell office:value-type="float" office:value="1983.5200386047363" table:style-name="ce9">
            <text:p>1.984</text:p>
          </table:table-cell>
          <table:table-cell office:value-type="float" office:value="0" table:style-name="ce9">
            <text:p>0</text:p>
          </table:table-cell>
          <table:table-cell office:value-type="float" office:value="740.88001441955566" table:style-name="ce9">
            <text:p>741</text:p>
          </table:table-cell>
          <table:table-cell office:value-type="float" office:value="382.20000743865967" table:style-name="ce9">
            <text:p>382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33.8000726699829" table:style-name="ce9">
            <text:p>3.734</text:p>
          </table:table-cell>
          <table:table-cell office:value-type="float" office:value="4161.0800809860229" table:style-name="ce9">
            <text:p>4.161</text:p>
          </table:table-cell>
          <table:table-cell office:value-type="float" office:value="701.68001365661621" table:style-name="ce9">
            <text:p>702</text:p>
          </table:table-cell>
          <table:table-cell office:value-type="float" office:value="1105.4400215148926" table:style-name="ce9">
            <text:p>1.105</text:p>
          </table:table-cell>
          <table:table-cell office:value-type="float" office:value="0" table:style-name="ce9">
            <text:p>0</text:p>
          </table:table-cell>
          <table:table-cell office:value-type="float" office:value="4655.0000905990601" table:style-name="ce9">
            <text:p>4.655</text:p>
          </table:table-cell>
          <table:table-cell office:value-type="float" office:value="3145.8000612258911" table:style-name="ce9">
            <text:p>3.146</text:p>
          </table:table-cell>
          <table:table-cell office:value-type="float" office:value="0" table:style-name="ce9">
            <text:p>0</text:p>
          </table:table-cell>
          <table:table-cell office:value-type="float" office:value="1105.4400215148926" table:style-name="ce9">
            <text:p>1.105</text:p>
          </table:table-cell>
          <table:table-cell office:value-type="float" office:value="0" table:style-name="ce9">
            <text:p>0</text:p>
          </table:table-cell>
          <table:table-cell office:value-type="float" office:value="3404.5200662612915" table:style-name="ce9">
            <text:p>3.405</text:p>
          </table:table-cell>
          <table:table-cell office:value-type="float" office:value="4592.2800893783569" table:style-name="ce9">
            <text:p>4.592</text:p>
          </table:table-cell>
          <table:table-cell office:value-type="float" office:value="0" table:style-name="ce9">
            <text:p>0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2565.6400499343872" table:style-name="ce9">
            <text:p>2.566</text:p>
          </table:table-cell>
          <table:table-cell office:value-type="float" office:value="4621.6800899505615" table:style-name="ce9">
            <text:p>4.622</text:p>
          </table:table-cell>
          <table:table-cell office:value-type="float" office:value="0" table:style-name="ce9">
            <text:p>0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4656.960090637207" table:style-name="ce9">
            <text:p>4.657</text:p>
          </table:table-cell>
          <table:table-cell office:value-type="float" office:value="2154.0400419235229" table:style-name="ce9">
            <text:p>2.154</text:p>
          </table:table-cell>
          <table:table-cell office:value-type="float" office:value="0" table:style-name="ce9">
            <text:p>0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4737.3200922012329" table:style-name="ce9">
            <text:p>4.737</text:p>
          </table:table-cell>
          <table:table-cell office:value-type="float" office:value="2546.0400495529175" table:style-name="ce9">
            <text:p>2.546</text:p>
          </table:table-cell>
          <table:table-cell office:value-type="float" office:value="0" table:style-name="ce9">
            <text:p>0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4741.2400922775269" table:style-name="ce9">
            <text:p>4.741</text:p>
          </table:table-cell>
          <table:table-cell office:value-type="float" office:value="2518.6000490188599" table:style-name="ce9">
            <text:p>2.519</text:p>
          </table:table-cell>
          <table:table-cell office:value-type="float" office:value="0" table:style-name="ce9">
            <text:p>0</text:p>
          </table:table-cell>
          <table:table-cell office:value-type="float" office:value="962.36001873016357" table:style-name="ce9">
            <text:p>962</text:p>
          </table:table-cell>
          <table:table-cell office:value-type="float" office:value="0" table:style-name="ce9">
            <text:p>0</text:p>
          </table:table-cell>
          <table:table-cell office:value-type="float" office:value="3445.6800670623779" table:style-name="ce9">
            <text:p>3.446</text:p>
          </table:table-cell>
          <table:table-cell office:value-type="float" office:value="4313.9600839614868" table:style-name="ce9">
            <text:p>4.314</text:p>
          </table:table-cell>
          <table:table-cell office:value-type="float" office:value="0" table:style-name="ce9">
            <text:p>0</text:p>
          </table:table-cell>
          <table:table-cell office:value-type="float" office:value="1238.7200241088867" table:style-name="ce9">
            <text:p>1.239</text:p>
          </table:table-cell>
          <table:table-cell office:value-type="float" office:value="0" table:style-name="ce9">
            <text:p>0</text:p>
          </table:table-cell>
          <table:table-cell office:value-type="float" office:value="3865.1200752258301" table:style-name="ce9">
            <text:p>3.865</text:p>
          </table:table-cell>
          <table:table-cell office:value-type="float" office:value="4098.3600797653198" table:style-name="ce9">
            <text:p>4.098</text:p>
          </table:table-cell>
          <table:table-cell office:value-type="float" office:value="0" table:style-name="ce9">
            <text:p>0</text:p>
          </table:table-cell>
          <table:table-cell office:value-type="float" office:value="1236.7600240707397" table:style-name="ce9">
            <text:p>1.237</text:p>
          </table:table-cell>
          <table:table-cell office:value-type="float" office:value="0" table:style-name="ce9">
            <text:p>0</text:p>
          </table:table-cell>
          <table:table-cell office:value-type="float" office:value="3504.4800682067871" table:style-name="ce9">
            <text:p>3.504</text:p>
          </table:table-cell>
          <table:table-cell office:value-type="float" office:value="4292.4000835418701" table:style-name="ce9">
            <text:p>4.292</text:p>
          </table:table-cell>
          <table:table-cell office:value-type="float" office:value="0" table:style-name="ce9">
            <text:p>0</text:p>
          </table:table-cell>
          <table:table-cell office:value-type="float" office:value="1401.4000272750854" table:style-name="ce9">
            <text:p>1.401</text:p>
          </table:table-cell>
          <table:table-cell office:value-type="float" office:value="0" table:style-name="ce9">
            <text:p>0</text:p>
          </table:table-cell>
          <table:table-cell office:value-type="float" office:value="4705.9600915908813" table:style-name="ce9">
            <text:p>4.706</text:p>
          </table:table-cell>
          <table:table-cell office:value-type="float" office:value="2736.1600532531738" table:style-name="ce9">
            <text:p>2.736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362.60000705718994" table:style-name="ce9">
            <text:p>363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77.600040435791" table:style-name="ce9">
            <text:p>2.078</text:p>
          </table:table-cell>
          <table:table-cell office:value-type="float" office:value="1003.52001953125" table:style-name="ce9">
            <text:p>1.004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16.9200353622437" table:style-name="ce9">
            <text:p>1.817</text:p>
          </table:table-cell>
          <table:table-cell office:value-type="float" office:value="1479.8000288009644" table:style-name="ce9">
            <text:p>1.48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1887.4800367355347" table:style-name="ce9">
            <text:p>1.887</text:p>
          </table:table-cell>
          <table:table-cell office:value-type="float" office:value="1370.0400266647339" table:style-name="ce9">
            <text:p>1.37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7.1200065612793" table:style-name="ce9">
            <text:p>337</text:p>
          </table:table-cell>
          <table:table-cell office:value-type="float" office:value="2058.0000400543213" table:style-name="ce9">
            <text:p>2.058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2036.4400396347046" table:style-name="ce9">
            <text:p>2.036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32.5200395584106" table:style-name="ce9">
            <text:p>2.033</text:p>
          </table:table-cell>
          <table:table-cell office:value-type="float" office:value="615.44001197814941" table:style-name="ce9">
            <text:p>615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2030.5600395202637" table:style-name="ce9">
            <text:p>2.031</text:p>
          </table:table-cell>
          <table:table-cell office:value-type="float" office:value="740.88001441955566" table:style-name="ce9">
            <text:p>741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1948.2400379180908" table:style-name="ce9">
            <text:p>1.948</text:p>
          </table:table-cell>
          <table:table-cell office:value-type="float" office:value="1138.7600221633911" table:style-name="ce9">
            <text:p>1.139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1948.2400379180908" table:style-name="ce9">
            <text:p>1.948</text:p>
          </table:table-cell>
          <table:table-cell office:value-type="float" office:value="1230.8800239562988" table:style-name="ce9">
            <text:p>1.231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float" office:value="1613.0800313949585" table:style-name="ce9">
            <text:p>1.613</text:p>
          </table:table-cell>
          <table:table-cell office:value-type="float" office:value="1689.5200328826904" table:style-name="ce9">
            <text:p>1.69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0" table:style-name="ce9">
            <text:p>0</text:p>
          </table:table-cell>
          <table:table-cell office:value-type="float" office:value="2048.2000398635864" table:style-name="ce9">
            <text:p>2.048</text:p>
          </table:table-cell>
          <table:table-cell office:value-type="float" office:value="748.72001457214355" table:style-name="ce9">
            <text:p>749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34.0000629425049" table:style-name="ce9">
            <text:p>3.234</text:p>
          </table:table-cell>
          <table:table-cell office:value-type="float" office:value="3927.8400764465332" table:style-name="ce9">
            <text:p>3.928</text:p>
          </table:table-cell>
          <table:table-cell office:value-type="float" office:value="719.32001399993896" table:style-name="ce9">
            <text:p>719</text:p>
          </table:table-cell>
          <table:table-cell office:value-type="float" office:value="738.92001438140869" table:style-name="ce9">
            <text:p>739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912.1600761413574" table:style-name="ce9">
            <text:p>3.912</text:p>
          </table:table-cell>
          <table:table-cell office:value-type="float" office:value="3298.680064201355" table:style-name="ce9">
            <text:p>3.299</text:p>
          </table:table-cell>
          <table:table-cell office:value-type="float" office:value="0" table:style-name="ce9">
            <text:p>0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018.4000587463379" table:style-name="ce9">
            <text:p>3.018</text:p>
          </table:table-cell>
          <table:table-cell office:value-type="float" office:value="4112.0800800323486" table:style-name="ce9">
            <text:p>4.112</text:p>
          </table:table-cell>
          <table:table-cell office:value-type="float" office:value="0" table:style-name="ce9">
            <text:p>0</text:p>
          </table:table-cell>
          <table:table-cell office:value-type="float" office:value="738.92001438140869" table:style-name="ce9">
            <text:p>739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1995.2800388336182" table:style-name="ce9">
            <text:p>1.995</text:p>
          </table:table-cell>
          <table:table-cell office:value-type="float" office:value="4545.2400884628296" table:style-name="ce9">
            <text:p>4.545</text:p>
          </table:table-cell>
          <table:table-cell office:value-type="float" office:value="0" table:style-name="ce9">
            <text:p>0</text:p>
          </table:table-cell>
          <table:table-cell office:value-type="float" office:value="793.80001544952393" table:style-name="ce9">
            <text:p>794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692.2400913238525" table:style-name="ce9">
            <text:p>4.692</text:p>
          </table:table-cell>
          <table:table-cell office:value-type="float" office:value="1356.3200263977051" table:style-name="ce9">
            <text:p>1.356</text:p>
          </table:table-cell>
          <table:table-cell office:value-type="float" office:value="442.96000862121582" table:style-name="ce9">
            <text:p>443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361.0000848770142" table:style-name="ce9">
            <text:p>4.361</text:p>
          </table:table-cell>
          <table:table-cell office:value-type="float" office:value="2502.9200487136841" table:style-name="ce9">
            <text:p>2.503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408.0400857925415" table:style-name="ce9">
            <text:p>4.408</text:p>
          </table:table-cell>
          <table:table-cell office:value-type="float" office:value="2371.6000461578369" table:style-name="ce9">
            <text:p>2.372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801.64001560211182" table:style-name="ce9">
            <text:p>802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635.8000707626343" table:style-name="ce9">
            <text:p>3.636</text:p>
          </table:table-cell>
          <table:table-cell office:value-type="float" office:value="3506.4400682449341" table:style-name="ce9">
            <text:p>3.506</text:p>
          </table:table-cell>
          <table:table-cell office:value-type="float" office:value="0" table:style-name="ce9">
            <text:p>0</text:p>
          </table:table-cell>
          <table:table-cell office:value-type="float" office:value="1130.9200220108032" table:style-name="ce9">
            <text:p>1.13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055.6400594711304" table:style-name="ce9">
            <text:p>3.056</text:p>
          </table:table-cell>
          <table:table-cell office:value-type="float" office:value="4002.3200778961182" table:style-name="ce9">
            <text:p>4.002</text:p>
          </table:table-cell>
          <table:table-cell office:value-type="float" office:value="0" table:style-name="ce9">
            <text:p>0</text:p>
          </table:table-cell>
          <table:table-cell office:value-type="float" office:value="1132.8800220489502" table:style-name="ce9">
            <text:p>1.133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506.4400682449341" table:style-name="ce9">
            <text:p>3.506</text:p>
          </table:table-cell>
          <table:table-cell office:value-type="float" office:value="3661.2800712585449" table:style-name="ce9">
            <text:p>3.661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1136.8000221252441" table:style-name="ce9">
            <text:p>1.137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372.760085105896" table:style-name="ce9">
            <text:p>4.373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0" table:style-name="ce9">
            <text:p>0</text:p>
          </table:table-cell>
          <table:table-cell office:value-type="float" office:value="813.40001583099365" table:style-name="ce9">
            <text:p>813</text:p>
          </table:table-cell>
          <table:table-cell office:value-type="float" office:value="288.12000560760498" table:style-name="ce9">
            <text:p>288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98.880054473877" table:style-name="ce9">
            <text:p>2.799</text:p>
          </table:table-cell>
          <table:table-cell office:value-type="float" office:value="1742.4400339126587" table:style-name="ce9">
            <text:p>1.742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972.16001892089844" table:style-name="ce9">
            <text:p>972</text:p>
          </table:table-cell>
          <table:table-cell office:value-type="float" office:value="0" table:style-name="ce9">
            <text:p>0</text:p>
          </table:table-cell>
          <table:table-cell office:value-type="float" office:value="2038.4000396728516" table:style-name="ce9">
            <text:p>2.038</text:p>
          </table:table-cell>
          <table:table-cell office:value-type="float" office:value="2695.0000524520874" table:style-name="ce9">
            <text:p>2.695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976.08001899719238" table:style-name="ce9">
            <text:p>976</text:p>
          </table:table-cell>
          <table:table-cell office:value-type="float" office:value="0" table:style-name="ce9">
            <text:p>0</text:p>
          </table:table-cell>
          <table:table-cell office:value-type="float" office:value="2465.6800479888916" table:style-name="ce9">
            <text:p>2.466</text:p>
          </table:table-cell>
          <table:table-cell office:value-type="float" office:value="2426.4800472259521" table:style-name="ce9">
            <text:p>2.426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0" table:style-name="ce9">
            <text:p>0</text:p>
          </table:table-cell>
          <table:table-cell office:value-type="float" office:value="1905.1200370788574" table:style-name="ce9">
            <text:p>1.905</text:p>
          </table:table-cell>
          <table:table-cell office:value-type="float" office:value="2753.8000535964966" table:style-name="ce9">
            <text:p>2.754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0" table:style-name="ce9">
            <text:p>0</text:p>
          </table:table-cell>
          <table:table-cell office:value-type="float" office:value="2859.6400556564331" table:style-name="ce9">
            <text:p>2.860</text:p>
          </table:table-cell>
          <table:table-cell office:value-type="float" office:value="1691.4800329208374" table:style-name="ce9">
            <text:p>1.691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0" table:style-name="ce9">
            <text:p>0</text:p>
          </table:table-cell>
          <table:table-cell office:value-type="float" office:value="2757.7200536727905" table:style-name="ce9">
            <text:p>2.758</text:p>
          </table:table-cell>
          <table:table-cell office:value-type="float" office:value="1950.2000379562378" table:style-name="ce9">
            <text:p>1.950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0" table:style-name="ce9">
            <text:p>0</text:p>
          </table:table-cell>
          <table:table-cell office:value-type="float" office:value="2612.6800508499146" table:style-name="ce9">
            <text:p>2.613</text:p>
          </table:table-cell>
          <table:table-cell office:value-type="float" office:value="2052.1200399398804" table:style-name="ce9">
            <text:p>2.052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972.16001892089844" table:style-name="ce9">
            <text:p>972</text:p>
          </table:table-cell>
          <table:table-cell office:value-type="float" office:value="0" table:style-name="ce9">
            <text:p>0</text:p>
          </table:table-cell>
          <table:table-cell office:value-type="float" office:value="2855.7200555801392" table:style-name="ce9">
            <text:p>2.856</text:p>
          </table:table-cell>
          <table:table-cell office:value-type="float" office:value="1597.4000310897827" table:style-name="ce9">
            <text:p>1.597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976.08001899719238" table:style-name="ce9">
            <text:p>976</text:p>
          </table:table-cell>
          <table:table-cell office:value-type="float" office:value="0" table:style-name="ce9">
            <text:p>0</text:p>
          </table:table-cell>
          <table:table-cell office:value-type="float" office:value="2724.400053024292" table:style-name="ce9">
            <text:p>2.724</text:p>
          </table:table-cell>
          <table:table-cell office:value-type="float" office:value="1875.7200365066528" table:style-name="ce9">
            <text:p>1.876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980.00001907348633" table:style-name="ce9">
            <text:p>980</text:p>
          </table:table-cell>
          <table:table-cell office:value-type="float" office:value="0" table:style-name="ce9">
            <text:p>0</text:p>
          </table:table-cell>
          <table:table-cell office:value-type="float" office:value="2416.6800470352173" table:style-name="ce9">
            <text:p>2.417</text:p>
          </table:table-cell>
          <table:table-cell office:value-type="float" office:value="2314.7600450515747" table:style-name="ce9">
            <text:p>2.315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978.04001903533936" table:style-name="ce9">
            <text:p>978</text:p>
          </table:table-cell>
          <table:table-cell office:value-type="float" office:value="0" table:style-name="ce9">
            <text:p>0</text:p>
          </table:table-cell>
          <table:table-cell office:value-type="float" office:value="2638.1600513458252" table:style-name="ce9">
            <text:p>2.638</text:p>
          </table:table-cell>
          <table:table-cell office:value-type="float" office:value="2136.4000415802002" table:style-name="ce9">
            <text:p>2.136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004.2800779342651" table:style-name="ce9">
            <text:p>4.004</text:p>
          </table:table-cell>
          <table:table-cell office:value-type="float" office:value="4092.4800796508789" table:style-name="ce9">
            <text:p>4.092</text:p>
          </table:table-cell>
          <table:table-cell office:value-type="float" office:value="719.32001399993896" table:style-name="ce9">
            <text:p>719</text:p>
          </table:table-cell>
          <table:table-cell office:value-type="float" office:value="1221.080023765564" table:style-name="ce9">
            <text:p>1.221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204.2000818252563" table:style-name="ce9">
            <text:p>4.204</text:p>
          </table:table-cell>
          <table:table-cell office:value-type="float" office:value="3978.8000774383545" table:style-name="ce9">
            <text:p>3.979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264.2000246047974" table:style-name="ce9">
            <text:p>1.264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618.1600704193115" table:style-name="ce9">
            <text:p>3.618</text:p>
          </table:table-cell>
          <table:table-cell office:value-type="float" office:value="4572.6800889968872" table:style-name="ce9">
            <text:p>4.573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764.40001487731934" table:style-name="ce9">
            <text:p>764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2712.6400527954102" table:style-name="ce9">
            <text:p>2.713</text:p>
          </table:table-cell>
          <table:table-cell office:value-type="float" office:value="4688.3200912475586" table:style-name="ce9">
            <text:p>4.688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819.28001594543457" table:style-name="ce9">
            <text:p>819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803.96009349823" table:style-name="ce9">
            <text:p>4.804</text:p>
          </table:table-cell>
          <table:table-cell office:value-type="float" office:value="2148.160041809082" table:style-name="ce9">
            <text:p>2.148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827.12001609802246" table:style-name="ce9">
            <text:p>827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645.2000904083252" table:style-name="ce9">
            <text:p>4.645</text:p>
          </table:table-cell>
          <table:table-cell office:value-type="float" office:value="3094.8400602340698" table:style-name="ce9">
            <text:p>3.095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827.12001609802246" table:style-name="ce9">
            <text:p>827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645.2000904083252" table:style-name="ce9">
            <text:p>4.645</text:p>
          </table:table-cell>
          <table:table-cell office:value-type="float" office:value="3028.2000589370728" table:style-name="ce9">
            <text:p>3.028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1260.2800245285034" table:style-name="ce9">
            <text:p>1.26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192.4400815963745" table:style-name="ce9">
            <text:p>4.192</text:p>
          </table:table-cell>
          <table:table-cell office:value-type="float" office:value="3735.7600727081299" table:style-name="ce9">
            <text:p>3.736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1493.5200290679932" table:style-name="ce9">
            <text:p>1.494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831.8000745773315" table:style-name="ce9">
            <text:p>3.832</text:p>
          </table:table-cell>
          <table:table-cell office:value-type="float" office:value="4229.680082321167" table:style-name="ce9">
            <text:p>4.230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1493.5200290679932" table:style-name="ce9">
            <text:p>1.494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008.2000780105591" table:style-name="ce9">
            <text:p>4.008</text:p>
          </table:table-cell>
          <table:table-cell office:value-type="float" office:value="4082.680079460144" table:style-name="ce9">
            <text:p>4.083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1497.4400291442871" table:style-name="ce9">
            <text:p>1.497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4606.0000896453857" table:style-name="ce9">
            <text:p>4.606</text:p>
          </table:table-cell>
          <table:table-cell office:value-type="float" office:value="3145.8000612258911" table:style-name="ce9">
            <text:p>3.146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834.96001625061035" table:style-name="ce9">
            <text:p>835</text:p>
          </table:table-cell>
          <table:table-cell office:value-type="float" office:value="288.12000560760498" table:style-name="ce9">
            <text:p>288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084.640079498291" table:style-name="ce9">
            <text:p>4.085</text:p>
          </table:table-cell>
          <table:table-cell office:value-type="float" office:value="3161.4800615310669" table:style-name="ce9">
            <text:p>3.161</text:p>
          </table:table-cell>
          <table:table-cell office:value-type="float" office:value="0" table:style-name="ce9">
            <text:p>0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4504.0800876617432" table:style-name="ce9">
            <text:p>4.504</text:p>
          </table:table-cell>
          <table:table-cell office:value-type="float" office:value="2459.8000478744507" table:style-name="ce9">
            <text:p>2.460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544.8800106048584" table:style-name="ce9">
            <text:p>545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3508.4000682830811" table:style-name="ce9">
            <text:p>3.508</text:p>
          </table:table-cell>
          <table:table-cell office:value-type="float" office:value="3818.0800743103027" table:style-name="ce9">
            <text:p>3.818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1238.7200241088867" table:style-name="ce9">
            <text:p>1.239</text:p>
          </table:table-cell>
          <table:table-cell office:value-type="float" office:value="4976.4400968551636" table:style-name="ce9">
            <text:p>4.9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4870.6000947952271" table:style-name="ce9">
            <text:p>4.871</text:p>
          </table:table-cell>
          <table:table-cell office:value-type="float" office:value="1528.8000297546387" table:style-name="ce9">
            <text:p>1.5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4627.5600900650024" table:style-name="ce9">
            <text:p>4.628</text:p>
          </table:table-cell>
          <table:table-cell office:value-type="float" office:value="2187.3600425720215" table:style-name="ce9">
            <text:p>2.187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0" table:style-name="ce9">
            <text:p>0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4786.3200931549072" table:style-name="ce9">
            <text:p>4.786</text:p>
          </table:table-cell>
          <table:table-cell office:value-type="float" office:value="1769.8800344467163" table:style-name="ce9">
            <text:p>1.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3290.8400640487671" table:style-name="ce9">
            <text:p>3.291</text:p>
          </table:table-cell>
          <table:table-cell office:value-type="float" office:value="3990.5600776672363" table:style-name="ce9">
            <text:p>3.991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3780.8400735855103" table:style-name="ce9">
            <text:p>3.781</text:p>
          </table:table-cell>
          <table:table-cell office:value-type="float" office:value="3531.9200687408447" table:style-name="ce9">
            <text:p>3.532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3343.7600650787354" table:style-name="ce9">
            <text:p>3.344</text:p>
          </table:table-cell>
          <table:table-cell office:value-type="float" office:value="3888.6400756835938" table:style-name="ce9">
            <text:p>3.889</text:p>
          </table:table-cell>
          <table:table-cell office:value-type="float" office:value="411.60000801086426" table:style-name="ce9">
            <text:p>412</text:p>
          </table:table-cell>
          <table:table-cell office:value-type="float" office:value="593.88001155853271" table:style-name="ce9">
            <text:p>594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4772.6000928878784" table:style-name="ce9">
            <text:p>4.773</text:p>
          </table:table-cell>
          <table:table-cell office:value-type="float" office:value="1885.5200366973877" table:style-name="ce9">
            <text:p>1.8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2.20000743865967" table:style-name="ce9">
            <text:p>382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11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25T14:30:23Z</meta:creation-date>
    <dc:date>2019-05-29T15:04:22Z</dc:date>
  </office:meta>
</office:document-meta>
</file>